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575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ingle_20_Swaption">
      <style:table-properties table:display="true" style:writing-mode="lr-tb"/>
    </style:style>
    <style:style style:name="ta5" style:family="table" style:master-page-name="PageStyle_5f_Swaptions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ackground-color="#e6e6e6" style:vertical-align="top"/>
    </style:style>
    <style:style style:name="ce41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3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54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67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76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8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/>
    </style:style>
    <style:style style:name="ce8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1">
            <text:p>40001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03]">
            <text:p>tenor.start </text:p>
            <text:p>[7903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09]">
            <text:p>vol param a </text:p>
            <text:p>[7909]</text:p>
          </table:table-cell>
          <table:table-cell table:style-name="ce25" office:value-type="float" office:value="0.2">
            <text:p>0,2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2.28641582208261">
            <text:p>2,29</text:p>
          </table:table-cell>
          <table:table-cell table:style-name="ce14"/>
          <table:table-cell table:style-name="ce14" table:formula="of:=['Rate Curve Data'.E10]" office:value-type="string" office:string-value="forwardCurve &#10;[7922]">
            <text:p>forwardCurve </text:p>
            <text:p>[7922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7919]">
            <text:p>numberOfPaths </text:p>
            <text:p>[7919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04]">
            <text:p>tenor.num </text:p>
            <text:p>[7904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10]">
            <text:p>vol param b </text:p>
            <text:p>[7910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0.57527474957327">
            <text:p>-0,58</text:p>
          </table:table-cell>
          <table:table-cell table:style-name="ce14"/>
          <table:table-cell table:style-name="ce14" table:formula="of:=['Rate Curve Data'.H10]" office:value-type="string" office:string-value="discountCurveFunding &#10;[49259]">
            <text:p>discountCurveFunding </text:p>
            <text:p>[49259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7920]">
            <text:p>seed </text:p>
            <text:p>[7920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05]">
            <text:p>tenor.step </text:p>
            <text:p>[7905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11]">
            <text:p>vol param c </text:p>
            <text:p>[7911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649860893869122">
            <text:p>0,65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12]">
            <text:p>vol param d </text:p>
            <text:p>[7912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217362723097259">
            <text:p>0,22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13]">
            <text:p>calibrate vol </text:p>
            <text:p>[7913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7948]">
            <text:p>brownianMotion </text:p>
            <text:p>[7948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7923]">
            <text:p>tenorDiscretization </text:p>
            <text:p>[7923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7931]">
            <text:p>volatilityModel </text:p>
            <text:p>[7931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7946]">
            <text:p>volatilityModelCalibrated </text:p>
            <text:p>[7946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7928]">
            <text:p>swaptionMarketData </text:p>
            <text:p>[7928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string" office:string-value="eulerScheme &#10;[7949]">
            <text:p>eulerScheme </text:p>
            <text:p>[7949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06]">
            <text:p>td.start </text:p>
            <text:p>[7906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7914]">
            <text:p>numberOfFactors </text:p>
            <text:p>[7914]</text:p>
          </table:table-cell>
          <table:table-cell table:style-name="ce27" office:value-type="float" office:value="10">
            <text:p>10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07]">
            <text:p>td.num </text:p>
            <text:p>[7907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15]">
            <text:p>correlationDecay </text:p>
            <text:p>[7915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0.562893057671624">
            <text:p>0,56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08]">
            <text:p>td.step </text:p>
            <text:p>[7908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16]">
            <text:p>correlationLevel </text:p>
            <text:p>[7916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3.69078476457918">
            <text:p>3,69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17]">
            <text:p>correlationMaturityDecay </text:p>
            <text:p>[7917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452485293789664">
            <text:p>0,45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18]">
            <text:p>calibrate cor </text:p>
            <text:p>[7918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string" office:string-value="monteCarloLIBORMarketModel &#10;[7952]">
            <text:p>monteCarloLIBORMarketModel </text:p>
            <text:p>[7952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7929]">
            <text:p>timeDiscretization </text:p>
            <text:p>[7929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7930]">
            <text:p>correlationModel </text:p>
            <text:p>[7930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7950]">
            <text:p>correlationModelCalibrated </text:p>
            <text:p>[7950]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B14];[.J30]);['Rate Curve Data'.E10];['Rate Curve Data'.B10];[.E35];[.I17])" office:value-type="string" office:string-value="liborMarketModel &#10;[7942]">
            <text:p>liborMarketModel </text:p>
            <text:p>[7942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J30]))" office:value-type="string" office:string-value="lmmMeasure &#10;[7922]">
            <text:p>lmmMeasure </text:p>
            <text:p>[7922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string" office:string-value="liborMarketModel &#10;[7943]">
            <text:p>liborMarketModel </text:p>
            <text:p>[7943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7932]">
            <text:p>covarianceModel </text:p>
            <text:p>[7932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string" office:string-value="covarianceModelCalibrated &#10;[7945]">
            <text:p>covarianceModelCalibrated </text:p>
            <text:p>[7945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4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1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15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7936]">
            <text:p>discountCurveCollateral </text:p>
            <text:p>[7936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7941]">
            <text:p>forwardCurve </text:p>
            <text:p>[7941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7956]">
            <text:p>discountCurveFunding </text:p>
            <text:p>[7956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58])" office:value-type="string" office:string-value="maturitiesCol &#10;[7935]">
            <text:p>maturitiesCol </text:p>
            <text:p>[7935]</text:p>
          </table:table-cell>
          <table:table-cell table:style-name="ce37" table:formula="of:=INFO.OBBA.OBBA.OBMAKE(&quot;disocuntFactorsCol&quot;;&quot;double[]&quot;;[.C16:.C58])" office:value-type="string" office:string-value="disocuntFactorsCol &#10;[7934]">
            <text:p>disocuntFactorsCol </text:p>
            <text:p>[7934]</text:p>
          </table:table-cell>
          <table:table-cell/>
          <table:table-cell table:style-name="ce32" table:formula="of:=INFO.OBBA.OBBA.OBMAKE(&quot;fixings&quot;;&quot;double[]&quot;;[.E16:.E58])" office:value-type="string" office:string-value="fixings &#10;[7940]">
            <text:p>fixings </text:p>
            <text:p>[7940]</text:p>
          </table:table-cell>
          <table:table-cell table:style-name="ce32" table:formula="of:=INFO.OBBA.OBBA.OBMAKE(&quot;forward rates&quot;;&quot;double[]&quot;;[.F16:.F58])" office:value-type="string" office:string-value="forward rates &#10;[7939]">
            <text:p>forward rates </text:p>
            <text:p>[7939]</text:p>
          </table:table-cell>
          <table:table-cell/>
          <table:table-cell table:style-name="ce32" table:formula="of:=INFO.OBBA.OBBA.OBMAKE(&quot;maturitiesFund&quot;;&quot;double[]&quot;;[.H16:.H58])" office:value-type="string" office:string-value="maturitiesFund &#10;[7955]">
            <text:p>maturitiesFund </text:p>
            <text:p>[7955]</text:p>
          </table:table-cell>
          <table:table-cell table:style-name="ce32" table:formula="of:=INFO.OBBA.OBBA.OBMAKE(&quot;disocuntFactorsFund&quot;;&quot;double[]&quot;;[.I16:.I58])" office:value-type="string" office:string-value="disocuntFactorsFund &#10;[7953]">
            <text:p>disocuntFactorsFund </text:p>
            <text:p>[7953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2*0.5;-[.B16]/0.5)" office:value-type="percentage" office:value="1">
            <text:p>100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table:formula="of:=POWER(1+0.01*0.5;-[.H16]/0.5)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39" table:formula="of:=POWER(1+0.02*0.5;-[.B17]/0.5)" office:value-type="percentage" office:value="0.99009900990099">
            <text:p>99%</text:p>
          </table:table-cell>
          <table:table-cell/>
          <table:table-cell table:style-name="ce38" table:formula="of:=[.E16]+0.5" office:value-type="float" office:value="0.5">
            <text:p>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39" table:formula="of:=POWER(1+0.01*0.5;-[.H17]/0.5)" office:value-type="percentage" office:value="0.99502487562189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39" table:formula="of:=POWER(1+0.02*0.5;-[.B18]/0.5)" office:value-type="percentage" office:value="0.980296049406921">
            <text:p>98%</text:p>
          </table:table-cell>
          <table:table-cell/>
          <table:table-cell table:style-name="ce38" table:formula="of:=[.E17]+0.5" office:value-type="float" office:value="1">
            <text:p>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39" table:formula="of:=POWER(1+0.01*0.5;-[.H18]/0.5)" office:value-type="percentage" office:value="0.990074503106359">
            <text:p>9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39" table:formula="of:=POWER(1+0.02*0.5;-[.B19]/0.5)" office:value-type="percentage" office:value="0.970590147927644">
            <text:p>97%</text:p>
          </table:table-cell>
          <table:table-cell/>
          <table:table-cell table:style-name="ce38" table:formula="of:=[.E18]+0.5" office:value-type="float" office:value="1.5">
            <text:p>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39" table:formula="of:=POWER(1+0.01*0.5;-[.H19]/0.5)" office:value-type="percentage" office:value="0.98514875930981">
            <text:p>9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39" table:formula="of:=POWER(1+0.02*0.5;-[.B20]/0.5)" office:value-type="percentage" office:value="0.960980344482816">
            <text:p>96%</text:p>
          </table:table-cell>
          <table:table-cell/>
          <table:table-cell table:style-name="ce38" table:formula="of:=[.E19]+0.5" office:value-type="float" office:value="2">
            <text:p>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39" table:formula="of:=POWER(1+0.01*0.5;-[.H20]/0.5)" office:value-type="percentage" office:value="0.980247521701304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39" table:formula="of:=POWER(1+0.02*0.5;-[.B21]/0.5)" office:value-type="percentage" office:value="0.951465687606749">
            <text:p>95%</text:p>
          </table:table-cell>
          <table:table-cell/>
          <table:table-cell table:style-name="ce38" table:formula="of:=[.E20]+0.5" office:value-type="float" office:value="2.5">
            <text:p>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39" table:formula="of:=POWER(1+0.01*0.5;-[.H21]/0.5)" office:value-type="percentage" office:value="0.975370668359506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39" table:formula="of:=POWER(1+0.02*0.5;-[.B22]/0.5)" office:value-type="percentage" office:value="0.942045235254207">
            <text:p>94%</text:p>
          </table:table-cell>
          <table:table-cell/>
          <table:table-cell table:style-name="ce38" table:formula="of:=[.E21]+0.5" office:value-type="float" office:value="3">
            <text:p>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39" table:formula="of:=POWER(1+0.01*0.5;-[.H22]/0.5)" office:value-type="percentage" office:value="0.970518077969658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39" table:formula="of:=POWER(1+0.02*0.5;-[.B23]/0.5)" office:value-type="percentage" office:value="0.932718054707135">
            <text:p>93%</text:p>
          </table:table-cell>
          <table:table-cell/>
          <table:table-cell table:style-name="ce38" table:formula="of:=[.E22]+0.5" office:value-type="float" office:value="3.5">
            <text:p>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39" table:formula="of:=POWER(1+0.01*0.5;-[.H23]/0.5)" office:value-type="percentage" office:value="0.965689629820555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39" table:formula="of:=POWER(1+0.02*0.5;-[.B24]/0.5)" office:value-type="percentage" office:value="0.923483222482312">
            <text:p>92%</text:p>
          </table:table-cell>
          <table:table-cell/>
          <table:table-cell table:style-name="ce38" table:formula="of:=[.E23]+0.5" office:value-type="float" office:value="4">
            <text:p>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39" table:formula="of:=POWER(1+0.01*0.5;-[.H24]/0.5)" office:value-type="percentage" office:value="0.960885203801548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39" table:formula="of:=POWER(1+0.02*0.5;-[.B25]/0.5)" office:value-type="percentage" office:value="0.914339824239913">
            <text:p>91%</text:p>
          </table:table-cell>
          <table:table-cell/>
          <table:table-cell table:style-name="ce38" table:formula="of:=[.E24]+0.5" office:value-type="float" office:value="4.5">
            <text:p>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39" table:formula="of:=POWER(1+0.01*0.5;-[.H25]/0.5)" office:value-type="percentage" office:value="0.95610468039955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39" table:formula="of:=POWER(1+0.02*0.5;-[.B26]/0.5)" office:value-type="percentage" office:value="0.905286954692983">
            <text:p>91%</text:p>
          </table:table-cell>
          <table:table-cell/>
          <table:table-cell table:style-name="ce38" table:formula="of:=[.E25]+0.5" office:value-type="float" office:value="5">
            <text:p>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39" table:formula="of:=POWER(1+0.01*0.5;-[.H26]/0.5)" office:value-type="percentage" office:value="0.95134794069607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39" table:formula="of:=POWER(1+0.02*0.5;-[.B27]/0.5)" office:value-type="percentage" office:value="0.896323717517805">
            <text:p>90%</text:p>
          </table:table-cell>
          <table:table-cell/>
          <table:table-cell table:style-name="ce38" table:formula="of:=[.E26]+0.5" office:value-type="float" office:value="5.5">
            <text:p>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39" table:formula="of:=POWER(1+0.01*0.5;-[.H27]/0.5)" office:value-type="percentage" office:value="0.946614866364249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39" table:formula="of:=POWER(1+0.02*0.5;-[.B28]/0.5)" office:value-type="percentage" office:value="0.887449225265153">
            <text:p>89%</text:p>
          </table:table-cell>
          <table:table-cell/>
          <table:table-cell table:style-name="ce38" table:formula="of:=[.E27]+0.5" office:value-type="float" office:value="6">
            <text:p>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39" table:formula="of:=POWER(1+0.01*0.5;-[.H28]/0.5)" office:value-type="percentage" office:value="0.941905339665919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39" table:formula="of:=POWER(1+0.02*0.5;-[.B29]/0.5)" office:value-type="percentage" office:value="0.878662599272429">
            <text:p>88%</text:p>
          </table:table-cell>
          <table:table-cell/>
          <table:table-cell table:style-name="ce38" table:formula="of:=[.E28]+0.5" office:value-type="float" office:value="6.5">
            <text:p>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39" table:formula="of:=POWER(1+0.01*0.5;-[.H29]/0.5)" office:value-type="percentage" office:value="0.937219243448676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39" table:formula="of:=POWER(1+0.02*0.5;-[.B30]/0.5)" office:value-type="percentage" office:value="0.869962969576662">
            <text:p>87%</text:p>
          </table:table-cell>
          <table:table-cell/>
          <table:table-cell table:style-name="ce38" table:formula="of:=[.E29]+0.5" office:value-type="float" office:value="7">
            <text:p>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39" table:formula="of:=POWER(1+0.01*0.5;-[.H30]/0.5)" office:value-type="percentage" office:value="0.932556461142961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39" table:formula="of:=POWER(1+0.02*0.5;-[.B31]/0.5)" office:value-type="percentage" office:value="0.861349474828379">
            <text:p>86%</text:p>
          </table:table-cell>
          <table:table-cell/>
          <table:table-cell table:style-name="ce38" table:formula="of:=[.E30]+0.5" office:value-type="float" office:value="7.5">
            <text:p>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39" table:formula="of:=POWER(1+0.01*0.5;-[.H31]/0.5)" office:value-type="percentage" office:value="0.927916876759166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39" table:formula="of:=POWER(1+0.02*0.5;-[.B32]/0.5)" office:value-type="percentage" office:value="0.852821262206315">
            <text:p>85%</text:p>
          </table:table-cell>
          <table:table-cell/>
          <table:table-cell table:style-name="ce38" table:formula="of:=[.E31]+0.5" office:value-type="float" office:value="8">
            <text:p>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39" table:formula="of:=POWER(1+0.01*0.5;-[.H32]/0.5)" office:value-type="percentage" office:value="0.923300374884742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39" table:formula="of:=POWER(1+0.02*0.5;-[.B33]/0.5)" office:value-type="percentage" office:value="0.844377487332986">
            <text:p>84%</text:p>
          </table:table-cell>
          <table:table-cell/>
          <table:table-cell table:style-name="ce38" table:formula="of:=[.E32]+0.5" office:value-type="float" office:value="8.5">
            <text:p>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39" table:formula="of:=POWER(1+0.01*0.5;-[.H33]/0.5)" office:value-type="percentage" office:value="0.918706840681335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39" table:formula="of:=POWER(1+0.02*0.5;-[.B34]/0.5)" office:value-type="percentage" office:value="0.836017314191075">
            <text:p>84%</text:p>
          </table:table-cell>
          <table:table-cell/>
          <table:table-cell table:style-name="ce38" table:formula="of:=[.E33]+0.5" office:value-type="float" office:value="9">
            <text:p>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39" table:formula="of:=POWER(1+0.01*0.5;-[.H34]/0.5)" office:value-type="percentage" office:value="0.914136159881926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39" table:formula="of:=POWER(1+0.02*0.5;-[.B35]/0.5)" office:value-type="percentage" office:value="0.827739915040668">
            <text:p>83%</text:p>
          </table:table-cell>
          <table:table-cell/>
          <table:table-cell table:style-name="ce38" table:formula="of:=[.E34]+0.5" office:value-type="float" office:value="9.5">
            <text:p>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39" table:formula="of:=POWER(1+0.01*0.5;-[.H35]/0.5)" office:value-type="percentage" office:value="0.909588218787986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39" table:formula="of:=POWER(1+0.02*0.5;-[.B36]/0.5)" office:value-type="percentage" office:value="0.819544470337295">
            <text:p>82%</text:p>
          </table:table-cell>
          <table:table-cell/>
          <table:table-cell table:style-name="ce38" table:formula="of:=[.E35]+0.5" office:value-type="float" office:value="10">
            <text:p>1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39" table:formula="of:=POWER(1+0.01*0.5;-[.H36]/0.5)" office:value-type="percentage" office:value="0.905062904266653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39" table:formula="of:=POWER(1+0.02*0.5;-[.B37]/0.5)" office:value-type="percentage" office:value="0.811430168650787">
            <text:p>81%</text:p>
          </table:table-cell>
          <table:table-cell/>
          <table:table-cell table:style-name="ce38" table:formula="of:=[.E36]+0.5" office:value-type="float" office:value="10.5">
            <text:p>1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39" table:formula="of:=POWER(1+0.01*0.5;-[.H37]/0.5)" office:value-type="percentage" office:value="0.900560103747914">
            <text:p>9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39" table:formula="of:=POWER(1+0.02*0.5;-[.B38]/0.5)" office:value-type="percentage" office:value="0.803396206584938">
            <text:p>80%</text:p>
          </table:table-cell>
          <table:table-cell/>
          <table:table-cell table:style-name="ce38" table:formula="of:=[.E37]+0.5" office:value-type="float" office:value="11">
            <text:p>1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39" table:formula="of:=POWER(1+0.01*0.5;-[.H38]/0.5)" office:value-type="percentage" office:value="0.896079705221805">
            <text:p>9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39" table:formula="of:=POWER(1+0.02*0.5;-[.B39]/0.5)" office:value-type="percentage" office:value="0.795441788697958">
            <text:p>80%</text:p>
          </table:table-cell>
          <table:table-cell/>
          <table:table-cell table:style-name="ce38" table:formula="of:=[.E38]+0.5" office:value-type="float" office:value="11.5">
            <text:p>1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39" table:formula="of:=POWER(1+0.01*0.5;-[.H39]/0.5)" office:value-type="percentage" office:value="0.891621597235627">
            <text:p>8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39" table:formula="of:=POWER(1+0.02*0.5;-[.B40]/0.5)" office:value-type="percentage" office:value="0.787566127423721">
            <text:p>79%</text:p>
          </table:table-cell>
          <table:table-cell/>
          <table:table-cell table:style-name="ce38" table:formula="of:=[.E39]+0.5" office:value-type="float" office:value="12">
            <text:p>1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39" table:formula="of:=POWER(1+0.01*0.5;-[.H40]/0.5)" office:value-type="percentage" office:value="0.887185668891171">
            <text:p>8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39" table:formula="of:=POWER(1+0.02*0.5;-[.B41]/0.5)" office:value-type="percentage" office:value="0.779768442993783">
            <text:p>78%</text:p>
          </table:table-cell>
          <table:table-cell/>
          <table:table-cell table:style-name="ce38" table:formula="of:=[.E40]+0.5" office:value-type="float" office:value="12.5">
            <text:p>1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39" table:formula="of:=POWER(1+0.01*0.5;-[.H41]/0.5)" office:value-type="percentage" office:value="0.882771809841961">
            <text:p>8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39" table:formula="of:=POWER(1+0.02*0.5;-[.B42]/0.5)" office:value-type="percentage" office:value="0.772047963360181">
            <text:p>77%</text:p>
          </table:table-cell>
          <table:table-cell/>
          <table:table-cell table:style-name="ce38" table:formula="of:=[.E41]+0.5" office:value-type="float" office:value="13">
            <text:p>1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39" table:formula="of:=POWER(1+0.01*0.5;-[.H42]/0.5)" office:value-type="percentage" office:value="0.878379910290509">
            <text:p>8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39" table:formula="of:=POWER(1+0.02*0.5;-[.B43]/0.5)" office:value-type="percentage" office:value="0.764403924118991">
            <text:p>76%</text:p>
          </table:table-cell>
          <table:table-cell/>
          <table:table-cell table:style-name="ce38" table:formula="of:=[.E42]+0.5" office:value-type="float" office:value="13.5">
            <text:p>1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39" table:formula="of:=POWER(1+0.01*0.5;-[.H43]/0.5)" office:value-type="percentage" office:value="0.874009860985581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39" table:formula="of:=POWER(1+0.02*0.5;-[.B44]/0.5)" office:value-type="percentage" office:value="0.756835568434645">
            <text:p>76%</text:p>
          </table:table-cell>
          <table:table-cell/>
          <table:table-cell table:style-name="ce38" table:formula="of:=[.E43]+0.5" office:value-type="float" office:value="14">
            <text:p>1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39" table:formula="of:=POWER(1+0.01*0.5;-[.H44]/0.5)" office:value-type="percentage" office:value="0.869661553219484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39" table:formula="of:=POWER(1+0.02*0.5;-[.B45]/0.5)" office:value-type="percentage" office:value="0.749342146964995">
            <text:p>75%</text:p>
          </table:table-cell>
          <table:table-cell/>
          <table:table-cell table:style-name="ce38" table:formula="of:=[.E44]+0.5" office:value-type="float" office:value="14.5">
            <text:p>1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39" table:formula="of:=POWER(1+0.01*0.5;-[.H45]/0.5)" office:value-type="percentage" office:value="0.865334878825357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39" table:formula="of:=POWER(1+0.02*0.5;-[.B46]/0.5)" office:value-type="percentage" office:value="0.741922917787124">
            <text:p>74%</text:p>
          </table:table-cell>
          <table:table-cell/>
          <table:table-cell table:style-name="ce38" table:formula="of:=[.E45]+0.5" office:value-type="float" office:value="15">
            <text:p>1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39" table:formula="of:=POWER(1+0.01*0.5;-[.H46]/0.5)" office:value-type="percentage" office:value="0.861029730174485">
            <text:p>8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39" table:formula="of:=POWER(1+0.02*0.5;-[.B47]/0.5)" office:value-type="percentage" office:value="0.734577146323885">
            <text:p>73%</text:p>
          </table:table-cell>
          <table:table-cell/>
          <table:table-cell table:style-name="ce38" table:formula="of:=[.E46]+0.5" office:value-type="float" office:value="15.5">
            <text:p>1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39" table:formula="of:=POWER(1+0.01*0.5;-[.H47]/0.5)" office:value-type="percentage" office:value="0.856746000173617">
            <text:p>8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39" table:formula="of:=POWER(1+0.02*0.5;-[.B48]/0.5)" office:value-type="percentage" office:value="0.727304105271173">
            <text:p>73%</text:p>
          </table:table-cell>
          <table:table-cell/>
          <table:table-cell table:style-name="ce38" table:formula="of:=[.E47]+0.5" office:value-type="float" office:value="16">
            <text:p>1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39" table:formula="of:=POWER(1+0.01*0.5;-[.H48]/0.5)" office:value-type="percentage" office:value="0.852483582262305">
            <text:p>8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39" table:formula="of:=POWER(1+0.02*0.5;-[.B49]/0.5)" office:value-type="percentage" office:value="0.720103074525914">
            <text:p>72%</text:p>
          </table:table-cell>
          <table:table-cell/>
          <table:table-cell table:style-name="ce38" table:formula="of:=[.E48]+0.5" office:value-type="float" office:value="16.5">
            <text:p>1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39" table:formula="of:=POWER(1+0.01*0.5;-[.H49]/0.5)" office:value-type="percentage" office:value="0.848242370410254">
            <text:p>8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39" table:formula="of:=POWER(1+0.02*0.5;-[.B50]/0.5)" office:value-type="percentage" office:value="0.712973341114766">
            <text:p>71%</text:p>
          </table:table-cell>
          <table:table-cell/>
          <table:table-cell table:style-name="ce38" table:formula="of:=[.E49]+0.5" office:value-type="float" office:value="17">
            <text:p>1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39" table:formula="of:=POWER(1+0.01*0.5;-[.H50]/0.5)" office:value-type="percentage" office:value="0.844022259114681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39" table:formula="of:=POWER(1+0.02*0.5;-[.B51]/0.5)" office:value-type="percentage" office:value="0.705914199123531">
            <text:p>71%</text:p>
          </table:table-cell>
          <table:table-cell/>
          <table:table-cell table:style-name="ce38" table:formula="of:=[.E50]+0.5" office:value-type="float" office:value="17.5">
            <text:p>1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39" table:formula="of:=POWER(1+0.01*0.5;-[.H51]/0.5)" office:value-type="percentage" office:value="0.839823143397692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39" table:formula="of:=POWER(1+0.02*0.5;-[.B52]/0.5)" office:value-type="percentage" office:value="0.698924949627258">
            <text:p>70%</text:p>
          </table:table-cell>
          <table:table-cell/>
          <table:table-cell table:style-name="ce38" table:formula="of:=[.E51]+0.5" office:value-type="float" office:value="18">
            <text:p>1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39" table:formula="of:=POWER(1+0.01*0.5;-[.H52]/0.5)" office:value-type="percentage" office:value="0.835644918803674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39" table:formula="of:=POWER(1+0.02*0.5;-[.B53]/0.5)" office:value-type="percentage" office:value="0.692004900621048">
            <text:p>69%</text:p>
          </table:table-cell>
          <table:table-cell/>
          <table:table-cell table:style-name="ce38" table:formula="of:=[.E52]+0.5" office:value-type="float" office:value="18.5">
            <text:p>1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39" table:formula="of:=POWER(1+0.01*0.5;-[.H53]/0.5)" office:value-type="percentage" office:value="0.831487481396691">
            <text:p>8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39" table:formula="of:=POWER(1+0.02*0.5;-[.B54]/0.5)" office:value-type="percentage" office:value="0.685153366951533">
            <text:p>69%</text:p>
          </table:table-cell>
          <table:table-cell/>
          <table:table-cell table:style-name="ce38" table:formula="of:=[.E53]+0.5" office:value-type="float" office:value="19">
            <text:p>1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39" table:formula="of:=POWER(1+0.01*0.5;-[.H54]/0.5)" office:value-type="percentage" office:value="0.827350727757901">
            <text:p>8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39" table:formula="of:=POWER(1+0.02*0.5;-[.B55]/0.5)" office:value-type="percentage" office:value="0.678369670249042">
            <text:p>68%</text:p>
          </table:table-cell>
          <table:table-cell/>
          <table:table-cell table:style-name="ce38" table:formula="of:=[.E54]+0.5" office:value-type="float" office:value="19.5">
            <text:p>1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39" table:formula="of:=POWER(1+0.01*0.5;-[.H55]/0.5)" office:value-type="percentage" office:value="0.823234554982987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39" table:formula="of:=POWER(1+0.02*0.5;-[.B56]/0.5)" office:value-type="percentage" office:value="0.671653138860438">
            <text:p>67%</text:p>
          </table:table-cell>
          <table:table-cell/>
          <table:table-cell table:style-name="ce38" table:formula="of:=[.E55]+0.5" office:value-type="float" office:value="20">
            <text:p>2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39" table:formula="of:=POWER(1+0.01*0.5;-[.H56]/0.5)" office:value-type="percentage" office:value="0.819138860679589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39" table:formula="of:=POWER(1+0.02*0.5;-[.B57]/0.5)" office:value-type="percentage" office:value="0.665003107782612">
            <text:p>67%</text:p>
          </table:table-cell>
          <table:table-cell/>
          <table:table-cell table:style-name="ce38" table:formula="of:=[.E56]+0.5" office:value-type="float" office:value="20.5">
            <text:p>2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39" table:formula="of:=POWER(1+0.01*0.5;-[.H57]/0.5)" office:value-type="percentage" office:value="0.815063542964765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39" table:formula="of:=POWER(1+0.02*0.5;-[.B58]/0.5)" office:value-type="percentage" office:value="0.658418918596645">
            <text:p>66%</text:p>
          </table:table-cell>
          <table:table-cell/>
          <table:table-cell table:style-name="ce38" table:formula="of:=[.E57]+0.5" office:value-type="float" office:value="21">
            <text:p>2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39" table:formula="of:=POWER(1+0.01*0.5;-[.H58]/0.5)" office:value-type="percentage" office:value="0.811008500462453">
            <text:p>81%</text:p>
          </table:table-cell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27]">
            <text:p>swapTenor </text:p>
            <text:p>[7927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5:.B24]);INFO.OBBA.OBBA.OBMAKE(&quot;&quot;;&quot;double[]&quot;;[.D13:.N13]);[.B7];INFO.OBBA.OBBA.OBMAKE(&quot;&quot;;&quot;double[][]&quot;;[.D15:.N24]))" office:value-type="string" office:string-value="swaptionMarketData &#10;[7928]">
            <text:p>swaptionMarketData </text:p>
            <text:p>[7928]</text:p>
          </table:table-cell>
          <table:table-cell table:style-name="ce14"/>
          <table:table-cell table:number-columns-repeated="1021"/>
        </table:table-row>
        <table:table-row table:style-name="ro4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1" office:value-type="string">
            <text:p>Swap Maturity: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30">
            <text:p>30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2" table:number-columns-repeated="11"/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">
            <text:p>2,00</text:p>
          </table:table-cell>
          <table:table-cell/>
          <table:table-cell table:style-name="ce43" office:value-type="percentage" office:value="0.45936">
            <text:p>45,9%</text:p>
          </table:table-cell>
          <table:table-cell table:style-name="ce43" office:value-type="percentage" office:value="0.42273">
            <text:p>42,3%</text:p>
          </table:table-cell>
          <table:table-cell table:style-name="ce43" office:value-type="percentage" office:value="0.39501">
            <text:p>39,5%</text:p>
          </table:table-cell>
          <table:table-cell table:style-name="ce43" office:value-type="percentage" office:value="0.37323">
            <text:p>37,3%</text:p>
          </table:table-cell>
          <table:table-cell table:style-name="ce43" office:value-type="percentage" office:value="0.3564">
            <text:p>35,6%</text:p>
          </table:table-cell>
          <table:table-cell table:style-name="ce43" office:value-type="percentage" office:value="0.34254">
            <text:p>34,3%</text:p>
          </table:table-cell>
          <table:table-cell table:style-name="ce43" office:value-type="percentage" office:value="0.33066">
            <text:p>33,1%</text:p>
          </table:table-cell>
          <table:table-cell table:style-name="ce43" office:value-type="percentage" office:value="0.29205">
            <text:p>29,2%</text:p>
          </table:table-cell>
          <table:table-cell table:style-name="ce43" office:value-type="percentage" office:value="0.2871">
            <text:p>28,7%</text:p>
          </table:table-cell>
          <table:table-cell table:style-name="ce43" office:value-type="percentage" office:value="0.29007">
            <text:p>29,0%</text:p>
          </table:table-cell>
          <table:table-cell table:style-name="ce43" office:value-type="percentage" office:value="0.29106">
            <text:p>29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">
            <text:p>3,00</text:p>
          </table:table-cell>
          <table:table-cell/>
          <table:table-cell table:style-name="ce43" office:value-type="percentage" office:value="0.39402">
            <text:p>39,4%</text:p>
          </table:table-cell>
          <table:table-cell table:style-name="ce43" office:value-type="percentage" office:value="0.37026">
            <text:p>37,0%</text:p>
          </table:table-cell>
          <table:table-cell table:style-name="ce43" office:value-type="percentage" office:value="0.35046">
            <text:p>35,0%</text:p>
          </table:table-cell>
          <table:table-cell table:style-name="ce43" office:value-type="percentage" office:value="0.33561">
            <text:p>33,6%</text:p>
          </table:table-cell>
          <table:table-cell table:style-name="ce43" office:value-type="percentage" office:value="0.32274">
            <text:p>32,3%</text:p>
          </table:table-cell>
          <table:table-cell table:style-name="ce43" office:value-type="percentage" office:value="0.31284">
            <text:p>31,3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423">
            <text:p>27,4%</text:p>
          </table:table-cell>
          <table:table-cell table:style-name="ce43" office:value-type="percentage" office:value="0.2772">
            <text:p>27,7%</text:p>
          </table:table-cell>
          <table:table-cell table:style-name="ce43" office:value-type="percentage" office:value="0.28116">
            <text:p>28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4">
            <text:p>4,00</text:p>
          </table:table-cell>
          <table:table-cell/>
          <table:table-cell table:style-name="ce43" office:value-type="percentage" office:value="0.34254">
            <text:p>34,3%</text:p>
          </table:table-cell>
          <table:table-cell table:style-name="ce43" office:value-type="percentage" office:value="0.3267">
            <text:p>32,7%</text:p>
          </table:table-cell>
          <table:table-cell table:style-name="ce43" office:value-type="percentage" office:value="0.31383">
            <text:p>31,4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809">
            <text:p>28,8%</text:p>
          </table:table-cell>
          <table:table-cell table:style-name="ce43" office:value-type="percentage" office:value="0.28215">
            <text:p>28,2%</text:p>
          </table:table-cell>
          <table:table-cell table:style-name="ce43" office:value-type="percentage" office:value="0.26532">
            <text:p>26,5%</text:p>
          </table:table-cell>
          <table:table-cell table:style-name="ce43" office:value-type="percentage" office:value="0.26334">
            <text:p>26,3%</text:p>
          </table:table-cell>
          <table:table-cell table:style-name="ce43" office:value-type="percentage" office:value="0.2673">
            <text:p>26,7%</text:p>
          </table:table-cell>
          <table:table-cell table:style-name="ce43" office:value-type="percentage" office:value="0.26928">
            <text:p>26,9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5">
            <text:p>5,00</text:p>
          </table:table-cell>
          <table:table-cell/>
          <table:table-cell table:style-name="ce43" office:value-type="percentage" office:value="0.30492">
            <text:p>30,5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512">
            <text:p>28,5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225">
            <text:p>27,2%</text:p>
          </table:table-cell>
          <table:table-cell table:style-name="ce43" office:value-type="percentage" office:value="0.26829">
            <text:p>26,8%</text:p>
          </table:table-cell>
          <table:table-cell table:style-name="ce43" office:value-type="percentage" office:value="0.26631">
            <text:p>26,6%</text:p>
          </table:table-cell>
          <table:table-cell table:style-name="ce43" office:value-type="percentage" office:value="0.25542">
            <text:p>25,5%</text:p>
          </table:table-cell>
          <table:table-cell table:style-name="ce43" office:value-type="percentage" office:value="0.25245">
            <text:p>25,2%</text:p>
          </table:table-cell>
          <table:table-cell table:style-name="ce43" office:value-type="percentage" office:value="0.25641">
            <text:p>25,6%</text:p>
          </table:table-cell>
          <table:table-cell table:style-name="ce43" office:value-type="percentage" office:value="0.2574">
            <text:p>25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7">
            <text:p>7,00</text:p>
          </table:table-cell>
          <table:table-cell/>
          <table:table-cell table:style-name="ce43" office:value-type="percentage" office:value="0.25542">
            <text:p>25,5%</text:p>
          </table:table-cell>
          <table:table-cell table:style-name="ce43" office:value-type="percentage" office:value="0.24948">
            <text:p>24,9%</text:p>
          </table:table-cell>
          <table:table-cell table:style-name="ce43" office:value-type="percentage" office:value="0.24651">
            <text:p>24,7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354">
            <text:p>24,4%</text:p>
          </table:table-cell>
          <table:table-cell table:number-columns-repeated="2" table:style-name="ce43" office:value-type="percentage" office:value="0.24453">
            <text:p>24,5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3562">
            <text:p>23,6%</text:p>
          </table:table-cell>
          <table:table-cell table:number-columns-repeated="2" table:style-name="ce43" office:value-type="percentage" office:value="0.23661">
            <text:p>23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0">
            <text:p>10,00</text:p>
          </table:table-cell>
          <table:table-cell/>
          <table:table-cell table:style-name="ce43" office:value-type="percentage" office:value="0.2178">
            <text:p>21,8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2671">
            <text:p>22,7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3265">
            <text:p>23,3%</text:p>
          </table:table-cell>
          <table:table-cell table:style-name="ce43" office:value-type="percentage" office:value="0.2277">
            <text:p>22,8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1483">
            <text:p>21,5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5">
            <text:p>15,00</text:p>
          </table:table-cell>
          <table:table-cell/>
          <table:table-cell table:style-name="ce43" office:value-type="percentage" office:value="0.2277">
            <text:p>22,8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3364">
            <text:p>23,4%</text:p>
          </table:table-cell>
          <table:table-cell table:style-name="ce43" office:value-type="percentage" office:value="0.23661">
            <text:p>23,7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1582">
            <text:p>21,6%</text:p>
          </table:table-cell>
          <table:table-cell table:style-name="ce43" office:value-type="percentage" office:value="0.20394">
            <text:p>20,4%</text:p>
          </table:table-cell>
          <table:table-cell table:style-name="ce43" office:value-type="percentage" office:value="0.19701">
            <text:p>19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0">
            <text:p>20,00</text:p>
          </table:table-cell>
          <table:table-cell/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552">
            <text:p>24,6%</text:p>
          </table:table-cell>
          <table:table-cell table:number-columns-repeated="2" table:style-name="ce43" office:value-type="percentage" office:value="0.24651">
            <text:p>24,7%</text:p>
          </table:table-cell>
          <table:table-cell table:style-name="ce43" office:value-type="percentage" office:value="0.24354">
            <text:p>24,4%</text:p>
          </table:table-cell>
          <table:table-cell table:style-name="ce43" office:value-type="percentage" office:value="0.2178">
            <text:p>21,8%</text:p>
          </table:table-cell>
          <table:table-cell table:style-name="ce43" office:value-type="percentage" office:value="0.19701">
            <text:p>19,7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8018">
            <text:p>18,0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5">
            <text:p>25,00</text:p>
          </table:table-cell>
          <table:table-cell/>
          <table:table-cell table:style-name="ce43" office:value-type="percentage" office:value="0.23958">
            <text:p>24,0%</text:p>
          </table:table-cell>
          <table:table-cell table:style-name="ce43" office:value-type="percentage" office:value="0.23859">
            <text:p>23,9%</text:p>
          </table:table-cell>
          <table:table-cell table:style-name="ce43" office:value-type="percentage" office:value="0.23463">
            <text:p>23,5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2869">
            <text:p>22,9%</text:p>
          </table:table-cell>
          <table:table-cell table:style-name="ce43" office:value-type="percentage" office:value="0.22473">
            <text:p>22,5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19107">
            <text:p>19,1%</text:p>
          </table:table-cell>
          <table:table-cell table:style-name="ce43" office:value-type="percentage" office:value="0.17424">
            <text:p>17,4%</text:p>
          </table:table-cell>
          <table:table-cell table:style-name="ce43" office:value-type="percentage" office:value="0.16929">
            <text:p>16,9%</text:p>
          </table:table-cell>
          <table:table-cell table:style-name="ce43" office:value-type="percentage" office:value="0.16335">
            <text:p>16,3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0">
            <text:p>30,00</text:p>
          </table:table-cell>
          <table:table-cell/>
          <table:table-cell table:style-name="ce43" office:value-type="percentage" office:value="0.20196">
            <text:p>20,2%</text:p>
          </table:table-cell>
          <table:table-cell table:style-name="ce43" office:value-type="percentage" office:value="0.19899">
            <text:p>19,9%</text:p>
          </table:table-cell>
          <table:table-cell table:style-name="ce43" office:value-type="percentage" office:value="0.19503">
            <text:p>19,5%</text:p>
          </table:table-cell>
          <table:table-cell table:style-name="ce43" office:value-type="percentage" office:value="0.19305">
            <text:p>19,3%</text:p>
          </table:table-cell>
          <table:table-cell table:style-name="ce43" office:value-type="percentage" office:value="0.19008">
            <text:p>19,0%</text:p>
          </table:table-cell>
          <table:table-cell table:style-name="ce43" office:value-type="percentage" office:value="0.1881">
            <text:p>18,8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6335">
            <text:p>16,3%</text:p>
          </table:table-cell>
          <table:table-cell table:style-name="ce43" office:value-type="percentage" office:value="0.15543">
            <text:p>15,5%</text:p>
          </table:table-cell>
          <table:table-cell table:style-name="ce43" office:value-type="percentage" office:value="0.15147">
            <text:p>15,1%</text:p>
          </table:table-cell>
          <table:table-cell table:style-name="ce43" office:value-type="percentage" office:value="0.14751">
            <text:p>14,8%</text:p>
          </table:table-cell>
          <table:table-cell table:number-columns-repeated="1007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44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5" office:value-type="string">
            <text:p>Zero bond calibration error (basis points)</text:p>
          </table:table-cell>
          <table:table-cell table:style-name="ce45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46" office:value-type="string">
            <text:p>Mean (bp):</text:p>
          </table:table-cell>
          <table:table-cell table:style-name="ce48" table:formula="of:=AVERAGE([.$I$11:.$I$49])*100*100" office:value-type="float" office:value="8.80499024446139">
            <text:p>8,8050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6" office:value-type="string">
            <text:p>Standard deviation (bp):</text:p>
          </table:table-cell>
          <table:table-cell table:style-name="ce48" table:formula="of:=STDEV([.$I$11:.$I$49])*100*100" office:value-type="float" office:value="6.86153525241441">
            <text:p>6,8615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maturity</text:p>
          </table:table-cell>
          <table:table-cell table:style-name="ce32"/>
          <table:table-cell table:style-name="ce45" office:value-type="string">
            <text:p>bond objects</text:p>
          </table:table-cell>
          <table:table-cell table:style-name="ce45" office:value-type="string">
            <text:p>valuation objects</text:p>
          </table:table-cell>
          <table:table-cell table:style-name="ce47" office:value-type="string">
            <text:p>mc value</text:p>
          </table:table-cell>
          <table:table-cell table:number-columns-repeated="2" table:style-name="ce47" office:value-type="string">
            <text:p>analytic</text:p>
          </table:table-cell>
          <table:table-cell table:style-name="ce47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21442]">
            <text:p>mcBond11 <text:line-break/>[21442]</text:p>
          </table:table-cell>
          <table:table-cell table:style-name="ce50" table:formula="of:=INFO.OBBA.OBBA.OBRUN(&quot;mcBond value &quot;&amp;ROW();[.D11];&quot;getValue&quot;;[$LIBORMarketModel.$M$26])" office:value-type="string" office:string-value="mcBond value 11 &#10;[21443]">
            <text:p>mcBond value 11 <text:line-break/>[21443]</text:p>
          </table:table-cell>
          <table:table-cell table:style-name="ce51" table:formula="of:=INFO.OBBA.OBBA.OBGET(INFO.OBBA.OBBA.OBSYNC([.E11];[.E$11:.E$511]))" office:value-type="percentage" office:value="0.99009900990099">
            <text:p>99,01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009900990099">
            <text:p>99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1])))" office:value-type="percentage" office:value="0.99009900990099">
            <text:p>99,0%</text:p>
          </table:table-cell>
          <table:table-cell table:style-name="ce49" table:formula="of:=[.F11]-[.H11]" office:value-type="percentage" office:value="0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21445]">
            <text:p>mcBond12 <text:line-break/>[21445]</text:p>
          </table:table-cell>
          <table:table-cell table:style-name="ce50" table:formula="of:=INFO.OBBA.OBBA.OBRUN(&quot;mcBond value &quot;&amp;ROW();[.D12];&quot;getValue&quot;;[$LIBORMarketModel.$M$26])" office:value-type="string" office:string-value="mcBond value 12 &#10;[21446]">
            <text:p>mcBond value 12 <text:line-break/>[21446]</text:p>
          </table:table-cell>
          <table:table-cell table:style-name="ce51" table:formula="of:=INFO.OBBA.OBBA.OBGET(INFO.OBBA.OBBA.OBSYNC([.E12];[.E$11:.E$511]))" office:value-type="percentage" office:value="0.98045519591453">
            <text:p>98,04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80296049406921">
            <text:p>9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2])))" office:value-type="percentage" office:value="0.980296049406921">
            <text:p>98,0%</text:p>
          </table:table-cell>
          <table:table-cell table:style-name="ce49" table:formula="of:=[.F12]-[.H12]" office:value-type="percentage" office:value="0.00015914650760906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21448]">
            <text:p>mcBond13 <text:line-break/>[21448]</text:p>
          </table:table-cell>
          <table:table-cell table:style-name="ce50" table:formula="of:=INFO.OBBA.OBBA.OBRUN(&quot;mcBond value &quot;&amp;ROW();[.D13];&quot;getValue&quot;;[$LIBORMarketModel.$M$26])" office:value-type="string" office:string-value="mcBond value 13 &#10;[21449]">
            <text:p>mcBond value 13 <text:line-break/>[21449]</text:p>
          </table:table-cell>
          <table:table-cell table:style-name="ce51" table:formula="of:=INFO.OBBA.OBBA.OBGET(INFO.OBBA.OBBA.OBSYNC([.E13];[.E$11:.E$511]))" office:value-type="percentage" office:value="0.970681170512016">
            <text:p>97,06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70590147927644">
            <text:p>97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3])))" office:value-type="percentage" office:value="0.970590147927644">
            <text:p>97,1%</text:p>
          </table:table-cell>
          <table:table-cell table:style-name="ce49" table:formula="of:=[.F13]-[.H13]" office:value-type="percentage" office:value="0.000059504758242678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21451]">
            <text:p>mcBond14 <text:line-break/>[21451]</text:p>
          </table:table-cell>
          <table:table-cell table:style-name="ce50" table:formula="of:=INFO.OBBA.OBBA.OBRUN(&quot;mcBond value &quot;&amp;ROW();[.D14];&quot;getValue&quot;;[$LIBORMarketModel.$M$26])" office:value-type="string" office:string-value="mcBond value 14 &#10;[21452]">
            <text:p>mcBond value 14 <text:line-break/>[21452]</text:p>
          </table:table-cell>
          <table:table-cell table:style-name="ce51" table:formula="of:=INFO.OBBA.OBBA.OBGET(INFO.OBBA.OBBA.OBSYNC([.E14];[.E$11:.E$511]))" office:value-type="percentage" office:value="0.961283248760035">
            <text:p>96,12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60980344482816">
            <text:p>9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4])))" office:value-type="percentage" office:value="0.960980344482816">
            <text:p>96,1%</text:p>
          </table:table-cell>
          <table:table-cell table:style-name="ce49" table:formula="of:=[.F14]-[.H14]" office:value-type="percentage" office:value="0.00025310335636685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21454]">
            <text:p>mcBond15 <text:line-break/>[21454]</text:p>
          </table:table-cell>
          <table:table-cell table:style-name="ce50" table:formula="of:=INFO.OBBA.OBBA.OBRUN(&quot;mcBond value &quot;&amp;ROW();[.D15];&quot;getValue&quot;;[$LIBORMarketModel.$M$26])" office:value-type="string" office:string-value="mcBond value 15 &#10;[21455]">
            <text:p>mcBond value 15 <text:line-break/>[21455]</text:p>
          </table:table-cell>
          <table:table-cell table:style-name="ce51" table:formula="of:=INFO.OBBA.OBBA.OBGET(INFO.OBBA.OBBA.OBSYNC([.E15];[.E$11:.E$511]))" office:value-type="percentage" office:value="0.95171846967786">
            <text:p>95,17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51465687606749">
            <text:p>95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5])))" office:value-type="percentage" office:value="0.951465687606749">
            <text:p>95,1%</text:p>
          </table:table-cell>
          <table:table-cell table:style-name="ce49" table:formula="of:=[.F15]-[.H15]" office:value-type="percentage" office:value="0.000082552689591008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21457]">
            <text:p>mcBond16 <text:line-break/>[21457]</text:p>
          </table:table-cell>
          <table:table-cell table:style-name="ce50" table:formula="of:=INFO.OBBA.OBBA.OBRUN(&quot;mcBond value &quot;&amp;ROW();[.D16];&quot;getValue&quot;;[$LIBORMarketModel.$M$26])" office:value-type="string" office:string-value="mcBond value 16 &#10;[21458]">
            <text:p>mcBond value 16 <text:line-break/>[21458]</text:p>
          </table:table-cell>
          <table:table-cell table:style-name="ce51" table:formula="of:=INFO.OBBA.OBBA.OBGET(INFO.OBBA.OBBA.OBSYNC([.E16];[.E$11:.E$511]))" office:value-type="percentage" office:value="0.942530160780545">
            <text:p>94,25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42045235254207">
            <text:p>9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6])))" office:value-type="percentage" office:value="0.942045235254207">
            <text:p>94,2%</text:p>
          </table:table-cell>
          <table:table-cell table:style-name="ce49" table:formula="of:=[.F16]-[.H16]" office:value-type="percentage" office:value="0.0002767347461113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21460]">
            <text:p>mcBond17 <text:line-break/>[21460]</text:p>
          </table:table-cell>
          <table:table-cell table:style-name="ce50" table:formula="of:=INFO.OBBA.OBBA.OBRUN(&quot;mcBond value &quot;&amp;ROW();[.D17];&quot;getValue&quot;;[$LIBORMarketModel.$M$26])" office:value-type="string" office:string-value="mcBond value 17 &#10;[21461]">
            <text:p>mcBond value 17 <text:line-break/>[21461]</text:p>
          </table:table-cell>
          <table:table-cell table:style-name="ce51" table:formula="of:=INFO.OBBA.OBBA.OBGET(INFO.OBBA.OBBA.OBSYNC([.E17];[.E$11:.E$511]))" office:value-type="percentage" office:value="0.933212619487823">
            <text:p>93,32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32718054707135">
            <text:p>9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7])))" office:value-type="percentage" office:value="0.932718054707135">
            <text:p>93,3%</text:p>
          </table:table-cell>
          <table:table-cell table:style-name="ce49" table:formula="of:=[.F17]-[.H17]" office:value-type="percentage" office:value="0.00023874696258807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21463]">
            <text:p>mcBond18 <text:line-break/>[21463]</text:p>
          </table:table-cell>
          <table:table-cell table:style-name="ce50" table:formula="of:=INFO.OBBA.OBBA.OBRUN(&quot;mcBond value &quot;&amp;ROW();[.D18];&quot;getValue&quot;;[$LIBORMarketModel.$M$26])" office:value-type="string" office:string-value="mcBond value 18 &#10;[21464]">
            <text:p>mcBond value 18 <text:line-break/>[21464]</text:p>
          </table:table-cell>
          <table:table-cell table:style-name="ce51" table:formula="of:=INFO.OBBA.OBBA.OBGET(INFO.OBBA.OBBA.OBSYNC([.E18];[.E$11:.E$511]))" office:value-type="percentage" office:value="0.923821351598255">
            <text:p>92,38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23483222482312">
            <text:p>92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8])))" office:value-type="percentage" office:value="0.923483222482312">
            <text:p>92,3%</text:p>
          </table:table-cell>
          <table:table-cell table:style-name="ce49" table:formula="of:=[.F18]-[.H18]" office:value-type="percentage" office:value="0.00016840659614181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21466]">
            <text:p>mcBond19 <text:line-break/>[21466]</text:p>
          </table:table-cell>
          <table:table-cell table:style-name="ce50" table:formula="of:=INFO.OBBA.OBBA.OBRUN(&quot;mcBond value &quot;&amp;ROW();[.D19];&quot;getValue&quot;;[$LIBORMarketModel.$M$26])" office:value-type="string" office:string-value="mcBond value 19 &#10;[21467]">
            <text:p>mcBond value 19 <text:line-break/>[21467]</text:p>
          </table:table-cell>
          <table:table-cell table:style-name="ce51" table:formula="of:=INFO.OBBA.OBBA.OBGET(INFO.OBBA.OBBA.OBSYNC([.E19];[.E$11:.E$511]))" office:value-type="percentage" office:value="0.914794367467428">
            <text:p>91,47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14339824239913">
            <text:p>9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9])))" office:value-type="percentage" office:value="0.914339824239913">
            <text:p>91,4%</text:p>
          </table:table-cell>
          <table:table-cell table:style-name="ce49" table:formula="of:=[.F19]-[.H19]" office:value-type="percentage" office:value="0.00024138900129278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21469]">
            <text:p>mcBond20 <text:line-break/>[21469]</text:p>
          </table:table-cell>
          <table:table-cell table:style-name="ce50" table:formula="of:=INFO.OBBA.OBBA.OBRUN(&quot;mcBond value &quot;&amp;ROW();[.D20];&quot;getValue&quot;;[$LIBORMarketModel.$M$26])" office:value-type="string" office:string-value="mcBond value 20 &#10;[21470]">
            <text:p>mcBond value 20 <text:line-break/>[21470]</text:p>
          </table:table-cell>
          <table:table-cell table:style-name="ce51" table:formula="of:=INFO.OBBA.OBBA.OBGET(INFO.OBBA.OBBA.OBSYNC([.E20];[.E$11:.E$511]))" office:value-type="percentage" office:value="0.906179625560442">
            <text:p>90,61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05286954692983">
            <text:p>90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0])))" office:value-type="percentage" office:value="0.905286954692983">
            <text:p>90,5%</text:p>
          </table:table-cell>
          <table:table-cell table:style-name="ce49" table:formula="of:=[.F20]-[.H20]" office:value-type="percentage" office:value="0.00043670310889687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21472]">
            <text:p>mcBond21 <text:line-break/>[21472]</text:p>
          </table:table-cell>
          <table:table-cell table:style-name="ce50" table:formula="of:=INFO.OBBA.OBBA.OBRUN(&quot;mcBond value &quot;&amp;ROW();[.D21];&quot;getValue&quot;;[$LIBORMarketModel.$M$26])" office:value-type="string" office:string-value="mcBond value 21 &#10;[21473]">
            <text:p>mcBond value 21 <text:line-break/>[21473]</text:p>
          </table:table-cell>
          <table:table-cell table:style-name="ce51" table:formula="of:=INFO.OBBA.OBBA.OBGET(INFO.OBBA.OBBA.OBSYNC([.E21];[.E$11:.E$511]))" office:value-type="percentage" office:value="0.897643197241006">
            <text:p>89,76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896323717517805">
            <text:p>89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1])))" office:value-type="percentage" office:value="0.896323717517805">
            <text:p>89,6%</text:p>
          </table:table-cell>
          <table:table-cell table:style-name="ce49" table:formula="of:=[.F21]-[.H21]" office:value-type="percentage" office:value="0.00058818972567531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21475]">
            <text:p>mcBond22 <text:line-break/>[21475]</text:p>
          </table:table-cell>
          <table:table-cell table:style-name="ce50" table:formula="of:=INFO.OBBA.OBBA.OBRUN(&quot;mcBond value &quot;&amp;ROW();[.D22];&quot;getValue&quot;;[$LIBORMarketModel.$M$26])" office:value-type="string" office:string-value="mcBond value 22 &#10;[21476]">
            <text:p>mcBond value 22 <text:line-break/>[21476]</text:p>
          </table:table-cell>
          <table:table-cell table:style-name="ce51" table:formula="of:=INFO.OBBA.OBBA.OBGET(INFO.OBBA.OBBA.OBSYNC([.E22];[.E$11:.E$511]))" office:value-type="percentage" office:value="0.889108080659782">
            <text:p>88,91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887449225265153">
            <text:p>88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2])))" office:value-type="percentage" office:value="0.887449225265153">
            <text:p>88,7%</text:p>
          </table:table-cell>
          <table:table-cell table:style-name="ce49" table:formula="of:=[.F22]-[.H22]" office:value-type="percentage" office:value="0.00043034188875701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21478]">
            <text:p>mcBond23 <text:line-break/>[21478]</text:p>
          </table:table-cell>
          <table:table-cell table:style-name="ce50" table:formula="of:=INFO.OBBA.OBBA.OBRUN(&quot;mcBond value &quot;&amp;ROW();[.D23];&quot;getValue&quot;;[$LIBORMarketModel.$M$26])" office:value-type="string" office:string-value="mcBond value 23 &#10;[21479]">
            <text:p>mcBond value 23 <text:line-break/>[21479]</text:p>
          </table:table-cell>
          <table:table-cell table:style-name="ce51" table:formula="of:=INFO.OBBA.OBBA.OBGET(INFO.OBBA.OBBA.OBSYNC([.E23];[.E$11:.E$511]))" office:value-type="percentage" office:value="0.880555557728989">
            <text:p>88,05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878662599272429">
            <text:p>87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3])))" office:value-type="percentage" office:value="0.878662599272429">
            <text:p>87,9%</text:p>
          </table:table-cell>
          <table:table-cell table:style-name="ce49" table:formula="of:=[.F23]-[.H23]" office:value-type="percentage" office:value="0.00060438104911986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21481]">
            <text:p>mcBond24 <text:line-break/>[21481]</text:p>
          </table:table-cell>
          <table:table-cell table:style-name="ce50" table:formula="of:=INFO.OBBA.OBBA.OBRUN(&quot;mcBond value &quot;&amp;ROW();[.D24];&quot;getValue&quot;;[$LIBORMarketModel.$M$26])" office:value-type="string" office:string-value="mcBond value 24 &#10;[21482]">
            <text:p>mcBond value 24 <text:line-break/>[21482]</text:p>
          </table:table-cell>
          <table:table-cell table:style-name="ce51" table:formula="of:=INFO.OBBA.OBBA.OBGET(INFO.OBBA.OBBA.OBSYNC([.E24];[.E$11:.E$511]))" office:value-type="percentage" office:value="0.871734591542348">
            <text:p>87,17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869962969576662">
            <text:p>87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4])))" office:value-type="percentage" office:value="0.869962969576662">
            <text:p>87,0%</text:p>
          </table:table-cell>
          <table:table-cell table:style-name="ce49" table:formula="of:=[.F24]-[.H24]" office:value-type="percentage" office:value="0.00059174511610748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21484]">
            <text:p>mcBond25 <text:line-break/>[21484]</text:p>
          </table:table-cell>
          <table:table-cell table:style-name="ce50" table:formula="of:=INFO.OBBA.OBBA.OBRUN(&quot;mcBond value &quot;&amp;ROW();[.D25];&quot;getValue&quot;;[$LIBORMarketModel.$M$26])" office:value-type="string" office:string-value="mcBond value 25 &#10;[21485]">
            <text:p>mcBond value 25 <text:line-break/>[21485]</text:p>
          </table:table-cell>
          <table:table-cell table:style-name="ce51" table:formula="of:=INFO.OBBA.OBBA.OBGET(INFO.OBBA.OBBA.OBSYNC([.E25];[.E$11:.E$511]))" office:value-type="percentage" office:value="0.863138515512228">
            <text:p>86,31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61349474828379">
            <text:p>8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5])))" office:value-type="percentage" office:value="0.861349474828379">
            <text:p>86,1%</text:p>
          </table:table-cell>
          <table:table-cell table:style-name="ce49" table:formula="of:=[.F25]-[.H25]" office:value-type="percentage" office:value="0.000625119700985777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21487]">
            <text:p>mcBond26 <text:line-break/>[21487]</text:p>
          </table:table-cell>
          <table:table-cell table:style-name="ce50" table:formula="of:=INFO.OBBA.OBBA.OBRUN(&quot;mcBond value &quot;&amp;ROW();[.D26];&quot;getValue&quot;;[$LIBORMarketModel.$M$26])" office:value-type="string" office:string-value="mcBond value 26 &#10;[21488]">
            <text:p>mcBond value 26 <text:line-break/>[21488]</text:p>
          </table:table-cell>
          <table:table-cell table:style-name="ce51" table:formula="of:=INFO.OBBA.OBBA.OBGET(INFO.OBBA.OBBA.OBSYNC([.E26];[.E$11:.E$511]))" office:value-type="percentage" office:value="0.854515976078429">
            <text:p>85,45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52821262206315">
            <text:p>85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6])))" office:value-type="percentage" office:value="0.852821262206315">
            <text:p>85,3%</text:p>
          </table:table-cell>
          <table:table-cell table:style-name="ce49" table:formula="of:=[.F26]-[.H26]" office:value-type="percentage" office:value="0.00048176718488535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21490]">
            <text:p>mcBond27 <text:line-break/>[21490]</text:p>
          </table:table-cell>
          <table:table-cell table:style-name="ce50" table:formula="of:=INFO.OBBA.OBBA.OBRUN(&quot;mcBond value &quot;&amp;ROW();[.D27];&quot;getValue&quot;;[$LIBORMarketModel.$M$26])" office:value-type="string" office:string-value="mcBond value 27 &#10;[21491]">
            <text:p>mcBond value 27 <text:line-break/>[21491]</text:p>
          </table:table-cell>
          <table:table-cell table:style-name="ce51" table:formula="of:=INFO.OBBA.OBBA.OBGET(INFO.OBBA.OBBA.OBSYNC([.E27];[.E$11:.E$511]))" office:value-type="percentage" office:value="0.846027312862695">
            <text:p>84,60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44377487332986">
            <text:p>84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7])))" office:value-type="percentage" office:value="0.844377487332986">
            <text:p>84,4%</text:p>
          </table:table-cell>
          <table:table-cell table:style-name="ce49" table:formula="of:=[.F27]-[.H27]" office:value-type="percentage" office:value="0.00047621926929253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21493]">
            <text:p>mcBond28 <text:line-break/>[21493]</text:p>
          </table:table-cell>
          <table:table-cell table:style-name="ce50" table:formula="of:=INFO.OBBA.OBBA.OBRUN(&quot;mcBond value &quot;&amp;ROW();[.D28];&quot;getValue&quot;;[$LIBORMarketModel.$M$26])" office:value-type="string" office:string-value="mcBond value 28 &#10;[21494]">
            <text:p>mcBond value 28 <text:line-break/>[21494]</text:p>
          </table:table-cell>
          <table:table-cell table:style-name="ce51" table:formula="of:=INFO.OBBA.OBBA.OBGET(INFO.OBBA.OBBA.OBSYNC([.E28];[.E$11:.E$511]))" office:value-type="percentage" office:value="0.837768798118448">
            <text:p>83,77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36017314191075">
            <text:p>83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8])))" office:value-type="percentage" office:value="0.836017314191075">
            <text:p>83,6%</text:p>
          </table:table-cell>
          <table:table-cell table:style-name="ce49" table:formula="of:=[.F28]-[.H28]" office:value-type="percentage" office:value="0.00048576142346668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21496]">
            <text:p>mcBond29 <text:line-break/>[21496]</text:p>
          </table:table-cell>
          <table:table-cell table:style-name="ce50" table:formula="of:=INFO.OBBA.OBBA.OBRUN(&quot;mcBond value &quot;&amp;ROW();[.D29];&quot;getValue&quot;;[$LIBORMarketModel.$M$26])" office:value-type="string" office:string-value="mcBond value 29 &#10;[21497]">
            <text:p>mcBond value 29 <text:line-break/>[21497]</text:p>
          </table:table-cell>
          <table:table-cell table:style-name="ce51" table:formula="of:=INFO.OBBA.OBBA.OBGET(INFO.OBBA.OBBA.OBSYNC([.E29];[.E$11:.E$511]))" office:value-type="percentage" office:value="0.829339927772026">
            <text:p>82,93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27739915040668">
            <text:p>82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9])))" office:value-type="percentage" office:value="0.827739915040668">
            <text:p>82,8%</text:p>
          </table:table-cell>
          <table:table-cell table:style-name="ce49" table:formula="of:=[.F29]-[.H29]" office:value-type="percentage" office:value="0.00050136458417027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21499]">
            <text:p>mcBond30 <text:line-break/>[21499]</text:p>
          </table:table-cell>
          <table:table-cell table:style-name="ce50" table:formula="of:=INFO.OBBA.OBBA.OBRUN(&quot;mcBond value &quot;&amp;ROW();[.D30];&quot;getValue&quot;;[$LIBORMarketModel.$M$26])" office:value-type="string" office:string-value="mcBond value 30 &#10;[21500]">
            <text:p>mcBond value 30 <text:line-break/>[21500]</text:p>
          </table:table-cell>
          <table:table-cell table:style-name="ce51" table:formula="of:=INFO.OBBA.OBBA.OBGET(INFO.OBBA.OBBA.OBSYNC([.E30];[.E$11:.E$511]))" office:value-type="percentage" office:value="0.821401754778781">
            <text:p>82,14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19544470337295">
            <text:p>8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0])))" office:value-type="percentage" office:value="0.819544470337295">
            <text:p>82,0%</text:p>
          </table:table-cell>
          <table:table-cell table:style-name="ce49" table:formula="of:=[.F30]-[.H30]" office:value-type="percentage" office:value="0.0006515235279641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21502]">
            <text:p>mcBond31 <text:line-break/>[21502]</text:p>
          </table:table-cell>
          <table:table-cell table:style-name="ce50" table:formula="of:=INFO.OBBA.OBBA.OBRUN(&quot;mcBond value &quot;&amp;ROW();[.D31];&quot;getValue&quot;;[$LIBORMarketModel.$M$26])" office:value-type="string" office:string-value="mcBond value 31 &#10;[21503]">
            <text:p>mcBond value 31 <text:line-break/>[21503]</text:p>
          </table:table-cell>
          <table:table-cell table:style-name="ce51" table:formula="of:=INFO.OBBA.OBBA.OBGET(INFO.OBBA.OBBA.OBSYNC([.E31];[.E$11:.E$511]))" office:value-type="percentage" office:value="0.813204175951204">
            <text:p>81,32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11430168650788">
            <text:p>81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1])))" office:value-type="percentage" office:value="0.811430168650787">
            <text:p>81,1%</text:p>
          </table:table-cell>
          <table:table-cell table:style-name="ce49" table:formula="of:=[.F31]-[.H31]" office:value-type="percentage" office:value="0.00058873501776834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21505]">
            <text:p>mcBond32 <text:line-break/>[21505]</text:p>
          </table:table-cell>
          <table:table-cell table:style-name="ce50" table:formula="of:=INFO.OBBA.OBBA.OBRUN(&quot;mcBond value &quot;&amp;ROW();[.D32];&quot;getValue&quot;;[$LIBORMarketModel.$M$26])" office:value-type="string" office:string-value="mcBond value 32 &#10;[21506]">
            <text:p>mcBond value 32 <text:line-break/>[21506]</text:p>
          </table:table-cell>
          <table:table-cell table:style-name="ce51" table:formula="of:=INFO.OBBA.OBBA.OBGET(INFO.OBBA.OBBA.OBSYNC([.E32];[.E$11:.E$511]))" office:value-type="percentage" office:value="0.805253113909207">
            <text:p>80,52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03396206584938">
            <text:p>80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2])))" office:value-type="percentage" office:value="0.803396206584938">
            <text:p>80,3%</text:p>
          </table:table-cell>
          <table:table-cell table:style-name="ce49" table:formula="of:=[.F32]-[.H32]" office:value-type="percentage" office:value="0.00064819260546056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21508]">
            <text:p>mcBond33 <text:line-break/>[21508]</text:p>
          </table:table-cell>
          <table:table-cell table:style-name="ce50" table:formula="of:=INFO.OBBA.OBBA.OBRUN(&quot;mcBond value &quot;&amp;ROW();[.D33];&quot;getValue&quot;;[$LIBORMarketModel.$M$26])" office:value-type="string" office:string-value="mcBond value 33 &#10;[21509]">
            <text:p>mcBond value 33 <text:line-break/>[21509]</text:p>
          </table:table-cell>
          <table:table-cell table:style-name="ce51" table:formula="of:=INFO.OBBA.OBBA.OBGET(INFO.OBBA.OBBA.OBSYNC([.E33];[.E$11:.E$511]))" office:value-type="percentage" office:value="0.79740879695702">
            <text:p>79,74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795441788697959">
            <text:p>79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3])))" office:value-type="percentage" office:value="0.795441788697958">
            <text:p>79,5%</text:p>
          </table:table-cell>
          <table:table-cell table:style-name="ce49" table:formula="of:=[.F33]-[.H33]" office:value-type="percentage" office:value="0.00066129806805370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21511]">
            <text:p>mcBond34 <text:line-break/>[21511]</text:p>
          </table:table-cell>
          <table:table-cell table:style-name="ce50" table:formula="of:=INFO.OBBA.OBBA.OBRUN(&quot;mcBond value &quot;&amp;ROW();[.D34];&quot;getValue&quot;;[$LIBORMarketModel.$M$26])" office:value-type="string" office:string-value="mcBond value 34 &#10;[21512]">
            <text:p>mcBond value 34 <text:line-break/>[21512]</text:p>
          </table:table-cell>
          <table:table-cell table:style-name="ce51" table:formula="of:=INFO.OBBA.OBBA.OBGET(INFO.OBBA.OBBA.OBSYNC([.E34];[.E$11:.E$511]))" office:value-type="percentage" office:value="0.789378363291032">
            <text:p>78,93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87566127423721">
            <text:p>78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4])))" office:value-type="percentage" office:value="0.787566127423721">
            <text:p>78,8%</text:p>
          </table:table-cell>
          <table:table-cell table:style-name="ce49" table:formula="of:=[.F34]-[.H34]" office:value-type="percentage" office:value="0.00076941182381096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21514]">
            <text:p>mcBond35 <text:line-break/>[21514]</text:p>
          </table:table-cell>
          <table:table-cell table:style-name="ce50" table:formula="of:=INFO.OBBA.OBBA.OBRUN(&quot;mcBond value &quot;&amp;ROW();[.D35];&quot;getValue&quot;;[$LIBORMarketModel.$M$26])" office:value-type="string" office:string-value="mcBond value 35 &#10;[21515]">
            <text:p>mcBond value 35 <text:line-break/>[21515]</text:p>
          </table:table-cell>
          <table:table-cell table:style-name="ce51" table:formula="of:=INFO.OBBA.OBBA.OBGET(INFO.OBBA.OBBA.OBSYNC([.E35];[.E$11:.E$511]))" office:value-type="percentage" office:value="0.78145503282086">
            <text:p>78,14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79768442993783">
            <text:p>7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5])))" office:value-type="percentage" office:value="0.779768442993783">
            <text:p>78,0%</text:p>
          </table:table-cell>
          <table:table-cell table:style-name="ce49" table:formula="of:=[.F35]-[.H35]" office:value-type="percentage" office:value="0.00086760234450422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21517]">
            <text:p>mcBond36 <text:line-break/>[21517]</text:p>
          </table:table-cell>
          <table:table-cell table:style-name="ce50" table:formula="of:=INFO.OBBA.OBBA.OBRUN(&quot;mcBond value &quot;&amp;ROW();[.D36];&quot;getValue&quot;;[$LIBORMarketModel.$M$26])" office:value-type="string" office:string-value="mcBond value 36 &#10;[21518]">
            <text:p>mcBond value 36 <text:line-break/>[21518]</text:p>
          </table:table-cell>
          <table:table-cell table:style-name="ce51" table:formula="of:=INFO.OBBA.OBBA.OBGET(INFO.OBBA.OBBA.OBSYNC([.E36];[.E$11:.E$511]))" office:value-type="percentage" office:value="0.773640557597698">
            <text:p>77,36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2047963360182">
            <text:p>7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6])))" office:value-type="percentage" office:value="0.772047963360181">
            <text:p>77,2%</text:p>
          </table:table-cell>
          <table:table-cell table:style-name="ce49" table:formula="of:=[.F36]-[.H36]" office:value-type="percentage" office:value="0.000985208375360647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21520]">
            <text:p>mcBond37 <text:line-break/>[21520]</text:p>
          </table:table-cell>
          <table:table-cell table:style-name="ce50" table:formula="of:=INFO.OBBA.OBBA.OBRUN(&quot;mcBond value &quot;&amp;ROW();[.D37];&quot;getValue&quot;;[$LIBORMarketModel.$M$26])" office:value-type="string" office:string-value="mcBond value 37 &#10;[21521]">
            <text:p>mcBond value 37 <text:line-break/>[21521]</text:p>
          </table:table-cell>
          <table:table-cell table:style-name="ce51" table:formula="of:=INFO.OBBA.OBBA.OBGET(INFO.OBBA.OBBA.OBSYNC([.E37];[.E$11:.E$511]))" office:value-type="percentage" office:value="0.765961584207813">
            <text:p>76,59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4403924118992">
            <text:p>76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7])))" office:value-type="percentage" office:value="0.764403924118991">
            <text:p>76,4%</text:p>
          </table:table-cell>
          <table:table-cell table:style-name="ce49" table:formula="of:=[.F37]-[.H37]" office:value-type="percentage" office:value="0.00102535851106633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21523]">
            <text:p>mcBond38 <text:line-break/>[21523]</text:p>
          </table:table-cell>
          <table:table-cell table:style-name="ce50" table:formula="of:=INFO.OBBA.OBBA.OBRUN(&quot;mcBond value &quot;&amp;ROW();[.D38];&quot;getValue&quot;;[$LIBORMarketModel.$M$26])" office:value-type="string" office:string-value="mcBond value 38 &#10;[21524]">
            <text:p>mcBond value 38 <text:line-break/>[21524]</text:p>
          </table:table-cell>
          <table:table-cell table:style-name="ce51" table:formula="of:=INFO.OBBA.OBBA.OBGET(INFO.OBBA.OBBA.OBSYNC([.E38];[.E$11:.E$511]))" office:value-type="percentage" office:value="0.758510870607345">
            <text:p>75,85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56835568434645">
            <text:p>75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8])))" office:value-type="percentage" office:value="0.756835568434645">
            <text:p>75,7%</text:p>
          </table:table-cell>
          <table:table-cell table:style-name="ce49" table:formula="of:=[.F38]-[.H38]" office:value-type="percentage" office:value="0.001145260091362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21526]">
            <text:p>mcBond39 <text:line-break/>[21526]</text:p>
          </table:table-cell>
          <table:table-cell table:style-name="ce50" table:formula="of:=INFO.OBBA.OBBA.OBRUN(&quot;mcBond value &quot;&amp;ROW();[.D39];&quot;getValue&quot;;[$LIBORMarketModel.$M$26])" office:value-type="string" office:string-value="mcBond value 39 &#10;[21527]">
            <text:p>mcBond value 39 <text:line-break/>[21527]</text:p>
          </table:table-cell>
          <table:table-cell table:style-name="ce51" table:formula="of:=INFO.OBBA.OBBA.OBGET(INFO.OBBA.OBBA.OBSYNC([.E39];[.E$11:.E$511]))" office:value-type="percentage" office:value="0.751187891916675">
            <text:p>75,11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49342146964995">
            <text:p>74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9])))" office:value-type="percentage" office:value="0.749342146964995">
            <text:p>74,9%</text:p>
          </table:table-cell>
          <table:table-cell table:style-name="ce49" table:formula="of:=[.F39]-[.H39]" office:value-type="percentage" office:value="0.0011980238655803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21529]">
            <text:p>mcBond40 <text:line-break/>[21529]</text:p>
          </table:table-cell>
          <table:table-cell table:style-name="ce50" table:formula="of:=INFO.OBBA.OBBA.OBRUN(&quot;mcBond value &quot;&amp;ROW();[.D40];&quot;getValue&quot;;[$LIBORMarketModel.$M$26])" office:value-type="string" office:string-value="mcBond value 40 &#10;[21530]">
            <text:p>mcBond value 40 <text:line-break/>[21530]</text:p>
          </table:table-cell>
          <table:table-cell table:style-name="ce51" table:formula="of:=INFO.OBBA.OBBA.OBGET(INFO.OBBA.OBBA.OBSYNC([.E40];[.E$11:.E$511]))" office:value-type="percentage" office:value="0.74405571173894">
            <text:p>74,40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41922917787124">
            <text:p>7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0])))" office:value-type="percentage" office:value="0.741922917787124">
            <text:p>74,2%</text:p>
          </table:table-cell>
          <table:table-cell table:style-name="ce49" table:formula="of:=[.F40]-[.H40]" office:value-type="percentage" office:value="0.0013981422121538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21532]">
            <text:p>mcBond41 <text:line-break/>[21532]</text:p>
          </table:table-cell>
          <table:table-cell table:style-name="ce50" table:formula="of:=INFO.OBBA.OBBA.OBRUN(&quot;mcBond value &quot;&amp;ROW();[.D41];&quot;getValue&quot;;[$LIBORMarketModel.$M$26])" office:value-type="string" office:string-value="mcBond value 41 &#10;[21533]">
            <text:p>mcBond value 41 <text:line-break/>[21533]</text:p>
          </table:table-cell>
          <table:table-cell table:style-name="ce51" table:formula="of:=INFO.OBBA.OBBA.OBGET(INFO.OBBA.OBBA.OBSYNC([.E41];[.E$11:.E$511]))" office:value-type="percentage" office:value="0.737084771975586">
            <text:p>73,70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34577146323885">
            <text:p>73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1])))" office:value-type="percentage" office:value="0.734577146323885">
            <text:p>73,5%</text:p>
          </table:table-cell>
          <table:table-cell table:style-name="ce49" table:formula="of:=[.F41]-[.H41]" office:value-type="percentage" office:value="0.00152183310106357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21535]">
            <text:p>mcBond42 <text:line-break/>[21535]</text:p>
          </table:table-cell>
          <table:table-cell table:style-name="ce50" table:formula="of:=INFO.OBBA.OBBA.OBRUN(&quot;mcBond value &quot;&amp;ROW();[.D42];&quot;getValue&quot;;[$LIBORMarketModel.$M$26])" office:value-type="string" office:string-value="mcBond value 42 &#10;[21536]">
            <text:p>mcBond value 42 <text:line-break/>[21536]</text:p>
          </table:table-cell>
          <table:table-cell table:style-name="ce51" table:formula="of:=INFO.OBBA.OBBA.OBGET(INFO.OBBA.OBBA.OBSYNC([.E42];[.E$11:.E$511]))" office:value-type="percentage" office:value="0.729997756185423">
            <text:p>73,00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27304105271173">
            <text:p>72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2])))" office:value-type="percentage" office:value="0.727304105271173">
            <text:p>72,7%</text:p>
          </table:table-cell>
          <table:table-cell table:style-name="ce49" table:formula="of:=[.F42]-[.H42]" office:value-type="percentage" office:value="0.00165021782118246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21538]">
            <text:p>mcBond43 <text:line-break/>[21538]</text:p>
          </table:table-cell>
          <table:table-cell table:style-name="ce50" table:formula="of:=INFO.OBBA.OBBA.OBRUN(&quot;mcBond value &quot;&amp;ROW();[.D43];&quot;getValue&quot;;[$LIBORMarketModel.$M$26])" office:value-type="string" office:string-value="mcBond value 43 &#10;[21539]">
            <text:p>mcBond value 43 <text:line-break/>[21539]</text:p>
          </table:table-cell>
          <table:table-cell table:style-name="ce51" table:formula="of:=INFO.OBBA.OBBA.OBGET(INFO.OBBA.OBBA.OBSYNC([.E43];[.E$11:.E$511]))" office:value-type="percentage" office:value="0.723055475403467">
            <text:p>72,30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20103074525914">
            <text:p>7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3])))" office:value-type="percentage" office:value="0.720103074525914">
            <text:p>72,0%</text:p>
          </table:table-cell>
          <table:table-cell table:style-name="ce49" table:formula="of:=[.F43]-[.H43]" office:value-type="percentage" office:value="0.0018086417477252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21541]">
            <text:p>mcBond44 <text:line-break/>[21541]</text:p>
          </table:table-cell>
          <table:table-cell table:style-name="ce50" table:formula="of:=INFO.OBBA.OBBA.OBRUN(&quot;mcBond value &quot;&amp;ROW();[.D44];&quot;getValue&quot;;[$LIBORMarketModel.$M$26])" office:value-type="string" office:string-value="mcBond value 44 &#10;[21542]">
            <text:p>mcBond value 44 <text:line-break/>[21542]</text:p>
          </table:table-cell>
          <table:table-cell table:style-name="ce51" table:formula="of:=INFO.OBBA.OBBA.OBGET(INFO.OBBA.OBBA.OBSYNC([.E44];[.E$11:.E$511]))" office:value-type="percentage" office:value="0.716245975071862">
            <text:p>71,62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712973341114767">
            <text:p>71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4])))" office:value-type="percentage" office:value="0.712973341114766">
            <text:p>71,3%</text:p>
          </table:table-cell>
          <table:table-cell table:style-name="ce49" table:formula="of:=[.F44]-[.H44]" office:value-type="percentage" office:value="0.00206681952102783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21544]">
            <text:p>mcBond45 <text:line-break/>[21544]</text:p>
          </table:table-cell>
          <table:table-cell table:style-name="ce50" table:formula="of:=INFO.OBBA.OBBA.OBRUN(&quot;mcBond value &quot;&amp;ROW();[.D45];&quot;getValue&quot;;[$LIBORMarketModel.$M$26])" office:value-type="string" office:string-value="mcBond value 45 &#10;[21545]">
            <text:p>mcBond value 45 <text:line-break/>[21545]</text:p>
          </table:table-cell>
          <table:table-cell table:style-name="ce51" table:formula="of:=INFO.OBBA.OBBA.OBGET(INFO.OBBA.OBBA.OBSYNC([.E45];[.E$11:.E$511]))" office:value-type="percentage" office:value="0.709181377042139">
            <text:p>70,91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705914199123531">
            <text:p>70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5])))" office:value-type="percentage" office:value="0.705914199123531">
            <text:p>70,6%</text:p>
          </table:table-cell>
          <table:table-cell table:style-name="ce49" table:formula="of:=[.F45]-[.H45]" office:value-type="percentage" office:value="0.0020093811382866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21547]">
            <text:p>mcBond46 <text:line-break/>[21547]</text:p>
          </table:table-cell>
          <table:table-cell table:style-name="ce50" table:formula="of:=INFO.OBBA.OBBA.OBRUN(&quot;mcBond value &quot;&amp;ROW();[.D46];&quot;getValue&quot;;[$LIBORMarketModel.$M$26])" office:value-type="string" office:string-value="mcBond value 46 &#10;[21548]">
            <text:p>mcBond value 46 <text:line-break/>[21548]</text:p>
          </table:table-cell>
          <table:table-cell table:style-name="ce51" table:formula="of:=INFO.OBBA.OBBA.OBGET(INFO.OBBA.OBBA.OBSYNC([.E46];[.E$11:.E$511]))" office:value-type="percentage" office:value="0.702201345626326">
            <text:p>70,22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98924949627259">
            <text:p>69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6])))" office:value-type="percentage" office:value="0.698924949627258">
            <text:p>69,9%</text:p>
          </table:table-cell>
          <table:table-cell table:style-name="ce49" table:formula="of:=[.F46]-[.H46]" office:value-type="percentage" office:value="0.00209304441599945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21550]">
            <text:p>mcBond47 <text:line-break/>[21550]</text:p>
          </table:table-cell>
          <table:table-cell table:style-name="ce50" table:formula="of:=INFO.OBBA.OBBA.OBRUN(&quot;mcBond value &quot;&amp;ROW();[.D47];&quot;getValue&quot;;[$LIBORMarketModel.$M$26])" office:value-type="string" office:string-value="mcBond value 47 &#10;[21551]">
            <text:p>mcBond value 47 <text:line-break/>[21551]</text:p>
          </table:table-cell>
          <table:table-cell table:style-name="ce51" table:formula="of:=INFO.OBBA.OBBA.OBGET(INFO.OBBA.OBBA.OBSYNC([.E47];[.E$11:.E$511]))" office:value-type="percentage" office:value="0.695191325281637">
            <text:p>69,51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92004900621048">
            <text:p>69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7])))" office:value-type="percentage" office:value="0.692004900621048">
            <text:p>69,2%</text:p>
          </table:table-cell>
          <table:table-cell table:style-name="ce49" table:formula="of:=[.F47]-[.H47]" office:value-type="percentage" office:value="0.00218604132868472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21553]">
            <text:p>mcBond48 <text:line-break/>[21553]</text:p>
          </table:table-cell>
          <table:table-cell table:style-name="ce50" table:formula="of:=INFO.OBBA.OBBA.OBRUN(&quot;mcBond value &quot;&amp;ROW();[.D48];&quot;getValue&quot;;[$LIBORMarketModel.$M$26])" office:value-type="string" office:string-value="mcBond value 48 &#10;[21554]">
            <text:p>mcBond value 48 <text:line-break/>[21554]</text:p>
          </table:table-cell>
          <table:table-cell table:style-name="ce51" table:formula="of:=INFO.OBBA.OBBA.OBGET(INFO.OBBA.OBBA.OBSYNC([.E48];[.E$11:.E$511]))" office:value-type="percentage" office:value="0.687974133720812">
            <text:p>68,79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85153366951533">
            <text:p>68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8])))" office:value-type="percentage" office:value="0.685153366951533">
            <text:p>68,5%</text:p>
          </table:table-cell>
          <table:table-cell table:style-name="ce49" table:formula="of:=[.F48]-[.H48]" office:value-type="percentage" office:value="0.0020482337055168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21556]">
            <text:p>mcBond49 <text:line-break/>[21556]</text:p>
          </table:table-cell>
          <table:table-cell table:style-name="ce50" table:formula="of:=INFO.OBBA.OBBA.OBRUN(&quot;mcBond value &quot;&amp;ROW();[.D49];&quot;getValue&quot;;[$LIBORMarketModel.$M$26])" office:value-type="string" office:string-value="mcBond value 49 &#10;[21557]">
            <text:p>mcBond value 49 <text:line-break/>[21557]</text:p>
          </table:table-cell>
          <table:table-cell table:style-name="ce51" table:formula="of:=INFO.OBBA.OBBA.OBGET(INFO.OBBA.OBBA.OBSYNC([.E49];[.E$11:.E$511]))" office:value-type="percentage" office:value="0.680970619108518">
            <text:p>68,09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78369670249043">
            <text:p>67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9])))" office:value-type="percentage" office:value="0.678369670249042">
            <text:p>67,8%</text:p>
          </table:table-cell>
          <table:table-cell table:style-name="ce49" table:formula="of:=[.F49]-[.H49]" office:value-type="percentage" office:value="0.0023153150615263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21559]">
            <text:p>mcBond50 <text:line-break/>[21559]</text:p>
          </table:table-cell>
          <table:table-cell table:style-name="ce50" table:formula="of:=INFO.OBBA.OBBA.OBRUN(&quot;mcBond value &quot;&amp;ROW();[.D50];&quot;getValue&quot;;[$LIBORMarketModel.$M$26])" office:value-type="string" office:string-value="mcBond value 50 &#10;[21560]">
            <text:p>mcBond value 50 <text:line-break/>[21560]</text:p>
          </table:table-cell>
          <table:table-cell table:style-name="ce51" table:formula="of:=INFO.OBBA.OBBA.OBGET(INFO.OBBA.OBBA.OBSYNC([.E50];[.E$11:.E$511]))" office:value-type="percentage" office:value="0.67423285950647">
            <text:p>67,42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71653138860438">
            <text:p>6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0])))" office:value-type="percentage" office:value="0.671653138860438">
            <text:p>67,2%</text:p>
          </table:table-cell>
          <table:table-cell table:style-name="ce49" table:formula="of:=[.F50]-[.H50]" office:value-type="percentage" office:value="0.0024138209587680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21562]">
            <text:p>mcBond51 <text:line-break/>[21562]</text:p>
          </table:table-cell>
          <table:table-cell table:style-name="ce50" table:formula="of:=INFO.OBBA.OBBA.OBRUN(&quot;mcBond value &quot;&amp;ROW();[.D51];&quot;getValue&quot;;[$LIBORMarketModel.$M$26])" office:value-type="string" office:string-value="mcBond value 51 &#10;[21563]">
            <text:p>mcBond value 51 <text:line-break/>[21563]</text:p>
          </table:table-cell>
          <table:table-cell table:style-name="ce51" table:formula="of:=INFO.OBBA.OBBA.OBGET(INFO.OBBA.OBBA.OBSYNC([.E51];[.E$11:.E$511]))" office:value-type="percentage" office:value="0.667638560482262">
            <text:p>66,76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65003107782612">
            <text:p>66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1])))" office:value-type="percentage" office:value="0.665003107782612">
            <text:p>66,5%</text:p>
          </table:table-cell>
          <table:table-cell table:style-name="ce49" table:formula="of:=[.F51]-[.H51]" office:value-type="percentage" office:value="0.00247518544191039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21565]">
            <text:p>mcBond52 <text:line-break/>[21565]</text:p>
          </table:table-cell>
          <table:table-cell table:style-name="ce50" table:formula="of:=INFO.OBBA.OBBA.OBRUN(&quot;mcBond value &quot;&amp;ROW();[.D52];&quot;getValue&quot;;[$LIBORMarketModel.$M$26])" office:value-type="string" office:string-value="mcBond value 52 &#10;[21566]">
            <text:p>mcBond value 52 <text:line-break/>[21566]</text:p>
          </table:table-cell>
          <table:table-cell table:style-name="ce51" table:formula="of:=INFO.OBBA.OBBA.OBGET(INFO.OBBA.OBBA.OBSYNC([.E52];[.E$11:.E$511]))" office:value-type="percentage" office:value="0.6611072090775">
            <text:p>66,11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58418918596645">
            <text:p>65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2])))" office:value-type="percentage" office:value="0.658418918596645">
            <text:p>65,8%</text:p>
          </table:table-cell>
          <table:table-cell table:style-name="ce49" table:formula="of:=[.F52]-[.H52]" office:value-type="percentage" office:value="0.00255153105267103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21568]">
            <text:p>mcBond53 <text:line-break/>[21568]</text:p>
          </table:table-cell>
          <table:table-cell table:style-name="ce50" table:formula="of:=INFO.OBBA.OBBA.OBRUN(&quot;mcBond value &quot;&amp;ROW();[.D53];&quot;getValue&quot;;[$LIBORMarketModel.$M$26])" office:value-type="string" office:string-value="mcBond value 53 &#10;[21569]">
            <text:p>mcBond value 53 <text:line-break/>[21569]</text:p>
          </table:table-cell>
          <table:table-cell table:style-name="ce51" table:formula="of:=INFO.OBBA.OBBA.OBGET(INFO.OBBA.OBBA.OBSYNC([.E53];[.E$11:.E$511]))" office:value-type="percentage" office:value="0.654197230254206">
            <text:p>65,42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51899919402619">
            <text:p>65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3])))" office:value-type="percentage" office:value="0.651899919402618">
            <text:p>65,2%</text:p>
          </table:table-cell>
          <table:table-cell table:style-name="ce49" table:formula="of:=[.F53]-[.H53]" office:value-type="percentage" office:value="0.00237899479007686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21571]">
            <text:p>mcBond54 <text:line-break/>[21571]</text:p>
          </table:table-cell>
          <table:table-cell table:style-name="ce50" table:formula="of:=INFO.OBBA.OBBA.OBRUN(&quot;mcBond value &quot;&amp;ROW();[.D54];&quot;getValue&quot;;[$LIBORMarketModel.$M$26])" office:value-type="string" office:string-value="mcBond value 54 &#10;[21572]">
            <text:p>mcBond value 54 <text:line-break/>[21572]</text:p>
          </table:table-cell>
          <table:table-cell table:style-name="ce51" table:formula="of:=INFO.OBBA.OBBA.OBGET(INFO.OBBA.OBBA.OBSYNC([.E54];[.E$11:.E$511]))" office:value-type="percentage" office:value="0.647450446185556">
            <text:p>64,74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45445464755069">
            <text:p>64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4])))" office:value-type="percentage" office:value="0.645445464755067">
            <text:p>64,5%</text:p>
          </table:table-cell>
          <table:table-cell table:style-name="ce49" table:formula="of:=[.F54]-[.H54]" office:value-type="percentage" office:value="0.00231933168413279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21574]">
            <text:p>mcBond55 <text:line-break/>[21574]</text:p>
          </table:table-cell>
          <table:table-cell table:style-name="ce50" table:formula="of:=INFO.OBBA.OBBA.OBRUN(&quot;mcBond value &quot;&amp;ROW();[.D55];&quot;getValue&quot;;[$LIBORMarketModel.$M$26])" office:value-type="string" office:string-value="mcBond value 55 &#10;[21575]">
            <text:p>mcBond value 55 <text:line-break/>[21575]</text:p>
          </table:table-cell>
          <table:table-cell table:style-name="ce51" table:formula="of:=INFO.OBBA.OBBA.OBGET(INFO.OBBA.OBBA.OBSYNC([.E55];[.E$11:.E$511]))" office:value-type="percentage" office:value="0.640743122556239">
            <text:p>64,07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39054915599078">
            <text:p>63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5])))" office:value-type="percentage" office:value="0.639054915599076">
            <text:p>63,9%</text:p>
          </table:table-cell>
          <table:table-cell table:style-name="ce49" table:formula="of:=[.F55]-[.H55]" office:value-type="percentage" office:value="0.0023156192983503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21577]">
            <text:p>mcBond56 <text:line-break/>[21577]</text:p>
          </table:table-cell>
          <table:table-cell table:style-name="ce50" table:formula="of:=INFO.OBBA.OBBA.OBRUN(&quot;mcBond value &quot;&amp;ROW();[.D56];&quot;getValue&quot;;[$LIBORMarketModel.$M$26])" office:value-type="string" office:string-value="mcBond value 56 &#10;[21578]">
            <text:p>mcBond value 56 <text:line-break/>[21578]</text:p>
          </table:table-cell>
          <table:table-cell table:style-name="ce51" table:formula="of:=INFO.OBBA.OBBA.OBGET(INFO.OBBA.OBBA.OBSYNC([.E56];[.E$11:.E$511]))" office:value-type="percentage" office:value="0.633948413853894">
            <text:p>63,39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32727639207008">
            <text:p>6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6])))" office:value-type="percentage" office:value="0.632727639207005">
            <text:p>63,3%</text:p>
          </table:table-cell>
          <table:table-cell table:style-name="ce49" table:formula="of:=[.F56]-[.H56]" office:value-type="percentage" office:value="0.0022660273757132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21580]">
            <text:p>mcBond57 <text:line-break/>[21580]</text:p>
          </table:table-cell>
          <table:table-cell table:style-name="ce50" table:formula="of:=INFO.OBBA.OBBA.OBRUN(&quot;mcBond value &quot;&amp;ROW();[.D57];&quot;getValue&quot;;[$LIBORMarketModel.$M$26])" office:value-type="string" office:string-value="mcBond value 57 &#10;[21581]">
            <text:p>mcBond value 57 <text:line-break/>[21581]</text:p>
          </table:table-cell>
          <table:table-cell table:style-name="ce51" table:formula="of:=INFO.OBBA.OBBA.OBGET(INFO.OBBA.OBBA.OBSYNC([.E57];[.E$11:.E$511]))" office:value-type="percentage" office:value="0.62743966311647">
            <text:p>62,74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26463009115849">
            <text:p>62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7])))" office:value-type="percentage" office:value="0.626463009115846">
            <text:p>62,6%</text:p>
          </table:table-cell>
          <table:table-cell table:style-name="ce49" table:formula="of:=[.F57]-[.H57]" office:value-type="percentage" office:value="0.0022024866309747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21583]">
            <text:p>mcBond58 <text:line-break/>[21583]</text:p>
          </table:table-cell>
          <table:table-cell table:style-name="ce50" table:formula="of:=INFO.OBBA.OBBA.OBRUN(&quot;mcBond value &quot;&amp;ROW();[.D58];&quot;getValue&quot;;[$LIBORMarketModel.$M$26])" office:value-type="string" office:string-value="mcBond value 58 &#10;[21584]">
            <text:p>mcBond value 58 <text:line-break/>[21584]</text:p>
          </table:table-cell>
          <table:table-cell table:style-name="ce51" table:formula="of:=INFO.OBBA.OBBA.OBGET(INFO.OBBA.OBBA.OBSYNC([.E58];[.E$11:.E$511]))" office:value-type="percentage" office:value="0.621047521087744">
            <text:p>62,10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620260405065197">
            <text:p>6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8])))" office:value-type="percentage" office:value="0.620260405065194">
            <text:p>62,0%</text:p>
          </table:table-cell>
          <table:table-cell table:style-name="ce49" table:formula="of:=[.F58]-[.H58]" office:value-type="percentage" office:value="0.0022812457292216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21586]">
            <text:p>mcBond59 <text:line-break/>[21586]</text:p>
          </table:table-cell>
          <table:table-cell table:style-name="ce50" table:formula="of:=INFO.OBBA.OBBA.OBRUN(&quot;mcBond value &quot;&amp;ROW();[.D59];&quot;getValue&quot;;[$LIBORMarketModel.$M$26])" office:value-type="string" office:string-value="mcBond value 59 &#10;[21587]">
            <text:p>mcBond value 59 <text:line-break/>[21587]</text:p>
          </table:table-cell>
          <table:table-cell table:style-name="ce51" table:formula="of:=INFO.OBBA.OBBA.OBGET(INFO.OBBA.OBBA.OBSYNC([.E59];[.E$11:.E$511]))" office:value-type="percentage" office:value="0.614820174018495">
            <text:p>61,48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614119212935839">
            <text:p>6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9])))" office:value-type="percentage" office:value="0.614119212935835">
            <text:p>61,4%</text:p>
          </table:table-cell>
          <table:table-cell table:style-name="ce49" table:formula="of:=[.F59]-[.H59]" office:value-type="percentage" office:value="0.00247786553505547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21589]">
            <text:p>mcBond60 <text:line-break/>[21589]</text:p>
          </table:table-cell>
          <table:table-cell table:style-name="ce50" table:formula="of:=INFO.OBBA.OBBA.OBRUN(&quot;mcBond value &quot;&amp;ROW();[.D60];&quot;getValue&quot;;[$LIBORMarketModel.$M$26])" office:value-type="string" office:string-value="mcBond value 60 &#10;[21590]">
            <text:p>mcBond value 60 <text:line-break/>[21590]</text:p>
          </table:table-cell>
          <table:table-cell table:style-name="ce51" table:formula="of:=INFO.OBBA.OBBA.OBGET(INFO.OBBA.OBBA.OBSYNC([.E60];[.E$11:.E$511]))" office:value-type="percentage" office:value="0.608621107666099">
            <text:p>60,86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608038824688949">
            <text:p>60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60])))" office:value-type="percentage" office:value="0.608038824688945">
            <text:p>60,8%</text:p>
          </table:table-cell>
          <table:table-cell table:style-name="ce49" table:formula="of:=[.F60]-[.H60]" office:value-type="percentage" office:value="0.00257723637059015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4" table:print="false">
        <table:table-column table:style-name="co5" table:default-cell-style-name="ce53"/>
        <table:table-column table:style-name="co6" table:number-columns-repeated="1023" table:default-cell-style-name="ce53"/>
        <table:table-row table:style-name="ro7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66" table:number-columns-repeated="767"/>
        </table:table-row>
        <table:table-row table:style-name="ro7">
          <table:table-cell table:style-name="ce14"/>
          <table:table-cell table:style-name="ce44"/>
          <table:table-cell table:style-name="ce14" table:number-columns-repeated="255"/>
          <table:table-cell table:number-columns-repeated="767"/>
        </table:table-row>
        <table:table-row table:style-name="ro7">
          <table:table-cell table:style-name="ce14"/>
          <table:table-cell table:style-name="ce54"/>
          <table:table-cell table:style-name="ce14" table:number-columns-repeated="255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5" table:number-columns-repeated="2"/>
          <table:table-cell table:style-name="ce14" table:number-columns-repeated="254"/>
          <table:table-cell table:number-columns-repeated="767"/>
        </table:table-row>
        <table:table-row table:style-name="ro7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64" table:formula="of:=INFO.OBBA.OBBA.OBMAKE(&quot;fixingDates&quot;;&quot;double[]&quot;;[.K9:.K16])" office:value-type="string" office:string-value="fixingDates &#10;[21435]">
            <text:p>fixingDates </text:p>
            <text:p>[21435]</text:p>
          </table:table-cell>
          <table:table-cell table:style-name="ce64" table:formula="of:=INFO.OBBA.OBBA.OBMAKE(&quot;paymentDates&quot;;&quot;double[]&quot;;[.L9:.L16])" office:value-type="string" office:string-value="paymentDates &#10;[21436]">
            <text:p>paymentDates </text:p>
            <text:p>[21436]</text:p>
          </table:table-cell>
          <table:table-cell table:style-name="ce64" table:formula="of:=INFO.OBBA.OBBA.OBMAKE(&quot;periodLength&quot;;&quot;double[]&quot;;[.M9:.M16])" office:value-type="string" office:string-value="periodLength &#10;[21437]">
            <text:p>periodLength </text:p>
            <text:p>[21437]</text:p>
          </table:table-cell>
          <table:table-cell table:style-name="ce64" table:formula="of:=INFO.OBBA.OBBA.OBMAKE(&quot;swapRates&quot;;&quot;double[]&quot;;[.N9:.N16])" office:value-type="string" office:string-value="swapRates &#10;[21438]">
            <text:p>swapRates </text:p>
            <text:p>[21438]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6" table:formula="of:=INFO.OBBA.OBBA.OBMAKE(&quot;swap start&quot;;&quot;double&quot;;[.C9])" office:value-type="string" office:string-value="swap start &#10;[21415]">
            <text:p>swap start </text:p>
            <text:p>[21415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58" table:formula="of:=INFO.OBBA.OBBA.OBMAKE(&quot;option maturity&quot;;&quot;double&quot;;[.F9])" office:value-type="string" office:string-value="option maturity &#10;[21425]">
            <text:p>option maturity </text:p>
            <text:p>[21425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56" table:formula="of:=INFO.OBBA.OBBA.OBMAKE(&quot;exerciseDate&quot;;&quot;double&quot;;[.I9])" office:value-type="string" office:string-value="exerciseDate &#10;[21434]">
            <text:p>exerciseDate </text:p>
            <text:p>[21434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6" table:formula="of:=INFO.OBBA.OBBA.OBMAKE(&quot;swap end&quot;;&quot;double&quot;;[.C10])" office:value-type="string" office:string-value="swap end &#10;[21416]">
            <text:p>swap end </text:p>
            <text:p>[21416]</text:p>
          </table:table-cell>
          <table:table-cell table:style-name="ce32" office:value-type="float" office:value="6">
            <text:p>6</text:p>
          </table:table-cell>
          <table:table-cell table:style-name="ce14"/>
          <table:table-cell table:style-name="ce58" table:formula="of:=INFO.OBBA.OBBA.OBMAKE(&quot;option strike&quot;;&quot;double&quot;;[.F10])" office:value-type="string" office:string-value="option strike &#10;[21426]">
            <text:p>option strike </text:p>
            <text:p>[21426]</text:p>
          </table:table-cell>
          <table:table-cell table:style-name="ce49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6" table:formula="of:=INFO.OBBA.OBBA.OBMAKE(&quot;swap period length&quot;;&quot;double&quot;;[.C11])" office:value-type="string" office:string-value="swap period length &#10;[21417]">
            <text:p>swap period length </text:p>
            <text:p>[21417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46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6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21419]">
            <text:p>short period </text:p>
            <text:p>[21419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2" office:value-type="float" office:value="3.5">
            <text:p>3,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6"/>
          <table:table-cell table:style-name="ce14" table:number-columns-repeated="8"/>
          <table:table-cell table:style-name="ce32" office:value-type="float" office:value="4">
            <text:p>4</text:p>
          </table:table-cell>
          <table:table-cell table:style-name="ce32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2" office:value-type="float" office:value="4.5">
            <text:p>4,5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21420]">
            <text:p>swap tenor </text:p>
            <text:p>[21420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21427]">
            <text:p>mcSwaption </text:p>
            <text:p>[21427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21439]">
            <text:p>mcSwaption2 </text:p>
            <text:p>[21439]</text:p>
          </table:table-cell>
          <table:table-cell table:style-name="ce14" table:number-columns-repeated="2"/>
          <table:table-cell table:style-name="ce32" office:value-type="float" office:value="5">
            <text:p>5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 table:number-columns-repeated="10"/>
          <table:table-cell table:style-name="ce32" office:value-type="float" office:value="5.5">
            <text:p>5,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7" office:value-type="string">
            <text:p>Result</text:p>
          </table:table-cell>
          <table:table-cell table:style-name="ce57"/>
          <table:table-cell table:style-name="ce14"/>
          <table:table-cell table:style-name="ce57" office:value-type="string">
            <text:p>Result</text:p>
          </table:table-cell>
          <table:table-cell table:style-name="ce57"/>
          <table:table-cell table:style-name="ce14"/>
          <table:table-cell table:style-name="ce57" office:value-type="string">
            <text:p>Result</text:p>
          </table:table-cell>
          <table:table-cell table:style-name="ce57"/>
          <table:table-cell table:style-name="ce14" table:number-columns-repeated="4"/>
          <table:table-cell table:style-name="ce65"/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/>
          <table:table-cell table:style-name="ce56" table:formula="of:=INFO.OBBA.OBBA.OBMAKE(&quot;forward swaprate&quot;;&quot;double&quot;;[.C19])" office:value-type="string" office:string-value="forward swaprate &#10;[21422]">
            <text:p>forward swaprate </text:p>
            <text:p>[21422]</text:p>
          </table:table-cell>
          <table:table-cell table:style-name="ce52" table:formula="of:=INFO.OBBA.OBBA.OBGET(INFO.OBBA.OBBA.OBCALL(&quot;&quot;;&quot;net.finmath.marketdata.products.Swap&quot;;&quot;getForwardSwapRate&quot;;[.B15];[.B15];['Rate Curve Data'.E10]))" office:value-type="percentage" office:value="0.02">
            <text:p>2,0%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59" table:formula="of:=INFO.OBBA.OBBA.OBGET(INFO.OBBA.OBBA.OBCALL(&quot;&quot;;[.E15];&quot;getValue&quot;;[$LIBORMarketModel.M26]))" office:value-type="percentage" office:value="0.0180905070344888">
            <text:p>1,809%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59" table:formula="of:=INFO.OBBA.OBBA.OBGET(INFO.OBBA.OBBA.OBCALL(&quot;&quot;;[.H15];&quot;getValue&quot;;[$LIBORMarketModel.$M$26]))" office:value-type="percentage" office:value="0.0180905070344888">
            <text:p>1,809%</text:p>
          </table:table-cell>
          <table:table-cell table:style-name="ce14" table:number-columns-repeated="248"/>
          <table:table-cell table:number-columns-repeated="767"/>
        </table:table-row>
        <table:table-row table:style-name="ro7">
          <table:table-cell table:style-name="ce14"/>
          <table:table-cell table:style-name="ce56" table:formula="of:=INFO.OBBA.OBBA.OBMAKE(&quot;swap annuity&quot;;&quot;double&quot;;[.C20])" office:value-type="string" office:string-value="swap annuity &#10;[21424]">
            <text:p>swap annuity </text:p>
            <text:p>[21424]</text:p>
          </table:table-cell>
          <table:table-cell table:style-name="ce52" table:formula="of:=INFO.OBBA.OBBA.OBGET(INFO.OBBA.OBBA.OBCALL(&quot;&quot;;&quot;net.finmath.marketdata.products.SwapAnnuity&quot;;&quot;getSwapAnnuity&quot;;[.B15];['Rate Curve Data'.B10]))" office:value-type="percentage" office:value="3.67655596088313">
            <text:p>367,7%</text:p>
          </table:table-cell>
          <table:table-cell table:style-name="ce14"/>
          <table:table-cell table:style-name="ce46" office:value-type="string">
            <text:p>Implied Volatility:</text:p>
          </table:table-cell>
          <table:table-cell table:style-name="ce60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443218192080371">
            <text:p>44,32182%</text:p>
          </table:table-cell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string" office:string-value="{error=4.4063366190911314E-4, value=0.018090507034488827}">
            <text:p>{error=4.4063366190911314E-4, value=0.018090507034488827}</text:p>
          </table:table-cell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7"/>
          <table:table-cell table:style-name="ce46"/>
          <table:table-cell table:style-name="ce60"/>
          <table:table-cell table:style-name="ce14" table:number-columns-repeated="248"/>
          <table:table-cell table:number-columns-repeated="767"/>
        </table:table-row>
        <table:table-row table:style-name="ro7">
          <table:table-cell table:style-name="ce14"/>
          <table:table-cell table:style-name="ce46"/>
          <table:table-cell table:style-name="ce14" table:number-columns-repeated="7"/>
          <table:table-cell table:style-name="ce63"/>
          <table:table-cell table:style-name="ce14" table:number-columns-repeated="247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56" table:formula="of:=INFO.OBBA.OBBA.OBMAKE(&quot;volatility&quot;;&quot;double&quot;;[.F29])" office:value-type="string" office:string-value="volatility &#10;[21428]">
            <text:p>volatility </text:p>
            <text:p>[21428]</text:p>
          </table:table-cell>
          <table:table-cell table:style-name="ce61" office:value-type="percentage" office:value="0.44">
            <text:p>44,0%</text:p>
          </table:table-cell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57" office:value-type="string">
            <text:p>Result</text:p>
          </table:table-cell>
          <table:table-cell table:style-name="ce57"/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46" office:value-type="string">
            <text:p>Value(Black-Scholes):</text:p>
          </table:table-cell>
          <table:table-cell table:style-name="ce62" table:formula="of:=INFO.OBBA.OBBA.OBGET(INFO.OBBA.OBBA.OBCALL(&quot;swaptionValue&quot;;obLibs&amp;&quot;net.finmath.functions.AnalyticFormulas&quot;;&quot;blackModelSwaptionValue&quot;;[.B19];[.E29];[.E9:.E10];[.B20]))" office:value-type="percentage" office:value="0.0179633518001831">
            <text:p>1,796%</text:p>
          </table:table-cell>
          <table:table-cell table:style-name="ce14" table:number-columns-repeated="251"/>
          <table:table-cell table:number-columns-repeated="767"/>
        </table:table-row>
        <table:table-row table:style-name="ro7" table:number-rows-repeated="65503">
          <table:table-cell table:style-name="ce14" table:number-columns-repeated="257"/>
          <table:table-cell table:number-columns-repeated="767"/>
        </table:table-row>
        <table:table-row table:style-name="ro7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7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7" table:number-rows-repeated="9830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s" table:style-name="ta5" table:print="false">
        <table:shapes>
          <draw:frame draw:z-index="1" draw:style-name="gr1" svg:width="15.999cm" svg:height="8.999cm" svg:x="16.343cm" svg:y="6.957cm">
            <draw:object draw:notify-on-update-of-ranges="Swaptions.M9:Swaptions.M9 Swaptions.M11:Swaptions.M49 Swaptions.O9:Swaptions.O9 Swaptions.O11:Swaptions.O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4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45" office:value-type="string">
            <text:p>Swaption calibration error (vol)</text:p>
          </table:table-cell>
          <table:table-cell table:style-name="ce45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20686]">
            <text:p>short period* </text:p>
            <text:p>[20686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46" office:value-type="string">
            <text:p>Mean (vol):</text:p>
          </table:table-cell>
          <table:table-cell table:style-name="ce69" table:formula="of:=AVERAGE([.P11:.P49])" office:value-type="percentage" office:value="-0.0124625511571601">
            <text:p>-1,25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67" office:value-type="percentage" office:value="0">
            <text:p>0%</text:p>
          </table:table-cell>
          <table:table-cell table:style-name="ce14" table:number-columns-repeated="3"/>
          <table:table-cell table:style-name="ce46" office:value-type="string">
            <text:p>Standard deviation (vol):</text:p>
          </table:table-cell>
          <table:table-cell table:style-name="ce70" table:formula="of:=STDEV([.P11:.P49])" office:value-type="percentage" office:value="0.0156228907528979">
            <text:p>1,56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68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swap start</text:p>
          </table:table-cell>
          <table:table-cell table:style-name="ce47" office:value-type="string">
            <text:p>swap end</text:p>
          </table:table-cell>
          <table:table-cell table:style-name="ce47" office:value-type="string">
            <text:p>swap period</text:p>
          </table:table-cell>
          <table:table-cell table:style-name="ce47" office:value-type="string">
            <text:p>swap rate</text:p>
          </table:table-cell>
          <table:table-cell table:style-name="ce32"/>
          <table:table-cell table:style-name="ce45" office:value-type="string">
            <text:p>objects</text:p>
          </table:table-cell>
          <table:table-cell table:style-name="ce45" table:number-columns-repeated="2"/>
          <table:table-cell table:style-name="ce47" office:value-type="string">
            <text:p>price</text:p>
          </table:table-cell>
          <table:table-cell table:style-name="ce47" office:value-type="string">
            <text:p>par swap rate</text:p>
          </table:table-cell>
          <table:table-cell table:style-name="ce47" office:value-type="string">
            <text:p>swap annuity</text:p>
          </table:table-cell>
          <table:table-cell table:style-name="ce47" office:value-type="string">
            <text:p>implied vol</text:p>
          </table:table-cell>
          <table:table-cell table:style-name="ce14"/>
          <table:table-cell table:style-name="ce47" office:value-type="string">
            <text:p>implied vol</text:p>
          </table:table-cell>
          <table:table-cell table:style-name="ce47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49" table:formula="of:=[.K1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1 &#10;[20687]">
            <text:p>swap tenor 11 <text:line-break/>[2068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1]);[.G11];INFO.OBBA.OBBA.OBMAKE(&quot;&quot;;&quot;double&quot;;[.E11]))" office:value-type="string" office:string-value="mcSwaption11 &#10;[20696]">
            <text:p>mcSwaption11 <text:line-break/>[20696]</text:p>
          </table:table-cell>
          <table:table-cell table:style-name="ce50" table:formula="of:=INFO.OBBA.OBBA.OBRUN(&quot;mcSwptn price &quot;&amp;ROW();[.H11];&quot;getValue&quot;;[$LIBORMarketModel.$M$26])" office:value-type="string" office:string-value="mcSwptn price 11 &#10;[20697]">
            <text:p>mcSwptn price 11 <text:line-break/>[20697]</text:p>
          </table:table-cell>
          <table:table-cell table:style-name="ce51" table:formula="of:=INFO.OBBA.OBBA.OBGET(INFO.OBBA.OBBA.OBSYNC([.I11];[.$I$11:.$I$49]))" office:value-type="percentage" office:value="0.0186994394735082">
            <text:p>1,870%</text:p>
          </table:table-cell>
          <table:table-cell table:style-name="ce49" table:formula="of:=INFO.OBBA.OBBA.OBGET(INFO.OBBA.OBBA.OBCALL(&quot;&quot;;&quot;net.finmath.marketdata.products.Swap&quot;;&quot;getForwardSwapRate&quot;;[.G11];[.G1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1];['Rate Curve Data'.$E$10]))" office:value-type="percentage" office:value="8.93344206251012">
            <text:p>893,3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72079602266395">
            <text:p>37,2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>
            <draw:frame table:end-cell-address="Swaptions.V36" table:end-x="1.925cm" table:end-y="0.373cm" draw:z-index="0" draw:style-name="gr1" svg:width="16.932cm" svg:height="11.819cm" svg:x="0.375cm" svg:y="0.064cm">
              <draw:object draw:notify-on-update-of-ranges="Swaptions.P11:Swaptions.P49 Swaptions.M11:Swaptions.M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4" table:number-columns-repeated="241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49" table:formula="of:=[.K1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2 &#10;[20703]">
            <text:p>swap tenor 12 <text:line-break/>[2070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2]);[.G12];INFO.OBBA.OBBA.OBMAKE(&quot;&quot;;&quot;double&quot;;[.E12]))" office:value-type="string" office:string-value="mcSwaption12 &#10;[20704]">
            <text:p>mcSwaption12 <text:line-break/>[20704]</text:p>
          </table:table-cell>
          <table:table-cell table:style-name="ce50" table:formula="of:=INFO.OBBA.OBBA.OBRUN(&quot;mcSwptn price &quot;&amp;ROW();[.H12];&quot;getValue&quot;;[$LIBORMarketModel.$M$26])" office:value-type="string" office:string-value="mcSwptn price 12 &#10;[20705]">
            <text:p>mcSwptn price 12 <text:line-break/>[20705]</text:p>
          </table:table-cell>
          <table:table-cell table:style-name="ce51" table:formula="of:=INFO.OBBA.OBBA.OBGET(INFO.OBBA.OBBA.OBSYNC([.I12];[.$I$11:.$I$49]))" office:value-type="percentage" office:value="0.0240875100312772">
            <text:p>2,409%</text:p>
          </table:table-cell>
          <table:table-cell table:style-name="ce49" table:formula="of:=INFO.OBBA.OBBA.OBGET(INFO.OBBA.OBBA.OBCALL(&quot;&quot;;&quot;net.finmath.marketdata.products.Swap&quot;;&quot;getForwardSwapRate&quot;;[.G12];[.G1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2];['Rate Curve Data'.$E$10]))" office:value-type="percentage" office:value="8.84499214109913">
            <text:p>884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42988064284445">
            <text:p>34,3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49" table:formula="of:=[.K1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3 &#10;[20711]">
            <text:p>swap tenor 13 <text:line-break/>[2071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3]);[.G13];INFO.OBBA.OBBA.OBMAKE(&quot;&quot;;&quot;double&quot;;[.E13]))" office:value-type="string" office:string-value="mcSwaption13 &#10;[20712]">
            <text:p>mcSwaption13 <text:line-break/>[20712]</text:p>
          </table:table-cell>
          <table:table-cell table:style-name="ce50" table:formula="of:=INFO.OBBA.OBBA.OBRUN(&quot;mcSwptn price &quot;&amp;ROW();[.H13];&quot;getValue&quot;;[$LIBORMarketModel.$M$26])" office:value-type="string" office:string-value="mcSwptn price 13 &#10;[20713]">
            <text:p>mcSwptn price 13 <text:line-break/>[20713]</text:p>
          </table:table-cell>
          <table:table-cell table:style-name="ce51" table:formula="of:=INFO.OBBA.OBBA.OBGET(INFO.OBBA.OBBA.OBSYNC([.I13];[.$I$11:.$I$49]))" office:value-type="percentage" office:value="0.0266101440170559">
            <text:p>2,661%</text:p>
          </table:table-cell>
          <table:table-cell table:style-name="ce49" table:formula="of:=INFO.OBBA.OBBA.OBGET(INFO.OBBA.OBBA.OBCALL(&quot;&quot;;&quot;net.finmath.marketdata.products.Swap&quot;;&quot;getForwardSwapRate&quot;;[.G13];[.G1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3];['Rate Curve Data'.$E$10]))" office:value-type="percentage" office:value="8.75741796148428">
            <text:p>875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312849612226597">
            <text:p>31,2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49" table:formula="of:=[.K1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4 &#10;[20719]">
            <text:p>swap tenor 14 <text:line-break/>[2071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4]);[.G14];INFO.OBBA.OBBA.OBMAKE(&quot;&quot;;&quot;double&quot;;[.E14]))" office:value-type="string" office:string-value="mcSwaption14 &#10;[20720]">
            <text:p>mcSwaption14 <text:line-break/>[20720]</text:p>
          </table:table-cell>
          <table:table-cell table:style-name="ce50" table:formula="of:=INFO.OBBA.OBBA.OBRUN(&quot;mcSwptn price &quot;&amp;ROW();[.H14];&quot;getValue&quot;;[$LIBORMarketModel.$M$26])" office:value-type="string" office:string-value="mcSwptn price 14 &#10;[20721]">
            <text:p>mcSwptn price 14 <text:line-break/>[20721]</text:p>
          </table:table-cell>
          <table:table-cell table:style-name="ce51" table:formula="of:=INFO.OBBA.OBBA.OBGET(INFO.OBBA.OBBA.OBSYNC([.I14];[.$I$11:.$I$49]))" office:value-type="percentage" office:value="0.0290211877050591">
            <text:p>2,902%</text:p>
          </table:table-cell>
          <table:table-cell table:style-name="ce49" table:formula="of:=INFO.OBBA.OBBA.OBGET(INFO.OBBA.OBBA.OBCALL(&quot;&quot;;&quot;net.finmath.marketdata.products.Swap&quot;;&quot;getForwardSwapRate&quot;;[.G14];[.G1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4];['Rate Curve Data'.$E$10]))" office:value-type="percentage" office:value="8.67071085295474">
            <text:p>867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98832423326229">
            <text:p>29,8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3066">
            <text:p>0,33</text:p>
          </table:table-cell>
          <table:table-cell table:style-name="ce69" table:formula="of:=IF(ISNUMBER([.O14]);[.M14]-[.O14];&quot;&quot;)" office:value-type="percentage" office:value="-0.0318275766737706">
            <text:p>-3,18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49" table:formula="of:=[.K1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5 &#10;[20727]">
            <text:p>swap tenor 15 <text:line-break/>[2072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5]);[.G15];INFO.OBBA.OBBA.OBMAKE(&quot;&quot;;&quot;double&quot;;[.E15]))" office:value-type="string" office:string-value="mcSwaption15 &#10;[20728]">
            <text:p>mcSwaption15 <text:line-break/>[20728]</text:p>
          </table:table-cell>
          <table:table-cell table:style-name="ce50" table:formula="of:=INFO.OBBA.OBBA.OBRUN(&quot;mcSwptn price &quot;&amp;ROW();[.H15];&quot;getValue&quot;;[$LIBORMarketModel.$M$26])" office:value-type="string" office:string-value="mcSwptn price 15 &#10;[20729]">
            <text:p>mcSwptn price 15 <text:line-break/>[20729]</text:p>
          </table:table-cell>
          <table:table-cell table:style-name="ce51" table:formula="of:=INFO.OBBA.OBBA.OBGET(INFO.OBBA.OBBA.OBSYNC([.I15];[.$I$11:.$I$49]))" office:value-type="percentage" office:value="0.0301267165493727">
            <text:p>3,013%</text:p>
          </table:table-cell>
          <table:table-cell table:style-name="ce49" table:formula="of:=INFO.OBBA.OBBA.OBGET(INFO.OBBA.OBBA.OBCALL(&quot;&quot;;&quot;net.finmath.marketdata.products.Swap&quot;;&quot;getForwardSwapRate&quot;;[.G15];[.G1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5];['Rate Curve Data'.$E$10]))" office:value-type="percentage" office:value="8.58486223064826">
            <text:p>858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80449649724442">
            <text:p>28,0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49" table:formula="of:=[.K1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6 &#10;[20735]">
            <text:p>swap tenor 16 <text:line-break/>[20735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6]);[.G16];INFO.OBBA.OBBA.OBMAKE(&quot;&quot;;&quot;double&quot;;[.E16]))" office:value-type="string" office:string-value="mcSwaption16 &#10;[20736]">
            <text:p>mcSwaption16 <text:line-break/>[20736]</text:p>
          </table:table-cell>
          <table:table-cell table:style-name="ce50" table:formula="of:=INFO.OBBA.OBBA.OBRUN(&quot;mcSwptn price &quot;&amp;ROW();[.H16];&quot;getValue&quot;;[$LIBORMarketModel.$M$26])" office:value-type="string" office:string-value="mcSwptn price 16 &#10;[20737]">
            <text:p>mcSwptn price 16 <text:line-break/>[20737]</text:p>
          </table:table-cell>
          <table:table-cell table:style-name="ce51" table:formula="of:=INFO.OBBA.OBBA.OBGET(INFO.OBBA.OBBA.OBSYNC([.I16];[.$I$11:.$I$49]))" office:value-type="percentage" office:value="0.0320674797496961">
            <text:p>3,207%</text:p>
          </table:table-cell>
          <table:table-cell table:style-name="ce49" table:formula="of:=INFO.OBBA.OBBA.OBGET(INFO.OBBA.OBBA.OBCALL(&quot;&quot;;&quot;net.finmath.marketdata.products.Swap&quot;;&quot;getForwardSwapRate&quot;;[.G16];[.G1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6];['Rate Curve Data'.$E$10]))" office:value-type="percentage" office:value="8.49986359470124">
            <text:p>850,0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7558752636729">
            <text:p>27,5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0294">
            <text:p>0,3</text:p>
          </table:table-cell>
          <table:table-cell table:style-name="ce69" table:formula="of:=IF(ISNUMBER([.O16]);[.M16]-[.O16];&quot;&quot;)" office:value-type="percentage" office:value="-0.0273524736327096">
            <text:p>-2,7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49" table:formula="of:=[.K1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7 &#10;[20743]">
            <text:p>swap tenor 17 <text:line-break/>[2074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7]);[.G17];INFO.OBBA.OBBA.OBMAKE(&quot;&quot;;&quot;double&quot;;[.E17]))" office:value-type="string" office:string-value="mcSwaption17 &#10;[20744]">
            <text:p>mcSwaption17 <text:line-break/>[20744]</text:p>
          </table:table-cell>
          <table:table-cell table:style-name="ce50" table:formula="of:=INFO.OBBA.OBBA.OBRUN(&quot;mcSwptn price &quot;&amp;ROW();[.H17];&quot;getValue&quot;;[$LIBORMarketModel.$M$26])" office:value-type="string" office:string-value="mcSwptn price 17 &#10;[20745]">
            <text:p>mcSwptn price 17 <text:line-break/>[20745]</text:p>
          </table:table-cell>
          <table:table-cell table:style-name="ce51" table:formula="of:=INFO.OBBA.OBBA.OBGET(INFO.OBBA.OBBA.OBSYNC([.I17];[.$I$11:.$I$49]))" office:value-type="percentage" office:value="0.033796308251922">
            <text:p>3,380%</text:p>
          </table:table-cell>
          <table:table-cell table:style-name="ce49" table:formula="of:=INFO.OBBA.OBBA.OBGET(INFO.OBBA.OBBA.OBCALL(&quot;&quot;;&quot;net.finmath.marketdata.products.Swap&quot;;&quot;getForwardSwapRate&quot;;[.G17];[.G1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7];['Rate Curve Data'.$E$10]))" office:value-type="percentage" office:value="8.41570652940717">
            <text:p>841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71936814365503">
            <text:p>27,1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49" table:formula="of:=[.K1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8 &#10;[20751]">
            <text:p>swap tenor 18 <text:line-break/>[2075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8]);[.G18];INFO.OBBA.OBBA.OBMAKE(&quot;&quot;;&quot;double&quot;;[.E18]))" office:value-type="string" office:string-value="mcSwaption18 &#10;[20752]">
            <text:p>mcSwaption18 <text:line-break/>[20752]</text:p>
          </table:table-cell>
          <table:table-cell table:style-name="ce50" table:formula="of:=INFO.OBBA.OBBA.OBRUN(&quot;mcSwptn price &quot;&amp;ROW();[.H18];&quot;getValue&quot;;[$LIBORMarketModel.$M$26])" office:value-type="string" office:string-value="mcSwptn price 18 &#10;[20753]">
            <text:p>mcSwptn price 18 <text:line-break/>[20753]</text:p>
          </table:table-cell>
          <table:table-cell table:style-name="ce51" table:formula="of:=INFO.OBBA.OBBA.OBGET(INFO.OBBA.OBBA.OBSYNC([.I18];[.$I$11:.$I$49]))" office:value-type="percentage" office:value="0.0347068337042945">
            <text:p>3,471%</text:p>
          </table:table-cell>
          <table:table-cell table:style-name="ce49" table:formula="of:=INFO.OBBA.OBBA.OBGET(INFO.OBBA.OBBA.OBCALL(&quot;&quot;;&quot;net.finmath.marketdata.products.Swap&quot;;&quot;getForwardSwapRate&quot;;[.G18];[.G1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8];['Rate Curve Data'.$E$10]))" office:value-type="percentage" office:value="8.33238270238334">
            <text:p>833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64057982949408">
            <text:p>26,4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8215">
            <text:p>0,28</text:p>
          </table:table-cell>
          <table:table-cell table:style-name="ce69" table:formula="of:=IF(ISNUMBER([.O18]);[.M18]-[.O18];&quot;&quot;)" office:value-type="percentage" office:value="-0.0180920170505918">
            <text:p>-1,8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49" table:formula="of:=[.K1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9 &#10;[20759]">
            <text:p>swap tenor 19 <text:line-break/>[2075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9]);[.G19];INFO.OBBA.OBBA.OBMAKE(&quot;&quot;;&quot;double&quot;;[.E19]))" office:value-type="string" office:string-value="mcSwaption19 &#10;[20760]">
            <text:p>mcSwaption19 <text:line-break/>[20760]</text:p>
          </table:table-cell>
          <table:table-cell table:style-name="ce50" table:formula="of:=INFO.OBBA.OBBA.OBRUN(&quot;mcSwptn price &quot;&amp;ROW();[.H19];&quot;getValue&quot;;[$LIBORMarketModel.$M$26])" office:value-type="string" office:string-value="mcSwptn price 19 &#10;[20761]">
            <text:p>mcSwptn price 19 <text:line-break/>[20761]</text:p>
          </table:table-cell>
          <table:table-cell table:style-name="ce51" table:formula="of:=INFO.OBBA.OBBA.OBGET(INFO.OBBA.OBBA.OBSYNC([.I19];[.$I$11:.$I$49]))" office:value-type="percentage" office:value="0.035004676418417">
            <text:p>3,500%</text:p>
          </table:table-cell>
          <table:table-cell table:style-name="ce49" table:formula="of:=INFO.OBBA.OBBA.OBGET(INFO.OBBA.OBBA.OBCALL(&quot;&quot;;&quot;net.finmath.marketdata.products.Swap&quot;;&quot;getForwardSwapRate&quot;;[.G19];[.G1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9];['Rate Curve Data'.$E$10]))" office:value-type="percentage" office:value="8.24988386374588">
            <text:p>825,0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53716371122466">
            <text:p>25,3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49" table:formula="of:=[.K2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0 &#10;[20767]">
            <text:p>swap tenor 20 <text:line-break/>[2076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0]);[.G20];INFO.OBBA.OBBA.OBMAKE(&quot;&quot;;&quot;double&quot;;[.E20]))" office:value-type="string" office:string-value="mcSwaption20 &#10;[20768]">
            <text:p>mcSwaption20 <text:line-break/>[20768]</text:p>
          </table:table-cell>
          <table:table-cell table:style-name="ce50" table:formula="of:=INFO.OBBA.OBBA.OBRUN(&quot;mcSwptn price &quot;&amp;ROW();[.H20];&quot;getValue&quot;;[$LIBORMarketModel.$M$26])" office:value-type="string" office:string-value="mcSwptn price 20 &#10;[20769]">
            <text:p>mcSwptn price 20 <text:line-break/>[20769]</text:p>
          </table:table-cell>
          <table:table-cell table:style-name="ce51" table:formula="of:=INFO.OBBA.OBBA.OBGET(INFO.OBBA.OBBA.OBSYNC([.I20];[.$I$11:.$I$49]))" office:value-type="percentage" office:value="0.0359492170048237">
            <text:p>3,595%</text:p>
          </table:table-cell>
          <table:table-cell table:style-name="ce49" table:formula="of:=INFO.OBBA.OBBA.OBGET(INFO.OBBA.OBBA.OBCALL(&quot;&quot;;&quot;net.finmath.marketdata.products.Swap&quot;;&quot;getForwardSwapRate&quot;;[.G20];[.G2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0];['Rate Curve Data'.$E$10]))" office:value-type="percentage" office:value="8.16820184529295">
            <text:p>816,8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49895674054785">
            <text:p>24,9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631">
            <text:p>0,27</text:p>
          </table:table-cell>
          <table:table-cell table:style-name="ce69" table:formula="of:=IF(ISNUMBER([.O20]);[.M20]-[.O20];&quot;&quot;)" office:value-type="percentage" office:value="-0.016414325945215">
            <text:p>-1,6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49" table:formula="of:=[.K2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1 &#10;[20775]">
            <text:p>swap tenor 21 <text:line-break/>[20775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1]);[.G21];INFO.OBBA.OBBA.OBMAKE(&quot;&quot;;&quot;double&quot;;[.E21]))" office:value-type="string" office:string-value="mcSwaption21 &#10;[20776]">
            <text:p>mcSwaption21 <text:line-break/>[20776]</text:p>
          </table:table-cell>
          <table:table-cell table:style-name="ce50" table:formula="of:=INFO.OBBA.OBBA.OBRUN(&quot;mcSwptn price &quot;&amp;ROW();[.H21];&quot;getValue&quot;;[$LIBORMarketModel.$M$26])" office:value-type="string" office:string-value="mcSwptn price 21 &#10;[20777]">
            <text:p>mcSwptn price 21 <text:line-break/>[20777]</text:p>
          </table:table-cell>
          <table:table-cell table:style-name="ce51" table:formula="of:=INFO.OBBA.OBBA.OBGET(INFO.OBBA.OBBA.OBSYNC([.I21];[.$I$11:.$I$49]))" office:value-type="percentage" office:value="0.0372846996211145">
            <text:p>3,728%</text:p>
          </table:table-cell>
          <table:table-cell table:style-name="ce49" table:formula="of:=INFO.OBBA.OBBA.OBGET(INFO.OBBA.OBBA.OBCALL(&quot;&quot;;&quot;net.finmath.marketdata.products.Swap&quot;;&quot;getForwardSwapRate&quot;;[.G21];[.G2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1];['Rate Curve Data'.$E$10]))" office:value-type="percentage" office:value="8.08732855969599">
            <text:p>808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4991054338763">
            <text:p>24,9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49" table:formula="of:=[.K2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2 &#10;[20783]">
            <text:p>swap tenor 22 <text:line-break/>[2078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2]);[.G22];INFO.OBBA.OBBA.OBMAKE(&quot;&quot;;&quot;double&quot;;[.E22]))" office:value-type="string" office:string-value="mcSwaption22 &#10;[20784]">
            <text:p>mcSwaption22 <text:line-break/>[20784]</text:p>
          </table:table-cell>
          <table:table-cell table:style-name="ce50" table:formula="of:=INFO.OBBA.OBBA.OBRUN(&quot;mcSwptn price &quot;&amp;ROW();[.H22];&quot;getValue&quot;;[$LIBORMarketModel.$M$26])" office:value-type="string" office:string-value="mcSwptn price 22 &#10;[20785]">
            <text:p>mcSwptn price 22 <text:line-break/>[20785]</text:p>
          </table:table-cell>
          <table:table-cell table:style-name="ce51" table:formula="of:=INFO.OBBA.OBBA.OBGET(INFO.OBBA.OBBA.OBSYNC([.I22];[.$I$11:.$I$49]))" office:value-type="percentage" office:value="0.0380918158497849">
            <text:p>3,809%</text:p>
          </table:table-cell>
          <table:table-cell table:style-name="ce49" table:formula="of:=INFO.OBBA.OBBA.OBGET(INFO.OBBA.OBBA.OBCALL(&quot;&quot;;&quot;net.finmath.marketdata.products.Swap&quot;;&quot;getForwardSwapRate&quot;;[.G22];[.G2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2];['Rate Curve Data'.$E$10]))" office:value-type="percentage" office:value="8.007255999699">
            <text:p>800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47128456986917">
            <text:p>24,7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49" table:formula="of:=[.K2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3 &#10;[20791]">
            <text:p>swap tenor 23 <text:line-break/>[2079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3]);[.G23];INFO.OBBA.OBBA.OBMAKE(&quot;&quot;;&quot;double&quot;;[.E23]))" office:value-type="string" office:string-value="mcSwaption23 &#10;[20792]">
            <text:p>mcSwaption23 <text:line-break/>[20792]</text:p>
          </table:table-cell>
          <table:table-cell table:style-name="ce50" table:formula="of:=INFO.OBBA.OBBA.OBRUN(&quot;mcSwptn price &quot;&amp;ROW();[.H23];&quot;getValue&quot;;[$LIBORMarketModel.$M$26])" office:value-type="string" office:string-value="mcSwptn price 23 &#10;[20793]">
            <text:p>mcSwptn price 23 <text:line-break/>[20793]</text:p>
          </table:table-cell>
          <table:table-cell table:style-name="ce51" table:formula="of:=INFO.OBBA.OBBA.OBGET(INFO.OBBA.OBBA.OBSYNC([.I23];[.$I$11:.$I$49]))" office:value-type="percentage" office:value="0.0398093800303273">
            <text:p>3,981%</text:p>
          </table:table-cell>
          <table:table-cell table:style-name="ce49" table:formula="of:=INFO.OBBA.OBBA.OBGET(INFO.OBBA.OBBA.OBCALL(&quot;&quot;;&quot;net.finmath.marketdata.products.Swap&quot;;&quot;getForwardSwapRate&quot;;[.G23];[.G2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3];['Rate Curve Data'.$E$10]))" office:value-type="percentage" office:value="7.92797623732574">
            <text:p>792,8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51067275660865">
            <text:p>25,1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49" table:formula="of:=[.K2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4 &#10;[20799]">
            <text:p>swap tenor 24 <text:line-break/>[2079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4]);[.G24];INFO.OBBA.OBBA.OBMAKE(&quot;&quot;;&quot;double&quot;;[.E24]))" office:value-type="string" office:string-value="mcSwaption24 &#10;[20800]">
            <text:p>mcSwaption24 <text:line-break/>[20800]</text:p>
          </table:table-cell>
          <table:table-cell table:style-name="ce50" table:formula="of:=INFO.OBBA.OBBA.OBRUN(&quot;mcSwptn price &quot;&amp;ROW();[.H24];&quot;getValue&quot;;[$LIBORMarketModel.$M$26])" office:value-type="string" office:string-value="mcSwptn price 24 &#10;[20801]">
            <text:p>mcSwptn price 24 <text:line-break/>[20801]</text:p>
          </table:table-cell>
          <table:table-cell table:style-name="ce51" table:formula="of:=INFO.OBBA.OBBA.OBGET(INFO.OBBA.OBBA.OBSYNC([.I24];[.$I$11:.$I$49]))" office:value-type="percentage" office:value="0.0405238996417219">
            <text:p>4,052%</text:p>
          </table:table-cell>
          <table:table-cell table:style-name="ce49" table:formula="of:=INFO.OBBA.OBBA.OBGET(INFO.OBBA.OBBA.OBCALL(&quot;&quot;;&quot;net.finmath.marketdata.products.Swap&quot;;&quot;getForwardSwapRate&quot;;[.G24];[.G2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4];['Rate Curve Data'.$E$10]))" office:value-type="percentage" office:value="7.84948142309479">
            <text:p>784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4898742178015">
            <text:p>24,9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4453">
            <text:p>0,24</text:p>
          </table:table-cell>
          <table:table-cell table:style-name="ce69" table:formula="of:=IF(ISNUMBER([.O24]);[.M24]-[.O24];&quot;&quot;)" office:value-type="percentage" office:value="0.00445742178015016">
            <text:p>0,45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49" table:formula="of:=[.K2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5 &#10;[20807]">
            <text:p>swap tenor 25 <text:line-break/>[2080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5]);[.G25];INFO.OBBA.OBBA.OBMAKE(&quot;&quot;;&quot;double&quot;;[.E25]))" office:value-type="string" office:string-value="mcSwaption25 &#10;[20808]">
            <text:p>mcSwaption25 <text:line-break/>[20808]</text:p>
          </table:table-cell>
          <table:table-cell table:style-name="ce50" table:formula="of:=INFO.OBBA.OBBA.OBRUN(&quot;mcSwptn price &quot;&amp;ROW();[.H25];&quot;getValue&quot;;[$LIBORMarketModel.$M$26])" office:value-type="string" office:string-value="mcSwptn price 25 &#10;[20809]">
            <text:p>mcSwptn price 25 <text:line-break/>[20809]</text:p>
          </table:table-cell>
          <table:table-cell table:style-name="ce51" table:formula="of:=INFO.OBBA.OBBA.OBGET(INFO.OBBA.OBBA.OBSYNC([.I25];[.$I$11:.$I$49]))" office:value-type="percentage" office:value="0.0413689789495757">
            <text:p>4,137%</text:p>
          </table:table-cell>
          <table:table-cell table:style-name="ce49" table:formula="of:=INFO.OBBA.OBBA.OBGET(INFO.OBBA.OBBA.OBCALL(&quot;&quot;;&quot;net.finmath.marketdata.products.Swap&quot;;&quot;getForwardSwapRate&quot;;[.G25];[.G2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5];['Rate Curve Data'.$E$10]))" office:value-type="percentage" office:value="7.77176378524237">
            <text:p>777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48306476552632">
            <text:p>24,8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49" table:formula="of:=[.K2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6 &#10;[20815]">
            <text:p>swap tenor 26 <text:line-break/>[20815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6]);[.G26];INFO.OBBA.OBBA.OBMAKE(&quot;&quot;;&quot;double&quot;;[.E26]))" office:value-type="string" office:string-value="mcSwaption26 &#10;[20816]">
            <text:p>mcSwaption26 <text:line-break/>[20816]</text:p>
          </table:table-cell>
          <table:table-cell table:style-name="ce50" table:formula="of:=INFO.OBBA.OBBA.OBRUN(&quot;mcSwptn price &quot;&amp;ROW();[.H26];&quot;getValue&quot;;[$LIBORMarketModel.$M$26])" office:value-type="string" office:string-value="mcSwptn price 26 &#10;[20817]">
            <text:p>mcSwptn price 26 <text:line-break/>[20817]</text:p>
          </table:table-cell>
          <table:table-cell table:style-name="ce51" table:formula="of:=INFO.OBBA.OBBA.OBGET(INFO.OBBA.OBBA.OBSYNC([.I26];[.$I$11:.$I$49]))" office:value-type="percentage" office:value="0.0422395597814048">
            <text:p>4,224%</text:p>
          </table:table-cell>
          <table:table-cell table:style-name="ce49" table:formula="of:=INFO.OBBA.OBBA.OBGET(INFO.OBBA.OBBA.OBCALL(&quot;&quot;;&quot;net.finmath.marketdata.products.Swap&quot;;&quot;getForwardSwapRate&quot;;[.G26];[.G2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6];['Rate Curve Data'.$E$10]))" office:value-type="percentage" office:value="7.69481562895284">
            <text:p>769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48247264574799">
            <text:p>24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49" table:formula="of:=[.K2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7 &#10;[20823]">
            <text:p>swap tenor 27 <text:line-break/>[2082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7]);[.G27];INFO.OBBA.OBBA.OBMAKE(&quot;&quot;;&quot;double&quot;;[.E27]))" office:value-type="string" office:string-value="mcSwaption27 &#10;[20824]">
            <text:p>mcSwaption27 <text:line-break/>[20824]</text:p>
          </table:table-cell>
          <table:table-cell table:style-name="ce50" table:formula="of:=INFO.OBBA.OBBA.OBRUN(&quot;mcSwptn price &quot;&amp;ROW();[.H27];&quot;getValue&quot;;[$LIBORMarketModel.$M$26])" office:value-type="string" office:string-value="mcSwptn price 27 &#10;[20825]">
            <text:p>mcSwptn price 27 <text:line-break/>[20825]</text:p>
          </table:table-cell>
          <table:table-cell table:style-name="ce51" table:formula="of:=INFO.OBBA.OBBA.OBGET(INFO.OBBA.OBBA.OBSYNC([.I27];[.$I$11:.$I$49]))" office:value-type="percentage" office:value="0.0424928522042151">
            <text:p>4,249%</text:p>
          </table:table-cell>
          <table:table-cell table:style-name="ce49" table:formula="of:=INFO.OBBA.OBBA.OBGET(INFO.OBBA.OBBA.OBCALL(&quot;&quot;;&quot;net.finmath.marketdata.products.Swap&quot;;&quot;getForwardSwapRate&quot;;[.G27];[.G2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7];['Rate Curve Data'.$E$10]))" office:value-type="percentage" office:value="7.61862933559687">
            <text:p>761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44869244444151">
            <text:p>24,4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49" table:formula="of:=[.K2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8 &#10;[20831]">
            <text:p>swap tenor 28 <text:line-break/>[2083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8]);[.G28];INFO.OBBA.OBBA.OBMAKE(&quot;&quot;;&quot;double&quot;;[.E28]))" office:value-type="string" office:string-value="mcSwaption28 &#10;[20832]">
            <text:p>mcSwaption28 <text:line-break/>[20832]</text:p>
          </table:table-cell>
          <table:table-cell table:style-name="ce50" table:formula="of:=INFO.OBBA.OBBA.OBRUN(&quot;mcSwptn price &quot;&amp;ROW();[.H28];&quot;getValue&quot;;[$LIBORMarketModel.$M$26])" office:value-type="string" office:string-value="mcSwptn price 28 &#10;[20833]">
            <text:p>mcSwptn price 28 <text:line-break/>[20833]</text:p>
          </table:table-cell>
          <table:table-cell table:style-name="ce51" table:formula="of:=INFO.OBBA.OBBA.OBGET(INFO.OBBA.OBBA.OBSYNC([.I28];[.$I$11:.$I$49]))" office:value-type="percentage" office:value="0.04323368310729">
            <text:p>4,323%</text:p>
          </table:table-cell>
          <table:table-cell table:style-name="ce49" table:formula="of:=INFO.OBBA.OBBA.OBGET(INFO.OBBA.OBBA.OBCALL(&quot;&quot;;&quot;net.finmath.marketdata.products.Swap&quot;;&quot;getForwardSwapRate&quot;;[.G28];[.G2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8];['Rate Curve Data'.$E$10]))" office:value-type="percentage" office:value="7.5431973619771">
            <text:p>754,3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448391745646">
            <text:p>24,4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49" table:formula="of:=[.K2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9 &#10;[20839]">
            <text:p>swap tenor 29 <text:line-break/>[2083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9]);[.G29];INFO.OBBA.OBBA.OBMAKE(&quot;&quot;;&quot;double&quot;;[.E29]))" office:value-type="string" office:string-value="mcSwaption29 &#10;[20840]">
            <text:p>mcSwaption29 <text:line-break/>[20840]</text:p>
          </table:table-cell>
          <table:table-cell table:style-name="ce50" table:formula="of:=INFO.OBBA.OBBA.OBRUN(&quot;mcSwptn price &quot;&amp;ROW();[.H29];&quot;getValue&quot;;[$LIBORMarketModel.$M$26])" office:value-type="string" office:string-value="mcSwptn price 29 &#10;[20841]">
            <text:p>mcSwptn price 29 <text:line-break/>[20841]</text:p>
          </table:table-cell>
          <table:table-cell table:style-name="ce51" table:formula="of:=INFO.OBBA.OBBA.OBGET(INFO.OBBA.OBBA.OBSYNC([.I29];[.$I$11:.$I$49]))" office:value-type="percentage" office:value="0.0432943681865864">
            <text:p>4,329%</text:p>
          </table:table-cell>
          <table:table-cell table:style-name="ce49" table:formula="of:=INFO.OBBA.OBBA.OBGET(INFO.OBBA.OBBA.OBCALL(&quot;&quot;;&quot;net.finmath.marketdata.products.Swap&quot;;&quot;getForwardSwapRate&quot;;[.G29];[.G2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9];['Rate Curve Data'.$E$10]))" office:value-type="percentage" office:value="7.46851223958129">
            <text:p>746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41157892473015">
            <text:p>24,1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49" table:formula="of:=[.K3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30 &#10;[20847]">
            <text:p>swap tenor 30 <text:line-break/>[2084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0]);[.G30];INFO.OBBA.OBBA.OBMAKE(&quot;&quot;;&quot;double&quot;;[.E30]))" office:value-type="string" office:string-value="mcSwaption30 &#10;[20848]">
            <text:p>mcSwaption30 <text:line-break/>[20848]</text:p>
          </table:table-cell>
          <table:table-cell table:style-name="ce50" table:formula="of:=INFO.OBBA.OBBA.OBRUN(&quot;mcSwptn price &quot;&amp;ROW();[.H30];&quot;getValue&quot;;[$LIBORMarketModel.$M$26])" office:value-type="string" office:string-value="mcSwptn price 30 &#10;[20849]">
            <text:p>mcSwptn price 30 <text:line-break/>[20849]</text:p>
          </table:table-cell>
          <table:table-cell table:style-name="ce51" table:formula="of:=INFO.OBBA.OBBA.OBGET(INFO.OBBA.OBBA.OBSYNC([.I30];[.$I$11:.$I$49]))" office:value-type="percentage" office:value="0.0442319774319778">
            <text:p>4,423%</text:p>
          </table:table-cell>
          <table:table-cell table:style-name="ce49" table:formula="of:=INFO.OBBA.OBBA.OBGET(INFO.OBBA.OBBA.OBCALL(&quot;&quot;;&quot;net.finmath.marketdata.products.Swap&quot;;&quot;getForwardSwapRate&quot;;[.G30];[.G3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0];['Rate Curve Data'.$E$10]))" office:value-type="percentage" office:value="7.39456657384286">
            <text:p>739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42916480588174">
            <text:p>24,2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3265">
            <text:p>0,23</text:p>
          </table:table-cell>
          <table:table-cell table:style-name="ce69" table:formula="of:=IF(ISNUMBER([.O30]);[.M30]-[.O30];&quot;&quot;)" office:value-type="percentage" office:value="0.010266480588174">
            <text:p>1,03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49" table:formula="of:=[.K3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31 &#10;[20855]">
            <text:p>swap tenor 31 <text:line-break/>[20855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1]);[.G31];INFO.OBBA.OBBA.OBMAKE(&quot;&quot;;&quot;double&quot;;[.E31]))" office:value-type="string" office:string-value="mcSwaption31 &#10;[20856]">
            <text:p>mcSwaption31 <text:line-break/>[20856]</text:p>
          </table:table-cell>
          <table:table-cell table:style-name="ce50" table:formula="of:=INFO.OBBA.OBBA.OBRUN(&quot;mcSwptn price &quot;&amp;ROW();[.H31];&quot;getValue&quot;;[$LIBORMarketModel.$M$26])" office:value-type="string" office:string-value="mcSwptn price 31 &#10;[20857]">
            <text:p>mcSwptn price 31 <text:line-break/>[20857]</text:p>
          </table:table-cell>
          <table:table-cell table:style-name="ce51" table:formula="of:=INFO.OBBA.OBBA.OBGET(INFO.OBBA.OBBA.OBSYNC([.I31];[.$I$11:.$I$49]))" office:value-type="percentage" office:value="0.0443546274100997">
            <text:p>4,435%</text:p>
          </table:table-cell>
          <table:table-cell table:style-name="ce49" table:formula="of:=INFO.OBBA.OBBA.OBGET(INFO.OBBA.OBBA.OBCALL(&quot;&quot;;&quot;net.finmath.marketdata.products.Swap&quot;;&quot;getForwardSwapRate&quot;;[.G31];[.G3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1];['Rate Curve Data'.$E$10]))" office:value-type="percentage" office:value="7.32135304340877">
            <text:p>732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4025364947567">
            <text:p>24,0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49" table:formula="of:=[.K3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32 &#10;[20863]">
            <text:p>swap tenor 32 <text:line-break/>[2086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2]);[.G32];INFO.OBBA.OBBA.OBMAKE(&quot;&quot;;&quot;double&quot;;[.E32]))" office:value-type="string" office:string-value="mcSwaption32 &#10;[20864]">
            <text:p>mcSwaption32 <text:line-break/>[20864]</text:p>
          </table:table-cell>
          <table:table-cell table:style-name="ce50" table:formula="of:=INFO.OBBA.OBBA.OBRUN(&quot;mcSwptn price &quot;&amp;ROW();[.H32];&quot;getValue&quot;;[$LIBORMarketModel.$M$26])" office:value-type="string" office:string-value="mcSwptn price 32 &#10;[20865]">
            <text:p>mcSwptn price 32 <text:line-break/>[20865]</text:p>
          </table:table-cell>
          <table:table-cell table:style-name="ce51" table:formula="of:=INFO.OBBA.OBBA.OBGET(INFO.OBBA.OBBA.OBSYNC([.I32];[.$I$11:.$I$49]))" office:value-type="percentage" office:value="0.0450691270894962">
            <text:p>4,507%</text:p>
          </table:table-cell>
          <table:table-cell table:style-name="ce49" table:formula="of:=INFO.OBBA.OBBA.OBGET(INFO.OBBA.OBBA.OBCALL(&quot;&quot;;&quot;net.finmath.marketdata.products.Swap&quot;;&quot;getForwardSwapRate&quot;;[.G32];[.G3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2];['Rate Curve Data'.$E$10]))" office:value-type="percentage" office:value="7.24886439941463">
            <text:p>724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41230997908513">
            <text:p>24,1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49" table:formula="of:=[.K3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33 &#10;[20871]">
            <text:p>swap tenor 33 <text:line-break/>[2087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3]);[.G33];INFO.OBBA.OBBA.OBMAKE(&quot;&quot;;&quot;double&quot;;[.E33]))" office:value-type="string" office:string-value="mcSwaption33 &#10;[20872]">
            <text:p>mcSwaption33 <text:line-break/>[20872]</text:p>
          </table:table-cell>
          <table:table-cell table:style-name="ce50" table:formula="of:=INFO.OBBA.OBBA.OBRUN(&quot;mcSwptn price &quot;&amp;ROW();[.H33];&quot;getValue&quot;;[$LIBORMarketModel.$M$26])" office:value-type="string" office:string-value="mcSwptn price 33 &#10;[20873]">
            <text:p>mcSwptn price 33 <text:line-break/>[20873]</text:p>
          </table:table-cell>
          <table:table-cell table:style-name="ce51" table:formula="of:=INFO.OBBA.OBBA.OBGET(INFO.OBBA.OBBA.OBSYNC([.I33];[.$I$11:.$I$49]))" office:value-type="percentage" office:value="0.0461352268950561">
            <text:p>4,614%</text:p>
          </table:table-cell>
          <table:table-cell table:style-name="ce49" table:formula="of:=INFO.OBBA.OBBA.OBGET(INFO.OBBA.OBBA.OBCALL(&quot;&quot;;&quot;net.finmath.marketdata.products.Swap&quot;;&quot;getForwardSwapRate&quot;;[.G33];[.G3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3];['Rate Curve Data'.$E$10]))" office:value-type="percentage" office:value="7.17709346476696">
            <text:p>717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44389517733391">
            <text:p>24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22">
            <text:p>22</text:p>
          </table:table-cell>
          <table:table-cell table:style-name="ce32" office:value-type="float" office:value="0.5">
            <text:p>0,5</text:p>
          </table:table-cell>
          <table:table-cell table:style-name="ce49" table:formula="of:=[.K3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34 &#10;[20879]">
            <text:p>swap tenor 34 <text:line-break/>[2087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4]);[.G34];INFO.OBBA.OBBA.OBMAKE(&quot;&quot;;&quot;double&quot;;[.E34]))" office:value-type="string" office:string-value="mcSwaption34 &#10;[20880]">
            <text:p>mcSwaption34 <text:line-break/>[20880]</text:p>
          </table:table-cell>
          <table:table-cell table:style-name="ce50" table:formula="of:=INFO.OBBA.OBBA.OBRUN(&quot;mcSwptn price &quot;&amp;ROW();[.H34];&quot;getValue&quot;;[$LIBORMarketModel.$M$26])" office:value-type="string" office:string-value="mcSwptn price 34 &#10;[20881]">
            <text:p>mcSwptn price 34 <text:line-break/>[20881]</text:p>
          </table:table-cell>
          <table:table-cell table:style-name="ce51" table:formula="of:=INFO.OBBA.OBBA.OBGET(INFO.OBBA.OBBA.OBSYNC([.I34];[.$I$11:.$I$49]))" office:value-type="percentage" office:value="0.0464304837371746">
            <text:p>4,643%</text:p>
          </table:table-cell>
          <table:table-cell table:style-name="ce49" table:formula="of:=INFO.OBBA.OBBA.OBGET(INFO.OBBA.OBBA.OBCALL(&quot;&quot;;&quot;net.finmath.marketdata.products.Swap&quot;;&quot;getForwardSwapRate&quot;;[.G34];[.G3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4];['Rate Curve Data'.$E$10]))" office:value-type="percentage" office:value="7.10603313343263">
            <text:p>710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43422449093993">
            <text:p>24,3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22.5">
            <text:p>22,5</text:p>
          </table:table-cell>
          <table:table-cell table:style-name="ce32" office:value-type="float" office:value="0.5">
            <text:p>0,5</text:p>
          </table:table-cell>
          <table:table-cell table:style-name="ce49" table:formula="of:=[.K3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35 &#10;[20887]">
            <text:p>swap tenor 35 <text:line-break/>[2088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5]);[.G35];INFO.OBBA.OBBA.OBMAKE(&quot;&quot;;&quot;double&quot;;[.E35]))" office:value-type="string" office:string-value="mcSwaption35 &#10;[20888]">
            <text:p>mcSwaption35 <text:line-break/>[20888]</text:p>
          </table:table-cell>
          <table:table-cell table:style-name="ce50" table:formula="of:=INFO.OBBA.OBBA.OBRUN(&quot;mcSwptn price &quot;&amp;ROW();[.H35];&quot;getValue&quot;;[$LIBORMarketModel.$M$26])" office:value-type="string" office:string-value="mcSwptn price 35 &#10;[20889]">
            <text:p>mcSwptn price 35 <text:line-break/>[20889]</text:p>
          </table:table-cell>
          <table:table-cell table:style-name="ce51" table:formula="of:=INFO.OBBA.OBBA.OBGET(INFO.OBBA.OBBA.OBSYNC([.I35];[.$I$11:.$I$49]))" office:value-type="percentage" office:value="0.0467549778026479">
            <text:p>4,675%</text:p>
          </table:table-cell>
          <table:table-cell table:style-name="ce49" table:formula="of:=INFO.OBBA.OBBA.OBGET(INFO.OBBA.OBBA.OBCALL(&quot;&quot;;&quot;net.finmath.marketdata.products.Swap&quot;;&quot;getForwardSwapRate&quot;;[.G35];[.G3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5];['Rate Curve Data'.$E$10]))" office:value-type="percentage" office:value="7.03567636973528">
            <text:p>703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42829772589242">
            <text:p>24,2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23">
            <text:p>23</text:p>
          </table:table-cell>
          <table:table-cell table:style-name="ce32" office:value-type="float" office:value="0.5">
            <text:p>0,5</text:p>
          </table:table-cell>
          <table:table-cell table:style-name="ce49" table:formula="of:=[.K3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36 &#10;[20895]">
            <text:p>swap tenor 36 <text:line-break/>[20895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6]);[.G36];INFO.OBBA.OBBA.OBMAKE(&quot;&quot;;&quot;double&quot;;[.E36]))" office:value-type="string" office:string-value="mcSwaption36 &#10;[20896]">
            <text:p>mcSwaption36 <text:line-break/>[20896]</text:p>
          </table:table-cell>
          <table:table-cell table:style-name="ce50" table:formula="of:=INFO.OBBA.OBBA.OBRUN(&quot;mcSwptn price &quot;&amp;ROW();[.H36];&quot;getValue&quot;;[$LIBORMarketModel.$M$26])" office:value-type="string" office:string-value="mcSwptn price 36 &#10;[20897]">
            <text:p>mcSwptn price 36 <text:line-break/>[20897]</text:p>
          </table:table-cell>
          <table:table-cell table:style-name="ce51" table:formula="of:=INFO.OBBA.OBBA.OBGET(INFO.OBBA.OBBA.OBSYNC([.I36];[.$I$11:.$I$49]))" office:value-type="percentage" office:value="0.0467025273176926">
            <text:p>4,670%</text:p>
          </table:table-cell>
          <table:table-cell table:style-name="ce49" table:formula="of:=INFO.OBBA.OBBA.OBGET(INFO.OBBA.OBBA.OBCALL(&quot;&quot;;&quot;net.finmath.marketdata.products.Swap&quot;;&quot;getForwardSwapRate&quot;;[.G36];[.G3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6];['Rate Curve Data'.$E$10]))" office:value-type="percentage" office:value="6.96601620765869">
            <text:p>696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40362086839623">
            <text:p>24,0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23.5">
            <text:p>23,5</text:p>
          </table:table-cell>
          <table:table-cell table:style-name="ce32" office:value-type="float" office:value="0.5">
            <text:p>0,5</text:p>
          </table:table-cell>
          <table:table-cell table:style-name="ce49" table:formula="of:=[.K3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37 &#10;[20903]">
            <text:p>swap tenor 37 <text:line-break/>[2090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7]);[.G37];INFO.OBBA.OBBA.OBMAKE(&quot;&quot;;&quot;double&quot;;[.E37]))" office:value-type="string" office:string-value="mcSwaption37 &#10;[20904]">
            <text:p>mcSwaption37 <text:line-break/>[20904]</text:p>
          </table:table-cell>
          <table:table-cell table:style-name="ce50" table:formula="of:=INFO.OBBA.OBBA.OBRUN(&quot;mcSwptn price &quot;&amp;ROW();[.H37];&quot;getValue&quot;;[$LIBORMarketModel.$M$26])" office:value-type="string" office:string-value="mcSwptn price 37 &#10;[20905]">
            <text:p>mcSwptn price 37 <text:line-break/>[20905]</text:p>
          </table:table-cell>
          <table:table-cell table:style-name="ce51" table:formula="of:=INFO.OBBA.OBBA.OBGET(INFO.OBBA.OBBA.OBSYNC([.I37];[.$I$11:.$I$49]))" office:value-type="percentage" office:value="0.0466687484418286">
            <text:p>4,667%</text:p>
          </table:table-cell>
          <table:table-cell table:style-name="ce49" table:formula="of:=INFO.OBBA.OBBA.OBGET(INFO.OBBA.OBBA.OBCALL(&quot;&quot;;&quot;net.finmath.marketdata.products.Swap&quot;;&quot;getForwardSwapRate&quot;;[.G37];[.G3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7];['Rate Curve Data'.$E$10]))" office:value-type="percentage" office:value="6.89704575015712">
            <text:p>689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8199616041049">
            <text:p>23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24">
            <text:p>24</text:p>
          </table:table-cell>
          <table:table-cell table:style-name="ce32" office:value-type="float" office:value="0.5">
            <text:p>0,5</text:p>
          </table:table-cell>
          <table:table-cell table:style-name="ce49" table:formula="of:=[.K3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38 &#10;[20911]">
            <text:p>swap tenor 38 <text:line-break/>[2091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8]);[.G38];INFO.OBBA.OBBA.OBMAKE(&quot;&quot;;&quot;double&quot;;[.E38]))" office:value-type="string" office:string-value="mcSwaption38 &#10;[20912]">
            <text:p>mcSwaption38 <text:line-break/>[20912]</text:p>
          </table:table-cell>
          <table:table-cell table:style-name="ce50" table:formula="of:=INFO.OBBA.OBBA.OBRUN(&quot;mcSwptn price &quot;&amp;ROW();[.H38];&quot;getValue&quot;;[$LIBORMarketModel.$M$26])" office:value-type="string" office:string-value="mcSwptn price 38 &#10;[20913]">
            <text:p>mcSwptn price 38 <text:line-break/>[20913]</text:p>
          </table:table-cell>
          <table:table-cell table:style-name="ce51" table:formula="of:=INFO.OBBA.OBBA.OBGET(INFO.OBBA.OBBA.OBSYNC([.I38];[.$I$11:.$I$49]))" office:value-type="percentage" office:value="0.0468181751793244">
            <text:p>4,682%</text:p>
          </table:table-cell>
          <table:table-cell table:style-name="ce49" table:formula="of:=INFO.OBBA.OBBA.OBGET(INFO.OBBA.OBBA.OBCALL(&quot;&quot;;&quot;net.finmath.marketdata.products.Swap&quot;;&quot;getForwardSwapRate&quot;;[.G38];[.G3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8];['Rate Curve Data'.$E$10]))" office:value-type="percentage" office:value="6.82875816847239">
            <text:p>682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7212739536103">
            <text:p>23,7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24.5">
            <text:p>24,5</text:p>
          </table:table-cell>
          <table:table-cell table:style-name="ce32" office:value-type="float" office:value="0.5">
            <text:p>0,5</text:p>
          </table:table-cell>
          <table:table-cell table:style-name="ce49" table:formula="of:=[.K3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39 &#10;[20919]">
            <text:p>swap tenor 39 <text:line-break/>[2091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9]);[.G39];INFO.OBBA.OBBA.OBMAKE(&quot;&quot;;&quot;double&quot;;[.E39]))" office:value-type="string" office:string-value="mcSwaption39 &#10;[20920]">
            <text:p>mcSwaption39 <text:line-break/>[20920]</text:p>
          </table:table-cell>
          <table:table-cell table:style-name="ce50" table:formula="of:=INFO.OBBA.OBBA.OBRUN(&quot;mcSwptn price &quot;&amp;ROW();[.H39];&quot;getValue&quot;;[$LIBORMarketModel.$M$26])" office:value-type="string" office:string-value="mcSwptn price 39 &#10;[20921]">
            <text:p>mcSwptn price 39 <text:line-break/>[20921]</text:p>
          </table:table-cell>
          <table:table-cell table:style-name="ce51" table:formula="of:=INFO.OBBA.OBBA.OBGET(INFO.OBBA.OBBA.OBSYNC([.I39];[.$I$11:.$I$49]))" office:value-type="percentage" office:value="0.0468463691715463">
            <text:p>4,685%</text:p>
          </table:table-cell>
          <table:table-cell table:style-name="ce49" table:formula="of:=INFO.OBBA.OBBA.OBGET(INFO.OBBA.OBBA.OBCALL(&quot;&quot;;&quot;net.finmath.marketdata.products.Swap&quot;;&quot;getForwardSwapRate&quot;;[.G39];[.G3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9];['Rate Curve Data'.$E$10]))" office:value-type="percentage" office:value="6.76114670145782">
            <text:p>676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5731490213973">
            <text:p>23,5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25">
            <text:p>25</text:p>
          </table:table-cell>
          <table:table-cell table:style-name="ce32" office:value-type="float" office:value="0.5">
            <text:p>0,5</text:p>
          </table:table-cell>
          <table:table-cell table:style-name="ce49" table:formula="of:=[.K4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40 &#10;[20927]">
            <text:p>swap tenor 40 <text:line-break/>[2092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0]);[.G40];INFO.OBBA.OBBA.OBMAKE(&quot;&quot;;&quot;double&quot;;[.E40]))" office:value-type="string" office:string-value="mcSwaption40 &#10;[20928]">
            <text:p>mcSwaption40 <text:line-break/>[20928]</text:p>
          </table:table-cell>
          <table:table-cell table:style-name="ce50" table:formula="of:=INFO.OBBA.OBBA.OBRUN(&quot;mcSwptn price &quot;&amp;ROW();[.H40];&quot;getValue&quot;;[$LIBORMarketModel.$M$26])" office:value-type="string" office:string-value="mcSwptn price 40 &#10;[20929]">
            <text:p>mcSwptn price 40 <text:line-break/>[20929]</text:p>
          </table:table-cell>
          <table:table-cell table:style-name="ce51" table:formula="of:=INFO.OBBA.OBBA.OBGET(INFO.OBBA.OBBA.OBSYNC([.I40];[.$I$11:.$I$49]))" office:value-type="percentage" office:value="0.0468506320916549">
            <text:p>4,685%</text:p>
          </table:table-cell>
          <table:table-cell table:style-name="ce49" table:formula="of:=INFO.OBBA.OBBA.OBGET(INFO.OBBA.OBBA.OBCALL(&quot;&quot;;&quot;net.finmath.marketdata.products.Swap&quot;;&quot;getForwardSwapRate&quot;;[.G40];[.G4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0];['Rate Curve Data'.$E$10]))" office:value-type="percentage" office:value="6.69420465490873">
            <text:p>669,4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34274632833842">
            <text:p>23,4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4255">
            <text:p>0,24</text:p>
          </table:table-cell>
          <table:table-cell table:style-name="ce69" table:formula="of:=IF(ISNUMBER([.O40]);[.M40]-[.O40];&quot;&quot;)" office:value-type="percentage" office:value="-0.00827536716615795">
            <text:p>-0,83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25.5">
            <text:p>25,5</text:p>
          </table:table-cell>
          <table:table-cell table:style-name="ce32" office:value-type="float" office:value="0.5">
            <text:p>0,5</text:p>
          </table:table-cell>
          <table:table-cell table:style-name="ce49" table:formula="of:=[.K4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41 &#10;[20935]">
            <text:p>swap tenor 41 <text:line-break/>[20935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1]);[.G41];INFO.OBBA.OBBA.OBMAKE(&quot;&quot;;&quot;double&quot;;[.E41]))" office:value-type="string" office:string-value="mcSwaption41 &#10;[20936]">
            <text:p>mcSwaption41 <text:line-break/>[20936]</text:p>
          </table:table-cell>
          <table:table-cell table:style-name="ce50" table:formula="of:=INFO.OBBA.OBBA.OBRUN(&quot;mcSwptn price &quot;&amp;ROW();[.H41];&quot;getValue&quot;;[$LIBORMarketModel.$M$26])" office:value-type="string" office:string-value="mcSwptn price 41 &#10;[20937]">
            <text:p>mcSwptn price 41 <text:line-break/>[20937]</text:p>
          </table:table-cell>
          <table:table-cell table:style-name="ce51" table:formula="of:=INFO.OBBA.OBBA.OBGET(INFO.OBBA.OBBA.OBSYNC([.I41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1];[.G4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1];['Rate Curve Data'.$E$10]))" office:value-type="percentage" office:value="6.62792540089973">
            <text:p>662,8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26">
            <text:p>26</text:p>
          </table:table-cell>
          <table:table-cell table:style-name="ce32" office:value-type="float" office:value="0.5">
            <text:p>0,5</text:p>
          </table:table-cell>
          <table:table-cell table:style-name="ce49" table:formula="of:=[.K4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42 &#10;[20943]">
            <text:p>swap tenor 42 <text:line-break/>[2094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2]);[.G42];INFO.OBBA.OBBA.OBMAKE(&quot;&quot;;&quot;double&quot;;[.E42]))" office:value-type="string" office:string-value="mcSwaption42 &#10;[20944]">
            <text:p>mcSwaption42 <text:line-break/>[20944]</text:p>
          </table:table-cell>
          <table:table-cell table:style-name="ce50" table:formula="of:=INFO.OBBA.OBBA.OBRUN(&quot;mcSwptn price &quot;&amp;ROW();[.H42];&quot;getValue&quot;;[$LIBORMarketModel.$M$26])" office:value-type="string" office:string-value="mcSwptn price 42 &#10;[20945]">
            <text:p>mcSwptn price 42 <text:line-break/>[20945]</text:p>
          </table:table-cell>
          <table:table-cell table:style-name="ce51" table:formula="of:=INFO.OBBA.OBBA.OBGET(INFO.OBBA.OBBA.OBSYNC([.I42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2];[.G4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2];['Rate Curve Data'.$E$10]))" office:value-type="percentage" office:value="6.56230237712845">
            <text:p>656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26.5">
            <text:p>26,5</text:p>
          </table:table-cell>
          <table:table-cell table:style-name="ce32" office:value-type="float" office:value="0.5">
            <text:p>0,5</text:p>
          </table:table-cell>
          <table:table-cell table:style-name="ce49" table:formula="of:=[.K4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43 &#10;[20951]">
            <text:p>swap tenor 43 <text:line-break/>[2095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3]);[.G43];INFO.OBBA.OBBA.OBMAKE(&quot;&quot;;&quot;double&quot;;[.E43]))" office:value-type="string" office:string-value="mcSwaption43 &#10;[20952]">
            <text:p>mcSwaption43 <text:line-break/>[20952]</text:p>
          </table:table-cell>
          <table:table-cell table:style-name="ce50" table:formula="of:=INFO.OBBA.OBBA.OBRUN(&quot;mcSwptn price &quot;&amp;ROW();[.H43];&quot;getValue&quot;;[$LIBORMarketModel.$M$26])" office:value-type="string" office:string-value="mcSwptn price 43 &#10;[20953]">
            <text:p>mcSwptn price 43 <text:line-break/>[20953]</text:p>
          </table:table-cell>
          <table:table-cell table:style-name="ce51" table:formula="of:=INFO.OBBA.OBBA.OBGET(INFO.OBBA.OBBA.OBSYNC([.I43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3];[.G4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3];['Rate Curve Data'.$E$10]))" office:value-type="percentage" office:value="6.49732908626579">
            <text:p>649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27">
            <text:p>27</text:p>
          </table:table-cell>
          <table:table-cell table:style-name="ce32" office:value-type="float" office:value="0.5">
            <text:p>0,5</text:p>
          </table:table-cell>
          <table:table-cell table:style-name="ce49" table:formula="of:=[.K4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44 &#10;[20959]">
            <text:p>swap tenor 44 <text:line-break/>[2095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4]);[.G44];INFO.OBBA.OBBA.OBMAKE(&quot;&quot;;&quot;double&quot;;[.E44]))" office:value-type="string" office:string-value="mcSwaption44 &#10;[20960]">
            <text:p>mcSwaption44 <text:line-break/>[20960]</text:p>
          </table:table-cell>
          <table:table-cell table:style-name="ce50" table:formula="of:=INFO.OBBA.OBBA.OBRUN(&quot;mcSwptn price &quot;&amp;ROW();[.H44];&quot;getValue&quot;;[$LIBORMarketModel.$M$26])" office:value-type="string" office:string-value="mcSwptn price 44 &#10;[20961]">
            <text:p>mcSwptn price 44 <text:line-break/>[20961]</text:p>
          </table:table-cell>
          <table:table-cell table:style-name="ce51" table:formula="of:=INFO.OBBA.OBBA.OBGET(INFO.OBBA.OBBA.OBSYNC([.I44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4];[.G4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4];['Rate Curve Data'.$E$10]))" office:value-type="percentage" office:value="6.43299909531266">
            <text:p>643,3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27.5">
            <text:p>27,5</text:p>
          </table:table-cell>
          <table:table-cell table:style-name="ce32" office:value-type="float" office:value="0.5">
            <text:p>0,5</text:p>
          </table:table-cell>
          <table:table-cell table:style-name="ce49" table:formula="of:=[.K4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45 &#10;[20967]">
            <text:p>swap tenor 45 <text:line-break/>[20967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5]);[.G45];INFO.OBBA.OBBA.OBMAKE(&quot;&quot;;&quot;double&quot;;[.E45]))" office:value-type="string" office:string-value="mcSwaption45 &#10;[20968]">
            <text:p>mcSwaption45 <text:line-break/>[20968]</text:p>
          </table:table-cell>
          <table:table-cell table:style-name="ce50" table:formula="of:=INFO.OBBA.OBBA.OBRUN(&quot;mcSwptn price &quot;&amp;ROW();[.H45];&quot;getValue&quot;;[$LIBORMarketModel.$M$26])" office:value-type="string" office:string-value="mcSwptn price 45 &#10;[20969]">
            <text:p>mcSwptn price 45 <text:line-break/>[20969]</text:p>
          </table:table-cell>
          <table:table-cell table:style-name="ce51" table:formula="of:=INFO.OBBA.OBBA.OBGET(INFO.OBBA.OBBA.OBSYNC([.I45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5];[.G4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5];['Rate Curve Data'.$E$10]))" office:value-type="percentage" office:value="6.36930603496303">
            <text:p>636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8">
            <text:p>28</text:p>
          </table:table-cell>
          <table:table-cell table:style-name="ce32" office:value-type="float" office:value="0.5">
            <text:p>0,5</text:p>
          </table:table-cell>
          <table:table-cell table:style-name="ce49" table:formula="of:=[.K4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46 &#10;[20975]">
            <text:p>swap tenor 46 <text:line-break/>[20975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6]);[.G46];INFO.OBBA.OBBA.OBMAKE(&quot;&quot;;&quot;double&quot;;[.E46]))" office:value-type="string" office:string-value="mcSwaption46 &#10;[20976]">
            <text:p>mcSwaption46 <text:line-break/>[20976]</text:p>
          </table:table-cell>
          <table:table-cell table:style-name="ce50" table:formula="of:=INFO.OBBA.OBBA.OBRUN(&quot;mcSwptn price &quot;&amp;ROW();[.H46];&quot;getValue&quot;;[$LIBORMarketModel.$M$26])" office:value-type="string" office:string-value="mcSwptn price 46 &#10;[20977]">
            <text:p>mcSwptn price 46 <text:line-break/>[20977]</text:p>
          </table:table-cell>
          <table:table-cell table:style-name="ce51" table:formula="of:=INFO.OBBA.OBBA.OBGET(INFO.OBBA.OBBA.OBSYNC([.I46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6];[.G4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6];['Rate Curve Data'.$E$10]))" office:value-type="percentage" office:value="6.3062435989733">
            <text:p>630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8.5">
            <text:p>28,5</text:p>
          </table:table-cell>
          <table:table-cell table:style-name="ce32" office:value-type="float" office:value="0.5">
            <text:p>0,5</text:p>
          </table:table-cell>
          <table:table-cell table:style-name="ce49" table:formula="of:=[.K4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47 &#10;[20983]">
            <text:p>swap tenor 47 <text:line-break/>[20983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7]);[.G47];INFO.OBBA.OBBA.OBMAKE(&quot;&quot;;&quot;double&quot;;[.E47]))" office:value-type="string" office:string-value="mcSwaption47 &#10;[20984]">
            <text:p>mcSwaption47 <text:line-break/>[20984]</text:p>
          </table:table-cell>
          <table:table-cell table:style-name="ce50" table:formula="of:=INFO.OBBA.OBBA.OBRUN(&quot;mcSwptn price &quot;&amp;ROW();[.H47];&quot;getValue&quot;;[$LIBORMarketModel.$M$26])" office:value-type="string" office:string-value="mcSwptn price 47 &#10;[20985]">
            <text:p>mcSwptn price 47 <text:line-break/>[20985]</text:p>
          </table:table-cell>
          <table:table-cell table:style-name="ce51" table:formula="of:=INFO.OBBA.OBBA.OBGET(INFO.OBBA.OBBA.OBSYNC([.I47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7];[.G4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7];['Rate Curve Data'.$E$10]))" office:value-type="percentage" office:value="6.24380554353792">
            <text:p>624,4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9">
            <text:p>29</text:p>
          </table:table-cell>
          <table:table-cell table:style-name="ce32" office:value-type="float" office:value="0.5">
            <text:p>0,5</text:p>
          </table:table-cell>
          <table:table-cell table:style-name="ce49" table:formula="of:=[.K4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48 &#10;[20991]">
            <text:p>swap tenor 48 <text:line-break/>[20991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8]);[.G48];INFO.OBBA.OBBA.OBMAKE(&quot;&quot;;&quot;double&quot;;[.E48]))" office:value-type="string" office:string-value="mcSwaption48 &#10;[20992]">
            <text:p>mcSwaption48 <text:line-break/>[20992]</text:p>
          </table:table-cell>
          <table:table-cell table:style-name="ce50" table:formula="of:=INFO.OBBA.OBBA.OBRUN(&quot;mcSwptn price &quot;&amp;ROW();[.H48];&quot;getValue&quot;;[$LIBORMarketModel.$M$26])" office:value-type="string" office:string-value="mcSwptn price 48 &#10;[20993]">
            <text:p>mcSwptn price 48 <text:line-break/>[20993]</text:p>
          </table:table-cell>
          <table:table-cell table:style-name="ce51" table:formula="of:=INFO.OBBA.OBBA.OBGET(INFO.OBBA.OBBA.OBSYNC([.I48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8];[.G4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8];['Rate Curve Data'.$E$10]))" office:value-type="percentage" office:value="6.18198568667121">
            <text:p>618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9.5">
            <text:p>29,5</text:p>
          </table:table-cell>
          <table:table-cell table:style-name="ce32" office:value-type="float" office:value="0.5">
            <text:p>0,5</text:p>
          </table:table-cell>
          <table:table-cell table:style-name="ce49" table:formula="of:=[.K4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49 &#10;[20999]">
            <text:p>swap tenor 49 <text:line-break/>[20999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9]);[.G49];INFO.OBBA.OBBA.OBMAKE(&quot;&quot;;&quot;double&quot;;[.E49]))" office:value-type="string" office:string-value="mcSwaption49 &#10;[21000]">
            <text:p>mcSwaption49 <text:line-break/>[21000]</text:p>
          </table:table-cell>
          <table:table-cell table:style-name="ce50" table:formula="of:=INFO.OBBA.OBBA.OBRUN(&quot;mcSwptn price &quot;&amp;ROW();[.H49];&quot;getValue&quot;;[$LIBORMarketModel.$M$26])" office:value-type="string" office:string-value="mcSwptn price 49 &#10;[21001]">
            <text:p>mcSwptn price 49 <text:line-break/>[21001]</text:p>
          </table:table-cell>
          <table:table-cell table:style-name="ce51" table:formula="of:=INFO.OBBA.OBBA.OBGET(INFO.OBBA.OBBA.OBSYNC([.I49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9];[.G4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9];['Rate Curve Data'.$E$10]))" office:value-type="percentage" office:value="6.12077790759525">
            <text:p>612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4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72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Covariance Model:</text:p>
          </table:table-cell>
          <table:table-cell table:style-name="ce75" table:formula="of:=INFO.OBBA.OBBA.OBCAST(INFO.OBBA.OBBA.OBCALL(&quot;covarianceModelFromLMMCalibrated&quot;;[LIBORMarketModel.$I$33];&quot;getCovarianceModel&quot;);&quot;net.finmath.montecarlo.interestrate.modelplugins.LIBORCovarianceModelFromVolatilityAndCorrelation&quot;)" office:value-type="string" office:string-value="covarianceModelFromLMMCalibrated &#10;[8201]">
            <text:p>covarianceModelFromLMMCalibrated </text:p>
            <text:p>[8201]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Volatility Model:</text:p>
          </table:table-cell>
          <table:table-cell table:style-name="ce37" table:formula="of:=INFO.OBBA.OBBA.OBCALL(&quot;volatilityModelFromLMMCalibrated&quot;;[.$C$5];&quot;getVolatilityModel&quot;)" office:value-type="string" office:string-value="volatilityModelFromLMMCalibrated &#10;[8202]">
            <text:p>volatilityModelFromLMMCalibrated </text:p>
            <text:p>[8202]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2"/>
          <table:table-cell table:style-name="ce73"/>
          <table:table-cell table:style-name="ce47" office:value-type="float" office:value="0">
            <text:p>0</text:p>
          </table:table-cell>
          <table:table-cell table:style-name="ce47" table:formula="of:=[.C9]+1" office:value-type="float" office:value="1">
            <text:p>1</text:p>
          </table:table-cell>
          <table:table-cell table:style-name="ce47" table:formula="of:=[.D9]+1" office:value-type="float" office:value="2">
            <text:p>2</text:p>
          </table:table-cell>
          <table:table-cell table:style-name="ce47" table:formula="of:=[.E9]+1" office:value-type="float" office:value="3">
            <text:p>3</text:p>
          </table:table-cell>
          <table:table-cell table:style-name="ce47" table:formula="of:=[.F9]+1" office:value-type="float" office:value="4">
            <text:p>4</text:p>
          </table:table-cell>
          <table:table-cell table:style-name="ce47" table:formula="of:=[.G9]+1" office:value-type="float" office:value="5">
            <text:p>5</text:p>
          </table:table-cell>
          <table:table-cell table:style-name="ce47" table:formula="of:=[.H9]+1" office:value-type="float" office:value="6">
            <text:p>6</text:p>
          </table:table-cell>
          <table:table-cell table:style-name="ce47" table:formula="of:=[.I9]+1" office:value-type="float" office:value="7">
            <text:p>7</text:p>
          </table:table-cell>
          <table:table-cell table:style-name="ce47" table:formula="of:=[.J9]+1" office:value-type="float" office:value="8">
            <text:p>8</text:p>
          </table:table-cell>
          <table:table-cell table:style-name="ce47" table:formula="of:=[.K9]+1" office:value-type="float" office:value="9">
            <text:p>9</text:p>
          </table:table-cell>
          <table:table-cell table:style-name="ce47" table:formula="of:=[.L9]+1" office:value-type="float" office:value="10">
            <text:p>10</text:p>
          </table:table-cell>
          <table:table-cell table:style-name="ce47" table:formula="of:=[.M9]+1" office:value-type="float" office:value="11">
            <text:p>11</text:p>
          </table:table-cell>
          <table:table-cell table:style-name="ce47" table:formula="of:=[.N9]+1" office:value-type="float" office:value="12">
            <text:p>12</text:p>
          </table:table-cell>
          <table:table-cell table:style-name="ce47" table:formula="of:=[.O9]+1" office:value-type="float" office:value="13">
            <text:p>13</text:p>
          </table:table-cell>
          <table:table-cell table:style-name="ce47" table:formula="of:=[.P9]+1" office:value-type="float" office:value="14">
            <text:p>14</text:p>
          </table:table-cell>
          <table:table-cell table:style-name="ce47" table:formula="of:=[.Q9]+1" office:value-type="float" office:value="15">
            <text:p>15</text:p>
          </table:table-cell>
          <table:table-cell table:style-name="ce47" table:formula="of:=[.R9]+1" office:value-type="float" office:value="16">
            <text:p>16</text:p>
          </table:table-cell>
          <table:table-cell table:style-name="ce47" table:formula="of:=[.S9]+1" office:value-type="float" office:value="17">
            <text:p>17</text:p>
          </table:table-cell>
          <table:table-cell table:style-name="ce47" table:formula="of:=[.T9]+1" office:value-type="float" office:value="18">
            <text:p>18</text:p>
          </table:table-cell>
          <table:table-cell table:style-name="ce47" table:formula="of:=[.U9]+1" office:value-type="float" office:value="19">
            <text:p>19</text:p>
          </table:table-cell>
          <table:table-cell table:style-name="ce47" table:formula="of:=[.V9]+1" office:value-type="float" office:value="20">
            <text:p>20</text:p>
          </table:table-cell>
          <table:table-cell table:style-name="ce47" table:formula="of:=[.W9]+1" office:value-type="float" office:value="21">
            <text:p>21</text:p>
          </table:table-cell>
          <table:table-cell table:style-name="ce47" table:formula="of:=[.X9]+1" office:value-type="float" office:value="22">
            <text:p>22</text:p>
          </table:table-cell>
          <table:table-cell table:style-name="ce47" table:formula="of:=[.Y9]+1" office:value-type="float" office:value="23">
            <text:p>23</text:p>
          </table:table-cell>
          <table:table-cell table:style-name="ce47" table:formula="of:=[.Z9]+1" office:value-type="float" office:value="24">
            <text:p>24</text:p>
          </table:table-cell>
          <table:table-cell table:style-name="ce47" table:formula="of:=[.AA9]+1" office:value-type="float" office:value="25">
            <text:p>25</text:p>
          </table:table-cell>
          <table:table-cell table:style-name="ce47" table:formula="of:=[.AB9]+1" office:value-type="float" office:value="26">
            <text:p>26</text:p>
          </table:table-cell>
          <table:table-cell table:style-name="ce47" table:formula="of:=[.AC9]+1" office:value-type="float" office:value="27">
            <text:p>27</text:p>
          </table:table-cell>
          <table:table-cell table:style-name="ce47" table:formula="of:=[.AD9]+1" office:value-type="float" office:value="28">
            <text:p>28</text:p>
          </table:table-cell>
          <table:table-cell table:style-name="ce47" table:formula="of:=[.AE9]+1" office:value-type="float" office:value="29">
            <text:p>29</text:p>
          </table:table-cell>
          <table:table-cell table:style-name="ce47" table:formula="of:=[.AF9]+1" office:value-type="float" office:value="30">
            <text:p>30</text:p>
          </table:table-cell>
          <table:table-cell table:style-name="ce47" table:formula="of:=[.AG9]+1" office:value-type="float" office:value="31">
            <text:p>31</text:p>
          </table:table-cell>
          <table:table-cell table:style-name="ce47" table:formula="of:=[.AH9]+1" office:value-type="float" office:value="32">
            <text:p>32</text:p>
          </table:table-cell>
          <table:table-cell table:style-name="ce47" table:formula="of:=[.AI9]+1" office:value-type="float" office:value="33">
            <text:p>33</text:p>
          </table:table-cell>
          <table:table-cell table:style-name="ce47" table:formula="of:=[.AJ9]+1" office:value-type="float" office:value="34">
            <text:p>34</text:p>
          </table:table-cell>
          <table:table-cell table:style-name="ce47" table:formula="of:=[.AK9]+1" office:value-type="float" office:value="35">
            <text:p>35</text:p>
          </table:table-cell>
          <table:table-cell table:style-name="ce47" table:formula="of:=[.AL9]+1" office:value-type="float" office:value="36">
            <text:p>36</text:p>
          </table:table-cell>
          <table:table-cell table:style-name="ce47" table:formula="of:=[.AM9]+1" office:value-type="float" office:value="37">
            <text:p>37</text:p>
          </table:table-cell>
          <table:table-cell table:style-name="ce47" table:formula="of:=[.AN9]+1" office:value-type="float" office:value="38">
            <text:p>38</text:p>
          </table:table-cell>
          <table:table-cell table:style-name="ce32" table:number-columns-repeated="983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75440948120174">
            <text:p>75,44%</text:p>
            <draw:frame table:end-cell-address="Model.I36" table:end-x="0.003cm" table:end-y="0.012cm" draw:z-index="0" draw:style-name="gr1" svg:width="12.407cm" svg:height="10.623cm" svg:x="0.041cm" svg:y="0.023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84cm" svg:height="10.623cm" svg:x="0.064cm" svg:y="0.023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217312519641914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21732519850968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217312519641914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217334706391556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21732519850968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217312519641914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1.66163527522882">
            <text:p>166,16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Correlation Model:</text:p>
          </table:table-cell>
          <table:table-cell table:style-name="ce75" table:formula="of:=INFO.OBBA.OBBA.OBCALL(&quot;correlationModelFromLMM&quot;;[.$C$5];&quot;getCorrelationModel&quot;)" office:value-type="string" office:string-value="correlationModelFromLMM &#10;[14444]">
            <text:p>correlationModelFromLMM </text:p>
            <text:p>[14444]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Simulation time: </text:p>
          </table:table-cell>
          <table:table-cell table:style-name="ce77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77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74"/>
          <table:table-cell table:style-name="ce47" office:value-type="float" office:value="0">
            <text:p>0</text:p>
          </table:table-cell>
          <table:table-cell table:style-name="ce47" table:formula="of:=[.C54]+1" office:value-type="float" office:value="1">
            <text:p>1</text:p>
          </table:table-cell>
          <table:table-cell table:style-name="ce47" table:formula="of:=[.D54]+1" office:value-type="float" office:value="2">
            <text:p>2</text:p>
          </table:table-cell>
          <table:table-cell table:style-name="ce47" table:formula="of:=[.E54]+1" office:value-type="float" office:value="3">
            <text:p>3</text:p>
          </table:table-cell>
          <table:table-cell table:style-name="ce47" table:formula="of:=[.F54]+1" office:value-type="float" office:value="4">
            <text:p>4</text:p>
          </table:table-cell>
          <table:table-cell table:style-name="ce47" table:formula="of:=[.G54]+1" office:value-type="float" office:value="5">
            <text:p>5</text:p>
          </table:table-cell>
          <table:table-cell table:style-name="ce47" table:formula="of:=[.H54]+1" office:value-type="float" office:value="6">
            <text:p>6</text:p>
          </table:table-cell>
          <table:table-cell table:style-name="ce47" table:formula="of:=[.I54]+1" office:value-type="float" office:value="7">
            <text:p>7</text:p>
          </table:table-cell>
          <table:table-cell table:style-name="ce47" table:formula="of:=[.J54]+1" office:value-type="float" office:value="8">
            <text:p>8</text:p>
          </table:table-cell>
          <table:table-cell table:style-name="ce47" table:formula="of:=[.K54]+1" office:value-type="float" office:value="9">
            <text:p>9</text:p>
          </table:table-cell>
          <table:table-cell table:style-name="ce47" table:formula="of:=[.L54]+1" office:value-type="float" office:value="10">
            <text:p>10</text:p>
          </table:table-cell>
          <table:table-cell table:style-name="ce47" table:formula="of:=[.M54]+1" office:value-type="float" office:value="11">
            <text:p>11</text:p>
          </table:table-cell>
          <table:table-cell table:style-name="ce47" table:formula="of:=[.N54]+1" office:value-type="float" office:value="12">
            <text:p>12</text:p>
          </table:table-cell>
          <table:table-cell table:style-name="ce47" table:formula="of:=[.O54]+1" office:value-type="float" office:value="13">
            <text:p>13</text:p>
          </table:table-cell>
          <table:table-cell table:style-name="ce47" table:formula="of:=[.P54]+1" office:value-type="float" office:value="14">
            <text:p>14</text:p>
          </table:table-cell>
          <table:table-cell table:style-name="ce47" table:formula="of:=[.Q54]+1" office:value-type="float" office:value="15">
            <text:p>15</text:p>
          </table:table-cell>
          <table:table-cell table:style-name="ce47" table:formula="of:=[.R54]+1" office:value-type="float" office:value="16">
            <text:p>16</text:p>
          </table:table-cell>
          <table:table-cell table:style-name="ce47" table:formula="of:=[.S54]+1" office:value-type="float" office:value="17">
            <text:p>17</text:p>
          </table:table-cell>
          <table:table-cell table:style-name="ce47" table:formula="of:=[.T54]+1" office:value-type="float" office:value="18">
            <text:p>18</text:p>
          </table:table-cell>
          <table:table-cell table:style-name="ce47" table:formula="of:=[.U54]+1" office:value-type="float" office:value="19">
            <text:p>19</text:p>
          </table:table-cell>
          <table:table-cell table:style-name="ce47" table:formula="of:=[.V54]+1" office:value-type="float" office:value="20">
            <text:p>20</text:p>
          </table:table-cell>
          <table:table-cell table:style-name="ce47" table:formula="of:=[.W54]+1" office:value-type="float" office:value="21">
            <text:p>21</text:p>
          </table:table-cell>
          <table:table-cell table:style-name="ce47" table:formula="of:=[.X54]+1" office:value-type="float" office:value="22">
            <text:p>22</text:p>
          </table:table-cell>
          <table:table-cell table:style-name="ce47" table:formula="of:=[.Y54]+1" office:value-type="float" office:value="23">
            <text:p>23</text:p>
          </table:table-cell>
          <table:table-cell table:style-name="ce47" table:formula="of:=[.Z54]+1" office:value-type="float" office:value="24">
            <text:p>24</text:p>
          </table:table-cell>
          <table:table-cell table:style-name="ce47" table:formula="of:=[.AA54]+1" office:value-type="float" office:value="25">
            <text:p>25</text:p>
          </table:table-cell>
          <table:table-cell table:style-name="ce47" table:formula="of:=[.AB54]+1" office:value-type="float" office:value="26">
            <text:p>26</text:p>
          </table:table-cell>
          <table:table-cell table:style-name="ce47" table:formula="of:=[.AC54]+1" office:value-type="float" office:value="27">
            <text:p>27</text:p>
          </table:table-cell>
          <table:table-cell table:style-name="ce47" table:formula="of:=[.AD54]+1" office:value-type="float" office:value="28">
            <text:p>28</text:p>
          </table:table-cell>
          <table:table-cell table:style-name="ce47" table:formula="of:=[.AE54]+1" office:value-type="float" office:value="29">
            <text:p>29</text:p>
          </table:table-cell>
          <table:table-cell table:style-name="ce47" table:formula="of:=[.AF54]+1" office:value-type="float" office:value="30">
            <text:p>30</text:p>
          </table:table-cell>
          <table:table-cell table:style-name="ce47" table:formula="of:=[.AG54]+1" office:value-type="float" office:value="31">
            <text:p>31</text:p>
          </table:table-cell>
          <table:table-cell table:style-name="ce47" table:formula="of:=[.AH54]+1" office:value-type="float" office:value="32">
            <text:p>32</text:p>
          </table:table-cell>
          <table:table-cell table:style-name="ce47" table:formula="of:=[.AI54]+1" office:value-type="float" office:value="33">
            <text:p>33</text:p>
          </table:table-cell>
          <table:table-cell table:style-name="ce47" table:formula="of:=[.AJ54]+1" office:value-type="float" office:value="34">
            <text:p>34</text:p>
          </table:table-cell>
          <table:table-cell table:style-name="ce47" table:formula="of:=[.AK54]+1" office:value-type="float" office:value="35">
            <text:p>35</text:p>
          </table:table-cell>
          <table:table-cell table:style-name="ce47" table:formula="of:=[.AL54]+1" office:value-type="float" office:value="36">
            <text:p>36</text:p>
          </table:table-cell>
          <table:table-cell table:style-name="ce47" table:formula="of:=[.AM54]+1" office:value-type="float" office:value="37">
            <text:p>37</text:p>
          </table:table-cell>
          <table:table-cell table:style-name="ce47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79"/>
        <table:table-column table:style-name="co6" table:number-columns-repeated="256" table:default-cell-style-name="ce79"/>
        <table:table-column table:style-name="co8" table:number-columns-repeated="767" table:default-cell-style-name="ce79"/>
        <table:table-row table:style-name="ro11">
          <table:table-cell table:style-name="ce78" table:number-columns-repeated="2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5">
          <table:table-cell table:style-name="ce78"/>
          <table:table-cell table:style-name="ce80" office:value-type="string">
            <text:p>Simulated Rates</text:p>
          </table:table-cell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5">
          <table:table-cell table:style-name="ce78"/>
          <table:table-cell table:style-name="ce80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>
          <table:table-cell table:style-name="ce78"/>
          <table:table-cell table:style-name="ce81" office:value-type="string">
            <text:p>Settings</text:p>
          </table:table-cell>
          <table:table-cell table:style-name="ce84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>
          <table:table-cell table:style-name="ce78"/>
          <table:table-cell table:style-name="ce82" office:value-type="string">
            <text:p>t</text:p>
          </table:table-cell>
          <table:table-cell table:style-name="ce85" office:value-type="float" office:value="4">
            <text:p>4</text:p>
          </table:table-cell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>
          <table:table-cell table:style-name="ce78"/>
          <table:table-cell table:style-name="ce82" office:value-type="string">
            <text:p>T</text:p>
          </table:table-cell>
          <table:table-cell table:style-name="ce85" table:formula="of:=[.C5]" office:value-type="float" office:value="4">
            <text:p>4</text:p>
          </table:table-cell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>
          <table:table-cell table:style-name="ce78"/>
          <table:table-cell table:style-name="ce82" office:value-type="string">
            <text:p>periodLength</text:p>
          </table:table-cell>
          <table:table-cell table:style-name="ce85" office:value-type="float" office:value="0.5">
            <text:p>0,5</text:p>
          </table:table-cell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>
          <table:table-cell table:style-name="ce78"/>
          <table:table-cell table:style-name="ce82"/>
          <table:table-cell table:style-name="ce85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>
          <table:table-cell table:style-name="ce78"/>
          <table:table-cell table:style-name="ce82" office:value-type="string">
            <text:p>t:</text:p>
          </table:table-cell>
          <table:table-cell table:style-name="ce85" table:formula="of:=[.C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/>
          <table:table-cell table:style-name="ce82" office:value-type="string">
            <text:p>T1:</text:p>
          </table:table-cell>
          <table:table-cell table:style-name="ce85" table:formula="of:=[.C6]" office:value-type="float" office:value="4">
            <text:p>4</text:p>
          </table:table-cell>
          <table:table-cell table:style-name="ce85" table:formula="of:=[.C11]+[.$C$7]" office:value-type="float" office:value="4.5">
            <text:p>4,5</text:p>
          </table:table-cell>
          <table:table-cell table:style-name="ce85" table:formula="of:=[.D11]+[.$C$7]" office:value-type="float" office:value="5">
            <text:p>5</text:p>
          </table:table-cell>
          <table:table-cell table:style-name="ce85" table:formula="of:=[.E11]+[.$C$7]" office:value-type="float" office:value="5.5">
            <text:p>5,5</text:p>
          </table:table-cell>
          <table:table-cell table:style-name="ce85" table:formula="of:=[.F11]+[.$C$7]" office:value-type="float" office:value="6">
            <text:p>6</text:p>
          </table:table-cell>
          <table:table-cell table:style-name="ce85" table:formula="of:=[.G11]+[.$C$7]" office:value-type="float" office:value="6.5">
            <text:p>6,5</text:p>
          </table:table-cell>
          <table:table-cell table:style-name="ce85" table:formula="of:=[.H11]+[.$C$7]" office:value-type="float" office:value="7">
            <text:p>7</text:p>
          </table:table-cell>
          <table:table-cell table:style-name="ce85" table:formula="of:=[.I11]+[.$C$7]" office:value-type="float" office:value="7.5">
            <text:p>7,5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/>
          <table:table-cell table:style-name="ce82" office:value-type="string">
            <text:p>T2:</text:p>
          </table:table-cell>
          <table:table-cell table:style-name="ce85" table:formula="of:=[.C11]+[.C7]" office:value-type="float" office:value="4.5">
            <text:p>4,5</text:p>
          </table:table-cell>
          <table:table-cell table:style-name="ce85" table:formula="of:=[.D11]+[.$C$7]" office:value-type="float" office:value="5">
            <text:p>5</text:p>
          </table:table-cell>
          <table:table-cell table:style-name="ce85" table:formula="of:=[.E11]+[.$C$7]" office:value-type="float" office:value="5.5">
            <text:p>5,5</text:p>
          </table:table-cell>
          <table:table-cell table:style-name="ce85" table:formula="of:=[.F11]+[.$C$7]" office:value-type="float" office:value="6">
            <text:p>6</text:p>
          </table:table-cell>
          <table:table-cell table:style-name="ce85" table:formula="of:=[.G11]+[.$C$7]" office:value-type="float" office:value="6.5">
            <text:p>6,5</text:p>
          </table:table-cell>
          <table:table-cell table:style-name="ce85" table:formula="of:=[.H11]+[.$C$7]" office:value-type="float" office:value="7">
            <text:p>7</text:p>
          </table:table-cell>
          <table:table-cell table:style-name="ce85" table:formula="of:=[.I11]+[.$C$7]" office:value-type="float" office:value="7.5">
            <text:p>7,5</text:p>
          </table:table-cell>
          <table:table-cell table:style-name="ce85" table:formula="of:=[.J11]+[.$C$7]" office:value-type="float" office:value="8">
            <text:p>8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/>
          <table:table-cell table:style-name="ce82" office:value-type="string">
            <text:p>Object:</text:p>
          </table:table-cell>
          <table:table-cell table:style-name="ce86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21378]">
            <text:p>LIBOR(4,4,4,5) </text:p>
            <text:p>[21378]</text:p>
          </table:table-cell>
          <table:table-cell table:style-name="ce86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21383]">
            <text:p>LIBOR(4,4,5,5) </text:p>
            <text:p>[21383]</text:p>
          </table:table-cell>
          <table:table-cell table:style-name="ce86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21388]">
            <text:p>LIBOR(4,5,5,5) </text:p>
            <text:p>[21388]</text:p>
          </table:table-cell>
          <table:table-cell table:style-name="ce86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21393]">
            <text:p>LIBOR(4,5,5,6) </text:p>
            <text:p>[21393]</text:p>
          </table:table-cell>
          <table:table-cell table:style-name="ce86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21398]">
            <text:p>LIBOR(4,6,6,5) </text:p>
            <text:p>[21398]</text:p>
          </table:table-cell>
          <table:table-cell table:style-name="ce86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21403]">
            <text:p>LIBOR(4,6,5,7) </text:p>
            <text:p>[21403]</text:p>
          </table:table-cell>
          <table:table-cell table:style-name="ce86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21408]">
            <text:p>LIBOR(4,7,7,5) </text:p>
            <text:p>[21408]</text:p>
          </table:table-cell>
          <table:table-cell table:style-name="ce86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21413]">
            <text:p>LIBOR(4,7,5,8) </text:p>
            <text:p>[21413]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/>
          <table:table-cell table:style-name="ce82"/>
          <table:table-cell table:style-name="ce83" table:number-columns-repeated="8"/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/>
          <table:table-cell table:style-name="ce82" office:value-type="string">
            <text:p>Realizations:</text:p>
          </table:table-cell>
          <table:table-cell table:style-name="ce83" table:number-matrix-columns-spanned="1" table:number-matrix-rows-spanned="100" table:formula="of:=TRANSPOSE(INFO.OBBA.OBBA.OBGET(INFO.OBBA.OBBA.OBCALL(&quot;&quot;;[.C13];&quot;getRealizations&quot;)))" office:value-type="percentage" office:value="0.0201529765030948">
            <text:p>2,0153%</text:p>
          </table:table-cell>
          <table:table-cell table:style-name="ce83" table:number-matrix-columns-spanned="1" table:number-matrix-rows-spanned="100" table:formula="of:=TRANSPOSE(INFO.OBBA.OBBA.OBGET(INFO.OBBA.OBBA.OBCALL(&quot;&quot;;[.D13];&quot;getRealizations&quot;)))" office:value-type="percentage" office:value="0.0264627919309662">
            <text:p>2,6463%</text:p>
          </table:table-cell>
          <table:table-cell table:style-name="ce83" table:number-matrix-columns-spanned="1" table:number-matrix-rows-spanned="100" table:formula="of:=TRANSPOSE(INFO.OBBA.OBBA.OBGET(INFO.OBBA.OBBA.OBCALL(&quot;&quot;;[.E13];&quot;getRealizations&quot;)))" office:value-type="percentage" office:value="0.027312258977054">
            <text:p>2,7312%</text:p>
          </table:table-cell>
          <table:table-cell table:style-name="ce83" table:number-matrix-columns-spanned="1" table:number-matrix-rows-spanned="100" table:formula="of:=TRANSPOSE(INFO.OBBA.OBBA.OBGET(INFO.OBBA.OBBA.OBCALL(&quot;&quot;;[.F13];&quot;getRealizations&quot;)))" office:value-type="percentage" office:value="0.0262587323028059">
            <text:p>2,6259%</text:p>
          </table:table-cell>
          <table:table-cell table:style-name="ce83" table:number-matrix-columns-spanned="1" table:number-matrix-rows-spanned="100" table:formula="of:=TRANSPOSE(INFO.OBBA.OBBA.OBGET(INFO.OBBA.OBBA.OBCALL(&quot;&quot;;[.G13];&quot;getRealizations&quot;)))" office:value-type="percentage" office:value="0.0250134528232476">
            <text:p>2,5013%</text:p>
          </table:table-cell>
          <table:table-cell table:style-name="ce83" table:number-matrix-columns-spanned="1" table:number-matrix-rows-spanned="100" table:formula="of:=TRANSPOSE(INFO.OBBA.OBBA.OBGET(INFO.OBBA.OBBA.OBCALL(&quot;&quot;;[.H13];&quot;getRealizations&quot;)))" office:value-type="percentage" office:value="0.0240519249600117">
            <text:p>2,4052%</text:p>
          </table:table-cell>
          <table:table-cell table:style-name="ce83" table:number-matrix-columns-spanned="1" table:number-matrix-rows-spanned="100" table:formula="of:=TRANSPOSE(INFO.OBBA.OBBA.OBGET(INFO.OBBA.OBBA.OBCALL(&quot;&quot;;[.I13];&quot;getRealizations&quot;)))" office:value-type="percentage" office:value="0.0234125644032616">
            <text:p>2,3413%</text:p>
          </table:table-cell>
          <table:table-cell table:style-name="ce83" table:number-matrix-columns-spanned="1" table:number-matrix-rows-spanned="100" table:formula="of:=TRANSPOSE(INFO.OBBA.OBBA.OBGET(INFO.OBBA.OBBA.OBCALL(&quot;&quot;;[.J13];&quot;getRealizations&quot;)))" office:value-type="percentage" office:value="0.0230249884443608">
            <text:p>2,3025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00560791173010485">
            <text:p>0,0561%</text:p>
          </table:table-cell>
          <table:table-cell table:style-name="ce83" office:value-type="percentage" office:value="0.00245493764952909">
            <text:p>0,2455%</text:p>
          </table:table-cell>
          <table:table-cell table:style-name="ce83" office:value-type="percentage" office:value="0.0055156646674541">
            <text:p>0,5516%</text:p>
          </table:table-cell>
          <table:table-cell table:style-name="ce83" office:value-type="percentage" office:value="0.00869937422917484">
            <text:p>0,8699%</text:p>
          </table:table-cell>
          <table:table-cell table:style-name="ce83" office:value-type="percentage" office:value="0.011287000470596">
            <text:p>1,1287%</text:p>
          </table:table-cell>
          <table:table-cell table:style-name="ce83" office:value-type="percentage" office:value="0.0130982161216373">
            <text:p>1,3098%</text:p>
          </table:table-cell>
          <table:table-cell table:style-name="ce83" office:value-type="percentage" office:value="0.0142380884015589">
            <text:p>1,4238%</text:p>
          </table:table-cell>
          <table:table-cell table:style-name="ce83" office:value-type="percentage" office:value="0.0148885416189897">
            <text:p>1,4889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167069352176886">
            <text:p>1,6707%</text:p>
          </table:table-cell>
          <table:table-cell table:style-name="ce83" office:value-type="percentage" office:value="0.0225399549059265">
            <text:p>2,2540%</text:p>
          </table:table-cell>
          <table:table-cell table:style-name="ce83" office:value-type="percentage" office:value="0.0236618307127313">
            <text:p>2,3662%</text:p>
          </table:table-cell>
          <table:table-cell table:style-name="ce83" office:value-type="percentage" office:value="0.0230104561061849">
            <text:p>2,3010%</text:p>
          </table:table-cell>
          <table:table-cell table:style-name="ce83" office:value-type="percentage" office:value="0.0220938732047962">
            <text:p>2,2094%</text:p>
          </table:table-cell>
          <table:table-cell table:style-name="ce83" office:value-type="percentage" office:value="0.0213631949146756">
            <text:p>2,1363%</text:p>
          </table:table-cell>
          <table:table-cell table:style-name="ce83" office:value-type="percentage" office:value="0.0208766052952702">
            <text:p>2,0877%</text:p>
          </table:table-cell>
          <table:table-cell table:style-name="ce83" office:value-type="percentage" office:value="0.02058681095909">
            <text:p>2,0587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12306659040051">
            <text:p>1,2307%</text:p>
          </table:table-cell>
          <table:table-cell table:style-name="ce83" office:value-type="percentage" office:value="0.0186414698066173">
            <text:p>1,8641%</text:p>
            <draw:frame table:end-cell-address="Simulation.H34" table:end-x="0.003cm" table:end-y="0.012cm" draw:z-index="0" draw:style-name="gr1" svg:width="12.268cm" svg:height="6.934cm" svg:x="0.04cm" svg:y="0.015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3" office:value-type="percentage" office:value="0.0211314312478217">
            <text:p>2,1131%</text:p>
          </table:table-cell>
          <table:table-cell table:style-name="ce83" office:value-type="percentage" office:value="0.0216020788993571">
            <text:p>2,1602%</text:p>
          </table:table-cell>
          <table:table-cell table:style-name="ce83" office:value-type="percentage" office:value="0.0214140019941213">
            <text:p>2,1414%</text:p>
          </table:table-cell>
          <table:table-cell table:style-name="ce83" office:value-type="percentage" office:value="0.0211238511909609">
            <text:p>2,1124%</text:p>
          </table:table-cell>
          <table:table-cell table:style-name="ce83" office:value-type="percentage" office:value="0.0208965791154783">
            <text:p>2,0897%</text:p>
          </table:table-cell>
          <table:table-cell table:style-name="ce83" office:value-type="percentage" office:value="0.0207560559011283">
            <text:p>2,0756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763125236023948">
            <text:p>7,6313%</text:p>
          </table:table-cell>
          <table:table-cell table:style-name="ce83" office:value-type="percentage" office:value="0.0635648572957416">
            <text:p>6,3565%</text:p>
          </table:table-cell>
          <table:table-cell table:style-name="ce83" office:value-type="percentage" office:value="0.0488598001258076">
            <text:p>4,8860%</text:p>
          </table:table-cell>
          <table:table-cell table:style-name="ce83" office:value-type="percentage" office:value="0.0389694899777937">
            <text:p>3,8969%</text:p>
          </table:table-cell>
          <table:table-cell table:style-name="ce83" office:value-type="percentage" office:value="0.0330649251844715">
            <text:p>3,3065%</text:p>
          </table:table-cell>
          <table:table-cell table:style-name="ce83" office:value-type="percentage" office:value="0.0296571365382445">
            <text:p>2,9657%</text:p>
          </table:table-cell>
          <table:table-cell table:style-name="ce83" office:value-type="percentage" office:value="0.0277340724855496">
            <text:p>2,7734%</text:p>
          </table:table-cell>
          <table:table-cell table:style-name="ce83" office:value-type="percentage" office:value="0.02669141703375">
            <text:p>2,669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office:value-type="string">
            <text:p>&lt;</text:p>
          </table:table-cell>
          <table:table-cell table:style-name="ce78"/>
          <table:table-cell table:style-name="ce83" office:value-type="percentage" office:value="0.0255606847339462">
            <text:p>2,5561%</text:p>
          </table:table-cell>
          <table:table-cell table:style-name="ce83" office:value-type="percentage" office:value="0.0339331662778035">
            <text:p>3,3933%</text:p>
          </table:table-cell>
          <table:table-cell table:style-name="ce83" office:value-type="percentage" office:value="0.0354721632562698">
            <text:p>3,5472%</text:p>
          </table:table-cell>
          <table:table-cell table:style-name="ce83" office:value-type="percentage" office:value="0.0346334020235183">
            <text:p>3,4633%</text:p>
          </table:table-cell>
          <table:table-cell table:style-name="ce83" office:value-type="percentage" office:value="0.0335410152371744">
            <text:p>3,3541%</text:p>
          </table:table-cell>
          <table:table-cell table:style-name="ce83" office:value-type="percentage" office:value="0.0327782333461573">
            <text:p>3,2778%</text:p>
          </table:table-cell>
          <table:table-cell table:style-name="ce83" office:value-type="percentage" office:value="0.032386449317921">
            <text:p>3,2386%</text:p>
          </table:table-cell>
          <table:table-cell table:style-name="ce83" office:value-type="percentage" office:value="0.0322729960801179">
            <text:p>3,227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52189036299627">
            <text:p>1,5219%</text:p>
          </table:table-cell>
          <table:table-cell table:style-name="ce83" office:value-type="percentage" office:value="0.0201104981103467">
            <text:p>2,0110%</text:p>
          </table:table-cell>
          <table:table-cell table:style-name="ce83" office:value-type="percentage" office:value="0.0207715361601541">
            <text:p>2,0772%</text:p>
          </table:table-cell>
          <table:table-cell table:style-name="ce83" office:value-type="percentage" office:value="0.0199321109949896">
            <text:p>1,9932%</text:p>
          </table:table-cell>
          <table:table-cell table:style-name="ce83" office:value-type="percentage" office:value="0.0189274700215904">
            <text:p>1,8927%</text:p>
          </table:table-cell>
          <table:table-cell table:style-name="ce83" office:value-type="percentage" office:value="0.0181349502981239">
            <text:p>1,8135%</text:p>
          </table:table-cell>
          <table:table-cell table:style-name="ce83" office:value-type="percentage" office:value="0.0175897293781646">
            <text:p>1,7590%</text:p>
          </table:table-cell>
          <table:table-cell table:style-name="ce83" office:value-type="percentage" office:value="0.0172404827003019">
            <text:p>1,724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36010238367484">
            <text:p>1,3601%</text:p>
          </table:table-cell>
          <table:table-cell table:style-name="ce83" office:value-type="percentage" office:value="0.0188168922066431">
            <text:p>1,8817%</text:p>
          </table:table-cell>
          <table:table-cell table:style-name="ce83" office:value-type="percentage" office:value="0.020034668537509">
            <text:p>2,0035%</text:p>
          </table:table-cell>
          <table:table-cell table:style-name="ce83" office:value-type="percentage" office:value="0.0196173820557883">
            <text:p>1,9617%</text:p>
          </table:table-cell>
          <table:table-cell table:style-name="ce83" office:value-type="percentage" office:value="0.0188805618388771">
            <text:p>1,8881%</text:p>
          </table:table-cell>
          <table:table-cell table:style-name="ce83" office:value-type="percentage" office:value="0.0182516974270531">
            <text:p>1,8252%</text:p>
          </table:table-cell>
          <table:table-cell table:style-name="ce83" office:value-type="percentage" office:value="0.0178069702978295">
            <text:p>1,7807%</text:p>
          </table:table-cell>
          <table:table-cell table:style-name="ce83" office:value-type="percentage" office:value="0.0175203083490685">
            <text:p>1,752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28606253534326">
            <text:p>2,8606%</text:p>
          </table:table-cell>
          <table:table-cell table:style-name="ce83" office:value-type="percentage" office:value="0.0354493763790417">
            <text:p>3,5449%</text:p>
          </table:table-cell>
          <table:table-cell table:style-name="ce83" office:value-type="percentage" office:value="0.0354028757411638">
            <text:p>3,5403%</text:p>
          </table:table-cell>
          <table:table-cell table:style-name="ce83" office:value-type="percentage" office:value="0.0334937029691067">
            <text:p>3,3494%</text:p>
          </table:table-cell>
          <table:table-cell table:style-name="ce83" office:value-type="percentage" office:value="0.0317267056952445">
            <text:p>3,1727%</text:p>
          </table:table-cell>
          <table:table-cell table:style-name="ce83" office:value-type="percentage" office:value="0.0305216853818159">
            <text:p>3,0522%</text:p>
          </table:table-cell>
          <table:table-cell table:style-name="ce83" office:value-type="percentage" office:value="0.0298206265811739">
            <text:p>2,9821%</text:p>
          </table:table-cell>
          <table:table-cell table:style-name="ce83" office:value-type="percentage" office:value="0.0294784844773146">
            <text:p>2,947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351799152672508">
            <text:p>3,5180%</text:p>
          </table:table-cell>
          <table:table-cell table:style-name="ce83" office:value-type="percentage" office:value="0.0380497366184394">
            <text:p>3,8050%</text:p>
          </table:table-cell>
          <table:table-cell table:style-name="ce83" office:value-type="percentage" office:value="0.0346398276566802">
            <text:p>3,4640%</text:p>
          </table:table-cell>
          <table:table-cell table:style-name="ce83" office:value-type="percentage" office:value="0.0307405004279991">
            <text:p>3,0741%</text:p>
          </table:table-cell>
          <table:table-cell table:style-name="ce83" office:value-type="percentage" office:value="0.0278479746630363">
            <text:p>2,7848%</text:p>
          </table:table-cell>
          <table:table-cell table:style-name="ce83" office:value-type="percentage" office:value="0.025965390925878">
            <text:p>2,5965%</text:p>
          </table:table-cell>
          <table:table-cell table:style-name="ce83" office:value-type="percentage" office:value="0.0248171781765131">
            <text:p>2,4817%</text:p>
          </table:table-cell>
          <table:table-cell table:style-name="ce83" office:value-type="percentage" office:value="0.0241549499850533">
            <text:p>2,4155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00973837427114809">
            <text:p>0,0974%</text:p>
          </table:table-cell>
          <table:table-cell table:style-name="ce83" office:value-type="percentage" office:value="0.00319566799122834">
            <text:p>0,3196%</text:p>
          </table:table-cell>
          <table:table-cell table:style-name="ce83" office:value-type="percentage" office:value="0.00594431090640514">
            <text:p>0,5944%</text:p>
          </table:table-cell>
          <table:table-cell table:style-name="ce83" office:value-type="percentage" office:value="0.00829704768905443">
            <text:p>0,8297%</text:p>
          </table:table-cell>
          <table:table-cell table:style-name="ce83" office:value-type="percentage" office:value="0.00995778948884494">
            <text:p>0,9958%</text:p>
          </table:table-cell>
          <table:table-cell table:style-name="ce83" office:value-type="percentage" office:value="0.0110043603664717">
            <text:p>1,1004%</text:p>
          </table:table-cell>
          <table:table-cell table:style-name="ce83" office:value-type="percentage" office:value="0.0116082777090557">
            <text:p>1,1608%</text:p>
          </table:table-cell>
          <table:table-cell table:style-name="ce83" office:value-type="percentage" office:value="0.0119230148486033">
            <text:p>1,1923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0666555386320698">
            <text:p>0,6666%</text:p>
          </table:table-cell>
          <table:table-cell table:style-name="ce83" office:value-type="percentage" office:value="0.0121355861187338">
            <text:p>1,2136%</text:p>
          </table:table-cell>
          <table:table-cell table:style-name="ce83" office:value-type="percentage" office:value="0.0154274866110229">
            <text:p>1,5427%</text:p>
          </table:table-cell>
          <table:table-cell table:style-name="ce83" office:value-type="percentage" office:value="0.0168952273162489">
            <text:p>1,6895%</text:p>
          </table:table-cell>
          <table:table-cell table:style-name="ce83" office:value-type="percentage" office:value="0.0174206084685303">
            <text:p>1,7421%</text:p>
          </table:table-cell>
          <table:table-cell table:style-name="ce83" office:value-type="percentage" office:value="0.0175465633195111">
            <text:p>1,7547%</text:p>
          </table:table-cell>
          <table:table-cell table:style-name="ce83" office:value-type="percentage" office:value="0.0175241450879737">
            <text:p>1,7524%</text:p>
          </table:table-cell>
          <table:table-cell table:style-name="ce83" office:value-type="percentage" office:value="0.0174566592704227">
            <text:p>1,745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837645312030694">
            <text:p>0,8376%</text:p>
          </table:table-cell>
          <table:table-cell table:style-name="ce83" office:value-type="percentage" office:value="0.0152503776985199">
            <text:p>1,5250%</text:p>
          </table:table-cell>
          <table:table-cell table:style-name="ce83" office:value-type="percentage" office:value="0.019477420855598">
            <text:p>1,9477%</text:p>
          </table:table-cell>
          <table:table-cell table:style-name="ce83" office:value-type="percentage" office:value="0.021486325074233">
            <text:p>2,1486%</text:p>
          </table:table-cell>
          <table:table-cell table:style-name="ce83" office:value-type="percentage" office:value="0.022340712871899">
            <text:p>2,2341%</text:p>
          </table:table-cell>
          <table:table-cell table:style-name="ce83" office:value-type="percentage" office:value="0.0226928248974914">
            <text:p>2,2693%</text:p>
          </table:table-cell>
          <table:table-cell table:style-name="ce83" office:value-type="percentage" office:value="0.022843501782029">
            <text:p>2,2844%</text:p>
          </table:table-cell>
          <table:table-cell table:style-name="ce83" office:value-type="percentage" office:value="0.0229168134283478">
            <text:p>2,2917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146120661353914">
            <text:p>1,4612%</text:p>
          </table:table-cell>
          <table:table-cell table:style-name="ce83" office:value-type="percentage" office:value="0.0223373860660989">
            <text:p>2,2337%</text:p>
          </table:table-cell>
          <table:table-cell table:style-name="ce83" office:value-type="percentage" office:value="0.025510037437107">
            <text:p>2,5510%</text:p>
          </table:table-cell>
          <table:table-cell table:style-name="ce83" office:value-type="percentage" office:value="0.0262707406481893">
            <text:p>2,6271%</text:p>
          </table:table-cell>
          <table:table-cell table:style-name="ce83" office:value-type="percentage" office:value="0.0262318405777698">
            <text:p>2,6232%</text:p>
          </table:table-cell>
          <table:table-cell table:style-name="ce83" office:value-type="percentage" office:value="0.0260544431915048">
            <text:p>2,6054%</text:p>
          </table:table-cell>
          <table:table-cell table:style-name="ce83" office:value-type="percentage" office:value="0.0259347004184918">
            <text:p>2,5935%</text:p>
          </table:table-cell>
          <table:table-cell table:style-name="ce83" office:value-type="percentage" office:value="0.0259011308127481">
            <text:p>2,5901%</text:p>
          </table:table-cell>
          <table:table-cell table:style-name="ce78" table:number-columns-repeated="247"/>
          <table:table-cell table:number-columns-repeated="767"/>
        </table:table-row>
        <table:table-row table:style-name="ro12">
          <table:table-cell table:style-name="ce78" table:number-columns-repeated="2"/>
          <table:table-cell table:style-name="ce83" office:value-type="percentage" office:value="0.00233557316911574">
            <text:p>0,2336%</text:p>
          </table:table-cell>
          <table:table-cell table:style-name="ce83" office:value-type="percentage" office:value="0.00623434930702286">
            <text:p>0,6234%</text:p>
          </table:table-cell>
          <table:table-cell table:style-name="ce83" office:value-type="percentage" office:value="0.0101659396245412">
            <text:p>1,0166%</text:p>
          </table:table-cell>
          <table:table-cell table:style-name="ce83" office:value-type="percentage" office:value="0.0130652948921809">
            <text:p>1,3065%</text:p>
          </table:table-cell>
          <table:table-cell table:style-name="ce83" office:value-type="percentage" office:value="0.0149082008381535">
            <text:p>1,4908%</text:p>
          </table:table-cell>
          <table:table-cell table:style-name="ce83" office:value-type="percentage" office:value="0.0159910373917788">
            <text:p>1,5991%</text:p>
          </table:table-cell>
          <table:table-cell table:style-name="ce83" office:value-type="percentage" office:value="0.0165898339632514">
            <text:p>1,6590%</text:p>
          </table:table-cell>
          <table:table-cell table:style-name="ce83" office:value-type="percentage" office:value="0.0168960605915046">
            <text:p>1,6896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81766557759929">
            <text:p>0,1818%</text:p>
          </table:table-cell>
          <table:table-cell table:style-name="ce83" office:value-type="percentage" office:value="0.00499570810305569">
            <text:p>0,4996%</text:p>
          </table:table-cell>
          <table:table-cell table:style-name="ce83" office:value-type="percentage" office:value="0.00825464325724552">
            <text:p>0,8255%</text:p>
          </table:table-cell>
          <table:table-cell table:style-name="ce83" office:value-type="percentage" office:value="0.0106453711252005">
            <text:p>1,0645%</text:p>
          </table:table-cell>
          <table:table-cell table:style-name="ce83" office:value-type="percentage" office:value="0.0121205985981174">
            <text:p>1,2121%</text:p>
          </table:table-cell>
          <table:table-cell table:style-name="ce83" office:value-type="percentage" office:value="0.012935664688979">
            <text:p>1,2936%</text:p>
          </table:table-cell>
          <table:table-cell table:style-name="ce83" office:value-type="percentage" office:value="0.0133371497009888">
            <text:p>1,3337%</text:p>
          </table:table-cell>
          <table:table-cell table:style-name="ce83" office:value-type="percentage" office:value="0.0134972424659656">
            <text:p>1,349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15326229468649">
            <text:p>0,1153%</text:p>
          </table:table-cell>
          <table:table-cell table:style-name="ce83" office:value-type="percentage" office:value="0.00363166228137243">
            <text:p>0,3632%</text:p>
          </table:table-cell>
          <table:table-cell table:style-name="ce83" office:value-type="percentage" office:value="0.00656209158764945">
            <text:p>0,6562%</text:p>
          </table:table-cell>
          <table:table-cell table:style-name="ce83" office:value-type="percentage" office:value="0.00897295417481435">
            <text:p>0,8973%</text:p>
          </table:table-cell>
          <table:table-cell table:style-name="ce83" office:value-type="percentage" office:value="0.0106130692599214">
            <text:p>1,0613%</text:p>
          </table:table-cell>
          <table:table-cell table:style-name="ce83" office:value-type="percentage" office:value="0.0116079100448517">
            <text:p>1,1608%</text:p>
          </table:table-cell>
          <table:table-cell table:style-name="ce83" office:value-type="percentage" office:value="0.0121557707458849">
            <text:p>1,2156%</text:p>
          </table:table-cell>
          <table:table-cell table:style-name="ce83" office:value-type="percentage" office:value="0.0124211811775644">
            <text:p>1,242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189409130815496">
            <text:p>0,0189%</text:p>
          </table:table-cell>
          <table:table-cell table:style-name="ce83" office:value-type="percentage" office:value="0.00130454118544581">
            <text:p>0,1305%</text:p>
          </table:table-cell>
          <table:table-cell table:style-name="ce83" office:value-type="percentage" office:value="0.00395102357122363">
            <text:p>0,3951%</text:p>
          </table:table-cell>
          <table:table-cell table:style-name="ce83" office:value-type="percentage" office:value="0.00758064658026574">
            <text:p>0,7581%</text:p>
          </table:table-cell>
          <table:table-cell table:style-name="ce83" office:value-type="percentage" office:value="0.0111746101974876">
            <text:p>1,1175%</text:p>
          </table:table-cell>
          <table:table-cell table:style-name="ce83" office:value-type="percentage" office:value="0.0140804911144844">
            <text:p>1,4080%</text:p>
          </table:table-cell>
          <table:table-cell table:style-name="ce83" office:value-type="percentage" office:value="0.0161296736966842">
            <text:p>1,6130%</text:p>
          </table:table-cell>
          <table:table-cell table:style-name="ce83" office:value-type="percentage" office:value="0.0174299768843401">
            <text:p>1,743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205544873857453">
            <text:p>2,0554%</text:p>
          </table:table-cell>
          <table:table-cell table:style-name="ce83" office:value-type="percentage" office:value="0.0301735327734961">
            <text:p>3,0174%</text:p>
          </table:table-cell>
          <table:table-cell table:style-name="ce83" office:value-type="percentage" office:value="0.033505549062721">
            <text:p>3,3506%</text:p>
          </table:table-cell>
          <table:table-cell table:style-name="ce83" office:value-type="percentage" office:value="0.0339824258393991">
            <text:p>3,3982%</text:p>
          </table:table-cell>
          <table:table-cell table:style-name="ce83" office:value-type="percentage" office:value="0.0337224960448684">
            <text:p>3,3722%</text:p>
          </table:table-cell>
          <table:table-cell table:style-name="ce83" office:value-type="percentage" office:value="0.0334740642812792">
            <text:p>3,3474%</text:p>
          </table:table-cell>
          <table:table-cell table:style-name="ce83" office:value-type="percentage" office:value="0.0334038589198771">
            <text:p>3,3404%</text:p>
          </table:table-cell>
          <table:table-cell table:style-name="ce83" office:value-type="percentage" office:value="0.0334949913384461">
            <text:p>3,349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15970239542744">
            <text:p>0,1160%</text:p>
          </table:table-cell>
          <table:table-cell table:style-name="ce83" office:value-type="percentage" office:value="0.00354832769887936">
            <text:p>0,3548%</text:p>
          </table:table-cell>
          <table:table-cell table:style-name="ce83" office:value-type="percentage" office:value="0.00628392443608058">
            <text:p>0,6284%</text:p>
          </table:table-cell>
          <table:table-cell table:style-name="ce83" office:value-type="percentage" office:value="0.00847087168022117">
            <text:p>0,8471%</text:p>
          </table:table-cell>
          <table:table-cell table:style-name="ce83" office:value-type="percentage" office:value="0.00991709187255366">
            <text:p>0,9917%</text:p>
          </table:table-cell>
          <table:table-cell table:style-name="ce83" office:value-type="percentage" office:value="0.0107665951498379">
            <text:p>1,0767%</text:p>
          </table:table-cell>
          <table:table-cell table:style-name="ce83" office:value-type="percentage" office:value="0.0112141325603739">
            <text:p>1,1214%</text:p>
          </table:table-cell>
          <table:table-cell table:style-name="ce83" office:value-type="percentage" office:value="0.0114139414451683">
            <text:p>1,141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185208685305958">
            <text:p>18,5209%</text:p>
          </table:table-cell>
          <table:table-cell table:style-name="ce83" office:value-type="percentage" office:value="0.120785462276087">
            <text:p>12,0785%</text:p>
          </table:table-cell>
          <table:table-cell table:style-name="ce83" office:value-type="percentage" office:value="0.0793607860855128">
            <text:p>7,9361%</text:p>
          </table:table-cell>
          <table:table-cell table:style-name="ce83" office:value-type="percentage" office:value="0.0575166205266759">
            <text:p>5,7517%</text:p>
          </table:table-cell>
          <table:table-cell table:style-name="ce83" office:value-type="percentage" office:value="0.0461647030810764">
            <text:p>4,6165%</text:p>
          </table:table-cell>
          <table:table-cell table:style-name="ce83" office:value-type="percentage" office:value="0.0401825899183334">
            <text:p>4,0183%</text:p>
          </table:table-cell>
          <table:table-cell table:style-name="ce83" office:value-type="percentage" office:value="0.0370446735385787">
            <text:p>3,7045%</text:p>
          </table:table-cell>
          <table:table-cell table:style-name="ce83" office:value-type="percentage" office:value="0.0354775090435261">
            <text:p>3,547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379826228052116">
            <text:p>3,7983%</text:p>
          </table:table-cell>
          <table:table-cell table:style-name="ce83" office:value-type="percentage" office:value="0.0421921916429076">
            <text:p>4,2192%</text:p>
          </table:table-cell>
          <table:table-cell table:style-name="ce83" office:value-type="percentage" office:value="0.0390894264908343">
            <text:p>3,9089%</text:p>
          </table:table-cell>
          <table:table-cell table:style-name="ce83" office:value-type="percentage" office:value="0.0352419381362971">
            <text:p>3,5242%</text:p>
          </table:table-cell>
          <table:table-cell table:style-name="ce83" office:value-type="percentage" office:value="0.0324086821221194">
            <text:p>3,2409%</text:p>
          </table:table-cell>
          <table:table-cell table:style-name="ce83" office:value-type="percentage" office:value="0.0306388288441784">
            <text:p>3,0639%</text:p>
          </table:table-cell>
          <table:table-cell table:style-name="ce83" office:value-type="percentage" office:value="0.0296462579139564">
            <text:p>2,9646%</text:p>
          </table:table-cell>
          <table:table-cell table:style-name="ce83" office:value-type="percentage" office:value="0.0291627166055435">
            <text:p>2,916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976793978664897">
            <text:p>0,9768%</text:p>
          </table:table-cell>
          <table:table-cell table:style-name="ce83" office:value-type="percentage" office:value="0.0153218400876318">
            <text:p>1,5322%</text:p>
          </table:table-cell>
          <table:table-cell table:style-name="ce83" office:value-type="percentage" office:value="0.0177023888433502">
            <text:p>1,7702%</text:p>
          </table:table-cell>
          <table:table-cell table:style-name="ce83" office:value-type="percentage" office:value="0.0182541330921565">
            <text:p>1,8254%</text:p>
          </table:table-cell>
          <table:table-cell table:style-name="ce83" office:value-type="percentage" office:value="0.018137280818717">
            <text:p>1,8137%</text:p>
          </table:table-cell>
          <table:table-cell table:style-name="ce83" office:value-type="percentage" office:value="0.0178688129436262">
            <text:p>1,7869%</text:p>
          </table:table-cell>
          <table:table-cell table:style-name="ce83" office:value-type="percentage" office:value="0.0176219069956228">
            <text:p>1,7622%</text:p>
          </table:table-cell>
          <table:table-cell table:style-name="ce83" office:value-type="percentage" office:value="0.0174363225720958">
            <text:p>1,7436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49681339850027">
            <text:p>0,1497%</text:p>
          </table:table-cell>
          <table:table-cell table:style-name="ce83" office:value-type="percentage" office:value="0.00401434563092739">
            <text:p>0,4014%</text:p>
          </table:table-cell>
          <table:table-cell table:style-name="ce83" office:value-type="percentage" office:value="0.00649857868747136">
            <text:p>0,6499%</text:p>
          </table:table-cell>
          <table:table-cell table:style-name="ce83" office:value-type="percentage" office:value="0.00823970807444304">
            <text:p>0,8240%</text:p>
          </table:table-cell>
          <table:table-cell table:style-name="ce83" office:value-type="percentage" office:value="0.00925168202815688">
            <text:p>0,9252%</text:p>
          </table:table-cell>
          <table:table-cell table:style-name="ce83" office:value-type="percentage" office:value="0.00976220244047536">
            <text:p>0,9762%</text:p>
          </table:table-cell>
          <table:table-cell table:style-name="ce83" office:value-type="percentage" office:value="0.00997290847887971">
            <text:p>0,9973%</text:p>
          </table:table-cell>
          <table:table-cell table:style-name="ce83" office:value-type="percentage" office:value="0.0100179829061483">
            <text:p>1,001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598322404313459">
            <text:p>5,9832%</text:p>
          </table:table-cell>
          <table:table-cell table:style-name="ce83" office:value-type="percentage" office:value="0.0563703550307986">
            <text:p>5,6370%</text:p>
          </table:table-cell>
          <table:table-cell table:style-name="ce83" office:value-type="percentage" office:value="0.0468942485208168">
            <text:p>4,6894%</text:p>
          </table:table-cell>
          <table:table-cell table:style-name="ce83" office:value-type="percentage" office:value="0.0394555085020785">
            <text:p>3,9456%</text:p>
          </table:table-cell>
          <table:table-cell table:style-name="ce83" office:value-type="percentage" office:value="0.0347359945277497">
            <text:p>3,4736%</text:p>
          </table:table-cell>
          <table:table-cell table:style-name="ce83" office:value-type="percentage" office:value="0.0319671261788036">
            <text:p>3,1967%</text:p>
          </table:table-cell>
          <table:table-cell table:style-name="ce83" office:value-type="percentage" office:value="0.0304361923004007">
            <text:p>3,0436%</text:p>
          </table:table-cell>
          <table:table-cell table:style-name="ce83" office:value-type="percentage" office:value="0.0296628845470633">
            <text:p>2,966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10261559822757">
            <text:p>0,1103%</text:p>
          </table:table-cell>
          <table:table-cell table:style-name="ce83" office:value-type="percentage" office:value="0.0035697932086192">
            <text:p>0,3570%</text:p>
          </table:table-cell>
          <table:table-cell table:style-name="ce83" office:value-type="percentage" office:value="0.00658850742948719">
            <text:p>0,6589%</text:p>
          </table:table-cell>
          <table:table-cell table:style-name="ce83" office:value-type="percentage" office:value="0.00915691521355231">
            <text:p>0,9157%</text:p>
          </table:table-cell>
          <table:table-cell table:style-name="ce83" office:value-type="percentage" office:value="0.0109667470773573">
            <text:p>1,0967%</text:p>
          </table:table-cell>
          <table:table-cell table:style-name="ce83" office:value-type="percentage" office:value="0.0121099482557334">
            <text:p>1,2110%</text:p>
          </table:table-cell>
          <table:table-cell table:style-name="ce83" office:value-type="percentage" office:value="0.0127743998378719">
            <text:p>1,2774%</text:p>
          </table:table-cell>
          <table:table-cell table:style-name="ce83" office:value-type="percentage" office:value="0.0131260662129008">
            <text:p>1,3126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90692171455394">
            <text:p>1,9069%</text:p>
          </table:table-cell>
          <table:table-cell table:style-name="ce83" office:value-type="percentage" office:value="0.0264606900346687">
            <text:p>2,6461%</text:p>
          </table:table-cell>
          <table:table-cell table:style-name="ce83" office:value-type="percentage" office:value="0.0283678060989104">
            <text:p>2,8368%</text:p>
          </table:table-cell>
          <table:table-cell table:style-name="ce83" office:value-type="percentage" office:value="0.0280386617395299">
            <text:p>2,8039%</text:p>
          </table:table-cell>
          <table:table-cell table:style-name="ce83" office:value-type="percentage" office:value="0.0272674629942251">
            <text:p>2,7267%</text:p>
          </table:table-cell>
          <table:table-cell table:style-name="ce83" office:value-type="percentage" office:value="0.0266329518796777">
            <text:p>2,6633%</text:p>
          </table:table-cell>
          <table:table-cell table:style-name="ce83" office:value-type="percentage" office:value="0.026235103936231">
            <text:p>2,6235%</text:p>
          </table:table-cell>
          <table:table-cell table:style-name="ce83" office:value-type="percentage" office:value="0.0260352812551383">
            <text:p>2,603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456021411827482">
            <text:p>0,4560%</text:p>
          </table:table-cell>
          <table:table-cell table:style-name="ce83" office:value-type="percentage" office:value="0.0105012038762659">
            <text:p>1,0501%</text:p>
          </table:table-cell>
          <table:table-cell table:style-name="ce83" office:value-type="percentage" office:value="0.0156159968707309">
            <text:p>1,5616%</text:p>
          </table:table-cell>
          <table:table-cell table:style-name="ce83" office:value-type="percentage" office:value="0.0189884228100762">
            <text:p>1,8988%</text:p>
          </table:table-cell>
          <table:table-cell table:style-name="ce83" office:value-type="percentage" office:value="0.0209934339255915">
            <text:p>2,0993%</text:p>
          </table:table-cell>
          <table:table-cell table:style-name="ce83" office:value-type="percentage" office:value="0.0221488510076004">
            <text:p>2,2149%</text:p>
          </table:table-cell>
          <table:table-cell table:style-name="ce83" office:value-type="percentage" office:value="0.022810511139859">
            <text:p>2,2811%</text:p>
          </table:table-cell>
          <table:table-cell table:style-name="ce83" office:value-type="percentage" office:value="0.0231877892479066">
            <text:p>2,318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317317014504113">
            <text:p>0,0317%</text:p>
          </table:table-cell>
          <table:table-cell table:style-name="ce83" office:value-type="percentage" office:value="0.00157565936385417">
            <text:p>0,1576%</text:p>
          </table:table-cell>
          <table:table-cell table:style-name="ce83" office:value-type="percentage" office:value="0.00382464231677307">
            <text:p>0,3825%</text:p>
          </table:table-cell>
          <table:table-cell table:style-name="ce83" office:value-type="percentage" office:value="0.00631506495352709">
            <text:p>0,6315%</text:p>
          </table:table-cell>
          <table:table-cell table:style-name="ce83" office:value-type="percentage" office:value="0.00840692320493786">
            <text:p>0,8407%</text:p>
          </table:table-cell>
          <table:table-cell table:style-name="ce83" office:value-type="percentage" office:value="0.00988514324761048">
            <text:p>0,9885%</text:p>
          </table:table-cell>
          <table:table-cell table:style-name="ce83" office:value-type="percentage" office:value="0.0108048809024799">
            <text:p>1,0805%</text:p>
          </table:table-cell>
          <table:table-cell table:style-name="ce83" office:value-type="percentage" office:value="0.0113105414970297">
            <text:p>1,131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191747469202238">
            <text:p>0,0192%</text:p>
          </table:table-cell>
          <table:table-cell table:style-name="ce83" office:value-type="percentage" office:value="0.00111203244156477">
            <text:p>0,1112%</text:p>
          </table:table-cell>
          <table:table-cell table:style-name="ce83" office:value-type="percentage" office:value="0.00298095341291503">
            <text:p>0,2981%</text:p>
          </table:table-cell>
          <table:table-cell table:style-name="ce83" office:value-type="percentage" office:value="0.00523837109487863">
            <text:p>0,5238%</text:p>
          </table:table-cell>
          <table:table-cell table:style-name="ce83" office:value-type="percentage" office:value="0.00724526128135563">
            <text:p>0,7245%</text:p>
          </table:table-cell>
          <table:table-cell table:style-name="ce83" office:value-type="percentage" office:value="0.0087150446017414">
            <text:p>0,8715%</text:p>
          </table:table-cell>
          <table:table-cell table:style-name="ce83" office:value-type="percentage" office:value="0.00964952802616645">
            <text:p>0,9650%</text:p>
          </table:table-cell>
          <table:table-cell table:style-name="ce83" office:value-type="percentage" office:value="0.0101697135461636">
            <text:p>1,017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64839829612397">
            <text:p>0,2648%</text:p>
          </table:table-cell>
          <table:table-cell table:style-name="ce83" office:value-type="percentage" office:value="0.00632558392598248">
            <text:p>0,6326%</text:p>
          </table:table-cell>
          <table:table-cell table:style-name="ce83" office:value-type="percentage" office:value="0.00956981515564767">
            <text:p>0,9570%</text:p>
          </table:table-cell>
          <table:table-cell table:style-name="ce83" office:value-type="percentage" office:value="0.0116950614197342">
            <text:p>1,1695%</text:p>
          </table:table-cell>
          <table:table-cell table:style-name="ce83" office:value-type="percentage" office:value="0.0129020428359946">
            <text:p>1,2902%</text:p>
          </table:table-cell>
          <table:table-cell table:style-name="ce83" office:value-type="percentage" office:value="0.0135309627216735">
            <text:p>1,3531%</text:p>
          </table:table-cell>
          <table:table-cell table:style-name="ce83" office:value-type="percentage" office:value="0.0138288147376445">
            <text:p>1,3829%</text:p>
          </table:table-cell>
          <table:table-cell table:style-name="ce83" office:value-type="percentage" office:value="0.0139447234540827">
            <text:p>1,394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503965399147877">
            <text:p>0,5040%</text:p>
          </table:table-cell>
          <table:table-cell table:style-name="ce83" office:value-type="percentage" office:value="0.0093341347018393">
            <text:p>0,9334%</text:p>
          </table:table-cell>
          <table:table-cell table:style-name="ce83" office:value-type="percentage" office:value="0.0119526122480733">
            <text:p>1,1953%</text:p>
          </table:table-cell>
          <table:table-cell table:style-name="ce83" office:value-type="percentage" office:value="0.013123015294038">
            <text:p>1,3123%</text:p>
          </table:table-cell>
          <table:table-cell table:style-name="ce83" office:value-type="percentage" office:value="0.0135327803104675">
            <text:p>1,3533%</text:p>
          </table:table-cell>
          <table:table-cell table:style-name="ce83" office:value-type="percentage" office:value="0.0136154441061751">
            <text:p>1,3615%</text:p>
          </table:table-cell>
          <table:table-cell table:style-name="ce83" office:value-type="percentage" office:value="0.0135749727443492">
            <text:p>1,3575%</text:p>
          </table:table-cell>
          <table:table-cell table:style-name="ce83" office:value-type="percentage" office:value="0.0134969465329217">
            <text:p>1,349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70736056292681">
            <text:p>0,1707%</text:p>
          </table:table-cell>
          <table:table-cell table:style-name="ce83" office:value-type="percentage" office:value="0.00464451713697978">
            <text:p>0,4645%</text:p>
          </table:table-cell>
          <table:table-cell table:style-name="ce83" office:value-type="percentage" office:value="0.00759376264780253">
            <text:p>0,7594%</text:p>
          </table:table-cell>
          <table:table-cell table:style-name="ce83" office:value-type="percentage" office:value="0.00969503972767804">
            <text:p>0,9695%</text:p>
          </table:table-cell>
          <table:table-cell table:style-name="ce83" office:value-type="percentage" office:value="0.0109378822693376">
            <text:p>1,0938%</text:p>
          </table:table-cell>
          <table:table-cell table:style-name="ce83" office:value-type="percentage" office:value="0.0115797190711614">
            <text:p>1,1580%</text:p>
          </table:table-cell>
          <table:table-cell table:style-name="ce83" office:value-type="percentage" office:value="0.0118570539292253">
            <text:p>1,1857%</text:p>
          </table:table-cell>
          <table:table-cell table:style-name="ce83" office:value-type="percentage" office:value="0.0119302113896198">
            <text:p>1,193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17576902356055">
            <text:p>1,1758%</text:p>
          </table:table-cell>
          <table:table-cell table:style-name="ce83" office:value-type="percentage" office:value="0.0208440376812862">
            <text:p>2,0844%</text:p>
          </table:table-cell>
          <table:table-cell table:style-name="ce83" office:value-type="percentage" office:value="0.026145008998487">
            <text:p>2,6145%</text:p>
          </table:table-cell>
          <table:table-cell table:style-name="ce83" office:value-type="percentage" office:value="0.0286445892209556">
            <text:p>2,8645%</text:p>
          </table:table-cell>
          <table:table-cell table:style-name="ce83" office:value-type="percentage" office:value="0.0298172936608059">
            <text:p>2,9817%</text:p>
          </table:table-cell>
          <table:table-cell table:style-name="ce83" office:value-type="percentage" office:value="0.0304612254578966">
            <text:p>3,0461%</text:p>
          </table:table-cell>
          <table:table-cell table:style-name="ce83" office:value-type="percentage" office:value="0.030906134981654">
            <text:p>3,0906%</text:p>
          </table:table-cell>
          <table:table-cell table:style-name="ce83" office:value-type="percentage" office:value="0.0312698277555866">
            <text:p>3,127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986669846769242">
            <text:p>0,9867%</text:p>
          </table:table-cell>
          <table:table-cell table:style-name="ce83" office:value-type="percentage" office:value="0.0181614751441605">
            <text:p>1,8161%</text:p>
          </table:table-cell>
          <table:table-cell table:style-name="ce83" office:value-type="percentage" office:value="0.0234473259566979">
            <text:p>2,3447%</text:p>
          </table:table-cell>
          <table:table-cell table:style-name="ce83" office:value-type="percentage" office:value="0.0261797114807881">
            <text:p>2,6180%</text:p>
          </table:table-cell>
          <table:table-cell table:style-name="ce83" office:value-type="percentage" office:value="0.0275651655654778">
            <text:p>2,7565%</text:p>
          </table:table-cell>
          <table:table-cell table:style-name="ce83" office:value-type="percentage" office:value="0.0283420437935995">
            <text:p>2,8342%</text:p>
          </table:table-cell>
          <table:table-cell table:style-name="ce83" office:value-type="percentage" office:value="0.0288492987242113">
            <text:p>2,8849%</text:p>
          </table:table-cell>
          <table:table-cell table:style-name="ce83" office:value-type="percentage" office:value="0.0292266083494084">
            <text:p>2,922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2303348472859">
            <text:p>0,2230%</text:p>
          </table:table-cell>
          <table:table-cell table:style-name="ce83" office:value-type="percentage" office:value="0.00558780274517279">
            <text:p>0,5588%</text:p>
          </table:table-cell>
          <table:table-cell table:style-name="ce83" office:value-type="percentage" office:value="0.00872756935803356">
            <text:p>0,8728%</text:p>
          </table:table-cell>
          <table:table-cell table:style-name="ce83" office:value-type="percentage" office:value="0.0108980603671572">
            <text:p>1,0898%</text:p>
          </table:table-cell>
          <table:table-cell table:style-name="ce83" office:value-type="percentage" office:value="0.0121999235681818">
            <text:p>1,2200%</text:p>
          </table:table-cell>
          <table:table-cell table:style-name="ce83" office:value-type="percentage" office:value="0.0129222326075321">
            <text:p>1,2922%</text:p>
          </table:table-cell>
          <table:table-cell table:style-name="ce83" office:value-type="percentage" office:value="0.0132956173798249">
            <text:p>1,3296%</text:p>
          </table:table-cell>
          <table:table-cell table:style-name="ce83" office:value-type="percentage" office:value="0.0134676974142029">
            <text:p>1,346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347638465115548">
            <text:p>0,3476%</text:p>
          </table:table-cell>
          <table:table-cell table:style-name="ce83" office:value-type="percentage" office:value="0.00874614378408112">
            <text:p>0,8746%</text:p>
          </table:table-cell>
          <table:table-cell table:style-name="ce83" office:value-type="percentage" office:value="0.0137875616213675">
            <text:p>1,3788%</text:p>
          </table:table-cell>
          <table:table-cell table:style-name="ce83" office:value-type="percentage" office:value="0.0174272587655893">
            <text:p>1,7427%</text:p>
          </table:table-cell>
          <table:table-cell table:style-name="ce83" office:value-type="percentage" office:value="0.0197690638174302">
            <text:p>1,9769%</text:p>
          </table:table-cell>
          <table:table-cell table:style-name="ce83" office:value-type="percentage" office:value="0.0212141155892709">
            <text:p>2,1214%</text:p>
          </table:table-cell>
          <table:table-cell table:style-name="ce83" office:value-type="percentage" office:value="0.0220921550860422">
            <text:p>2,2092%</text:p>
          </table:table-cell>
          <table:table-cell table:style-name="ce83" office:value-type="percentage" office:value="0.0226199962399512">
            <text:p>2,262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199668134448938">
            <text:p>19,9668%</text:p>
          </table:table-cell>
          <table:table-cell table:style-name="ce83" office:value-type="percentage" office:value="0.11061973951502">
            <text:p>11,0620%</text:p>
          </table:table-cell>
          <table:table-cell table:style-name="ce83" office:value-type="percentage" office:value="0.0651990798364747">
            <text:p>6,5199%</text:p>
          </table:table-cell>
          <table:table-cell table:style-name="ce83" office:value-type="percentage" office:value="0.0438404620418162">
            <text:p>4,3840%</text:p>
          </table:table-cell>
          <table:table-cell table:style-name="ce83" office:value-type="percentage" office:value="0.0333853925021025">
            <text:p>3,3385%</text:p>
          </table:table-cell>
          <table:table-cell table:style-name="ce83" office:value-type="percentage" office:value="0.0279979583254331">
            <text:p>2,7998%</text:p>
          </table:table-cell>
          <table:table-cell table:style-name="ce83" office:value-type="percentage" office:value="0.0251371719785">
            <text:p>2,5137%</text:p>
          </table:table-cell>
          <table:table-cell table:style-name="ce83" office:value-type="percentage" office:value="0.0236223439337105">
            <text:p>2,3622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10088179686805">
            <text:p>0,2101%</text:p>
          </table:table-cell>
          <table:table-cell table:style-name="ce83" office:value-type="percentage" office:value="0.00554745340119833">
            <text:p>0,5547%</text:p>
          </table:table-cell>
          <table:table-cell table:style-name="ce83" office:value-type="percentage" office:value="0.00896139004432234">
            <text:p>0,8961%</text:p>
          </table:table-cell>
          <table:table-cell table:style-name="ce83" office:value-type="percentage" office:value="0.0114246358499132">
            <text:p>1,1425%</text:p>
          </table:table-cell>
          <table:table-cell table:style-name="ce83" office:value-type="percentage" office:value="0.0129462702697051">
            <text:p>1,2946%</text:p>
          </table:table-cell>
          <table:table-cell table:style-name="ce83" office:value-type="percentage" office:value="0.0138053403559187">
            <text:p>1,3805%</text:p>
          </table:table-cell>
          <table:table-cell table:style-name="ce83" office:value-type="percentage" office:value="0.0142519793482561">
            <text:p>1,4252%</text:p>
          </table:table-cell>
          <table:table-cell table:style-name="ce83" office:value-type="percentage" office:value="0.0144559199646665">
            <text:p>1,4456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359419813954126">
            <text:p>0,3594%</text:p>
          </table:table-cell>
          <table:table-cell table:style-name="ce83" office:value-type="percentage" office:value="0.00823949019490301">
            <text:p>0,8239%</text:p>
          </table:table-cell>
          <table:table-cell table:style-name="ce83" office:value-type="percentage" office:value="0.01217736791267">
            <text:p>1,2177%</text:p>
          </table:table-cell>
          <table:table-cell table:style-name="ce83" office:value-type="percentage" office:value="0.0146993957943683">
            <text:p>1,4699%</text:p>
          </table:table-cell>
          <table:table-cell table:style-name="ce83" office:value-type="percentage" office:value="0.0161264729058353">
            <text:p>1,6126%</text:p>
          </table:table-cell>
          <table:table-cell table:style-name="ce83" office:value-type="percentage" office:value="0.0168862527299362">
            <text:p>1,6886%</text:p>
          </table:table-cell>
          <table:table-cell table:style-name="ce83" office:value-type="percentage" office:value="0.0172699428782662">
            <text:p>1,7270%</text:p>
          </table:table-cell>
          <table:table-cell table:style-name="ce83" office:value-type="percentage" office:value="0.0174469349014158">
            <text:p>1,744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847549261717364">
            <text:p>0,0848%</text:p>
          </table:table-cell>
          <table:table-cell table:style-name="ce83" office:value-type="percentage" office:value="0.00318030873655069">
            <text:p>0,3180%</text:p>
          </table:table-cell>
          <table:table-cell table:style-name="ce83" office:value-type="percentage" office:value="0.00646248798740291">
            <text:p>0,6462%</text:p>
          </table:table-cell>
          <table:table-cell table:style-name="ce83" office:value-type="percentage" office:value="0.00955399194901951">
            <text:p>0,9554%</text:p>
          </table:table-cell>
          <table:table-cell table:style-name="ce83" office:value-type="percentage" office:value="0.0118968084517131">
            <text:p>1,1897%</text:p>
          </table:table-cell>
          <table:table-cell table:style-name="ce83" office:value-type="percentage" office:value="0.0134568217357127">
            <text:p>1,3457%</text:p>
          </table:table-cell>
          <table:table-cell table:style-name="ce83" office:value-type="percentage" office:value="0.0144019266892211">
            <text:p>1,4402%</text:p>
          </table:table-cell>
          <table:table-cell table:style-name="ce83" office:value-type="percentage" office:value="0.0149228254575658">
            <text:p>1,492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479117122646359">
            <text:p>0,4791%</text:p>
          </table:table-cell>
          <table:table-cell table:style-name="ce83" office:value-type="percentage" office:value="0.00984766144114343">
            <text:p>0,9848%</text:p>
          </table:table-cell>
          <table:table-cell table:style-name="ce83" office:value-type="percentage" office:value="0.0135178380996391">
            <text:p>1,3518%</text:p>
          </table:table-cell>
          <table:table-cell table:style-name="ce83" office:value-type="percentage" office:value="0.0155246066370144">
            <text:p>1,5525%</text:p>
          </table:table-cell>
          <table:table-cell table:style-name="ce83" office:value-type="percentage" office:value="0.0164716824291678">
            <text:p>1,6472%</text:p>
          </table:table-cell>
          <table:table-cell table:style-name="ce83" office:value-type="percentage" office:value="0.0168668862687493">
            <text:p>1,6867%</text:p>
          </table:table-cell>
          <table:table-cell table:style-name="ce83" office:value-type="percentage" office:value="0.0169964888195165">
            <text:p>1,6996%</text:p>
          </table:table-cell>
          <table:table-cell table:style-name="ce83" office:value-type="percentage" office:value="0.0170040429874078">
            <text:p>1,700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505741115903157">
            <text:p>0,0506%</text:p>
          </table:table-cell>
          <table:table-cell table:style-name="ce83" office:value-type="percentage" office:value="0.00217679221282543">
            <text:p>0,2177%</text:p>
          </table:table-cell>
          <table:table-cell table:style-name="ce83" office:value-type="percentage" office:value="0.00482834944686053">
            <text:p>0,4828%</text:p>
          </table:table-cell>
          <table:table-cell table:style-name="ce83" office:value-type="percentage" office:value="0.00754260858838235">
            <text:p>0,7543%</text:p>
          </table:table-cell>
          <table:table-cell table:style-name="ce83" office:value-type="percentage" office:value="0.00971663339586699">
            <text:p>0,9717%</text:p>
          </table:table-cell>
          <table:table-cell table:style-name="ce83" office:value-type="percentage" office:value="0.0112161621261614">
            <text:p>1,1216%</text:p>
          </table:table-cell>
          <table:table-cell table:style-name="ce83" office:value-type="percentage" office:value="0.0121438558979231">
            <text:p>1,2144%</text:p>
          </table:table-cell>
          <table:table-cell table:style-name="ce83" office:value-type="percentage" office:value="0.0126605079252475">
            <text:p>1,266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277963166059449">
            <text:p>27,7963%</text:p>
          </table:table-cell>
          <table:table-cell table:style-name="ce83" office:value-type="percentage" office:value="0.15672188691922">
            <text:p>15,6722%</text:p>
          </table:table-cell>
          <table:table-cell table:style-name="ce83" office:value-type="percentage" office:value="0.0932531367986181">
            <text:p>9,3253%</text:p>
          </table:table-cell>
          <table:table-cell table:style-name="ce83" office:value-type="percentage" office:value="0.0633308971282151">
            <text:p>6,3331%</text:p>
          </table:table-cell>
          <table:table-cell table:style-name="ce83" office:value-type="percentage" office:value="0.0487509851416721">
            <text:p>4,8751%</text:p>
          </table:table-cell>
          <table:table-cell table:style-name="ce83" office:value-type="percentage" office:value="0.0413289572366452">
            <text:p>4,1329%</text:p>
          </table:table-cell>
          <table:table-cell table:style-name="ce83" office:value-type="percentage" office:value="0.0374855293016907">
            <text:p>3,7486%</text:p>
          </table:table-cell>
          <table:table-cell table:style-name="ce83" office:value-type="percentage" office:value="0.0355500730235681">
            <text:p>3,555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716610250151617">
            <text:p>0,7166%</text:p>
          </table:table-cell>
          <table:table-cell table:style-name="ce83" office:value-type="percentage" office:value="0.0133040376498303">
            <text:p>1,3304%</text:p>
          </table:table-cell>
          <table:table-cell table:style-name="ce83" office:value-type="percentage" office:value="0.0171977245618444">
            <text:p>1,7198%</text:p>
          </table:table-cell>
          <table:table-cell table:style-name="ce83" office:value-type="percentage" office:value="0.019111565140224">
            <text:p>1,9112%</text:p>
          </table:table-cell>
          <table:table-cell table:style-name="ce83" office:value-type="percentage" office:value="0.0199569894676441">
            <text:p>1,9957%</text:p>
          </table:table-cell>
          <table:table-cell table:style-name="ce83" office:value-type="percentage" office:value="0.0203185179988619">
            <text:p>2,0319%</text:p>
          </table:table-cell>
          <table:table-cell table:style-name="ce83" office:value-type="percentage" office:value="0.0204753259509218">
            <text:p>2,0475%</text:p>
          </table:table-cell>
          <table:table-cell table:style-name="ce83" office:value-type="percentage" office:value="0.0205473988151638">
            <text:p>2,054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60637832565281">
            <text:p>0,2606%</text:p>
          </table:table-cell>
          <table:table-cell table:style-name="ce83" office:value-type="percentage" office:value="0.00635651268962892">
            <text:p>0,6357%</text:p>
          </table:table-cell>
          <table:table-cell table:style-name="ce83" office:value-type="percentage" office:value="0.00978138580899591">
            <text:p>0,9781%</text:p>
          </table:table-cell>
          <table:table-cell table:style-name="ce83" office:value-type="percentage" office:value="0.0121265089570537">
            <text:p>1,2127%</text:p>
          </table:table-cell>
          <table:table-cell table:style-name="ce83" office:value-type="percentage" office:value="0.0135413621251539">
            <text:p>1,3541%</text:p>
          </table:table-cell>
          <table:table-cell table:style-name="ce83" office:value-type="percentage" office:value="0.0143459778765361">
            <text:p>1,4346%</text:p>
          </table:table-cell>
          <table:table-cell table:style-name="ce83" office:value-type="percentage" office:value="0.0147843426838148">
            <text:p>1,4784%</text:p>
          </table:table-cell>
          <table:table-cell table:style-name="ce83" office:value-type="percentage" office:value="0.0150092913184811">
            <text:p>1,500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749783384035083">
            <text:p>7,4978%</text:p>
          </table:table-cell>
          <table:table-cell table:style-name="ce83" office:value-type="percentage" office:value="0.0760616489419369">
            <text:p>7,6062%</text:p>
          </table:table-cell>
          <table:table-cell table:style-name="ce83" office:value-type="percentage" office:value="0.0666745325337772">
            <text:p>6,6675%</text:p>
          </table:table-cell>
          <table:table-cell table:style-name="ce83" office:value-type="percentage" office:value="0.0583410231425903">
            <text:p>5,8341%</text:p>
          </table:table-cell>
          <table:table-cell table:style-name="ce83" office:value-type="percentage" office:value="0.0529394781578375">
            <text:p>5,2939%</text:p>
          </table:table-cell>
          <table:table-cell table:style-name="ce83" office:value-type="percentage" office:value="0.0498853672528733">
            <text:p>4,9885%</text:p>
          </table:table-cell>
          <table:table-cell table:style-name="ce83" office:value-type="percentage" office:value="0.0483883456603185">
            <text:p>4,8388%</text:p>
          </table:table-cell>
          <table:table-cell table:style-name="ce83" office:value-type="percentage" office:value="0.0478569149407358">
            <text:p>4,785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67646051475861">
            <text:p>6,7646%</text:p>
          </table:table-cell>
          <table:table-cell table:style-name="ce83" office:value-type="percentage" office:value="0.0614340997780577">
            <text:p>6,1434%</text:p>
          </table:table-cell>
          <table:table-cell table:style-name="ce83" office:value-type="percentage" office:value="0.0500133011274448">
            <text:p>5,0013%</text:p>
          </table:table-cell>
          <table:table-cell table:style-name="ce83" office:value-type="percentage" office:value="0.04140852383114">
            <text:p>4,1409%</text:p>
          </table:table-cell>
          <table:table-cell table:style-name="ce83" office:value-type="percentage" office:value="0.0359862767097617">
            <text:p>3,5986%</text:p>
          </table:table-cell>
          <table:table-cell table:style-name="ce83" office:value-type="percentage" office:value="0.0327694630765979">
            <text:p>3,2769%</text:p>
          </table:table-cell>
          <table:table-cell table:style-name="ce83" office:value-type="percentage" office:value="0.0309337340390514">
            <text:p>3,0934%</text:p>
          </table:table-cell>
          <table:table-cell table:style-name="ce83" office:value-type="percentage" office:value="0.0299411535837931">
            <text:p>2,994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22794130568985">
            <text:p>0,2228%</text:p>
          </table:table-cell>
          <table:table-cell table:style-name="ce83" office:value-type="percentage" office:value="0.00560126967247299">
            <text:p>0,5601%</text:p>
          </table:table-cell>
          <table:table-cell table:style-name="ce83" office:value-type="percentage" office:value="0.00877277597434088">
            <text:p>0,8773%</text:p>
          </table:table-cell>
          <table:table-cell table:style-name="ce83" office:value-type="percentage" office:value="0.010976009688022">
            <text:p>1,0976%</text:p>
          </table:table-cell>
          <table:table-cell table:style-name="ce83" office:value-type="percentage" office:value="0.0123031589511562">
            <text:p>1,2303%</text:p>
          </table:table-cell>
          <table:table-cell table:style-name="ce83" office:value-type="percentage" office:value="0.0130423120924149">
            <text:p>1,3042%</text:p>
          </table:table-cell>
          <table:table-cell table:style-name="ce83" office:value-type="percentage" office:value="0.0134259167987792">
            <text:p>1,3426%</text:p>
          </table:table-cell>
          <table:table-cell table:style-name="ce83" office:value-type="percentage" office:value="0.0136037023124549">
            <text:p>1,360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56636774492645">
            <text:p>0,1566%</text:p>
          </table:table-cell>
          <table:table-cell table:style-name="ce83" office:value-type="percentage" office:value="0.00474677127351299">
            <text:p>0,4747%</text:p>
          </table:table-cell>
          <table:table-cell table:style-name="ce83" office:value-type="percentage" office:value="0.00841101432787572">
            <text:p>0,8411%</text:p>
          </table:table-cell>
          <table:table-cell table:style-name="ce83" office:value-type="percentage" office:value="0.0114112343314547">
            <text:p>1,1411%</text:p>
          </table:table-cell>
          <table:table-cell table:style-name="ce83" office:value-type="percentage" office:value="0.0134839569648261">
            <text:p>1,3484%</text:p>
          </table:table-cell>
          <table:table-cell table:style-name="ce83" office:value-type="percentage" office:value="0.0147890545380396">
            <text:p>1,4789%</text:p>
          </table:table-cell>
          <table:table-cell table:style-name="ce83" office:value-type="percentage" office:value="0.0155582031872306">
            <text:p>1,5558%</text:p>
          </table:table-cell>
          <table:table-cell table:style-name="ce83" office:value-type="percentage" office:value="0.0159808520382514">
            <text:p>1,598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39059901488898">
            <text:p>0,1391%</text:p>
          </table:table-cell>
          <table:table-cell table:style-name="ce83" office:value-type="percentage" office:value="0.00452707918346621">
            <text:p>0,4527%</text:p>
          </table:table-cell>
          <table:table-cell table:style-name="ce83" office:value-type="percentage" office:value="0.00841573264812416">
            <text:p>0,8416%</text:p>
          </table:table-cell>
          <table:table-cell table:style-name="ce83" office:value-type="percentage" office:value="0.0117864125220249">
            <text:p>1,1786%</text:p>
          </table:table-cell>
          <table:table-cell table:style-name="ce83" office:value-type="percentage" office:value="0.0142209602044557">
            <text:p>1,4221%</text:p>
          </table:table-cell>
          <table:table-cell table:style-name="ce83" office:value-type="percentage" office:value="0.0158104017221206">
            <text:p>1,5810%</text:p>
          </table:table-cell>
          <table:table-cell table:style-name="ce83" office:value-type="percentage" office:value="0.0167784235832289">
            <text:p>1,6778%</text:p>
          </table:table-cell>
          <table:table-cell table:style-name="ce83" office:value-type="percentage" office:value="0.0173300748419382">
            <text:p>1,733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51596939323742">
            <text:p>0,1516%</text:p>
          </table:table-cell>
          <table:table-cell table:style-name="ce83" office:value-type="percentage" office:value="0.00441771385060373">
            <text:p>0,4418%</text:p>
          </table:table-cell>
          <table:table-cell table:style-name="ce83" office:value-type="percentage" office:value="0.00761377509409131">
            <text:p>0,7614%</text:p>
          </table:table-cell>
          <table:table-cell table:style-name="ce83" office:value-type="percentage" office:value="0.0101255626226148">
            <text:p>1,0126%</text:p>
          </table:table-cell>
          <table:table-cell table:style-name="ce83" office:value-type="percentage" office:value="0.0117922145373527">
            <text:p>1,1792%</text:p>
          </table:table-cell>
          <table:table-cell table:style-name="ce83" office:value-type="percentage" office:value="0.0127963659927995">
            <text:p>1,2796%</text:p>
          </table:table-cell>
          <table:table-cell table:style-name="ce83" office:value-type="percentage" office:value="0.0133562277207091">
            <text:p>1,3356%</text:p>
          </table:table-cell>
          <table:table-cell table:style-name="ce83" office:value-type="percentage" office:value="0.01363900233301">
            <text:p>1,363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109287631554652">
            <text:p>10,9288%</text:p>
          </table:table-cell>
          <table:table-cell table:style-name="ce83" office:value-type="percentage" office:value="0.0847984774535281">
            <text:p>8,4798%</text:p>
          </table:table-cell>
          <table:table-cell table:style-name="ce83" office:value-type="percentage" office:value="0.0624450964723093">
            <text:p>6,2445%</text:p>
          </table:table-cell>
          <table:table-cell table:style-name="ce83" office:value-type="percentage" office:value="0.0486631223773306">
            <text:p>4,8663%</text:p>
          </table:table-cell>
          <table:table-cell table:style-name="ce83" office:value-type="percentage" office:value="0.0408549888690855">
            <text:p>4,0855%</text:p>
          </table:table-cell>
          <table:table-cell table:style-name="ce83" office:value-type="percentage" office:value="0.0365342823201795">
            <text:p>3,6534%</text:p>
          </table:table-cell>
          <table:table-cell table:style-name="ce83" office:value-type="percentage" office:value="0.0342082209143437">
            <text:p>3,4208%</text:p>
          </table:table-cell>
          <table:table-cell table:style-name="ce83" office:value-type="percentage" office:value="0.0330351132053022">
            <text:p>3,303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7749888907993">
            <text:p>0,1775%</text:p>
          </table:table-cell>
          <table:table-cell table:style-name="ce83" office:value-type="percentage" office:value="0.00554968815961466">
            <text:p>0,5550%</text:p>
          </table:table-cell>
          <table:table-cell table:style-name="ce83" office:value-type="percentage" office:value="0.0100843535731333">
            <text:p>1,0084%</text:p>
          </table:table-cell>
          <table:table-cell table:style-name="ce83" office:value-type="percentage" office:value="0.0139774715846258">
            <text:p>1,3977%</text:p>
          </table:table-cell>
          <table:table-cell table:style-name="ce83" office:value-type="percentage" office:value="0.0168216554827769">
            <text:p>1,6822%</text:p>
          </table:table-cell>
          <table:table-cell table:style-name="ce83" office:value-type="percentage" office:value="0.0187381511826018">
            <text:p>1,8738%</text:p>
          </table:table-cell>
          <table:table-cell table:style-name="ce83" office:value-type="percentage" office:value="0.0199695619876441">
            <text:p>1,9970%</text:p>
          </table:table-cell>
          <table:table-cell table:style-name="ce83" office:value-type="percentage" office:value="0.0207321379773985">
            <text:p>2,0732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24354352542236">
            <text:p>0,2244%</text:p>
          </table:table-cell>
          <table:table-cell table:style-name="ce83" office:value-type="percentage" office:value="0.00563634509384415">
            <text:p>0,5636%</text:p>
          </table:table-cell>
          <table:table-cell table:style-name="ce83" office:value-type="percentage" office:value="0.00881919286212122">
            <text:p>0,8819%</text:p>
          </table:table-cell>
          <table:table-cell table:style-name="ce83" office:value-type="percentage" office:value="0.0110209834468475">
            <text:p>1,1021%</text:p>
          </table:table-cell>
          <table:table-cell table:style-name="ce83" office:value-type="percentage" office:value="0.0123379361544405">
            <text:p>1,2338%</text:p>
          </table:table-cell>
          <table:table-cell table:style-name="ce83" office:value-type="percentage" office:value="0.0130631685036359">
            <text:p>1,3063%</text:p>
          </table:table-cell>
          <table:table-cell table:style-name="ce83" office:value-type="percentage" office:value="0.0134324368255374">
            <text:p>1,3432%</text:p>
          </table:table-cell>
          <table:table-cell table:style-name="ce83" office:value-type="percentage" office:value="0.0135971398323697">
            <text:p>1,359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942294595402344">
            <text:p>0,9423%</text:p>
          </table:table-cell>
          <table:table-cell table:style-name="ce83" office:value-type="percentage" office:value="0.0160025186604518">
            <text:p>1,6003%</text:p>
          </table:table-cell>
          <table:table-cell table:style-name="ce83" office:value-type="percentage" office:value="0.0195213611693995">
            <text:p>1,9521%</text:p>
          </table:table-cell>
          <table:table-cell table:style-name="ce83" office:value-type="percentage" office:value="0.0208924404101796">
            <text:p>2,0892%</text:p>
          </table:table-cell>
          <table:table-cell table:style-name="ce83" office:value-type="percentage" office:value="0.0212941702534928">
            <text:p>2,1294%</text:p>
          </table:table-cell>
          <table:table-cell table:style-name="ce83" office:value-type="percentage" office:value="0.0213485595025187">
            <text:p>2,1349%</text:p>
          </table:table-cell>
          <table:table-cell table:style-name="ce83" office:value-type="percentage" office:value="0.0213076210112952">
            <text:p>2,1308%</text:p>
          </table:table-cell>
          <table:table-cell table:style-name="ce83" office:value-type="percentage" office:value="0.0212580754311303">
            <text:p>2,125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929121943206601">
            <text:p>0,9291%</text:p>
          </table:table-cell>
          <table:table-cell table:style-name="ce83" office:value-type="percentage" office:value="0.0171175168971807">
            <text:p>1,7118%</text:p>
          </table:table-cell>
          <table:table-cell table:style-name="ce83" office:value-type="percentage" office:value="0.0221072463370544">
            <text:p>2,2107%</text:p>
          </table:table-cell>
          <table:table-cell table:style-name="ce83" office:value-type="percentage" office:value="0.0246807811351679">
            <text:p>2,4681%</text:p>
          </table:table-cell>
          <table:table-cell table:style-name="ce83" office:value-type="percentage" office:value="0.0259752305107269">
            <text:p>2,5975%</text:p>
          </table:table-cell>
          <table:table-cell table:style-name="ce83" office:value-type="percentage" office:value="0.0266899979163476">
            <text:p>2,6690%</text:p>
          </table:table-cell>
          <table:table-cell table:style-name="ce83" office:value-type="percentage" office:value="0.0271478107211541">
            <text:p>2,7148%</text:p>
          </table:table-cell>
          <table:table-cell table:style-name="ce83" office:value-type="percentage" office:value="0.0274825424052525">
            <text:p>2,748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512614870736663">
            <text:p>5,1261%</text:p>
          </table:table-cell>
          <table:table-cell table:style-name="ce83" office:value-type="percentage" office:value="0.0538421473333407">
            <text:p>5,3842%</text:p>
          </table:table-cell>
          <table:table-cell table:style-name="ce83" office:value-type="percentage" office:value="0.0482385564815596">
            <text:p>4,8239%</text:p>
          </table:table-cell>
          <table:table-cell table:style-name="ce83" office:value-type="percentage" office:value="0.0426348217532935">
            <text:p>4,2635%</text:p>
          </table:table-cell>
          <table:table-cell table:style-name="ce83" office:value-type="percentage" office:value="0.0387672463849218">
            <text:p>3,8767%</text:p>
          </table:table-cell>
          <table:table-cell table:style-name="ce83" office:value-type="percentage" office:value="0.0364344660252106">
            <text:p>3,6434%</text:p>
          </table:table-cell>
          <table:table-cell table:style-name="ce83" office:value-type="percentage" office:value="0.0351626125547299">
            <text:p>3,5163%</text:p>
          </table:table-cell>
          <table:table-cell table:style-name="ce83" office:value-type="percentage" office:value="0.0345669190784358">
            <text:p>3,456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32338614646671">
            <text:p>0,3234%</text:p>
          </table:table-cell>
          <table:table-cell table:style-name="ce83" office:value-type="percentage" office:value="0.00754107945186819">
            <text:p>0,7541%</text:p>
          </table:table-cell>
          <table:table-cell table:style-name="ce83" office:value-type="percentage" office:value="0.0112370623161147">
            <text:p>1,1237%</text:p>
          </table:table-cell>
          <table:table-cell table:style-name="ce83" office:value-type="percentage" office:value="0.0136022279979507">
            <text:p>1,3602%</text:p>
          </table:table-cell>
          <table:table-cell table:style-name="ce83" office:value-type="percentage" office:value="0.0149178855126391">
            <text:p>1,4918%</text:p>
          </table:table-cell>
          <table:table-cell table:style-name="ce83" office:value-type="percentage" office:value="0.0155901151859509">
            <text:p>1,5590%</text:p>
          </table:table-cell>
          <table:table-cell table:style-name="ce83" office:value-type="percentage" office:value="0.0159017312501599">
            <text:p>1,5902%</text:p>
          </table:table-cell>
          <table:table-cell table:style-name="ce83" office:value-type="percentage" office:value="0.0160189576830962">
            <text:p>1,601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16230450169451">
            <text:p>0,1162%</text:p>
          </table:table-cell>
          <table:table-cell table:style-name="ce83" office:value-type="percentage" office:value="0.00406162367752877">
            <text:p>0,4062%</text:p>
          </table:table-cell>
          <table:table-cell table:style-name="ce83" office:value-type="percentage" office:value="0.00791106469741389">
            <text:p>0,7911%</text:p>
          </table:table-cell>
          <table:table-cell table:style-name="ce83" office:value-type="percentage" office:value="0.0114318924906015">
            <text:p>1,1432%</text:p>
          </table:table-cell>
          <table:table-cell table:style-name="ce83" office:value-type="percentage" office:value="0.0140888341335005">
            <text:p>1,4089%</text:p>
          </table:table-cell>
          <table:table-cell table:style-name="ce83" office:value-type="percentage" office:value="0.0158909990452721">
            <text:p>1,5891%</text:p>
          </table:table-cell>
          <table:table-cell table:style-name="ce83" office:value-type="percentage" office:value="0.0170301505689341">
            <text:p>1,7030%</text:p>
          </table:table-cell>
          <table:table-cell table:style-name="ce83" office:value-type="percentage" office:value="0.0177076179016545">
            <text:p>1,770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703388316704885">
            <text:p>0,7034%</text:p>
          </table:table-cell>
          <table:table-cell table:style-name="ce83" office:value-type="percentage" office:value="0.0121617333078095">
            <text:p>1,2162%</text:p>
          </table:table-cell>
          <table:table-cell table:style-name="ce83" office:value-type="percentage" office:value="0.014952616093642">
            <text:p>1,4953%</text:p>
          </table:table-cell>
          <table:table-cell table:style-name="ce83" office:value-type="percentage" office:value="0.0160379594332486">
            <text:p>1,6038%</text:p>
          </table:table-cell>
          <table:table-cell table:style-name="ce83" office:value-type="percentage" office:value="0.0163318211536251">
            <text:p>1,6332%</text:p>
          </table:table-cell>
          <table:table-cell table:style-name="ce83" office:value-type="percentage" office:value="0.0163331653010817">
            <text:p>1,6333%</text:p>
          </table:table-cell>
          <table:table-cell table:style-name="ce83" office:value-type="percentage" office:value="0.0162505563333435">
            <text:p>1,6251%</text:p>
          </table:table-cell>
          <table:table-cell table:style-name="ce83" office:value-type="percentage" office:value="0.0161591968066996">
            <text:p>1,615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708403112352131">
            <text:p>0,7084%</text:p>
          </table:table-cell>
          <table:table-cell table:style-name="ce83" office:value-type="percentage" office:value="0.0118584631333618">
            <text:p>1,1858%</text:p>
          </table:table-cell>
          <table:table-cell table:style-name="ce83" office:value-type="percentage" office:value="0.0142154087651535">
            <text:p>1,4215%</text:p>
          </table:table-cell>
          <table:table-cell table:style-name="ce83" office:value-type="percentage" office:value="0.0149388826156459">
            <text:p>1,4939%</text:p>
          </table:table-cell>
          <table:table-cell table:style-name="ce83" office:value-type="percentage" office:value="0.0149620559425439">
            <text:p>1,4962%</text:p>
          </table:table-cell>
          <table:table-cell table:style-name="ce83" office:value-type="percentage" office:value="0.0147635535749069">
            <text:p>1,4764%</text:p>
          </table:table-cell>
          <table:table-cell table:style-name="ce83" office:value-type="percentage" office:value="0.0145312566857968">
            <text:p>1,4531%</text:p>
          </table:table-cell>
          <table:table-cell table:style-name="ce83" office:value-type="percentage" office:value="0.0143259365550859">
            <text:p>1,4326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75329468976316">
            <text:p>7,5329%</text:p>
          </table:table-cell>
          <table:table-cell table:style-name="ce83" office:value-type="percentage" office:value="0.0610345995882689">
            <text:p>6,1035%</text:p>
          </table:table-cell>
          <table:table-cell table:style-name="ce83" office:value-type="percentage" office:value="0.0459596996744285">
            <text:p>4,5960%</text:p>
          </table:table-cell>
          <table:table-cell table:style-name="ce83" office:value-type="percentage" office:value="0.0360908595262496">
            <text:p>3,6091%</text:p>
          </table:table-cell>
          <table:table-cell table:style-name="ce83" office:value-type="percentage" office:value="0.0302617883208499">
            <text:p>3,0262%</text:p>
          </table:table-cell>
          <table:table-cell table:style-name="ce83" office:value-type="percentage" office:value="0.0268981437835298">
            <text:p>2,6898%</text:p>
          </table:table-cell>
          <table:table-cell table:style-name="ce83" office:value-type="percentage" office:value="0.0249801664232126">
            <text:p>2,4980%</text:p>
          </table:table-cell>
          <table:table-cell table:style-name="ce83" office:value-type="percentage" office:value="0.0239137155647327">
            <text:p>2,391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130042644980786">
            <text:p>0,0130%</text:p>
          </table:table-cell>
          <table:table-cell table:style-name="ce83" office:value-type="percentage" office:value="0.000888788468456061">
            <text:p>0,0889%</text:p>
          </table:table-cell>
          <table:table-cell table:style-name="ce83" office:value-type="percentage" office:value="0.00265232023817928">
            <text:p>0,2652%</text:p>
          </table:table-cell>
          <table:table-cell table:style-name="ce83" office:value-type="percentage" office:value="0.00499487315719335">
            <text:p>0,4995%</text:p>
          </table:table-cell>
          <table:table-cell table:style-name="ce83" office:value-type="percentage" office:value="0.00721902435080835">
            <text:p>0,7219%</text:p>
          </table:table-cell>
          <table:table-cell table:style-name="ce83" office:value-type="percentage" office:value="0.00892478738013564">
            <text:p>0,8925%</text:p>
          </table:table-cell>
          <table:table-cell table:style-name="ce83" office:value-type="percentage" office:value="0.0100478507546146">
            <text:p>1,0048%</text:p>
          </table:table-cell>
          <table:table-cell table:style-name="ce83" office:value-type="percentage" office:value="0.0106937477957249">
            <text:p>1,069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303235339188964">
            <text:p>0,3032%</text:p>
          </table:table-cell>
          <table:table-cell table:style-name="ce83" office:value-type="percentage" office:value="0.00778504040483032">
            <text:p>0,7785%</text:p>
          </table:table-cell>
          <table:table-cell table:style-name="ce83" office:value-type="percentage" office:value="0.0124347911803857">
            <text:p>1,2435%</text:p>
          </table:table-cell>
          <table:table-cell table:style-name="ce83" office:value-type="percentage" office:value="0.0158530022461636">
            <text:p>1,5853%</text:p>
          </table:table-cell>
          <table:table-cell table:style-name="ce83" office:value-type="percentage" office:value="0.0180838363705724">
            <text:p>1,8084%</text:p>
          </table:table-cell>
          <table:table-cell table:style-name="ce83" office:value-type="percentage" office:value="0.0194748352160953">
            <text:p>1,9475%</text:p>
          </table:table-cell>
          <table:table-cell table:style-name="ce83" office:value-type="percentage" office:value="0.0203256308784576">
            <text:p>2,0326%</text:p>
          </table:table-cell>
          <table:table-cell table:style-name="ce83" office:value-type="percentage" office:value="0.0208384447511143">
            <text:p>2,083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301365811503094">
            <text:p>3,0137%</text:p>
          </table:table-cell>
          <table:table-cell table:style-name="ce83" office:value-type="percentage" office:value="0.0352804488832637">
            <text:p>3,5280%</text:p>
          </table:table-cell>
          <table:table-cell table:style-name="ce83" office:value-type="percentage" office:value="0.0338298503952556">
            <text:p>3,3830%</text:p>
          </table:table-cell>
          <table:table-cell table:style-name="ce83" office:value-type="percentage" office:value="0.0310795143891717">
            <text:p>3,1080%</text:p>
          </table:table-cell>
          <table:table-cell table:style-name="ce83" office:value-type="percentage" office:value="0.0288188512029905">
            <text:p>2,8819%</text:p>
          </table:table-cell>
          <table:table-cell table:style-name="ce83" office:value-type="percentage" office:value="0.0272965118039825">
            <text:p>2,7297%</text:p>
          </table:table-cell>
          <table:table-cell table:style-name="ce83" office:value-type="percentage" office:value="0.0263677757884249">
            <text:p>2,6368%</text:p>
          </table:table-cell>
          <table:table-cell table:style-name="ce83" office:value-type="percentage" office:value="0.0258484222456928">
            <text:p>2,584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119475324998619">
            <text:p>0,0119%</text:p>
          </table:table-cell>
          <table:table-cell table:style-name="ce83" office:value-type="percentage" office:value="0.000732883949476289">
            <text:p>0,0733%</text:p>
          </table:table-cell>
          <table:table-cell table:style-name="ce83" office:value-type="percentage" office:value="0.00202193339776889">
            <text:p>0,2022%</text:p>
          </table:table-cell>
          <table:table-cell table:style-name="ce83" office:value-type="percentage" office:value="0.00359601481430861">
            <text:p>0,3596%</text:p>
          </table:table-cell>
          <table:table-cell table:style-name="ce83" office:value-type="percentage" office:value="0.00498430089303413">
            <text:p>0,4984%</text:p>
          </table:table-cell>
          <table:table-cell table:style-name="ce83" office:value-type="percentage" office:value="0.00597562586133768">
            <text:p>0,5976%</text:p>
          </table:table-cell>
          <table:table-cell table:style-name="ce83" office:value-type="percentage" office:value="0.00657702403957808">
            <text:p>0,6577%</text:p>
          </table:table-cell>
          <table:table-cell table:style-name="ce83" office:value-type="percentage" office:value="0.00688360430738194">
            <text:p>0,688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49422454388399">
            <text:p>1,4942%</text:p>
          </table:table-cell>
          <table:table-cell table:style-name="ce83" office:value-type="percentage" office:value="0.0213667656446384">
            <text:p>2,1367%</text:p>
          </table:table-cell>
          <table:table-cell table:style-name="ce83" office:value-type="percentage" office:value="0.0233127838357781">
            <text:p>2,3313%</text:p>
          </table:table-cell>
          <table:table-cell table:style-name="ce83" office:value-type="percentage" office:value="0.0232313239511242">
            <text:p>2,3231%</text:p>
          </table:table-cell>
          <table:table-cell table:style-name="ce83" office:value-type="percentage" office:value="0.0226392003869169">
            <text:p>2,2639%</text:p>
          </table:table-cell>
          <table:table-cell table:style-name="ce83" office:value-type="percentage" office:value="0.0220797204515841">
            <text:p>2,2080%</text:p>
          </table:table-cell>
          <table:table-cell table:style-name="ce83" office:value-type="percentage" office:value="0.0216781322725118">
            <text:p>2,1678%</text:p>
          </table:table-cell>
          <table:table-cell table:style-name="ce83" office:value-type="percentage" office:value="0.0214260728544228">
            <text:p>2,1426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05065390271712">
            <text:p>0,2051%</text:p>
          </table:table-cell>
          <table:table-cell table:style-name="ce83" office:value-type="percentage" office:value="0.00557377303376337">
            <text:p>0,5574%</text:p>
          </table:table-cell>
          <table:table-cell table:style-name="ce83" office:value-type="percentage" office:value="0.00921473086072487">
            <text:p>0,9215%</text:p>
          </table:table-cell>
          <table:table-cell table:style-name="ce83" office:value-type="percentage" office:value="0.0119795211586246">
            <text:p>1,1980%</text:p>
          </table:table-cell>
          <table:table-cell table:style-name="ce83" office:value-type="percentage" office:value="0.0138029808405774">
            <text:p>1,3803%</text:p>
          </table:table-cell>
          <table:table-cell table:style-name="ce83" office:value-type="percentage" office:value="0.0149267903887518">
            <text:p>1,4927%</text:p>
          </table:table-cell>
          <table:table-cell table:style-name="ce83" office:value-type="percentage" office:value="0.0155900145363049">
            <text:p>1,5590%</text:p>
          </table:table-cell>
          <table:table-cell table:style-name="ce83" office:value-type="percentage" office:value="0.0159641690297637">
            <text:p>1,596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367472917285107">
            <text:p>3,6747%</text:p>
          </table:table-cell>
          <table:table-cell table:style-name="ce83" office:value-type="percentage" office:value="0.0436637731898167">
            <text:p>4,3664%</text:p>
          </table:table-cell>
          <table:table-cell table:style-name="ce83" office:value-type="percentage" office:value="0.0422524840958864">
            <text:p>4,2252%</text:p>
          </table:table-cell>
          <table:table-cell table:style-name="ce83" office:value-type="percentage" office:value="0.0393086913268599">
            <text:p>3,9309%</text:p>
          </table:table-cell>
          <table:table-cell table:style-name="ce83" office:value-type="percentage" office:value="0.0370119803819748">
            <text:p>3,7012%</text:p>
          </table:table-cell>
          <table:table-cell table:style-name="ce83" office:value-type="percentage" office:value="0.0356267477351996">
            <text:p>3,5627%</text:p>
          </table:table-cell>
          <table:table-cell table:style-name="ce83" office:value-type="percentage" office:value="0.0349521671588228">
            <text:p>3,4952%</text:p>
          </table:table-cell>
          <table:table-cell table:style-name="ce83" office:value-type="percentage" office:value="0.0347490033544805">
            <text:p>3,474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708772778703957">
            <text:p>7,0877%</text:p>
          </table:table-cell>
          <table:table-cell table:style-name="ce83" office:value-type="percentage" office:value="0.0614607086915551">
            <text:p>6,1461%</text:p>
          </table:table-cell>
          <table:table-cell table:style-name="ce83" office:value-type="percentage" office:value="0.0485352934787007">
            <text:p>4,8535%</text:p>
          </table:table-cell>
          <table:table-cell table:style-name="ce83" office:value-type="percentage" office:value="0.0394989982776629">
            <text:p>3,9499%</text:p>
          </table:table-cell>
          <table:table-cell table:style-name="ce83" office:value-type="percentage" office:value="0.0340415748492077">
            <text:p>3,4042%</text:p>
          </table:table-cell>
          <table:table-cell table:style-name="ce83" office:value-type="percentage" office:value="0.0309078786763052">
            <text:p>3,0908%</text:p>
          </table:table-cell>
          <table:table-cell table:style-name="ce83" office:value-type="percentage" office:value="0.0291803601475695">
            <text:p>2,9180%</text:p>
          </table:table-cell>
          <table:table-cell table:style-name="ce83" office:value-type="percentage" office:value="0.0282922917568471">
            <text:p>2,8292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569151668435926">
            <text:p>0,5692%</text:p>
          </table:table-cell>
          <table:table-cell table:style-name="ce83" office:value-type="percentage" office:value="0.0116822763505509">
            <text:p>1,1682%</text:p>
          </table:table-cell>
          <table:table-cell table:style-name="ce83" office:value-type="percentage" office:value="0.0161149469764045">
            <text:p>1,6115%</text:p>
          </table:table-cell>
          <table:table-cell table:style-name="ce83" office:value-type="percentage" office:value="0.0187090163764457">
            <text:p>1,8709%</text:p>
          </table:table-cell>
          <table:table-cell table:style-name="ce83" office:value-type="percentage" office:value="0.0201323892881021">
            <text:p>2,0132%</text:p>
          </table:table-cell>
          <table:table-cell table:style-name="ce83" office:value-type="percentage" office:value="0.0209280660529998">
            <text:p>2,0928%</text:p>
          </table:table-cell>
          <table:table-cell table:style-name="ce83" office:value-type="percentage" office:value="0.0213968761603584">
            <text:p>2,1397%</text:p>
          </table:table-cell>
          <table:table-cell table:style-name="ce83" office:value-type="percentage" office:value="0.0216895482130421">
            <text:p>2,169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587793728836063">
            <text:p>0,5878%</text:p>
          </table:table-cell>
          <table:table-cell table:style-name="ce83" office:value-type="percentage" office:value="0.0115002649795267">
            <text:p>1,1500%</text:p>
          </table:table-cell>
          <table:table-cell table:style-name="ce83" office:value-type="percentage" office:value="0.0153677555845592">
            <text:p>1,5368%</text:p>
          </table:table-cell>
          <table:table-cell table:style-name="ce83" office:value-type="percentage" office:value="0.0174253178298414">
            <text:p>1,7425%</text:p>
          </table:table-cell>
          <table:table-cell table:style-name="ce83" office:value-type="percentage" office:value="0.0184090711848769">
            <text:p>1,8409%</text:p>
          </table:table-cell>
          <table:table-cell table:style-name="ce83" office:value-type="percentage" office:value="0.0188601011899301">
            <text:p>1,8860%</text:p>
          </table:table-cell>
          <table:table-cell table:style-name="ce83" office:value-type="percentage" office:value="0.0190616324035989">
            <text:p>1,9062%</text:p>
          </table:table-cell>
          <table:table-cell table:style-name="ce83" office:value-type="percentage" office:value="0.0191473951218843">
            <text:p>1,914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26845791020823">
            <text:p>0,2268%</text:p>
          </table:table-cell>
          <table:table-cell table:style-name="ce83" office:value-type="percentage" office:value="0.00589528639720765">
            <text:p>0,5895%</text:p>
          </table:table-cell>
          <table:table-cell table:style-name="ce83" office:value-type="percentage" office:value="0.00944341818764619">
            <text:p>0,9443%</text:p>
          </table:table-cell>
          <table:table-cell table:style-name="ce83" office:value-type="percentage" office:value="0.0119971727499406">
            <text:p>1,1997%</text:p>
          </table:table-cell>
          <table:table-cell table:style-name="ce83" office:value-type="percentage" office:value="0.0135888563164137">
            <text:p>1,3589%</text:p>
          </table:table-cell>
          <table:table-cell table:style-name="ce83" office:value-type="percentage" office:value="0.0145085755671592">
            <text:p>1,4509%</text:p>
          </table:table-cell>
          <table:table-cell table:style-name="ce83" office:value-type="percentage" office:value="0.0150088801160177">
            <text:p>1,5009%</text:p>
          </table:table-cell>
          <table:table-cell table:style-name="ce83" office:value-type="percentage" office:value="0.0152593448417965">
            <text:p>1,525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310104681704206">
            <text:p>31,0105%</text:p>
          </table:table-cell>
          <table:table-cell table:style-name="ce83" office:value-type="percentage" office:value="0.183568435462032">
            <text:p>18,3568%</text:p>
          </table:table-cell>
          <table:table-cell table:style-name="ce83" office:value-type="percentage" office:value="0.113715038748164">
            <text:p>11,3715%</text:p>
          </table:table-cell>
          <table:table-cell table:style-name="ce83" office:value-type="percentage" office:value="0.0794259266307274">
            <text:p>7,9426%</text:p>
          </table:table-cell>
          <table:table-cell table:style-name="ce83" office:value-type="percentage" office:value="0.0622935043751806">
            <text:p>6,2294%</text:p>
          </table:table-cell>
          <table:table-cell table:style-name="ce83" office:value-type="percentage" office:value="0.0534596813362357">
            <text:p>5,3460%</text:p>
          </table:table-cell>
          <table:table-cell table:style-name="ce83" office:value-type="percentage" office:value="0.04887594582628">
            <text:p>4,8876%</text:p>
          </table:table-cell>
          <table:table-cell table:style-name="ce83" office:value-type="percentage" office:value="0.0465936463576102">
            <text:p>4,659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108219741767549">
            <text:p>10,8220%</text:p>
          </table:table-cell>
          <table:table-cell table:style-name="ce83" office:value-type="percentage" office:value="0.0887689345810164">
            <text:p>8,8769%</text:p>
          </table:table-cell>
          <table:table-cell table:style-name="ce83" office:value-type="percentage" office:value="0.0678429457597562">
            <text:p>6,7843%</text:p>
          </table:table-cell>
          <table:table-cell table:style-name="ce83" office:value-type="percentage" office:value="0.05408977546996">
            <text:p>5,4090%</text:p>
          </table:table-cell>
          <table:table-cell table:style-name="ce83" office:value-type="percentage" office:value="0.0460127687259639">
            <text:p>4,6013%</text:p>
          </table:table-cell>
          <table:table-cell table:style-name="ce83" office:value-type="percentage" office:value="0.0414379993847475">
            <text:p>4,1438%</text:p>
          </table:table-cell>
          <table:table-cell table:style-name="ce83" office:value-type="percentage" office:value="0.03892985765208">
            <text:p>3,8930%</text:p>
          </table:table-cell>
          <table:table-cell table:style-name="ce83" office:value-type="percentage" office:value="0.0376397845713104">
            <text:p>3,764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996150614627823">
            <text:p>0,9962%</text:p>
          </table:table-cell>
          <table:table-cell table:style-name="ce83" office:value-type="percentage" office:value="0.0166267481911036">
            <text:p>1,6627%</text:p>
          </table:table-cell>
          <table:table-cell table:style-name="ce83" office:value-type="percentage" office:value="0.0200425231121969">
            <text:p>2,0043%</text:p>
          </table:table-cell>
          <table:table-cell table:style-name="ce83" office:value-type="percentage" office:value="0.0212931071619635">
            <text:p>2,1293%</text:p>
          </table:table-cell>
          <table:table-cell table:style-name="ce83" office:value-type="percentage" office:value="0.0216137689135887">
            <text:p>2,1614%</text:p>
          </table:table-cell>
          <table:table-cell table:style-name="ce83" office:value-type="percentage" office:value="0.0216259204269529">
            <text:p>2,1626%</text:p>
          </table:table-cell>
          <table:table-cell table:style-name="ce83" office:value-type="percentage" office:value="0.0215692634187497">
            <text:p>2,1569%</text:p>
          </table:table-cell>
          <table:table-cell table:style-name="ce83" office:value-type="percentage" office:value="0.0215197778218293">
            <text:p>2,152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20382401842337">
            <text:p>1,2038%</text:p>
          </table:table-cell>
          <table:table-cell table:style-name="ce83" office:value-type="percentage" office:value="0.0200314936434223">
            <text:p>2,0031%</text:p>
          </table:table-cell>
          <table:table-cell table:style-name="ce83" office:value-type="percentage" office:value="0.0241509049760163">
            <text:p>2,4151%</text:p>
          </table:table-cell>
          <table:table-cell table:style-name="ce83" office:value-type="percentage" office:value="0.0257832077933788">
            <text:p>2,5783%</text:p>
          </table:table-cell>
          <table:table-cell table:style-name="ce83" office:value-type="percentage" office:value="0.0263782626294842">
            <text:p>2,6378%</text:p>
          </table:table-cell>
          <table:table-cell table:style-name="ce83" office:value-type="percentage" office:value="0.0266350284222204">
            <text:p>2,6635%</text:p>
          </table:table-cell>
          <table:table-cell table:style-name="ce83" office:value-type="percentage" office:value="0.026810515365202">
            <text:p>2,6811%</text:p>
          </table:table-cell>
          <table:table-cell table:style-name="ce83" office:value-type="percentage" office:value="0.0269792635854797">
            <text:p>2,697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302899923755406">
            <text:p>3,0290%</text:p>
          </table:table-cell>
          <table:table-cell table:style-name="ce83" office:value-type="percentage" office:value="0.0359720960549382">
            <text:p>3,5972%</text:p>
          </table:table-cell>
          <table:table-cell table:style-name="ce83" office:value-type="percentage" office:value="0.034593748723016">
            <text:p>3,4594%</text:p>
          </table:table-cell>
          <table:table-cell table:style-name="ce83" office:value-type="percentage" office:value="0.0318612802600776">
            <text:p>3,1861%</text:p>
          </table:table-cell>
          <table:table-cell table:style-name="ce83" office:value-type="percentage" office:value="0.0296458877514205">
            <text:p>2,9646%</text:p>
          </table:table-cell>
          <table:table-cell table:style-name="ce83" office:value-type="percentage" office:value="0.0281925879083193">
            <text:p>2,8193%</text:p>
          </table:table-cell>
          <table:table-cell table:style-name="ce83" office:value-type="percentage" office:value="0.027344596349717">
            <text:p>2,7345%</text:p>
          </table:table-cell>
          <table:table-cell table:style-name="ce83" office:value-type="percentage" office:value="0.0269086889060065">
            <text:p>2,690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496767433807933">
            <text:p>0,0497%</text:p>
          </table:table-cell>
          <table:table-cell table:style-name="ce83" office:value-type="percentage" office:value="0.00203708751718372">
            <text:p>0,2037%</text:p>
          </table:table-cell>
          <table:table-cell table:style-name="ce83" office:value-type="percentage" office:value="0.00437003233599991">
            <text:p>0,4370%</text:p>
          </table:table-cell>
          <table:table-cell table:style-name="ce83" office:value-type="percentage" office:value="0.00667163699159268">
            <text:p>0,6672%</text:p>
          </table:table-cell>
          <table:table-cell table:style-name="ce83" office:value-type="percentage" office:value="0.00846006660337141">
            <text:p>0,8460%</text:p>
          </table:table-cell>
          <table:table-cell table:style-name="ce83" office:value-type="percentage" office:value="0.00966029196053027">
            <text:p>0,9660%</text:p>
          </table:table-cell>
          <table:table-cell table:style-name="ce83" office:value-type="percentage" office:value="0.0103813880901001">
            <text:p>1,0381%</text:p>
          </table:table-cell>
          <table:table-cell table:style-name="ce83" office:value-type="percentage" office:value="0.0107672241691597">
            <text:p>1,076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474565910952791">
            <text:p>0,0475%</text:p>
          </table:table-cell>
          <table:table-cell table:style-name="ce83" office:value-type="percentage" office:value="0.00194329860929765">
            <text:p>0,1943%</text:p>
          </table:table-cell>
          <table:table-cell table:style-name="ce83" office:value-type="percentage" office:value="0.00416310056365988">
            <text:p>0,4163%</text:p>
          </table:table-cell>
          <table:table-cell table:style-name="ce83" office:value-type="percentage" office:value="0.00634684686112722">
            <text:p>0,6347%</text:p>
          </table:table-cell>
          <table:table-cell table:style-name="ce83" office:value-type="percentage" office:value="0.00803700467767873">
            <text:p>0,8037%</text:p>
          </table:table-cell>
          <table:table-cell table:style-name="ce83" office:value-type="percentage" office:value="0.00916503893470713">
            <text:p>0,9165%</text:p>
          </table:table-cell>
          <table:table-cell table:style-name="ce83" office:value-type="percentage" office:value="0.00983725121563533">
            <text:p>0,9837%</text:p>
          </table:table-cell>
          <table:table-cell table:style-name="ce83" office:value-type="percentage" office:value="0.010191972103075">
            <text:p>1,0192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246708550277719">
            <text:p>2,4671%</text:p>
          </table:table-cell>
          <table:table-cell table:style-name="ce83" office:value-type="percentage" office:value="0.0311310908064314">
            <text:p>3,1131%</text:p>
          </table:table-cell>
          <table:table-cell table:style-name="ce83" office:value-type="percentage" office:value="0.0312724148209341">
            <text:p>3,1272%</text:p>
          </table:table-cell>
          <table:table-cell table:style-name="ce83" office:value-type="percentage" office:value="0.0296549378342015">
            <text:p>2,9655%</text:p>
          </table:table-cell>
          <table:table-cell table:style-name="ce83" office:value-type="percentage" office:value="0.0281220013802534">
            <text:p>2,8122%</text:p>
          </table:table-cell>
          <table:table-cell table:style-name="ce83" office:value-type="percentage" office:value="0.0270697749366234">
            <text:p>2,7070%</text:p>
          </table:table-cell>
          <table:table-cell table:style-name="ce83" office:value-type="percentage" office:value="0.0264556692864199">
            <text:p>2,6456%</text:p>
          </table:table-cell>
          <table:table-cell table:style-name="ce83" office:value-type="percentage" office:value="0.0261548139082525">
            <text:p>2,615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525138190668226">
            <text:p>0,0525%</text:p>
          </table:table-cell>
          <table:table-cell table:style-name="ce83" office:value-type="percentage" office:value="0.00225226496085065">
            <text:p>0,2252%</text:p>
          </table:table-cell>
          <table:table-cell table:style-name="ce83" office:value-type="percentage" office:value="0.00498959567700301">
            <text:p>0,4990%</text:p>
          </table:table-cell>
          <table:table-cell table:style-name="ce83" office:value-type="percentage" office:value="0.00779485516214096">
            <text:p>0,7795%</text:p>
          </table:table-cell>
          <table:table-cell table:style-name="ce83" office:value-type="percentage" office:value="0.010048624097675">
            <text:p>1,0049%</text:p>
          </table:table-cell>
          <table:table-cell table:style-name="ce83" office:value-type="percentage" office:value="0.0116108590134623">
            <text:p>1,1611%</text:p>
          </table:table-cell>
          <table:table-cell table:style-name="ce83" office:value-type="percentage" office:value="0.0125845923839285">
            <text:p>1,2585%</text:p>
          </table:table-cell>
          <table:table-cell table:style-name="ce83" office:value-type="percentage" office:value="0.0131334553441261">
            <text:p>1,313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915249149674866">
            <text:p>0,9152%</text:p>
          </table:table-cell>
          <table:table-cell table:style-name="ce83" office:value-type="percentage" office:value="0.0151640803513179">
            <text:p>1,5164%</text:p>
          </table:table-cell>
          <table:table-cell table:style-name="ce83" office:value-type="percentage" office:value="0.01814291134991">
            <text:p>1,8143%</text:p>
          </table:table-cell>
          <table:table-cell table:style-name="ce83" office:value-type="percentage" office:value="0.0191361484190786">
            <text:p>1,9136%</text:p>
          </table:table-cell>
          <table:table-cell table:style-name="ce83" office:value-type="percentage" office:value="0.0192954924854434">
            <text:p>1,9295%</text:p>
          </table:table-cell>
          <table:table-cell table:style-name="ce83" office:value-type="percentage" office:value="0.0191927037273797">
            <text:p>1,9193%</text:p>
          </table:table-cell>
          <table:table-cell table:style-name="ce83" office:value-type="percentage" office:value="0.0190452250383224">
            <text:p>1,9045%</text:p>
          </table:table-cell>
          <table:table-cell table:style-name="ce83" office:value-type="percentage" office:value="0.0189200566876555">
            <text:p>1,892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507739380532945">
            <text:p>5,0774%</text:p>
          </table:table-cell>
          <table:table-cell table:style-name="ce83" office:value-type="percentage" office:value="0.0487804507219801">
            <text:p>4,8780%</text:p>
          </table:table-cell>
          <table:table-cell table:style-name="ce83" office:value-type="percentage" office:value="0.0409578988849801">
            <text:p>4,0958%</text:p>
          </table:table-cell>
          <table:table-cell table:style-name="ce83" office:value-type="percentage" office:value="0.0345892551329423">
            <text:p>3,4589%</text:p>
          </table:table-cell>
          <table:table-cell table:style-name="ce83" office:value-type="percentage" office:value="0.030468648419723">
            <text:p>3,0469%</text:p>
          </table:table-cell>
          <table:table-cell table:style-name="ce83" office:value-type="percentage" office:value="0.0280068312311698">
            <text:p>2,8007%</text:p>
          </table:table-cell>
          <table:table-cell table:style-name="ce83" office:value-type="percentage" office:value="0.0266115657437983">
            <text:p>2,6612%</text:p>
          </table:table-cell>
          <table:table-cell table:style-name="ce83" office:value-type="percentage" office:value="0.0258749101316932">
            <text:p>2,587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808313386629998">
            <text:p>0,0808%</text:p>
          </table:table-cell>
          <table:table-cell table:style-name="ce83" office:value-type="percentage" office:value="0.00296484156495678">
            <text:p>0,2965%</text:p>
          </table:table-cell>
          <table:table-cell table:style-name="ce83" office:value-type="percentage" office:value="0.00593457356514904">
            <text:p>0,5935%</text:p>
          </table:table-cell>
          <table:table-cell table:style-name="ce83" office:value-type="percentage" office:value="0.00869397124086517">
            <text:p>0,8694%</text:p>
          </table:table-cell>
          <table:table-cell table:style-name="ce83" office:value-type="percentage" office:value="0.0107717788050246">
            <text:p>1,0772%</text:p>
          </table:table-cell>
          <table:table-cell table:style-name="ce83" office:value-type="percentage" office:value="0.0121549268957727">
            <text:p>1,2155%</text:p>
          </table:table-cell>
          <table:table-cell table:style-name="ce83" office:value-type="percentage" office:value="0.0129973616609884">
            <text:p>1,2997%</text:p>
          </table:table-cell>
          <table:table-cell table:style-name="ce83" office:value-type="percentage" office:value="0.0134673706422838">
            <text:p>1,3467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349093744499671">
            <text:p>0,0349%</text:p>
          </table:table-cell>
          <table:table-cell table:style-name="ce83" office:value-type="percentage" office:value="0.0017302906836342">
            <text:p>0,1730%</text:p>
          </table:table-cell>
          <table:table-cell table:style-name="ce83" office:value-type="percentage" office:value="0.00420248252152775">
            <text:p>0,4202%</text:p>
          </table:table-cell>
          <table:table-cell table:style-name="ce83" office:value-type="percentage" office:value="0.00695173125295064">
            <text:p>0,6952%</text:p>
          </table:table-cell>
          <table:table-cell table:style-name="ce83" office:value-type="percentage" office:value="0.00927676231444532">
            <text:p>0,9277%</text:p>
          </table:table-cell>
          <table:table-cell table:style-name="ce83" office:value-type="percentage" office:value="0.0109357998491809">
            <text:p>1,0936%</text:p>
          </table:table-cell>
          <table:table-cell table:style-name="ce83" office:value-type="percentage" office:value="0.0119827240505867">
            <text:p>1,1983%</text:p>
          </table:table-cell>
          <table:table-cell table:style-name="ce83" office:value-type="percentage" office:value="0.0125716558979495">
            <text:p>1,2572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5357500165858">
            <text:p>1,5358%</text:p>
          </table:table-cell>
          <table:table-cell table:style-name="ce83" office:value-type="percentage" office:value="0.0225605954110285">
            <text:p>2,2561%</text:p>
          </table:table-cell>
          <table:table-cell table:style-name="ce83" office:value-type="percentage" office:value="0.0250117586881164">
            <text:p>2,5012%</text:p>
          </table:table-cell>
          <table:table-cell table:style-name="ce83" office:value-type="percentage" office:value="0.0252383717930056">
            <text:p>2,5238%</text:p>
          </table:table-cell>
          <table:table-cell table:style-name="ce83" office:value-type="percentage" office:value="0.0248616483995323">
            <text:p>2,4862%</text:p>
          </table:table-cell>
          <table:table-cell table:style-name="ce83" office:value-type="percentage" office:value="0.0244750203341033">
            <text:p>2,4475%</text:p>
          </table:table-cell>
          <table:table-cell table:style-name="ce83" office:value-type="percentage" office:value="0.024222553478019">
            <text:p>2,4223%</text:p>
          </table:table-cell>
          <table:table-cell table:style-name="ce83" office:value-type="percentage" office:value="0.0241018879548845">
            <text:p>2,4102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35420517038392">
            <text:p>0,2354%</text:p>
          </table:table-cell>
          <table:table-cell table:style-name="ce83" office:value-type="percentage" office:value="0.00599207461971657">
            <text:p>0,5992%</text:p>
          </table:table-cell>
          <table:table-cell table:style-name="ce83" office:value-type="percentage" office:value="0.00944747606693466">
            <text:p>0,9447%</text:p>
          </table:table-cell>
          <table:table-cell table:style-name="ce83" office:value-type="percentage" office:value="0.0118542210206437">
            <text:p>1,1854%</text:p>
          </table:table-cell>
          <table:table-cell table:style-name="ce83" office:value-type="percentage" office:value="0.0132957568404192">
            <text:p>1,3296%</text:p>
          </table:table-cell>
          <table:table-cell table:style-name="ce83" office:value-type="percentage" office:value="0.0140859256163976">
            <text:p>1,4086%</text:p>
          </table:table-cell>
          <table:table-cell table:style-name="ce83" office:value-type="percentage" office:value="0.0144829951249888">
            <text:p>1,4483%</text:p>
          </table:table-cell>
          <table:table-cell table:style-name="ce83" office:value-type="percentage" office:value="0.0146545643684953">
            <text:p>1,465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647350759722404">
            <text:p>6,4735%</text:p>
          </table:table-cell>
          <table:table-cell table:style-name="ce83" office:value-type="percentage" office:value="0.059658357189374">
            <text:p>5,9658%</text:p>
          </table:table-cell>
          <table:table-cell table:style-name="ce83" office:value-type="percentage" office:value="0.0490203865107085">
            <text:p>4,9020%</text:p>
          </table:table-cell>
          <table:table-cell table:style-name="ce83" office:value-type="percentage" office:value="0.0409313966196218">
            <text:p>4,0931%</text:p>
          </table:table-cell>
          <table:table-cell table:style-name="ce83" office:value-type="percentage" office:value="0.0358610394178933">
            <text:p>3,5861%</text:p>
          </table:table-cell>
          <table:table-cell table:style-name="ce83" office:value-type="percentage" office:value="0.0329005052530962">
            <text:p>3,2901%</text:p>
          </table:table-cell>
          <table:table-cell table:style-name="ce83" office:value-type="percentage" office:value="0.0312636997935267">
            <text:p>3,1264%</text:p>
          </table:table-cell>
          <table:table-cell table:style-name="ce83" office:value-type="percentage" office:value="0.0304325289130299">
            <text:p>3,043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72250215615582">
            <text:p>0,1723%</text:p>
          </table:table-cell>
          <table:table-cell table:style-name="ce83" office:value-type="percentage" office:value="0.00528899581892887">
            <text:p>0,5289%</text:p>
          </table:table-cell>
          <table:table-cell table:style-name="ce83" office:value-type="percentage" office:value="0.00947552624450102">
            <text:p>0,9476%</text:p>
          </table:table-cell>
          <table:table-cell table:style-name="ce83" office:value-type="percentage" office:value="0.0129731852744497">
            <text:p>1,2973%</text:p>
          </table:table-cell>
          <table:table-cell table:style-name="ce83" office:value-type="percentage" office:value="0.0154446295017213">
            <text:p>1,5445%</text:p>
          </table:table-cell>
          <table:table-cell table:style-name="ce83" office:value-type="percentage" office:value="0.017042876789013">
            <text:p>1,7043%</text:p>
          </table:table-cell>
          <table:table-cell table:style-name="ce83" office:value-type="percentage" office:value="0.0180177692448635">
            <text:p>1,8018%</text:p>
          </table:table-cell>
          <table:table-cell table:style-name="ce83" office:value-type="percentage" office:value="0.0185808793675016">
            <text:p>1,858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126036869076741">
            <text:p>1,2604%</text:p>
          </table:table-cell>
          <table:table-cell table:style-name="ce83" office:value-type="percentage" office:value="0.0177880911362685">
            <text:p>1,7788%</text:p>
          </table:table-cell>
          <table:table-cell table:style-name="ce83" office:value-type="percentage" office:value="0.0191958712156185">
            <text:p>1,9196%</text:p>
          </table:table-cell>
          <table:table-cell table:style-name="ce83" office:value-type="percentage" office:value="0.0189596976676612">
            <text:p>1,8960%</text:p>
          </table:table-cell>
          <table:table-cell table:style-name="ce83" office:value-type="percentage" office:value="0.0183457921407426">
            <text:p>1,8346%</text:p>
          </table:table-cell>
          <table:table-cell table:style-name="ce83" office:value-type="percentage" office:value="0.0177913404886302">
            <text:p>1,7791%</text:p>
          </table:table-cell>
          <table:table-cell table:style-name="ce83" office:value-type="percentage" office:value="0.0173888552637982">
            <text:p>1,7389%</text:p>
          </table:table-cell>
          <table:table-cell table:style-name="ce83" office:value-type="percentage" office:value="0.0171244883572725">
            <text:p>1,7124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469412811052346">
            <text:p>0,0469%</text:p>
          </table:table-cell>
          <table:table-cell table:style-name="ce83" office:value-type="percentage" office:value="0.00194571269533382">
            <text:p>0,1946%</text:p>
          </table:table-cell>
          <table:table-cell table:style-name="ce83" office:value-type="percentage" office:value="0.0042013913163503">
            <text:p>0,4201%</text:p>
          </table:table-cell>
          <table:table-cell table:style-name="ce83" office:value-type="percentage" office:value="0.00643796659487175">
            <text:p>0,6438%</text:p>
          </table:table-cell>
          <table:table-cell table:style-name="ce83" office:value-type="percentage" office:value="0.00817903400629199">
            <text:p>0,8179%</text:p>
          </table:table-cell>
          <table:table-cell table:style-name="ce83" office:value-type="percentage" office:value="0.00934632857767032">
            <text:p>0,9346%</text:p>
          </table:table-cell>
          <table:table-cell table:style-name="ce83" office:value-type="percentage" office:value="0.0100448643999199">
            <text:p>1,0045%</text:p>
          </table:table-cell>
          <table:table-cell table:style-name="ce83" office:value-type="percentage" office:value="0.0104154190895698">
            <text:p>1,0415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0979822427170428">
            <text:p>0,0980%</text:p>
          </table:table-cell>
          <table:table-cell table:style-name="ce83" office:value-type="percentage" office:value="0.00363580185757099">
            <text:p>0,3636%</text:p>
          </table:table-cell>
          <table:table-cell table:style-name="ce83" office:value-type="percentage" office:value="0.0073785946273492">
            <text:p>0,7379%</text:p>
          </table:table-cell>
          <table:table-cell table:style-name="ce83" office:value-type="percentage" office:value="0.0109637083298893">
            <text:p>1,0964%</text:p>
          </table:table-cell>
          <table:table-cell table:style-name="ce83" office:value-type="percentage" office:value="0.0137673735180449">
            <text:p>1,3767%</text:p>
          </table:table-cell>
          <table:table-cell table:style-name="ce83" office:value-type="percentage" office:value="0.0157236855647152">
            <text:p>1,5724%</text:p>
          </table:table-cell>
          <table:table-cell table:style-name="ce83" office:value-type="percentage" office:value="0.0169907077996413">
            <text:p>1,6991%</text:p>
          </table:table-cell>
          <table:table-cell table:style-name="ce83" office:value-type="percentage" office:value="0.0177625525468075">
            <text:p>1,7763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260965105021499">
            <text:p>2,6097%</text:p>
          </table:table-cell>
          <table:table-cell table:style-name="ce83" office:value-type="percentage" office:value="0.0331838579243657">
            <text:p>3,3184%</text:p>
          </table:table-cell>
          <table:table-cell table:style-name="ce83" office:value-type="percentage" office:value="0.0336641471213111">
            <text:p>3,3664%</text:p>
          </table:table-cell>
          <table:table-cell table:style-name="ce83" office:value-type="percentage" office:value="0.0321602373222219">
            <text:p>3,2160%</text:p>
          </table:table-cell>
          <table:table-cell table:style-name="ce83" office:value-type="percentage" office:value="0.0306480432050999">
            <text:p>3,0648%</text:p>
          </table:table-cell>
          <table:table-cell table:style-name="ce83" office:value-type="percentage" office:value="0.0295928348127774">
            <text:p>2,9593%</text:p>
          </table:table-cell>
          <table:table-cell table:style-name="ce83" office:value-type="percentage" office:value="0.0289762960893545">
            <text:p>2,8976%</text:p>
          </table:table-cell>
          <table:table-cell table:style-name="ce83" office:value-type="percentage" office:value="0.0286791351385597">
            <text:p>2,8679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72168344901243">
            <text:p>0,1722%</text:p>
          </table:table-cell>
          <table:table-cell table:style-name="ce83" office:value-type="percentage" office:value="0.00526556037705039">
            <text:p>0,5266%</text:p>
          </table:table-cell>
          <table:table-cell table:style-name="ce83" office:value-type="percentage" office:value="0.0094137174711618">
            <text:p>0,9414%</text:p>
          </table:table-cell>
          <table:table-cell table:style-name="ce83" office:value-type="percentage" office:value="0.0128815693581778">
            <text:p>1,2882%</text:p>
          </table:table-cell>
          <table:table-cell table:style-name="ce83" office:value-type="percentage" office:value="0.0153422811115698">
            <text:p>1,5342%</text:p>
          </table:table-cell>
          <table:table-cell table:style-name="ce83" office:value-type="percentage" office:value="0.0169460095391709">
            <text:p>1,6946%</text:p>
          </table:table-cell>
          <table:table-cell table:style-name="ce83" office:value-type="percentage" office:value="0.0179359439098714">
            <text:p>1,7936%</text:p>
          </table:table-cell>
          <table:table-cell table:style-name="ce83" office:value-type="percentage" office:value="0.0185180005107991">
            <text:p>1,8518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229619937747245">
            <text:p>0,2296%</text:p>
          </table:table-cell>
          <table:table-cell table:style-name="ce83" office:value-type="percentage" office:value="0.00617506585188247">
            <text:p>0,6175%</text:p>
          </table:table-cell>
          <table:table-cell table:style-name="ce83" office:value-type="percentage" office:value="0.0101349090020774">
            <text:p>1,0135%</text:p>
          </table:table-cell>
          <table:table-cell table:style-name="ce83" office:value-type="percentage" office:value="0.013099802117813">
            <text:p>1,3100%</text:p>
          </table:table-cell>
          <table:table-cell table:style-name="ce83" office:value-type="percentage" office:value="0.015020965802285">
            <text:p>1,5021%</text:p>
          </table:table-cell>
          <table:table-cell table:style-name="ce83" office:value-type="percentage" office:value="0.0161785393103438">
            <text:p>1,6179%</text:p>
          </table:table-cell>
          <table:table-cell table:style-name="ce83" office:value-type="percentage" office:value="0.0168415604933395">
            <text:p>1,6842%</text:p>
          </table:table-cell>
          <table:table-cell table:style-name="ce83" office:value-type="percentage" office:value="0.0171998994584249">
            <text:p>1,720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527130249548193">
            <text:p>0,5271%</text:p>
          </table:table-cell>
          <table:table-cell table:style-name="ce83" office:value-type="percentage" office:value="0.0104116673902524">
            <text:p>1,0412%</text:p>
          </table:table-cell>
          <table:table-cell table:style-name="ce83" office:value-type="percentage" office:value="0.0139645888441726">
            <text:p>1,3965%</text:p>
          </table:table-cell>
          <table:table-cell table:style-name="ce83" office:value-type="percentage" office:value="0.0158524049788209">
            <text:p>1,5852%</text:p>
          </table:table-cell>
          <table:table-cell table:style-name="ce83" office:value-type="percentage" office:value="0.0167469377338054">
            <text:p>1,6747%</text:p>
          </table:table-cell>
          <table:table-cell table:style-name="ce83" office:value-type="percentage" office:value="0.0171474805883747">
            <text:p>1,7147%</text:p>
          </table:table-cell>
          <table:table-cell table:style-name="ce83" office:value-type="percentage" office:value="0.017316823259923">
            <text:p>1,7317%</text:p>
          </table:table-cell>
          <table:table-cell table:style-name="ce83" office:value-type="percentage" office:value="0.0173796284259397">
            <text:p>1,7380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194322912305541">
            <text:p>19,4323%</text:p>
          </table:table-cell>
          <table:table-cell table:style-name="ce83" office:value-type="percentage" office:value="0.151405381230858">
            <text:p>15,1405%</text:p>
          </table:table-cell>
          <table:table-cell table:style-name="ce83" office:value-type="percentage" office:value="0.110935439964107">
            <text:p>11,0935%</text:p>
          </table:table-cell>
          <table:table-cell table:style-name="ce83" office:value-type="percentage" office:value="0.0866268617526414">
            <text:p>8,6627%</text:p>
          </table:table-cell>
          <table:table-cell table:style-name="ce83" office:value-type="percentage" office:value="0.0733589656214863">
            <text:p>7,3359%</text:p>
          </table:table-cell>
          <table:table-cell table:style-name="ce83" office:value-type="percentage" office:value="0.0664212068078169">
            <text:p>6,6421%</text:p>
          </table:table-cell>
          <table:table-cell table:style-name="ce83" office:value-type="percentage" office:value="0.0630598328992337">
            <text:p>6,3060%</text:p>
          </table:table-cell>
          <table:table-cell table:style-name="ce83" office:value-type="percentage" office:value="0.0617406011732093">
            <text:p>6,1741%</text:p>
          </table:table-cell>
          <table:table-cell table:style-name="ce78" table:number-columns-repeated="247"/>
          <table:table-cell table:number-columns-repeated="767"/>
        </table:table-row>
        <table:table-row table:style-name="ro11">
          <table:table-cell table:style-name="ce78" table:number-columns-repeated="2"/>
          <table:table-cell table:style-name="ce83" office:value-type="percentage" office:value="0.00181477168094799">
            <text:p>0,1815%</text:p>
          </table:table-cell>
          <table:table-cell table:style-name="ce83" office:value-type="percentage" office:value="0.00509776450484642">
            <text:p>0,5098%</text:p>
          </table:table-cell>
          <table:table-cell table:style-name="ce83" office:value-type="percentage" office:value="0.00861191698900982">
            <text:p>0,8612%</text:p>
          </table:table-cell>
          <table:table-cell table:style-name="ce83" office:value-type="percentage" office:value="0.011349992206784">
            <text:p>1,1350%</text:p>
          </table:table-cell>
          <table:table-cell table:style-name="ce83" office:value-type="percentage" office:value="0.0131870910280357">
            <text:p>1,3187%</text:p>
          </table:table-cell>
          <table:table-cell table:style-name="ce83" office:value-type="percentage" office:value="0.0143301889452301">
            <text:p>1,4330%</text:p>
          </table:table-cell>
          <table:table-cell table:style-name="ce83" office:value-type="percentage" office:value="0.0150066060361497">
            <text:p>1,5007%</text:p>
          </table:table-cell>
          <table:table-cell table:style-name="ce83" office:value-type="percentage" office:value="0.0153865081068366">
            <text:p>1,5387%</text:p>
          </table:table-cell>
          <table:table-cell table:style-name="ce78" table:number-columns-repeated="247"/>
          <table:table-cell table:number-columns-repeated="767"/>
        </table:table-row>
        <table:table-row table:style-name="ro11" table:number-rows-repeated="65422">
          <table:table-cell table:style-name="ce78" table:number-columns-repeated="2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'Single Swaption'.$K$55" table:expression="VLOOKUP([.AA55];INDIRECT([.$D$53]);2;FALSE())/100"/>
        <table:named-expression table:name="SHARED_FORMULA_11_54_11_54_5" table:base-cell-address="$'Single Swaption'.$L$55" table:expression="VLOOKUP([.AB55];INDIRECT([.$D$53]);2;FALSE())/100"/>
        <table:named-expression table:name="SHARED_FORMULA_12_54_12_54_5" table:base-cell-address="$'Single Swaption'.$M$55" table:expression="VLOOKUP([.AC55];INDIRECT([.$D$53]);2;FALSE())/100"/>
        <table:named-expression table:name="SHARED_FORMULA_13_54_13_54_5" table:base-cell-address="$'Single Swaption'.$N$55" table:expression="VLOOKUP([.AD55];INDIRECT([.$D$53]);2;FALSE())/100"/>
        <table:named-expression table:name="SHARED_FORMULA_14_54_14_54_5" table:base-cell-address="$'Single Swaption'.$O$55" table:expression="VLOOKUP([.AE55];INDIRECT([.$D$53]);2;FALSE())/100"/>
        <table:named-expression table:name="SHARED_FORMULA_15_54_15_54_5" table:base-cell-address="$'Single Swaption'.$P$55" table:expression="VLOOKUP([.AF55];INDIRECT([.$D$53]);2;FALSE())/100"/>
        <table:named-expression table:name="SHARED_FORMULA_2_54_2_54_5" table:base-cell-address="$'Single Swaption'.$C$55" table:expression="VLOOKUP([.S55];INDIRECT([.$D$53]);2;FALSE())/100"/>
        <table:named-expression table:name="SHARED_FORMULA_3_54_3_54_5" table:base-cell-address="$'Single Swaption'.$D$55" table:expression="VLOOKUP([.T55];INDIRECT([.$D$53]);2;FALSE())/100"/>
        <table:named-expression table:name="SHARED_FORMULA_4_54_4_54_5" table:base-cell-address="$'Single Swaption'.$E$55" table:expression="VLOOKUP([.U55];INDIRECT([.$D$53]);2;FALSE())/100"/>
        <table:named-expression table:name="SHARED_FORMULA_5_54_5_54_5" table:base-cell-address="$'Single Swaption'.$F$55" table:expression="VLOOKUP([.V55];INDIRECT([.$D$53]);2;FALSE())/100"/>
        <table:named-expression table:name="SHARED_FORMULA_6_54_6_54_5" table:base-cell-address="$'Single Swaption'.$G$55" table:expression="VLOOKUP([.W55];INDIRECT([.$D$53]);2;FALSE())/100"/>
        <table:named-expression table:name="SHARED_FORMULA_7_54_7_54_5" table:base-cell-address="$'Single Swaption'.$H$55" table:expression="VLOOKUP([.X55];INDIRECT([.$D$53]);2;FALSE())/100"/>
        <table:named-expression table:name="SHARED_FORMULA_8_54_8_54_5" table:base-cell-address="$'Single Swaption'.$I$55" table:expression="VLOOKUP([.Y55];INDIRECT([.$D$53]);2;FALSE())/100"/>
        <table:named-expression table:name="SHARED_FORMULA_9_54_9_54_5" table:base-cell-address="$'Single Swaption'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0.00.0000</text:date>, <text:time style:data-style-name="N2" text:time-value="0000-00-00T00:40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5T00:14:39</dc:date>
    <meta:generator>LibreOffice/4.0.3.3$MacOSX_x86 LibreOffice_project/0eaa50a932c8f2199a615e1eb30f7ac74279539</meta:generator>
    <meta:editing-duration>P3DT23H30M45S</meta:editing-duration>
    <meta:editing-cycles>99</meta:editing-cycles>
    <meta:document-statistic meta:table-count="9" meta:cell-count="5668" meta:object-count="5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4cm" svg:y="0.302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C9:Model.AO49 Model.B10:Model.B49" chart:data-source-has-labels="both" svg:x="0.158cm" svg:y="0.987cm" svg:width="11.676cm" svg:height="6.906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1.66163527522882">
                <text:p>1.66163527522882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1.11078096475428">
                <text:p>1.11078096475428</text:p>
                <draw:g>
                  <svg:desc>Model.C12:Model.AO12</svg:desc>
                </draw:g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75440948120174">
                <text:p>0.75440948120174</text:p>
                <draw:g>
                  <svg:desc>Model.C13:Model.AO13</svg:desc>
                </draw:g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527008544015658">
                <text:p>0.527008544015658</text:p>
                <draw:g>
                  <svg:desc>Model.C14:Model.AO14</svg:desc>
                </draw:g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8444700225059">
                <text:p>0.38444700225059</text:p>
                <draw:g>
                  <svg:desc>Model.C15:Model.AO15</svg:desc>
                </draw:g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297153660015202">
                <text:p>0.297153660015202</text:p>
                <draw:g>
                  <svg:desc>Model.C16:Model.AO16</svg:desc>
                </draw:g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45435235233568">
                <text:p>0.245435235233568</text:p>
                <draw:g>
                  <svg:desc>Model.C17:Model.AO17</svg:desc>
                </draw:g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16271544070674">
                <text:p>0.216271544070674</text:p>
                <draw:g>
                  <svg:desc>Model.C18:Model.AO18</svg:desc>
                </draw:g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0112862486743">
                <text:p>0.20112862486743</text:p>
                <draw:g>
                  <svg:desc>Model.C19:Model.AO19</svg:desc>
                </draw:g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19447165596769">
                <text:p>0.19447165596769</text:p>
                <draw:g>
                  <svg:desc>Model.C20:Model.AO20</svg:desc>
                </draw:g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192757699390738">
                <text:p>0.192757699390738</text:p>
                <draw:g>
                  <svg:desc>Model.C21:Model.AO21</svg:desc>
                </draw:g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193756492060122">
                <text:p>0.193756492060122</text:p>
                <draw:g>
                  <svg:desc>Model.C22:Model.AO22</svg:desc>
                </draw:g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196094790767083">
                <text:p>0.196094790767083</text:p>
                <draw:g>
                  <svg:desc>Model.C23:Model.AO23</svg:desc>
                </draw:g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198952507314428">
                <text:p>0.198952507314428</text:p>
                <draw:g>
                  <svg:desc>Model.C24:Model.AO24</svg:desc>
                </draw:g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01861482513276">
                <text:p>0.201861482513276</text:p>
                <draw:g>
                  <svg:desc>Model.C25:Model.AO25</svg:desc>
                </draw:g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204573336807278">
                <text:p>0.204573336807278</text:p>
                <draw:g>
                  <svg:desc>Model.C26:Model.AO26</svg:desc>
                </draw:g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206973557711724">
                <text:p>0.206973557711724</text:p>
                <draw:g>
                  <svg:desc>Model.C27:Model.AO27</svg:desc>
                </draw:g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209026340448667">
                <text:p>0.209026340448667</text:p>
                <draw:g>
                  <svg:desc>Model.C28:Model.AO28</svg:desc>
                </draw:g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21073973063188">
                <text:p>0.21073973063188</text:p>
                <draw:g>
                  <svg:desc>Model.C29:Model.AO29</svg:desc>
                </draw:g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212144049755526">
                <text:p>0.212144049755526</text:p>
                <draw:g>
                  <svg:desc>Model.C30:Model.AO30</svg:desc>
                </draw:g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21327891632213">
                <text:p>0.21327891632213</text:p>
                <draw:g>
                  <svg:desc>Model.C31:Model.AO31</svg:desc>
                </draw:g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214185753807313">
                <text:p>0.214185753807313</text:p>
                <draw:g>
                  <svg:desc>Model.C32:Model.AO32</svg:desc>
                </draw:g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214903740013833">
                <text:p>0.214903740013833</text:p>
                <draw:g>
                  <svg:desc>Model.C33:Model.AO33</svg:desc>
                </draw:g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215467864988929">
                <text:p>0.215467864988929</text:p>
                <draw:g>
                  <svg:desc>Model.C34:Model.AO34</svg:desc>
                </draw:g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21590823933022">
                <text:p>0.21590823933022</text:p>
                <draw:g>
                  <svg:desc>Model.C35:Model.AO35</svg:desc>
                </draw:g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216250108577458">
                <text:p>0.216250108577458</text:p>
                <draw:g>
                  <svg:desc>Model.C36:Model.AO36</svg:desc>
                </draw:g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216514235157067">
                <text:p>0.216514235157067</text:p>
                <draw:g>
                  <svg:desc>Model.C37:Model.AO37</svg:desc>
                </draw:g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216717442837085">
                <text:p>0.216717442837085</text:p>
                <draw:g>
                  <svg:desc>Model.C38:Model.AO38</svg:desc>
                </draw:g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216873204128797">
                <text:p>0.216873204128797</text:p>
                <draw:g>
                  <svg:desc>Model.C39:Model.AO39</svg:desc>
                </draw:g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216992204903315">
                <text:p>0.216992204903315</text:p>
                <draw:g>
                  <svg:desc>Model.C40:Model.AO40</svg:desc>
                </draw:g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21708285365699">
                <text:p>0.21708285365699</text:p>
                <draw:g>
                  <svg:desc>Model.C41:Model.AO41</svg:desc>
                </draw:g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217151722682261">
                <text:p>0.217151722682261</text:p>
                <draw:g>
                  <svg:desc>Model.C42:Model.AO42</svg:desc>
                </draw:g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217203919731167">
                <text:p>0.217203919731167</text:p>
                <draw:g>
                  <svg:desc>Model.C43:Model.AO43</svg:desc>
                </draw:g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217243394783406">
                <text:p>0.217243394783406</text:p>
                <draw:g>
                  <svg:desc>Model.C44:Model.AO44</svg:desc>
                </draw:g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217273189321417">
                <text:p>0.217273189321417</text:p>
                <draw:g>
                  <svg:desc>Model.C45:Model.AO45</svg:desc>
                </draw:g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217295636402338">
                <text:p>0.217295636402338</text:p>
                <draw:g>
                  <svg:desc>Model.C46:Model.AO46</svg:desc>
                </draw:g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217312519641914">
                <text:p>0.217312519641914</text:p>
                <draw:g>
                  <svg:desc>Model.C47:Model.AO47</svg:desc>
                </draw:g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217325198509687">
                <text:p>0.217325198509687</text:p>
                <draw:g>
                  <svg:desc>Model.C48:Model.AO48</svg:desc>
                </draw:g>
              </table:table-cell>
              <table:table-cell office:value-type="float" office:value="0.217312519641914">
                <text:p>0.217312519641914</text:p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217334706391556">
                <text:p>0.217334706391556</text:p>
                <draw:g>
                  <svg:desc>Model.C49:Model.AO49</svg:desc>
                </draw:g>
              </table:table-cell>
              <table:table-cell office:value-type="float" office:value="0.217325198509687">
                <text:p>0.217325198509687</text:p>
              </table:table-cell>
              <table:table-cell office:value-type="float" office:value="0.217312519641914">
                <text:p>0.217312519641914</text:p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394cm" svg:y="0.302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242cm" svg:y="0.991cm" svg:width="11.667cm" svg:height="6.38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1">
                <text:p>1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1">
                <text:p>1</text:p>
                <draw:g>
                  <svg:desc>Model.C57:Model.AO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1">
                <text:p>1</text:p>
                <draw:g>
                  <svg:desc>Model.C58:Model.AO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1">
                <text:p>1</text:p>
                <draw:g>
                  <svg:desc>Model.C59:Model.AO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1">
                <text:p>1</text:p>
                <draw:g>
                  <svg:desc>Model.C60:Model.AO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1">
                <text:p>1</text:p>
                <draw:g>
                  <svg:desc>Model.C61:Model.AO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1">
                <text:p>1</text:p>
                <draw:g>
                  <svg:desc>Model.C62:Model.AO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1">
                <text:p>1</text:p>
                <draw:g>
                  <svg:desc>Model.C63:Model.AO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1">
                <text:p>1</text:p>
                <draw:g>
                  <svg:desc>Model.C64:Model.AO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1">
                <text:p>1</text:p>
                <draw:g>
                  <svg:desc>Model.C65:Model.AO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1">
                <text:p>1</text:p>
                <draw:g>
                  <svg:desc>Model.C66:Model.AO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1">
                <text:p>1</text:p>
                <draw:g>
                  <svg:desc>Model.C67:Model.AO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1">
                <text:p>1</text:p>
                <draw:g>
                  <svg:desc>Model.C68:Model.AO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1">
                <text:p>1</text:p>
                <draw:g>
                  <svg:desc>Model.C69:Model.AO6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1">
                <text:p>1</text:p>
                <draw:g>
                  <svg:desc>Model.C70:Model.AO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1">
                <text:p>1</text:p>
                <draw:g>
                  <svg:desc>Model.C71:Model.AO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1">
                <text:p>1</text:p>
                <draw:g>
                  <svg:desc>Model.C72:Model.AO7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1">
                <text:p>1</text:p>
                <draw:g>
                  <svg:desc>Model.C73:Model.AO7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1">
                <text:p>1</text:p>
                <draw:g>
                  <svg:desc>Model.C74:Model.AO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1">
                <text:p>1</text:p>
                <draw:g>
                  <svg:desc>Model.C75:Model.AO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1">
                <text:p>1</text:p>
                <draw:g>
                  <svg:desc>Model.C76:Model.AO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1">
                <text:p>1</text:p>
                <draw:g>
                  <svg:desc>Model.C77:Model.AO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1">
                <text:p>1</text:p>
                <draw:g>
                  <svg:desc>Model.C78:Model.AO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1">
                <text:p>1</text:p>
                <draw:g>
                  <svg:desc>Model.C79:Model.AO7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1">
                <text:p>1</text:p>
                <draw:g>
                  <svg:desc>Model.C80:Model.AO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1">
                <text:p>1</text:p>
                <draw:g>
                  <svg:desc>Model.C81:Model.AO8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1">
                <text:p>1</text:p>
                <draw:g>
                  <svg:desc>Model.C82:Model.AO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1">
                <text:p>1</text:p>
                <draw:g>
                  <svg:desc>Model.C83:Model.AO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1">
                <text:p>1</text:p>
                <draw:g>
                  <svg:desc>Model.C84:Model.AO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1">
                <text:p>1</text:p>
                <draw:g>
                  <svg:desc>Model.C85:Model.AO8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1">
                <text:p>1</text:p>
                <draw:g>
                  <svg:desc>Model.C86:Model.AO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1">
                <text:p>1</text:p>
                <draw:g>
                  <svg:desc>Model.C87:Model.AO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1">
                <text:p>1</text:p>
                <draw:g>
                  <svg:desc>Model.C88:Model.AO8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1">
                <text:p>1</text:p>
                <draw:g>
                  <svg:desc>Model.C89:Model.AO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1">
                <text:p>1</text:p>
                <draw:g>
                  <svg:desc>Model.C90:Model.AO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1">
                <text:p>1</text:p>
                <draw:g>
                  <svg:desc>Model.C91:Model.AO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1">
                <text:p>1</text:p>
                <draw:g>
                  <svg:desc>Model.C92:Model.AO9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1">
                <text:p>1</text:p>
                <draw:g>
                  <svg:desc>Model.C93:Model.AO9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1">
                <text:p>1</text:p>
                <draw:g>
                  <svg:desc>Model.C94:Model.AO9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symbol-type="automatic" chart:treat-empty-cells="ignor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>
      <style:chart-properties style:rotation-angle="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8" style:family="chart">
      <style:chart-properties style:rotation-angle="9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9" style:family="chart" style:data-style-name="N1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829cm" xlink:href=".." xlink:type="simple" chart:class="chart:scatter" chart:column-mapping="1 0" chart:style-name="ch1">
        <chart:title svg:x="7.011cm" svg:y="0.231cm" chart:style-name="ch2">
          <text:p>Implied Volatility</text:p>
        </chart:title>
        <chart:legend chart:legend-position="bottom" svg:x="7.355cm" svg:y="10.917cm" style:legend-expansion="wide" chart:style-name="ch3"/>
        <chart:plot-area chart:style-name="ch4" table:cell-range-address="Swaptions.P11:Swaptions.P49 Swaptions.M11:Swaptions.M49" svg:x="1.58cm" svg:y="0.942cm" svg:width="14.811cm" svg:height="8.972cm">
          <chartooo:coordinate-region svg:x="2.9cm" svg:y="1.122cm" svg:width="13.177cm" svg:height="8.185cm"/>
          <chart:axis chart:dimension="x" chart:name="primary-x" chart:style-name="ch5">
            <chart:title svg:x="7.685cm" svg:y="10.364cm" chart:style-name="ch6">
              <text:p>Swap Length</text:p>
            </chart:title>
          </chart:axis>
          <chart:axis chart:dimension="y" chart:name="primary-y" chart:style-name="ch7">
            <chart:title svg:x="0.415cm" svg:y="6.714cm" chart:style-name="ch8">
              <text:p>Implied Volatility</text:p>
            </chart:title>
            <chart:grid chart:class="major"/>
          </chart:axis>
          <chart:series chart:style-name="ch9" chart:values-cell-range-address="Swaptions.M11:Swaptions.M49" chart:class="chart:scatter">
            <chart:domain table:cell-range-address="Swaptions.P11:Swaptions.P4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P11:Swaptions.P49</svg:desc>
                </draw:g>
              </table:table-cell>
              <table:table-cell office:value-type="float" office:value="0.372079602266395">
                <text:p>0.372079602266395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42988064284445">
                <text:p>0.34298806428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12849612226597">
                <text:p>0.312849612226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18275766737706">
                <text:p>-0.0318275766737706</text:p>
              </table:table-cell>
              <table:table-cell office:value-type="float" office:value="0.298832423326229">
                <text:p>0.298832423326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0449649724442">
                <text:p>0.280449649724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73524736327096">
                <text:p>-0.0273524736327096</text:p>
              </table:table-cell>
              <table:table-cell office:value-type="float" office:value="0.27558752636729">
                <text:p>0.27558752636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71936814365503">
                <text:p>0.271936814365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80920170505918">
                <text:p>-0.0180920170505918</text:p>
              </table:table-cell>
              <table:table-cell office:value-type="float" office:value="0.264057982949408">
                <text:p>0.264057982949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53716371122466">
                <text:p>0.253716371122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6414325945215">
                <text:p>-0.016414325945215</text:p>
              </table:table-cell>
              <table:table-cell office:value-type="float" office:value="0.249895674054785">
                <text:p>0.249895674054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4991054338763">
                <text:p>0.24991054338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47128456986917">
                <text:p>0.247128456986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51067275660865">
                <text:p>0.251067275660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45742178015016">
                <text:p>0.00445742178015016</text:p>
              </table:table-cell>
              <table:table-cell office:value-type="float" office:value="0.24898742178015">
                <text:p>0.24898742178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48306476552632">
                <text:p>0.248306476552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48247264574799">
                <text:p>0.248247264574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44869244444151">
                <text:p>0.244869244444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448391745646">
                <text:p>0.2448391745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41157892473015">
                <text:p>0.24115789247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266480588174">
                <text:p>0.010266480588174</text:p>
              </table:table-cell>
              <table:table-cell office:value-type="float" office:value="0.242916480588174">
                <text:p>0.242916480588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4025364947567">
                <text:p>0.24025364947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41230997908513">
                <text:p>0.241230997908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44389517733391">
                <text:p>0.244389517733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43422449093993">
                <text:p>0.243422449093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42829772589242">
                <text:p>0.242829772589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40362086839623">
                <text:p>0.240362086839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38199616041049">
                <text:p>0.238199616041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37212739536103">
                <text:p>0.237212739536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35731490213973">
                <text:p>0.235731490213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827536716615795">
                <text:p>-0.00827536716615795</text:p>
              </table:table-cell>
              <table:table-cell office:value-type="float" office:value="0.234274632833842">
                <text:p>0.234274632833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676cm" svg:y="0.219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4cm" svg:y="0.656cm" svg:width="10.652cm" svg:height="5.674cm">
          <chartooo:coordinate-region svg:x="2.271cm" svg:y="0.836cm" svg:width="9.53cm" svg:height="4.887cm"/>
          <chart:axis chart:dimension="x" chart:name="primary-x" chart:style-name="ch4" chartooo:axis-type="text">
            <chart:title svg:x="5.918cm" svg:y="6.658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3.995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201529765030948">
                <text:p>0.0201529765030948</text:p>
                <draw:g>
                  <svg:desc>Simulation.C15:Simulation.J15</svg:desc>
                </draw:g>
              </table:table-cell>
              <table:table-cell office:value-type="float" office:value="0.0264627919309662">
                <text:p>0.0264627919309662</text:p>
              </table:table-cell>
              <table:table-cell office:value-type="float" office:value="0.027312258977054">
                <text:p>0.027312258977054</text:p>
              </table:table-cell>
              <table:table-cell office:value-type="float" office:value="0.0262587323028059">
                <text:p>0.0262587323028059</text:p>
              </table:table-cell>
              <table:table-cell office:value-type="float" office:value="0.0250134528232476">
                <text:p>0.0250134528232476</text:p>
              </table:table-cell>
              <table:table-cell office:value-type="float" office:value="0.0240519249600117">
                <text:p>0.0240519249600117</text:p>
              </table:table-cell>
              <table:table-cell office:value-type="float" office:value="0.0234125644032616">
                <text:p>0.0234125644032616</text:p>
              </table:table-cell>
              <table:table-cell office:value-type="float" office:value="0.0230249884443608">
                <text:p>0.0230249884443608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0560791173010485">
                <text:p>0.000560791173010485</text:p>
                <draw:g>
                  <svg:desc>Simulation.C16:Simulation.J16</svg:desc>
                </draw:g>
              </table:table-cell>
              <table:table-cell office:value-type="float" office:value="0.00245493764952909">
                <text:p>0.00245493764952909</text:p>
              </table:table-cell>
              <table:table-cell office:value-type="float" office:value="0.0055156646674541">
                <text:p>0.0055156646674541</text:p>
              </table:table-cell>
              <table:table-cell office:value-type="float" office:value="0.00869937422917484">
                <text:p>0.00869937422917484</text:p>
              </table:table-cell>
              <table:table-cell office:value-type="float" office:value="0.011287000470596">
                <text:p>0.011287000470596</text:p>
              </table:table-cell>
              <table:table-cell office:value-type="float" office:value="0.0130982161216373">
                <text:p>0.0130982161216373</text:p>
              </table:table-cell>
              <table:table-cell office:value-type="float" office:value="0.0142380884015589">
                <text:p>0.0142380884015589</text:p>
              </table:table-cell>
              <table:table-cell office:value-type="float" office:value="0.0148885416189897">
                <text:p>0.014888541618989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167069352176886">
                <text:p>0.0167069352176886</text:p>
                <draw:g>
                  <svg:desc>Simulation.C17:Simulation.J17</svg:desc>
                </draw:g>
              </table:table-cell>
              <table:table-cell office:value-type="float" office:value="0.0225399549059265">
                <text:p>0.0225399549059265</text:p>
              </table:table-cell>
              <table:table-cell office:value-type="float" office:value="0.0236618307127313">
                <text:p>0.0236618307127313</text:p>
              </table:table-cell>
              <table:table-cell office:value-type="float" office:value="0.0230104561061849">
                <text:p>0.0230104561061849</text:p>
              </table:table-cell>
              <table:table-cell office:value-type="float" office:value="0.0220938732047962">
                <text:p>0.0220938732047962</text:p>
              </table:table-cell>
              <table:table-cell office:value-type="float" office:value="0.0213631949146756">
                <text:p>0.0213631949146756</text:p>
              </table:table-cell>
              <table:table-cell office:value-type="float" office:value="0.0208766052952702">
                <text:p>0.0208766052952702</text:p>
              </table:table-cell>
              <table:table-cell office:value-type="float" office:value="0.02058681095909">
                <text:p>0.02058681095909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12306659040051">
                <text:p>0.012306659040051</text:p>
                <draw:g>
                  <svg:desc>Simulation.C18:Simulation.J18</svg:desc>
                </draw:g>
              </table:table-cell>
              <table:table-cell office:value-type="float" office:value="0.0186414698066173">
                <text:p>0.0186414698066173</text:p>
              </table:table-cell>
              <table:table-cell office:value-type="float" office:value="0.0211314312478217">
                <text:p>0.0211314312478217</text:p>
              </table:table-cell>
              <table:table-cell office:value-type="float" office:value="0.0216020788993571">
                <text:p>0.0216020788993571</text:p>
              </table:table-cell>
              <table:table-cell office:value-type="float" office:value="0.0214140019941213">
                <text:p>0.0214140019941213</text:p>
              </table:table-cell>
              <table:table-cell office:value-type="float" office:value="0.0211238511909609">
                <text:p>0.0211238511909609</text:p>
              </table:table-cell>
              <table:table-cell office:value-type="float" office:value="0.0208965791154783">
                <text:p>0.0208965791154783</text:p>
              </table:table-cell>
              <table:table-cell office:value-type="float" office:value="0.0207560559011283">
                <text:p>0.0207560559011283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763125236023948">
                <text:p>0.0763125236023948</text:p>
                <draw:g>
                  <svg:desc>Simulation.C19:Simulation.J19</svg:desc>
                </draw:g>
              </table:table-cell>
              <table:table-cell office:value-type="float" office:value="0.0635648572957416">
                <text:p>0.0635648572957416</text:p>
              </table:table-cell>
              <table:table-cell office:value-type="float" office:value="0.0488598001258076">
                <text:p>0.0488598001258076</text:p>
              </table:table-cell>
              <table:table-cell office:value-type="float" office:value="0.0389694899777937">
                <text:p>0.0389694899777937</text:p>
              </table:table-cell>
              <table:table-cell office:value-type="float" office:value="0.0330649251844715">
                <text:p>0.0330649251844715</text:p>
              </table:table-cell>
              <table:table-cell office:value-type="float" office:value="0.0296571365382445">
                <text:p>0.0296571365382445</text:p>
              </table:table-cell>
              <table:table-cell office:value-type="float" office:value="0.0277340724855496">
                <text:p>0.0277340724855496</text:p>
              </table:table-cell>
              <table:table-cell office:value-type="float" office:value="0.02669141703375">
                <text:p>0.0266914170337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255606847339462">
                <text:p>0.0255606847339462</text:p>
                <draw:g>
                  <svg:desc>Simulation.C20:Simulation.J20</svg:desc>
                </draw:g>
              </table:table-cell>
              <table:table-cell office:value-type="float" office:value="0.0339331662778035">
                <text:p>0.0339331662778035</text:p>
              </table:table-cell>
              <table:table-cell office:value-type="float" office:value="0.0354721632562698">
                <text:p>0.0354721632562698</text:p>
              </table:table-cell>
              <table:table-cell office:value-type="float" office:value="0.0346334020235183">
                <text:p>0.0346334020235183</text:p>
              </table:table-cell>
              <table:table-cell office:value-type="float" office:value="0.0335410152371744">
                <text:p>0.0335410152371744</text:p>
              </table:table-cell>
              <table:table-cell office:value-type="float" office:value="0.0327782333461573">
                <text:p>0.0327782333461573</text:p>
              </table:table-cell>
              <table:table-cell office:value-type="float" office:value="0.032386449317921">
                <text:p>0.032386449317921</text:p>
              </table:table-cell>
              <table:table-cell office:value-type="float" office:value="0.0322729960801179">
                <text:p>0.0322729960801179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152189036299627">
                <text:p>0.0152189036299627</text:p>
                <draw:g>
                  <svg:desc>Simulation.C21:Simulation.J21</svg:desc>
                </draw:g>
              </table:table-cell>
              <table:table-cell office:value-type="float" office:value="0.0201104981103467">
                <text:p>0.0201104981103467</text:p>
              </table:table-cell>
              <table:table-cell office:value-type="float" office:value="0.0207715361601541">
                <text:p>0.0207715361601541</text:p>
              </table:table-cell>
              <table:table-cell office:value-type="float" office:value="0.0199321109949896">
                <text:p>0.0199321109949896</text:p>
              </table:table-cell>
              <table:table-cell office:value-type="float" office:value="0.0189274700215904">
                <text:p>0.0189274700215904</text:p>
              </table:table-cell>
              <table:table-cell office:value-type="float" office:value="0.0181349502981239">
                <text:p>0.0181349502981239</text:p>
              </table:table-cell>
              <table:table-cell office:value-type="float" office:value="0.0175897293781646">
                <text:p>0.0175897293781646</text:p>
              </table:table-cell>
              <table:table-cell office:value-type="float" office:value="0.0172404827003019">
                <text:p>0.017240482700301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136010238367484">
                <text:p>0.0136010238367484</text:p>
                <draw:g>
                  <svg:desc>Simulation.C22:Simulation.J22</svg:desc>
                </draw:g>
              </table:table-cell>
              <table:table-cell office:value-type="float" office:value="0.0188168922066431">
                <text:p>0.0188168922066431</text:p>
              </table:table-cell>
              <table:table-cell office:value-type="float" office:value="0.020034668537509">
                <text:p>0.020034668537509</text:p>
              </table:table-cell>
              <table:table-cell office:value-type="float" office:value="0.0196173820557883">
                <text:p>0.0196173820557883</text:p>
              </table:table-cell>
              <table:table-cell office:value-type="float" office:value="0.0188805618388771">
                <text:p>0.0188805618388771</text:p>
              </table:table-cell>
              <table:table-cell office:value-type="float" office:value="0.0182516974270531">
                <text:p>0.0182516974270531</text:p>
              </table:table-cell>
              <table:table-cell office:value-type="float" office:value="0.0178069702978295">
                <text:p>0.0178069702978295</text:p>
              </table:table-cell>
              <table:table-cell office:value-type="float" office:value="0.0175203083490685">
                <text:p>0.0175203083490685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28606253534326">
                <text:p>0.028606253534326</text:p>
                <draw:g>
                  <svg:desc>Simulation.C23:Simulation.J23</svg:desc>
                </draw:g>
              </table:table-cell>
              <table:table-cell office:value-type="float" office:value="0.0354493763790417">
                <text:p>0.0354493763790417</text:p>
              </table:table-cell>
              <table:table-cell office:value-type="float" office:value="0.0354028757411638">
                <text:p>0.0354028757411638</text:p>
              </table:table-cell>
              <table:table-cell office:value-type="float" office:value="0.0334937029691067">
                <text:p>0.0334937029691067</text:p>
              </table:table-cell>
              <table:table-cell office:value-type="float" office:value="0.0317267056952445">
                <text:p>0.0317267056952445</text:p>
              </table:table-cell>
              <table:table-cell office:value-type="float" office:value="0.0305216853818159">
                <text:p>0.0305216853818159</text:p>
              </table:table-cell>
              <table:table-cell office:value-type="float" office:value="0.0298206265811739">
                <text:p>0.0298206265811739</text:p>
              </table:table-cell>
              <table:table-cell office:value-type="float" office:value="0.0294784844773146">
                <text:p>0.029478484477314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351799152672508">
                <text:p>0.0351799152672508</text:p>
                <draw:g>
                  <svg:desc>Simulation.C24:Simulation.J24</svg:desc>
                </draw:g>
              </table:table-cell>
              <table:table-cell office:value-type="float" office:value="0.0380497366184394">
                <text:p>0.0380497366184394</text:p>
              </table:table-cell>
              <table:table-cell office:value-type="float" office:value="0.0346398276566802">
                <text:p>0.0346398276566802</text:p>
              </table:table-cell>
              <table:table-cell office:value-type="float" office:value="0.0307405004279991">
                <text:p>0.0307405004279991</text:p>
              </table:table-cell>
              <table:table-cell office:value-type="float" office:value="0.0278479746630363">
                <text:p>0.0278479746630363</text:p>
              </table:table-cell>
              <table:table-cell office:value-type="float" office:value="0.025965390925878">
                <text:p>0.025965390925878</text:p>
              </table:table-cell>
              <table:table-cell office:value-type="float" office:value="0.0248171781765131">
                <text:p>0.0248171781765131</text:p>
              </table:table-cell>
              <table:table-cell office:value-type="float" office:value="0.0241549499850533">
                <text:p>0.024154949985053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973837427114809">
                <text:p>0.000973837427114809</text:p>
                <draw:g>
                  <svg:desc>Simulation.C25:Simulation.J25</svg:desc>
                </draw:g>
              </table:table-cell>
              <table:table-cell office:value-type="float" office:value="0.00319566799122834">
                <text:p>0.00319566799122834</text:p>
              </table:table-cell>
              <table:table-cell office:value-type="float" office:value="0.00594431090640514">
                <text:p>0.00594431090640514</text:p>
              </table:table-cell>
              <table:table-cell office:value-type="float" office:value="0.00829704768905443">
                <text:p>0.00829704768905443</text:p>
              </table:table-cell>
              <table:table-cell office:value-type="float" office:value="0.00995778948884494">
                <text:p>0.00995778948884494</text:p>
              </table:table-cell>
              <table:table-cell office:value-type="float" office:value="0.0110043603664717">
                <text:p>0.0110043603664717</text:p>
              </table:table-cell>
              <table:table-cell office:value-type="float" office:value="0.0116082777090557">
                <text:p>0.0116082777090557</text:p>
              </table:table-cell>
              <table:table-cell office:value-type="float" office:value="0.0119230148486033">
                <text:p>0.0119230148486033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666555386320698">
                <text:p>0.00666555386320698</text:p>
                <draw:g>
                  <svg:desc>Simulation.C26:Simulation.J26</svg:desc>
                </draw:g>
              </table:table-cell>
              <table:table-cell office:value-type="float" office:value="0.0121355861187338">
                <text:p>0.0121355861187338</text:p>
              </table:table-cell>
              <table:table-cell office:value-type="float" office:value="0.0154274866110229">
                <text:p>0.0154274866110229</text:p>
              </table:table-cell>
              <table:table-cell office:value-type="float" office:value="0.0168952273162489">
                <text:p>0.0168952273162489</text:p>
              </table:table-cell>
              <table:table-cell office:value-type="float" office:value="0.0174206084685303">
                <text:p>0.0174206084685303</text:p>
              </table:table-cell>
              <table:table-cell office:value-type="float" office:value="0.0175465633195111">
                <text:p>0.0175465633195111</text:p>
              </table:table-cell>
              <table:table-cell office:value-type="float" office:value="0.0175241450879737">
                <text:p>0.0175241450879737</text:p>
              </table:table-cell>
              <table:table-cell office:value-type="float" office:value="0.0174566592704227">
                <text:p>0.017456659270422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837645312030694">
                <text:p>0.00837645312030694</text:p>
                <draw:g>
                  <svg:desc>Simulation.C27:Simulation.J27</svg:desc>
                </draw:g>
              </table:table-cell>
              <table:table-cell office:value-type="float" office:value="0.0152503776985199">
                <text:p>0.0152503776985199</text:p>
              </table:table-cell>
              <table:table-cell office:value-type="float" office:value="0.019477420855598">
                <text:p>0.019477420855598</text:p>
              </table:table-cell>
              <table:table-cell office:value-type="float" office:value="0.021486325074233">
                <text:p>0.021486325074233</text:p>
              </table:table-cell>
              <table:table-cell office:value-type="float" office:value="0.022340712871899">
                <text:p>0.022340712871899</text:p>
              </table:table-cell>
              <table:table-cell office:value-type="float" office:value="0.0226928248974914">
                <text:p>0.0226928248974914</text:p>
              </table:table-cell>
              <table:table-cell office:value-type="float" office:value="0.022843501782029">
                <text:p>0.022843501782029</text:p>
              </table:table-cell>
              <table:table-cell office:value-type="float" office:value="0.0229168134283478">
                <text:p>0.022916813428347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146120661353914">
                <text:p>0.0146120661353914</text:p>
                <draw:g>
                  <svg:desc>Simulation.C28:Simulation.J28</svg:desc>
                </draw:g>
              </table:table-cell>
              <table:table-cell office:value-type="float" office:value="0.0223373860660989">
                <text:p>0.0223373860660989</text:p>
              </table:table-cell>
              <table:table-cell office:value-type="float" office:value="0.025510037437107">
                <text:p>0.025510037437107</text:p>
              </table:table-cell>
              <table:table-cell office:value-type="float" office:value="0.0262707406481893">
                <text:p>0.0262707406481893</text:p>
              </table:table-cell>
              <table:table-cell office:value-type="float" office:value="0.0262318405777698">
                <text:p>0.0262318405777698</text:p>
              </table:table-cell>
              <table:table-cell office:value-type="float" office:value="0.0260544431915048">
                <text:p>0.0260544431915048</text:p>
              </table:table-cell>
              <table:table-cell office:value-type="float" office:value="0.0259347004184918">
                <text:p>0.0259347004184918</text:p>
              </table:table-cell>
              <table:table-cell office:value-type="float" office:value="0.0259011308127481">
                <text:p>0.0259011308127481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233557316911574">
                <text:p>0.00233557316911574</text:p>
                <draw:g>
                  <svg:desc>Simulation.C29:Simulation.J29</svg:desc>
                </draw:g>
              </table:table-cell>
              <table:table-cell office:value-type="float" office:value="0.00623434930702286">
                <text:p>0.00623434930702286</text:p>
              </table:table-cell>
              <table:table-cell office:value-type="float" office:value="0.0101659396245412">
                <text:p>0.0101659396245412</text:p>
              </table:table-cell>
              <table:table-cell office:value-type="float" office:value="0.0130652948921809">
                <text:p>0.0130652948921809</text:p>
              </table:table-cell>
              <table:table-cell office:value-type="float" office:value="0.0149082008381535">
                <text:p>0.0149082008381535</text:p>
              </table:table-cell>
              <table:table-cell office:value-type="float" office:value="0.0159910373917788">
                <text:p>0.0159910373917788</text:p>
              </table:table-cell>
              <table:table-cell office:value-type="float" office:value="0.0165898339632514">
                <text:p>0.0165898339632514</text:p>
              </table:table-cell>
              <table:table-cell office:value-type="float" office:value="0.0168960605915046">
                <text:p>0.0168960605915046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181766557759929">
                <text:p>0.00181766557759929</text:p>
                <draw:g>
                  <svg:desc>Simulation.C30:Simulation.J30</svg:desc>
                </draw:g>
              </table:table-cell>
              <table:table-cell office:value-type="float" office:value="0.00499570810305569">
                <text:p>0.00499570810305569</text:p>
              </table:table-cell>
              <table:table-cell office:value-type="float" office:value="0.00825464325724552">
                <text:p>0.00825464325724552</text:p>
              </table:table-cell>
              <table:table-cell office:value-type="float" office:value="0.0106453711252005">
                <text:p>0.0106453711252005</text:p>
              </table:table-cell>
              <table:table-cell office:value-type="float" office:value="0.0121205985981174">
                <text:p>0.0121205985981174</text:p>
              </table:table-cell>
              <table:table-cell office:value-type="float" office:value="0.012935664688979">
                <text:p>0.012935664688979</text:p>
              </table:table-cell>
              <table:table-cell office:value-type="float" office:value="0.0133371497009888">
                <text:p>0.0133371497009888</text:p>
              </table:table-cell>
              <table:table-cell office:value-type="float" office:value="0.0134972424659656">
                <text:p>0.0134972424659656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115326229468649">
                <text:p>0.00115326229468649</text:p>
                <draw:g>
                  <svg:desc>Simulation.C31:Simulation.J31</svg:desc>
                </draw:g>
              </table:table-cell>
              <table:table-cell office:value-type="float" office:value="0.00363166228137243">
                <text:p>0.00363166228137243</text:p>
              </table:table-cell>
              <table:table-cell office:value-type="float" office:value="0.00656209158764945">
                <text:p>0.00656209158764945</text:p>
              </table:table-cell>
              <table:table-cell office:value-type="float" office:value="0.00897295417481435">
                <text:p>0.00897295417481435</text:p>
              </table:table-cell>
              <table:table-cell office:value-type="float" office:value="0.0106130692599214">
                <text:p>0.0106130692599214</text:p>
              </table:table-cell>
              <table:table-cell office:value-type="float" office:value="0.0116079100448517">
                <text:p>0.0116079100448517</text:p>
              </table:table-cell>
              <table:table-cell office:value-type="float" office:value="0.0121557707458849">
                <text:p>0.0121557707458849</text:p>
              </table:table-cell>
              <table:table-cell office:value-type="float" office:value="0.0124211811775644">
                <text:p>0.0124211811775644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00189409130815496">
                <text:p>0.000189409130815496</text:p>
                <draw:g>
                  <svg:desc>Simulation.C32:Simulation.J32</svg:desc>
                </draw:g>
              </table:table-cell>
              <table:table-cell office:value-type="float" office:value="0.00130454118544581">
                <text:p>0.00130454118544581</text:p>
              </table:table-cell>
              <table:table-cell office:value-type="float" office:value="0.00395102357122363">
                <text:p>0.00395102357122363</text:p>
              </table:table-cell>
              <table:table-cell office:value-type="float" office:value="0.00758064658026574">
                <text:p>0.00758064658026574</text:p>
              </table:table-cell>
              <table:table-cell office:value-type="float" office:value="0.0111746101974876">
                <text:p>0.0111746101974876</text:p>
              </table:table-cell>
              <table:table-cell office:value-type="float" office:value="0.0140804911144844">
                <text:p>0.0140804911144844</text:p>
              </table:table-cell>
              <table:table-cell office:value-type="float" office:value="0.0161296736966842">
                <text:p>0.0161296736966842</text:p>
              </table:table-cell>
              <table:table-cell office:value-type="float" office:value="0.0174299768843401">
                <text:p>0.0174299768843401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205544873857453">
                <text:p>0.0205544873857453</text:p>
                <draw:g>
                  <svg:desc>Simulation.C33:Simulation.J33</svg:desc>
                </draw:g>
              </table:table-cell>
              <table:table-cell office:value-type="float" office:value="0.0301735327734961">
                <text:p>0.0301735327734961</text:p>
              </table:table-cell>
              <table:table-cell office:value-type="float" office:value="0.033505549062721">
                <text:p>0.033505549062721</text:p>
              </table:table-cell>
              <table:table-cell office:value-type="float" office:value="0.0339824258393991">
                <text:p>0.0339824258393991</text:p>
              </table:table-cell>
              <table:table-cell office:value-type="float" office:value="0.0337224960448684">
                <text:p>0.0337224960448684</text:p>
              </table:table-cell>
              <table:table-cell office:value-type="float" office:value="0.0334740642812792">
                <text:p>0.0334740642812792</text:p>
              </table:table-cell>
              <table:table-cell office:value-type="float" office:value="0.0334038589198771">
                <text:p>0.0334038589198771</text:p>
              </table:table-cell>
              <table:table-cell office:value-type="float" office:value="0.0334949913384461">
                <text:p>0.0334949913384461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115970239542744">
                <text:p>0.00115970239542744</text:p>
                <draw:g>
                  <svg:desc>Simulation.C34:Simulation.J34</svg:desc>
                </draw:g>
              </table:table-cell>
              <table:table-cell office:value-type="float" office:value="0.00354832769887936">
                <text:p>0.00354832769887936</text:p>
              </table:table-cell>
              <table:table-cell office:value-type="float" office:value="0.00628392443608058">
                <text:p>0.00628392443608058</text:p>
              </table:table-cell>
              <table:table-cell office:value-type="float" office:value="0.00847087168022117">
                <text:p>0.00847087168022117</text:p>
              </table:table-cell>
              <table:table-cell office:value-type="float" office:value="0.00991709187255366">
                <text:p>0.00991709187255366</text:p>
              </table:table-cell>
              <table:table-cell office:value-type="float" office:value="0.0107665951498379">
                <text:p>0.0107665951498379</text:p>
              </table:table-cell>
              <table:table-cell office:value-type="float" office:value="0.0112141325603739">
                <text:p>0.0112141325603739</text:p>
              </table:table-cell>
              <table:table-cell office:value-type="float" office:value="0.0114139414451683">
                <text:p>0.0114139414451683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185208685305958">
                <text:p>0.185208685305958</text:p>
                <draw:g>
                  <svg:desc>Simulation.C35:Simulation.J35</svg:desc>
                </draw:g>
              </table:table-cell>
              <table:table-cell office:value-type="float" office:value="0.120785462276087">
                <text:p>0.120785462276087</text:p>
              </table:table-cell>
              <table:table-cell office:value-type="float" office:value="0.0793607860855128">
                <text:p>0.0793607860855128</text:p>
              </table:table-cell>
              <table:table-cell office:value-type="float" office:value="0.0575166205266759">
                <text:p>0.0575166205266759</text:p>
              </table:table-cell>
              <table:table-cell office:value-type="float" office:value="0.0461647030810764">
                <text:p>0.0461647030810764</text:p>
              </table:table-cell>
              <table:table-cell office:value-type="float" office:value="0.0401825899183334">
                <text:p>0.0401825899183334</text:p>
              </table:table-cell>
              <table:table-cell office:value-type="float" office:value="0.0370446735385787">
                <text:p>0.0370446735385787</text:p>
              </table:table-cell>
              <table:table-cell office:value-type="float" office:value="0.0354775090435261">
                <text:p>0.035477509043526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379826228052116">
                <text:p>0.0379826228052116</text:p>
                <draw:g>
                  <svg:desc>Simulation.C36:Simulation.J36</svg:desc>
                </draw:g>
              </table:table-cell>
              <table:table-cell office:value-type="float" office:value="0.0421921916429076">
                <text:p>0.0421921916429076</text:p>
              </table:table-cell>
              <table:table-cell office:value-type="float" office:value="0.0390894264908343">
                <text:p>0.0390894264908343</text:p>
              </table:table-cell>
              <table:table-cell office:value-type="float" office:value="0.0352419381362971">
                <text:p>0.0352419381362971</text:p>
              </table:table-cell>
              <table:table-cell office:value-type="float" office:value="0.0324086821221194">
                <text:p>0.0324086821221194</text:p>
              </table:table-cell>
              <table:table-cell office:value-type="float" office:value="0.0306388288441784">
                <text:p>0.0306388288441784</text:p>
              </table:table-cell>
              <table:table-cell office:value-type="float" office:value="0.0296462579139564">
                <text:p>0.0296462579139564</text:p>
              </table:table-cell>
              <table:table-cell office:value-type="float" office:value="0.0291627166055435">
                <text:p>0.029162716605543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976793978664897">
                <text:p>0.00976793978664897</text:p>
                <draw:g>
                  <svg:desc>Simulation.C37:Simulation.J37</svg:desc>
                </draw:g>
              </table:table-cell>
              <table:table-cell office:value-type="float" office:value="0.0153218400876318">
                <text:p>0.0153218400876318</text:p>
              </table:table-cell>
              <table:table-cell office:value-type="float" office:value="0.0177023888433502">
                <text:p>0.0177023888433502</text:p>
              </table:table-cell>
              <table:table-cell office:value-type="float" office:value="0.0182541330921565">
                <text:p>0.0182541330921565</text:p>
              </table:table-cell>
              <table:table-cell office:value-type="float" office:value="0.018137280818717">
                <text:p>0.018137280818717</text:p>
              </table:table-cell>
              <table:table-cell office:value-type="float" office:value="0.0178688129436262">
                <text:p>0.0178688129436262</text:p>
              </table:table-cell>
              <table:table-cell office:value-type="float" office:value="0.0176219069956228">
                <text:p>0.0176219069956228</text:p>
              </table:table-cell>
              <table:table-cell office:value-type="float" office:value="0.0174363225720958">
                <text:p>0.0174363225720958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0149681339850027">
                <text:p>0.00149681339850027</text:p>
                <draw:g>
                  <svg:desc>Simulation.C38:Simulation.J38</svg:desc>
                </draw:g>
              </table:table-cell>
              <table:table-cell office:value-type="float" office:value="0.00401434563092739">
                <text:p>0.00401434563092739</text:p>
              </table:table-cell>
              <table:table-cell office:value-type="float" office:value="0.00649857868747136">
                <text:p>0.00649857868747136</text:p>
              </table:table-cell>
              <table:table-cell office:value-type="float" office:value="0.00823970807444304">
                <text:p>0.00823970807444304</text:p>
              </table:table-cell>
              <table:table-cell office:value-type="float" office:value="0.00925168202815688">
                <text:p>0.00925168202815688</text:p>
              </table:table-cell>
              <table:table-cell office:value-type="float" office:value="0.00976220244047536">
                <text:p>0.00976220244047536</text:p>
              </table:table-cell>
              <table:table-cell office:value-type="float" office:value="0.00997290847887971">
                <text:p>0.00997290847887971</text:p>
              </table:table-cell>
              <table:table-cell office:value-type="float" office:value="0.0100179829061483">
                <text:p>0.0100179829061483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598322404313459">
                <text:p>0.0598322404313459</text:p>
                <draw:g>
                  <svg:desc>Simulation.C39:Simulation.J39</svg:desc>
                </draw:g>
              </table:table-cell>
              <table:table-cell office:value-type="float" office:value="0.0563703550307986">
                <text:p>0.0563703550307986</text:p>
              </table:table-cell>
              <table:table-cell office:value-type="float" office:value="0.0468942485208168">
                <text:p>0.0468942485208168</text:p>
              </table:table-cell>
              <table:table-cell office:value-type="float" office:value="0.0394555085020785">
                <text:p>0.0394555085020785</text:p>
              </table:table-cell>
              <table:table-cell office:value-type="float" office:value="0.0347359945277497">
                <text:p>0.0347359945277497</text:p>
              </table:table-cell>
              <table:table-cell office:value-type="float" office:value="0.0319671261788036">
                <text:p>0.0319671261788036</text:p>
              </table:table-cell>
              <table:table-cell office:value-type="float" office:value="0.0304361923004007">
                <text:p>0.0304361923004007</text:p>
              </table:table-cell>
              <table:table-cell office:value-type="float" office:value="0.0296628845470633">
                <text:p>0.0296628845470633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0110261559822757">
                <text:p>0.00110261559822757</text:p>
                <draw:g>
                  <svg:desc>Simulation.C40:Simulation.J40</svg:desc>
                </draw:g>
              </table:table-cell>
              <table:table-cell office:value-type="float" office:value="0.0035697932086192">
                <text:p>0.0035697932086192</text:p>
              </table:table-cell>
              <table:table-cell office:value-type="float" office:value="0.00658850742948719">
                <text:p>0.00658850742948719</text:p>
              </table:table-cell>
              <table:table-cell office:value-type="float" office:value="0.00915691521355231">
                <text:p>0.00915691521355231</text:p>
              </table:table-cell>
              <table:table-cell office:value-type="float" office:value="0.0109667470773573">
                <text:p>0.0109667470773573</text:p>
              </table:table-cell>
              <table:table-cell office:value-type="float" office:value="0.0121099482557334">
                <text:p>0.0121099482557334</text:p>
              </table:table-cell>
              <table:table-cell office:value-type="float" office:value="0.0127743998378719">
                <text:p>0.0127743998378719</text:p>
              </table:table-cell>
              <table:table-cell office:value-type="float" office:value="0.0131260662129008">
                <text:p>0.0131260662129008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90692171455394">
                <text:p>0.0190692171455394</text:p>
                <draw:g>
                  <svg:desc>Simulation.C41:Simulation.J41</svg:desc>
                </draw:g>
              </table:table-cell>
              <table:table-cell office:value-type="float" office:value="0.0264606900346687">
                <text:p>0.0264606900346687</text:p>
              </table:table-cell>
              <table:table-cell office:value-type="float" office:value="0.0283678060989104">
                <text:p>0.0283678060989104</text:p>
              </table:table-cell>
              <table:table-cell office:value-type="float" office:value="0.0280386617395299">
                <text:p>0.0280386617395299</text:p>
              </table:table-cell>
              <table:table-cell office:value-type="float" office:value="0.0272674629942251">
                <text:p>0.0272674629942251</text:p>
              </table:table-cell>
              <table:table-cell office:value-type="float" office:value="0.0266329518796777">
                <text:p>0.0266329518796777</text:p>
              </table:table-cell>
              <table:table-cell office:value-type="float" office:value="0.026235103936231">
                <text:p>0.026235103936231</text:p>
              </table:table-cell>
              <table:table-cell office:value-type="float" office:value="0.0260352812551383">
                <text:p>0.0260352812551383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456021411827482">
                <text:p>0.00456021411827482</text:p>
                <draw:g>
                  <svg:desc>Simulation.C42:Simulation.J42</svg:desc>
                </draw:g>
              </table:table-cell>
              <table:table-cell office:value-type="float" office:value="0.0105012038762659">
                <text:p>0.0105012038762659</text:p>
              </table:table-cell>
              <table:table-cell office:value-type="float" office:value="0.0156159968707309">
                <text:p>0.0156159968707309</text:p>
              </table:table-cell>
              <table:table-cell office:value-type="float" office:value="0.0189884228100762">
                <text:p>0.0189884228100762</text:p>
              </table:table-cell>
              <table:table-cell office:value-type="float" office:value="0.0209934339255915">
                <text:p>0.0209934339255915</text:p>
              </table:table-cell>
              <table:table-cell office:value-type="float" office:value="0.0221488510076004">
                <text:p>0.0221488510076004</text:p>
              </table:table-cell>
              <table:table-cell office:value-type="float" office:value="0.022810511139859">
                <text:p>0.022810511139859</text:p>
              </table:table-cell>
              <table:table-cell office:value-type="float" office:value="0.0231877892479066">
                <text:p>0.0231877892479066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00317317014504113">
                <text:p>0.000317317014504113</text:p>
                <draw:g>
                  <svg:desc>Simulation.C43:Simulation.J43</svg:desc>
                </draw:g>
              </table:table-cell>
              <table:table-cell office:value-type="float" office:value="0.00157565936385417">
                <text:p>0.00157565936385417</text:p>
              </table:table-cell>
              <table:table-cell office:value-type="float" office:value="0.00382464231677307">
                <text:p>0.00382464231677307</text:p>
              </table:table-cell>
              <table:table-cell office:value-type="float" office:value="0.00631506495352709">
                <text:p>0.00631506495352709</text:p>
              </table:table-cell>
              <table:table-cell office:value-type="float" office:value="0.00840692320493786">
                <text:p>0.00840692320493786</text:p>
              </table:table-cell>
              <table:table-cell office:value-type="float" office:value="0.00988514324761048">
                <text:p>0.00988514324761048</text:p>
              </table:table-cell>
              <table:table-cell office:value-type="float" office:value="0.0108048809024799">
                <text:p>0.0108048809024799</text:p>
              </table:table-cell>
              <table:table-cell office:value-type="float" office:value="0.0113105414970297">
                <text:p>0.0113105414970297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00191747469202238">
                <text:p>0.000191747469202238</text:p>
                <draw:g>
                  <svg:desc>Simulation.C44:Simulation.J44</svg:desc>
                </draw:g>
              </table:table-cell>
              <table:table-cell office:value-type="float" office:value="0.00111203244156477">
                <text:p>0.00111203244156477</text:p>
              </table:table-cell>
              <table:table-cell office:value-type="float" office:value="0.00298095341291503">
                <text:p>0.00298095341291503</text:p>
              </table:table-cell>
              <table:table-cell office:value-type="float" office:value="0.00523837109487863">
                <text:p>0.00523837109487863</text:p>
              </table:table-cell>
              <table:table-cell office:value-type="float" office:value="0.00724526128135563">
                <text:p>0.00724526128135563</text:p>
              </table:table-cell>
              <table:table-cell office:value-type="float" office:value="0.0087150446017414">
                <text:p>0.0087150446017414</text:p>
              </table:table-cell>
              <table:table-cell office:value-type="float" office:value="0.00964952802616645">
                <text:p>0.00964952802616645</text:p>
              </table:table-cell>
              <table:table-cell office:value-type="float" office:value="0.0101697135461636">
                <text:p>0.0101697135461636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264839829612397">
                <text:p>0.00264839829612397</text:p>
                <draw:g>
                  <svg:desc>Simulation.C45:Simulation.J45</svg:desc>
                </draw:g>
              </table:table-cell>
              <table:table-cell office:value-type="float" office:value="0.00632558392598248">
                <text:p>0.00632558392598248</text:p>
              </table:table-cell>
              <table:table-cell office:value-type="float" office:value="0.00956981515564767">
                <text:p>0.00956981515564767</text:p>
              </table:table-cell>
              <table:table-cell office:value-type="float" office:value="0.0116950614197342">
                <text:p>0.0116950614197342</text:p>
              </table:table-cell>
              <table:table-cell office:value-type="float" office:value="0.0129020428359946">
                <text:p>0.0129020428359946</text:p>
              </table:table-cell>
              <table:table-cell office:value-type="float" office:value="0.0135309627216735">
                <text:p>0.0135309627216735</text:p>
              </table:table-cell>
              <table:table-cell office:value-type="float" office:value="0.0138288147376445">
                <text:p>0.0138288147376445</text:p>
              </table:table-cell>
              <table:table-cell office:value-type="float" office:value="0.0139447234540827">
                <text:p>0.0139447234540827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0503965399147877">
                <text:p>0.00503965399147877</text:p>
                <draw:g>
                  <svg:desc>Simulation.C46:Simulation.J46</svg:desc>
                </draw:g>
              </table:table-cell>
              <table:table-cell office:value-type="float" office:value="0.0093341347018393">
                <text:p>0.0093341347018393</text:p>
              </table:table-cell>
              <table:table-cell office:value-type="float" office:value="0.0119526122480733">
                <text:p>0.0119526122480733</text:p>
              </table:table-cell>
              <table:table-cell office:value-type="float" office:value="0.013123015294038">
                <text:p>0.013123015294038</text:p>
              </table:table-cell>
              <table:table-cell office:value-type="float" office:value="0.0135327803104675">
                <text:p>0.0135327803104675</text:p>
              </table:table-cell>
              <table:table-cell office:value-type="float" office:value="0.0136154441061751">
                <text:p>0.0136154441061751</text:p>
              </table:table-cell>
              <table:table-cell office:value-type="float" office:value="0.0135749727443492">
                <text:p>0.0135749727443492</text:p>
              </table:table-cell>
              <table:table-cell office:value-type="float" office:value="0.0134969465329217">
                <text:p>0.0134969465329217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170736056292681">
                <text:p>0.00170736056292681</text:p>
                <draw:g>
                  <svg:desc>Simulation.C47:Simulation.J47</svg:desc>
                </draw:g>
              </table:table-cell>
              <table:table-cell office:value-type="float" office:value="0.00464451713697978">
                <text:p>0.00464451713697978</text:p>
              </table:table-cell>
              <table:table-cell office:value-type="float" office:value="0.00759376264780253">
                <text:p>0.00759376264780253</text:p>
              </table:table-cell>
              <table:table-cell office:value-type="float" office:value="0.00969503972767804">
                <text:p>0.00969503972767804</text:p>
              </table:table-cell>
              <table:table-cell office:value-type="float" office:value="0.0109378822693376">
                <text:p>0.0109378822693376</text:p>
              </table:table-cell>
              <table:table-cell office:value-type="float" office:value="0.0115797190711614">
                <text:p>0.0115797190711614</text:p>
              </table:table-cell>
              <table:table-cell office:value-type="float" office:value="0.0118570539292253">
                <text:p>0.0118570539292253</text:p>
              </table:table-cell>
              <table:table-cell office:value-type="float" office:value="0.0119302113896198">
                <text:p>0.0119302113896198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117576902356055">
                <text:p>0.0117576902356055</text:p>
                <draw:g>
                  <svg:desc>Simulation.C48:Simulation.J48</svg:desc>
                </draw:g>
              </table:table-cell>
              <table:table-cell office:value-type="float" office:value="0.0208440376812862">
                <text:p>0.0208440376812862</text:p>
              </table:table-cell>
              <table:table-cell office:value-type="float" office:value="0.026145008998487">
                <text:p>0.026145008998487</text:p>
              </table:table-cell>
              <table:table-cell office:value-type="float" office:value="0.0286445892209556">
                <text:p>0.0286445892209556</text:p>
              </table:table-cell>
              <table:table-cell office:value-type="float" office:value="0.0298172936608059">
                <text:p>0.0298172936608059</text:p>
              </table:table-cell>
              <table:table-cell office:value-type="float" office:value="0.0304612254578966">
                <text:p>0.0304612254578966</text:p>
              </table:table-cell>
              <table:table-cell office:value-type="float" office:value="0.030906134981654">
                <text:p>0.030906134981654</text:p>
              </table:table-cell>
              <table:table-cell office:value-type="float" office:value="0.0312698277555866">
                <text:p>0.0312698277555866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0986669846769242">
                <text:p>0.00986669846769242</text:p>
                <draw:g>
                  <svg:desc>Simulation.C49:Simulation.J49</svg:desc>
                </draw:g>
              </table:table-cell>
              <table:table-cell office:value-type="float" office:value="0.0181614751441605">
                <text:p>0.0181614751441605</text:p>
              </table:table-cell>
              <table:table-cell office:value-type="float" office:value="0.0234473259566979">
                <text:p>0.0234473259566979</text:p>
              </table:table-cell>
              <table:table-cell office:value-type="float" office:value="0.0261797114807881">
                <text:p>0.0261797114807881</text:p>
              </table:table-cell>
              <table:table-cell office:value-type="float" office:value="0.0275651655654778">
                <text:p>0.0275651655654778</text:p>
              </table:table-cell>
              <table:table-cell office:value-type="float" office:value="0.0283420437935995">
                <text:p>0.0283420437935995</text:p>
              </table:table-cell>
              <table:table-cell office:value-type="float" office:value="0.0288492987242113">
                <text:p>0.0288492987242113</text:p>
              </table:table-cell>
              <table:table-cell office:value-type="float" office:value="0.0292266083494084">
                <text:p>0.0292266083494084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022303348472859">
                <text:p>0.0022303348472859</text:p>
                <draw:g>
                  <svg:desc>Simulation.C50:Simulation.J50</svg:desc>
                </draw:g>
              </table:table-cell>
              <table:table-cell office:value-type="float" office:value="0.00558780274517279">
                <text:p>0.00558780274517279</text:p>
              </table:table-cell>
              <table:table-cell office:value-type="float" office:value="0.00872756935803356">
                <text:p>0.00872756935803356</text:p>
              </table:table-cell>
              <table:table-cell office:value-type="float" office:value="0.0108980603671572">
                <text:p>0.0108980603671572</text:p>
              </table:table-cell>
              <table:table-cell office:value-type="float" office:value="0.0121999235681818">
                <text:p>0.0121999235681818</text:p>
              </table:table-cell>
              <table:table-cell office:value-type="float" office:value="0.0129222326075321">
                <text:p>0.0129222326075321</text:p>
              </table:table-cell>
              <table:table-cell office:value-type="float" office:value="0.0132956173798249">
                <text:p>0.0132956173798249</text:p>
              </table:table-cell>
              <table:table-cell office:value-type="float" office:value="0.0134676974142029">
                <text:p>0.0134676974142029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0347638465115548">
                <text:p>0.00347638465115548</text:p>
                <draw:g>
                  <svg:desc>Simulation.C51:Simulation.J51</svg:desc>
                </draw:g>
              </table:table-cell>
              <table:table-cell office:value-type="float" office:value="0.00874614378408112">
                <text:p>0.00874614378408112</text:p>
              </table:table-cell>
              <table:table-cell office:value-type="float" office:value="0.0137875616213675">
                <text:p>0.0137875616213675</text:p>
              </table:table-cell>
              <table:table-cell office:value-type="float" office:value="0.0174272587655893">
                <text:p>0.0174272587655893</text:p>
              </table:table-cell>
              <table:table-cell office:value-type="float" office:value="0.0197690638174302">
                <text:p>0.0197690638174302</text:p>
              </table:table-cell>
              <table:table-cell office:value-type="float" office:value="0.0212141155892709">
                <text:p>0.0212141155892709</text:p>
              </table:table-cell>
              <table:table-cell office:value-type="float" office:value="0.0220921550860422">
                <text:p>0.0220921550860422</text:p>
              </table:table-cell>
              <table:table-cell office:value-type="float" office:value="0.0226199962399512">
                <text:p>0.022619996239951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199668134448938">
                <text:p>0.199668134448938</text:p>
                <draw:g>
                  <svg:desc>Simulation.C52:Simulation.J52</svg:desc>
                </draw:g>
              </table:table-cell>
              <table:table-cell office:value-type="float" office:value="0.11061973951502">
                <text:p>0.11061973951502</text:p>
              </table:table-cell>
              <table:table-cell office:value-type="float" office:value="0.0651990798364747">
                <text:p>0.0651990798364747</text:p>
              </table:table-cell>
              <table:table-cell office:value-type="float" office:value="0.0438404620418162">
                <text:p>0.0438404620418162</text:p>
              </table:table-cell>
              <table:table-cell office:value-type="float" office:value="0.0333853925021025">
                <text:p>0.0333853925021025</text:p>
              </table:table-cell>
              <table:table-cell office:value-type="float" office:value="0.0279979583254331">
                <text:p>0.0279979583254331</text:p>
              </table:table-cell>
              <table:table-cell office:value-type="float" office:value="0.0251371719785">
                <text:p>0.0251371719785</text:p>
              </table:table-cell>
              <table:table-cell office:value-type="float" office:value="0.0236223439337105">
                <text:p>0.0236223439337105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210088179686805">
                <text:p>0.00210088179686805</text:p>
                <draw:g>
                  <svg:desc>Simulation.C53:Simulation.J53</svg:desc>
                </draw:g>
              </table:table-cell>
              <table:table-cell office:value-type="float" office:value="0.00554745340119833">
                <text:p>0.00554745340119833</text:p>
              </table:table-cell>
              <table:table-cell office:value-type="float" office:value="0.00896139004432234">
                <text:p>0.00896139004432234</text:p>
              </table:table-cell>
              <table:table-cell office:value-type="float" office:value="0.0114246358499132">
                <text:p>0.0114246358499132</text:p>
              </table:table-cell>
              <table:table-cell office:value-type="float" office:value="0.0129462702697051">
                <text:p>0.0129462702697051</text:p>
              </table:table-cell>
              <table:table-cell office:value-type="float" office:value="0.0138053403559187">
                <text:p>0.0138053403559187</text:p>
              </table:table-cell>
              <table:table-cell office:value-type="float" office:value="0.0142519793482561">
                <text:p>0.0142519793482561</text:p>
              </table:table-cell>
              <table:table-cell office:value-type="float" office:value="0.0144559199646665">
                <text:p>0.0144559199646665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359419813954126">
                <text:p>0.00359419813954126</text:p>
                <draw:g>
                  <svg:desc>Simulation.C54:Simulation.J54</svg:desc>
                </draw:g>
              </table:table-cell>
              <table:table-cell office:value-type="float" office:value="0.00823949019490301">
                <text:p>0.00823949019490301</text:p>
              </table:table-cell>
              <table:table-cell office:value-type="float" office:value="0.01217736791267">
                <text:p>0.01217736791267</text:p>
              </table:table-cell>
              <table:table-cell office:value-type="float" office:value="0.0146993957943683">
                <text:p>0.0146993957943683</text:p>
              </table:table-cell>
              <table:table-cell office:value-type="float" office:value="0.0161264729058353">
                <text:p>0.0161264729058353</text:p>
              </table:table-cell>
              <table:table-cell office:value-type="float" office:value="0.0168862527299362">
                <text:p>0.0168862527299362</text:p>
              </table:table-cell>
              <table:table-cell office:value-type="float" office:value="0.0172699428782662">
                <text:p>0.0172699428782662</text:p>
              </table:table-cell>
              <table:table-cell office:value-type="float" office:value="0.0174469349014158">
                <text:p>0.0174469349014158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0847549261717364">
                <text:p>0.000847549261717364</text:p>
                <draw:g>
                  <svg:desc>Simulation.C55:Simulation.J55</svg:desc>
                </draw:g>
              </table:table-cell>
              <table:table-cell office:value-type="float" office:value="0.00318030873655069">
                <text:p>0.00318030873655069</text:p>
              </table:table-cell>
              <table:table-cell office:value-type="float" office:value="0.00646248798740291">
                <text:p>0.00646248798740291</text:p>
              </table:table-cell>
              <table:table-cell office:value-type="float" office:value="0.00955399194901951">
                <text:p>0.00955399194901951</text:p>
              </table:table-cell>
              <table:table-cell office:value-type="float" office:value="0.0118968084517131">
                <text:p>0.0118968084517131</text:p>
              </table:table-cell>
              <table:table-cell office:value-type="float" office:value="0.0134568217357127">
                <text:p>0.0134568217357127</text:p>
              </table:table-cell>
              <table:table-cell office:value-type="float" office:value="0.0144019266892211">
                <text:p>0.0144019266892211</text:p>
              </table:table-cell>
              <table:table-cell office:value-type="float" office:value="0.0149228254575658">
                <text:p>0.0149228254575658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479117122646359">
                <text:p>0.00479117122646359</text:p>
                <draw:g>
                  <svg:desc>Simulation.C56:Simulation.J56</svg:desc>
                </draw:g>
              </table:table-cell>
              <table:table-cell office:value-type="float" office:value="0.00984766144114343">
                <text:p>0.00984766144114343</text:p>
              </table:table-cell>
              <table:table-cell office:value-type="float" office:value="0.0135178380996391">
                <text:p>0.0135178380996391</text:p>
              </table:table-cell>
              <table:table-cell office:value-type="float" office:value="0.0155246066370144">
                <text:p>0.0155246066370144</text:p>
              </table:table-cell>
              <table:table-cell office:value-type="float" office:value="0.0164716824291678">
                <text:p>0.0164716824291678</text:p>
              </table:table-cell>
              <table:table-cell office:value-type="float" office:value="0.0168668862687493">
                <text:p>0.0168668862687493</text:p>
              </table:table-cell>
              <table:table-cell office:value-type="float" office:value="0.0169964888195165">
                <text:p>0.0169964888195165</text:p>
              </table:table-cell>
              <table:table-cell office:value-type="float" office:value="0.0170040429874078">
                <text:p>0.0170040429874078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00505741115903157">
                <text:p>0.000505741115903157</text:p>
                <draw:g>
                  <svg:desc>Simulation.C57:Simulation.J57</svg:desc>
                </draw:g>
              </table:table-cell>
              <table:table-cell office:value-type="float" office:value="0.00217679221282543">
                <text:p>0.00217679221282543</text:p>
              </table:table-cell>
              <table:table-cell office:value-type="float" office:value="0.00482834944686053">
                <text:p>0.00482834944686053</text:p>
              </table:table-cell>
              <table:table-cell office:value-type="float" office:value="0.00754260858838235">
                <text:p>0.00754260858838235</text:p>
              </table:table-cell>
              <table:table-cell office:value-type="float" office:value="0.00971663339586699">
                <text:p>0.00971663339586699</text:p>
              </table:table-cell>
              <table:table-cell office:value-type="float" office:value="0.0112161621261614">
                <text:p>0.0112161621261614</text:p>
              </table:table-cell>
              <table:table-cell office:value-type="float" office:value="0.0121438558979231">
                <text:p>0.0121438558979231</text:p>
              </table:table-cell>
              <table:table-cell office:value-type="float" office:value="0.0126605079252475">
                <text:p>0.0126605079252475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277963166059449">
                <text:p>0.277963166059449</text:p>
                <draw:g>
                  <svg:desc>Simulation.C58:Simulation.J58</svg:desc>
                </draw:g>
              </table:table-cell>
              <table:table-cell office:value-type="float" office:value="0.15672188691922">
                <text:p>0.15672188691922</text:p>
              </table:table-cell>
              <table:table-cell office:value-type="float" office:value="0.0932531367986181">
                <text:p>0.0932531367986181</text:p>
              </table:table-cell>
              <table:table-cell office:value-type="float" office:value="0.0633308971282151">
                <text:p>0.0633308971282151</text:p>
              </table:table-cell>
              <table:table-cell office:value-type="float" office:value="0.0487509851416721">
                <text:p>0.0487509851416721</text:p>
              </table:table-cell>
              <table:table-cell office:value-type="float" office:value="0.0413289572366452">
                <text:p>0.0413289572366452</text:p>
              </table:table-cell>
              <table:table-cell office:value-type="float" office:value="0.0374855293016907">
                <text:p>0.0374855293016907</text:p>
              </table:table-cell>
              <table:table-cell office:value-type="float" office:value="0.0355500730235681">
                <text:p>0.035550073023568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0716610250151617">
                <text:p>0.00716610250151617</text:p>
                <draw:g>
                  <svg:desc>Simulation.C59:Simulation.J59</svg:desc>
                </draw:g>
              </table:table-cell>
              <table:table-cell office:value-type="float" office:value="0.0133040376498303">
                <text:p>0.0133040376498303</text:p>
              </table:table-cell>
              <table:table-cell office:value-type="float" office:value="0.0171977245618444">
                <text:p>0.0171977245618444</text:p>
              </table:table-cell>
              <table:table-cell office:value-type="float" office:value="0.019111565140224">
                <text:p>0.019111565140224</text:p>
              </table:table-cell>
              <table:table-cell office:value-type="float" office:value="0.0199569894676441">
                <text:p>0.0199569894676441</text:p>
              </table:table-cell>
              <table:table-cell office:value-type="float" office:value="0.0203185179988619">
                <text:p>0.0203185179988619</text:p>
              </table:table-cell>
              <table:table-cell office:value-type="float" office:value="0.0204753259509218">
                <text:p>0.0204753259509218</text:p>
              </table:table-cell>
              <table:table-cell office:value-type="float" office:value="0.0205473988151638">
                <text:p>0.0205473988151638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0260637832565281">
                <text:p>0.00260637832565281</text:p>
                <draw:g>
                  <svg:desc>Simulation.C60:Simulation.J60</svg:desc>
                </draw:g>
              </table:table-cell>
              <table:table-cell office:value-type="float" office:value="0.00635651268962892">
                <text:p>0.00635651268962892</text:p>
              </table:table-cell>
              <table:table-cell office:value-type="float" office:value="0.00978138580899591">
                <text:p>0.00978138580899591</text:p>
              </table:table-cell>
              <table:table-cell office:value-type="float" office:value="0.0121265089570537">
                <text:p>0.0121265089570537</text:p>
              </table:table-cell>
              <table:table-cell office:value-type="float" office:value="0.0135413621251539">
                <text:p>0.0135413621251539</text:p>
              </table:table-cell>
              <table:table-cell office:value-type="float" office:value="0.0143459778765361">
                <text:p>0.0143459778765361</text:p>
              </table:table-cell>
              <table:table-cell office:value-type="float" office:value="0.0147843426838148">
                <text:p>0.0147843426838148</text:p>
              </table:table-cell>
              <table:table-cell office:value-type="float" office:value="0.0150092913184811">
                <text:p>0.0150092913184811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749783384035083">
                <text:p>0.0749783384035083</text:p>
                <draw:g>
                  <svg:desc>Simulation.C61:Simulation.J61</svg:desc>
                </draw:g>
              </table:table-cell>
              <table:table-cell office:value-type="float" office:value="0.0760616489419369">
                <text:p>0.0760616489419369</text:p>
              </table:table-cell>
              <table:table-cell office:value-type="float" office:value="0.0666745325337772">
                <text:p>0.0666745325337772</text:p>
              </table:table-cell>
              <table:table-cell office:value-type="float" office:value="0.0583410231425903">
                <text:p>0.0583410231425903</text:p>
              </table:table-cell>
              <table:table-cell office:value-type="float" office:value="0.0529394781578375">
                <text:p>0.0529394781578375</text:p>
              </table:table-cell>
              <table:table-cell office:value-type="float" office:value="0.0498853672528733">
                <text:p>0.0498853672528733</text:p>
              </table:table-cell>
              <table:table-cell office:value-type="float" office:value="0.0483883456603185">
                <text:p>0.0483883456603185</text:p>
              </table:table-cell>
              <table:table-cell office:value-type="float" office:value="0.0478569149407358">
                <text:p>0.0478569149407358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67646051475861">
                <text:p>0.067646051475861</text:p>
                <draw:g>
                  <svg:desc>Simulation.C62:Simulation.J62</svg:desc>
                </draw:g>
              </table:table-cell>
              <table:table-cell office:value-type="float" office:value="0.0614340997780577">
                <text:p>0.0614340997780577</text:p>
              </table:table-cell>
              <table:table-cell office:value-type="float" office:value="0.0500133011274448">
                <text:p>0.0500133011274448</text:p>
              </table:table-cell>
              <table:table-cell office:value-type="float" office:value="0.04140852383114">
                <text:p>0.04140852383114</text:p>
              </table:table-cell>
              <table:table-cell office:value-type="float" office:value="0.0359862767097617">
                <text:p>0.0359862767097617</text:p>
              </table:table-cell>
              <table:table-cell office:value-type="float" office:value="0.0327694630765979">
                <text:p>0.0327694630765979</text:p>
              </table:table-cell>
              <table:table-cell office:value-type="float" office:value="0.0309337340390514">
                <text:p>0.0309337340390514</text:p>
              </table:table-cell>
              <table:table-cell office:value-type="float" office:value="0.0299411535837931">
                <text:p>0.0299411535837931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222794130568985">
                <text:p>0.00222794130568985</text:p>
                <draw:g>
                  <svg:desc>Simulation.C63:Simulation.J63</svg:desc>
                </draw:g>
              </table:table-cell>
              <table:table-cell office:value-type="float" office:value="0.00560126967247299">
                <text:p>0.00560126967247299</text:p>
              </table:table-cell>
              <table:table-cell office:value-type="float" office:value="0.00877277597434088">
                <text:p>0.00877277597434088</text:p>
              </table:table-cell>
              <table:table-cell office:value-type="float" office:value="0.010976009688022">
                <text:p>0.010976009688022</text:p>
              </table:table-cell>
              <table:table-cell office:value-type="float" office:value="0.0123031589511562">
                <text:p>0.0123031589511562</text:p>
              </table:table-cell>
              <table:table-cell office:value-type="float" office:value="0.0130423120924149">
                <text:p>0.0130423120924149</text:p>
              </table:table-cell>
              <table:table-cell office:value-type="float" office:value="0.0134259167987792">
                <text:p>0.0134259167987792</text:p>
              </table:table-cell>
              <table:table-cell office:value-type="float" office:value="0.0136037023124549">
                <text:p>0.0136037023124549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0156636774492645">
                <text:p>0.00156636774492645</text:p>
                <draw:g>
                  <svg:desc>Simulation.C64:Simulation.J64</svg:desc>
                </draw:g>
              </table:table-cell>
              <table:table-cell office:value-type="float" office:value="0.00474677127351299">
                <text:p>0.00474677127351299</text:p>
              </table:table-cell>
              <table:table-cell office:value-type="float" office:value="0.00841101432787572">
                <text:p>0.00841101432787572</text:p>
              </table:table-cell>
              <table:table-cell office:value-type="float" office:value="0.0114112343314547">
                <text:p>0.0114112343314547</text:p>
              </table:table-cell>
              <table:table-cell office:value-type="float" office:value="0.0134839569648261">
                <text:p>0.0134839569648261</text:p>
              </table:table-cell>
              <table:table-cell office:value-type="float" office:value="0.0147890545380396">
                <text:p>0.0147890545380396</text:p>
              </table:table-cell>
              <table:table-cell office:value-type="float" office:value="0.0155582031872306">
                <text:p>0.0155582031872306</text:p>
              </table:table-cell>
              <table:table-cell office:value-type="float" office:value="0.0159808520382514">
                <text:p>0.0159808520382514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139059901488898">
                <text:p>0.00139059901488898</text:p>
                <draw:g>
                  <svg:desc>Simulation.C65:Simulation.J65</svg:desc>
                </draw:g>
              </table:table-cell>
              <table:table-cell office:value-type="float" office:value="0.00452707918346621">
                <text:p>0.00452707918346621</text:p>
              </table:table-cell>
              <table:table-cell office:value-type="float" office:value="0.00841573264812416">
                <text:p>0.00841573264812416</text:p>
              </table:table-cell>
              <table:table-cell office:value-type="float" office:value="0.0117864125220249">
                <text:p>0.0117864125220249</text:p>
              </table:table-cell>
              <table:table-cell office:value-type="float" office:value="0.0142209602044557">
                <text:p>0.0142209602044557</text:p>
              </table:table-cell>
              <table:table-cell office:value-type="float" office:value="0.0158104017221206">
                <text:p>0.0158104017221206</text:p>
              </table:table-cell>
              <table:table-cell office:value-type="float" office:value="0.0167784235832289">
                <text:p>0.0167784235832289</text:p>
              </table:table-cell>
              <table:table-cell office:value-type="float" office:value="0.0173300748419382">
                <text:p>0.0173300748419382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151596939323742">
                <text:p>0.00151596939323742</text:p>
                <draw:g>
                  <svg:desc>Simulation.C66:Simulation.J66</svg:desc>
                </draw:g>
              </table:table-cell>
              <table:table-cell office:value-type="float" office:value="0.00441771385060373">
                <text:p>0.00441771385060373</text:p>
              </table:table-cell>
              <table:table-cell office:value-type="float" office:value="0.00761377509409131">
                <text:p>0.00761377509409131</text:p>
              </table:table-cell>
              <table:table-cell office:value-type="float" office:value="0.0101255626226148">
                <text:p>0.0101255626226148</text:p>
              </table:table-cell>
              <table:table-cell office:value-type="float" office:value="0.0117922145373527">
                <text:p>0.0117922145373527</text:p>
              </table:table-cell>
              <table:table-cell office:value-type="float" office:value="0.0127963659927995">
                <text:p>0.0127963659927995</text:p>
              </table:table-cell>
              <table:table-cell office:value-type="float" office:value="0.0133562277207091">
                <text:p>0.0133562277207091</text:p>
              </table:table-cell>
              <table:table-cell office:value-type="float" office:value="0.01363900233301">
                <text:p>0.01363900233301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109287631554652">
                <text:p>0.109287631554652</text:p>
                <draw:g>
                  <svg:desc>Simulation.C67:Simulation.J67</svg:desc>
                </draw:g>
              </table:table-cell>
              <table:table-cell office:value-type="float" office:value="0.0847984774535281">
                <text:p>0.0847984774535281</text:p>
              </table:table-cell>
              <table:table-cell office:value-type="float" office:value="0.0624450964723093">
                <text:p>0.0624450964723093</text:p>
              </table:table-cell>
              <table:table-cell office:value-type="float" office:value="0.0486631223773306">
                <text:p>0.0486631223773306</text:p>
              </table:table-cell>
              <table:table-cell office:value-type="float" office:value="0.0408549888690855">
                <text:p>0.0408549888690855</text:p>
              </table:table-cell>
              <table:table-cell office:value-type="float" office:value="0.0365342823201795">
                <text:p>0.0365342823201795</text:p>
              </table:table-cell>
              <table:table-cell office:value-type="float" office:value="0.0342082209143437">
                <text:p>0.0342082209143437</text:p>
              </table:table-cell>
              <table:table-cell office:value-type="float" office:value="0.0330351132053022">
                <text:p>0.0330351132053022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17749888907993">
                <text:p>0.0017749888907993</text:p>
                <draw:g>
                  <svg:desc>Simulation.C68:Simulation.J68</svg:desc>
                </draw:g>
              </table:table-cell>
              <table:table-cell office:value-type="float" office:value="0.00554968815961466">
                <text:p>0.00554968815961466</text:p>
              </table:table-cell>
              <table:table-cell office:value-type="float" office:value="0.0100843535731333">
                <text:p>0.0100843535731333</text:p>
              </table:table-cell>
              <table:table-cell office:value-type="float" office:value="0.0139774715846258">
                <text:p>0.0139774715846258</text:p>
              </table:table-cell>
              <table:table-cell office:value-type="float" office:value="0.0168216554827769">
                <text:p>0.0168216554827769</text:p>
              </table:table-cell>
              <table:table-cell office:value-type="float" office:value="0.0187381511826018">
                <text:p>0.0187381511826018</text:p>
              </table:table-cell>
              <table:table-cell office:value-type="float" office:value="0.0199695619876441">
                <text:p>0.0199695619876441</text:p>
              </table:table-cell>
              <table:table-cell office:value-type="float" office:value="0.0207321379773985">
                <text:p>0.020732137977398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0224354352542236">
                <text:p>0.00224354352542236</text:p>
                <draw:g>
                  <svg:desc>Simulation.C69:Simulation.J69</svg:desc>
                </draw:g>
              </table:table-cell>
              <table:table-cell office:value-type="float" office:value="0.00563634509384415">
                <text:p>0.00563634509384415</text:p>
              </table:table-cell>
              <table:table-cell office:value-type="float" office:value="0.00881919286212122">
                <text:p>0.00881919286212122</text:p>
              </table:table-cell>
              <table:table-cell office:value-type="float" office:value="0.0110209834468475">
                <text:p>0.0110209834468475</text:p>
              </table:table-cell>
              <table:table-cell office:value-type="float" office:value="0.0123379361544405">
                <text:p>0.0123379361544405</text:p>
              </table:table-cell>
              <table:table-cell office:value-type="float" office:value="0.0130631685036359">
                <text:p>0.0130631685036359</text:p>
              </table:table-cell>
              <table:table-cell office:value-type="float" office:value="0.0134324368255374">
                <text:p>0.0134324368255374</text:p>
              </table:table-cell>
              <table:table-cell office:value-type="float" office:value="0.0135971398323697">
                <text:p>0.0135971398323697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942294595402344">
                <text:p>0.00942294595402344</text:p>
                <draw:g>
                  <svg:desc>Simulation.C70:Simulation.J70</svg:desc>
                </draw:g>
              </table:table-cell>
              <table:table-cell office:value-type="float" office:value="0.0160025186604518">
                <text:p>0.0160025186604518</text:p>
              </table:table-cell>
              <table:table-cell office:value-type="float" office:value="0.0195213611693995">
                <text:p>0.0195213611693995</text:p>
              </table:table-cell>
              <table:table-cell office:value-type="float" office:value="0.0208924404101796">
                <text:p>0.0208924404101796</text:p>
              </table:table-cell>
              <table:table-cell office:value-type="float" office:value="0.0212941702534928">
                <text:p>0.0212941702534928</text:p>
              </table:table-cell>
              <table:table-cell office:value-type="float" office:value="0.0213485595025187">
                <text:p>0.0213485595025187</text:p>
              </table:table-cell>
              <table:table-cell office:value-type="float" office:value="0.0213076210112952">
                <text:p>0.0213076210112952</text:p>
              </table:table-cell>
              <table:table-cell office:value-type="float" office:value="0.0212580754311303">
                <text:p>0.0212580754311303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0929121943206601">
                <text:p>0.00929121943206601</text:p>
                <draw:g>
                  <svg:desc>Simulation.C71:Simulation.J71</svg:desc>
                </draw:g>
              </table:table-cell>
              <table:table-cell office:value-type="float" office:value="0.0171175168971807">
                <text:p>0.0171175168971807</text:p>
              </table:table-cell>
              <table:table-cell office:value-type="float" office:value="0.0221072463370544">
                <text:p>0.0221072463370544</text:p>
              </table:table-cell>
              <table:table-cell office:value-type="float" office:value="0.0246807811351679">
                <text:p>0.0246807811351679</text:p>
              </table:table-cell>
              <table:table-cell office:value-type="float" office:value="0.0259752305107269">
                <text:p>0.0259752305107269</text:p>
              </table:table-cell>
              <table:table-cell office:value-type="float" office:value="0.0266899979163476">
                <text:p>0.0266899979163476</text:p>
              </table:table-cell>
              <table:table-cell office:value-type="float" office:value="0.0271478107211541">
                <text:p>0.0271478107211541</text:p>
              </table:table-cell>
              <table:table-cell office:value-type="float" office:value="0.0274825424052525">
                <text:p>0.0274825424052525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512614870736663">
                <text:p>0.0512614870736663</text:p>
                <draw:g>
                  <svg:desc>Simulation.C72:Simulation.J72</svg:desc>
                </draw:g>
              </table:table-cell>
              <table:table-cell office:value-type="float" office:value="0.0538421473333407">
                <text:p>0.0538421473333407</text:p>
              </table:table-cell>
              <table:table-cell office:value-type="float" office:value="0.0482385564815596">
                <text:p>0.0482385564815596</text:p>
              </table:table-cell>
              <table:table-cell office:value-type="float" office:value="0.0426348217532935">
                <text:p>0.0426348217532935</text:p>
              </table:table-cell>
              <table:table-cell office:value-type="float" office:value="0.0387672463849218">
                <text:p>0.0387672463849218</text:p>
              </table:table-cell>
              <table:table-cell office:value-type="float" office:value="0.0364344660252106">
                <text:p>0.0364344660252106</text:p>
              </table:table-cell>
              <table:table-cell office:value-type="float" office:value="0.0351626125547299">
                <text:p>0.0351626125547299</text:p>
              </table:table-cell>
              <table:table-cell office:value-type="float" office:value="0.0345669190784358">
                <text:p>0.0345669190784358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32338614646671">
                <text:p>0.0032338614646671</text:p>
                <draw:g>
                  <svg:desc>Simulation.C73:Simulation.J73</svg:desc>
                </draw:g>
              </table:table-cell>
              <table:table-cell office:value-type="float" office:value="0.00754107945186819">
                <text:p>0.00754107945186819</text:p>
              </table:table-cell>
              <table:table-cell office:value-type="float" office:value="0.0112370623161147">
                <text:p>0.0112370623161147</text:p>
              </table:table-cell>
              <table:table-cell office:value-type="float" office:value="0.0136022279979507">
                <text:p>0.0136022279979507</text:p>
              </table:table-cell>
              <table:table-cell office:value-type="float" office:value="0.0149178855126391">
                <text:p>0.0149178855126391</text:p>
              </table:table-cell>
              <table:table-cell office:value-type="float" office:value="0.0155901151859509">
                <text:p>0.0155901151859509</text:p>
              </table:table-cell>
              <table:table-cell office:value-type="float" office:value="0.0159017312501599">
                <text:p>0.0159017312501599</text:p>
              </table:table-cell>
              <table:table-cell office:value-type="float" office:value="0.0160189576830962">
                <text:p>0.0160189576830962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116230450169451">
                <text:p>0.00116230450169451</text:p>
                <draw:g>
                  <svg:desc>Simulation.C74:Simulation.J74</svg:desc>
                </draw:g>
              </table:table-cell>
              <table:table-cell office:value-type="float" office:value="0.00406162367752877">
                <text:p>0.00406162367752877</text:p>
              </table:table-cell>
              <table:table-cell office:value-type="float" office:value="0.00791106469741389">
                <text:p>0.00791106469741389</text:p>
              </table:table-cell>
              <table:table-cell office:value-type="float" office:value="0.0114318924906015">
                <text:p>0.0114318924906015</text:p>
              </table:table-cell>
              <table:table-cell office:value-type="float" office:value="0.0140888341335005">
                <text:p>0.0140888341335005</text:p>
              </table:table-cell>
              <table:table-cell office:value-type="float" office:value="0.0158909990452721">
                <text:p>0.0158909990452721</text:p>
              </table:table-cell>
              <table:table-cell office:value-type="float" office:value="0.0170301505689341">
                <text:p>0.0170301505689341</text:p>
              </table:table-cell>
              <table:table-cell office:value-type="float" office:value="0.0177076179016545">
                <text:p>0.0177076179016545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703388316704885">
                <text:p>0.00703388316704885</text:p>
                <draw:g>
                  <svg:desc>Simulation.C75:Simulation.J75</svg:desc>
                </draw:g>
              </table:table-cell>
              <table:table-cell office:value-type="float" office:value="0.0121617333078095">
                <text:p>0.0121617333078095</text:p>
              </table:table-cell>
              <table:table-cell office:value-type="float" office:value="0.014952616093642">
                <text:p>0.014952616093642</text:p>
              </table:table-cell>
              <table:table-cell office:value-type="float" office:value="0.0160379594332486">
                <text:p>0.0160379594332486</text:p>
              </table:table-cell>
              <table:table-cell office:value-type="float" office:value="0.0163318211536251">
                <text:p>0.0163318211536251</text:p>
              </table:table-cell>
              <table:table-cell office:value-type="float" office:value="0.0163331653010817">
                <text:p>0.0163331653010817</text:p>
              </table:table-cell>
              <table:table-cell office:value-type="float" office:value="0.0162505563333435">
                <text:p>0.0162505563333435</text:p>
              </table:table-cell>
              <table:table-cell office:value-type="float" office:value="0.0161591968066996">
                <text:p>0.0161591968066996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708403112352131">
                <text:p>0.00708403112352131</text:p>
                <draw:g>
                  <svg:desc>Simulation.C76:Simulation.J76</svg:desc>
                </draw:g>
              </table:table-cell>
              <table:table-cell office:value-type="float" office:value="0.0118584631333618">
                <text:p>0.0118584631333618</text:p>
              </table:table-cell>
              <table:table-cell office:value-type="float" office:value="0.0142154087651535">
                <text:p>0.0142154087651535</text:p>
              </table:table-cell>
              <table:table-cell office:value-type="float" office:value="0.0149388826156459">
                <text:p>0.0149388826156459</text:p>
              </table:table-cell>
              <table:table-cell office:value-type="float" office:value="0.0149620559425439">
                <text:p>0.0149620559425439</text:p>
              </table:table-cell>
              <table:table-cell office:value-type="float" office:value="0.0147635535749069">
                <text:p>0.0147635535749069</text:p>
              </table:table-cell>
              <table:table-cell office:value-type="float" office:value="0.0145312566857968">
                <text:p>0.0145312566857968</text:p>
              </table:table-cell>
              <table:table-cell office:value-type="float" office:value="0.0143259365550859">
                <text:p>0.0143259365550859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75329468976316">
                <text:p>0.075329468976316</text:p>
                <draw:g>
                  <svg:desc>Simulation.C77:Simulation.J77</svg:desc>
                </draw:g>
              </table:table-cell>
              <table:table-cell office:value-type="float" office:value="0.0610345995882689">
                <text:p>0.0610345995882689</text:p>
              </table:table-cell>
              <table:table-cell office:value-type="float" office:value="0.0459596996744285">
                <text:p>0.0459596996744285</text:p>
              </table:table-cell>
              <table:table-cell office:value-type="float" office:value="0.0360908595262496">
                <text:p>0.0360908595262496</text:p>
              </table:table-cell>
              <table:table-cell office:value-type="float" office:value="0.0302617883208499">
                <text:p>0.0302617883208499</text:p>
              </table:table-cell>
              <table:table-cell office:value-type="float" office:value="0.0268981437835298">
                <text:p>0.0268981437835298</text:p>
              </table:table-cell>
              <table:table-cell office:value-type="float" office:value="0.0249801664232126">
                <text:p>0.0249801664232126</text:p>
              </table:table-cell>
              <table:table-cell office:value-type="float" office:value="0.0239137155647327">
                <text:p>0.0239137155647327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0130042644980786">
                <text:p>0.000130042644980786</text:p>
                <draw:g>
                  <svg:desc>Simulation.C78:Simulation.J78</svg:desc>
                </draw:g>
              </table:table-cell>
              <table:table-cell office:value-type="float" office:value="0.000888788468456061">
                <text:p>0.000888788468456061</text:p>
              </table:table-cell>
              <table:table-cell office:value-type="float" office:value="0.00265232023817928">
                <text:p>0.00265232023817928</text:p>
              </table:table-cell>
              <table:table-cell office:value-type="float" office:value="0.00499487315719335">
                <text:p>0.00499487315719335</text:p>
              </table:table-cell>
              <table:table-cell office:value-type="float" office:value="0.00721902435080835">
                <text:p>0.00721902435080835</text:p>
              </table:table-cell>
              <table:table-cell office:value-type="float" office:value="0.00892478738013564">
                <text:p>0.00892478738013564</text:p>
              </table:table-cell>
              <table:table-cell office:value-type="float" office:value="0.0100478507546146">
                <text:p>0.0100478507546146</text:p>
              </table:table-cell>
              <table:table-cell office:value-type="float" office:value="0.0106937477957249">
                <text:p>0.0106937477957249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303235339188964">
                <text:p>0.00303235339188964</text:p>
                <draw:g>
                  <svg:desc>Simulation.C79:Simulation.J79</svg:desc>
                </draw:g>
              </table:table-cell>
              <table:table-cell office:value-type="float" office:value="0.00778504040483032">
                <text:p>0.00778504040483032</text:p>
              </table:table-cell>
              <table:table-cell office:value-type="float" office:value="0.0124347911803857">
                <text:p>0.0124347911803857</text:p>
              </table:table-cell>
              <table:table-cell office:value-type="float" office:value="0.0158530022461636">
                <text:p>0.0158530022461636</text:p>
              </table:table-cell>
              <table:table-cell office:value-type="float" office:value="0.0180838363705724">
                <text:p>0.0180838363705724</text:p>
              </table:table-cell>
              <table:table-cell office:value-type="float" office:value="0.0194748352160953">
                <text:p>0.0194748352160953</text:p>
              </table:table-cell>
              <table:table-cell office:value-type="float" office:value="0.0203256308784576">
                <text:p>0.0203256308784576</text:p>
              </table:table-cell>
              <table:table-cell office:value-type="float" office:value="0.0208384447511143">
                <text:p>0.0208384447511143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301365811503094">
                <text:p>0.0301365811503094</text:p>
                <draw:g>
                  <svg:desc>Simulation.C80:Simulation.J80</svg:desc>
                </draw:g>
              </table:table-cell>
              <table:table-cell office:value-type="float" office:value="0.0352804488832637">
                <text:p>0.0352804488832637</text:p>
              </table:table-cell>
              <table:table-cell office:value-type="float" office:value="0.0338298503952556">
                <text:p>0.0338298503952556</text:p>
              </table:table-cell>
              <table:table-cell office:value-type="float" office:value="0.0310795143891717">
                <text:p>0.0310795143891717</text:p>
              </table:table-cell>
              <table:table-cell office:value-type="float" office:value="0.0288188512029905">
                <text:p>0.0288188512029905</text:p>
              </table:table-cell>
              <table:table-cell office:value-type="float" office:value="0.0272965118039825">
                <text:p>0.0272965118039825</text:p>
              </table:table-cell>
              <table:table-cell office:value-type="float" office:value="0.0263677757884249">
                <text:p>0.0263677757884249</text:p>
              </table:table-cell>
              <table:table-cell office:value-type="float" office:value="0.0258484222456928">
                <text:p>0.0258484222456928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00119475324998619">
                <text:p>0.000119475324998619</text:p>
                <draw:g>
                  <svg:desc>Simulation.C81:Simulation.J81</svg:desc>
                </draw:g>
              </table:table-cell>
              <table:table-cell office:value-type="float" office:value="0.000732883949476289">
                <text:p>0.000732883949476289</text:p>
              </table:table-cell>
              <table:table-cell office:value-type="float" office:value="0.00202193339776889">
                <text:p>0.00202193339776889</text:p>
              </table:table-cell>
              <table:table-cell office:value-type="float" office:value="0.00359601481430861">
                <text:p>0.00359601481430861</text:p>
              </table:table-cell>
              <table:table-cell office:value-type="float" office:value="0.00498430089303413">
                <text:p>0.00498430089303413</text:p>
              </table:table-cell>
              <table:table-cell office:value-type="float" office:value="0.00597562586133768">
                <text:p>0.00597562586133768</text:p>
              </table:table-cell>
              <table:table-cell office:value-type="float" office:value="0.00657702403957808">
                <text:p>0.00657702403957808</text:p>
              </table:table-cell>
              <table:table-cell office:value-type="float" office:value="0.00688360430738194">
                <text:p>0.00688360430738194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149422454388399">
                <text:p>0.0149422454388399</text:p>
                <draw:g>
                  <svg:desc>Simulation.C82:Simulation.J82</svg:desc>
                </draw:g>
              </table:table-cell>
              <table:table-cell office:value-type="float" office:value="0.0213667656446384">
                <text:p>0.0213667656446384</text:p>
              </table:table-cell>
              <table:table-cell office:value-type="float" office:value="0.0233127838357781">
                <text:p>0.0233127838357781</text:p>
              </table:table-cell>
              <table:table-cell office:value-type="float" office:value="0.0232313239511242">
                <text:p>0.0232313239511242</text:p>
              </table:table-cell>
              <table:table-cell office:value-type="float" office:value="0.0226392003869169">
                <text:p>0.0226392003869169</text:p>
              </table:table-cell>
              <table:table-cell office:value-type="float" office:value="0.0220797204515841">
                <text:p>0.0220797204515841</text:p>
              </table:table-cell>
              <table:table-cell office:value-type="float" office:value="0.0216781322725118">
                <text:p>0.0216781322725118</text:p>
              </table:table-cell>
              <table:table-cell office:value-type="float" office:value="0.0214260728544228">
                <text:p>0.0214260728544228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205065390271712">
                <text:p>0.00205065390271712</text:p>
                <draw:g>
                  <svg:desc>Simulation.C83:Simulation.J83</svg:desc>
                </draw:g>
              </table:table-cell>
              <table:table-cell office:value-type="float" office:value="0.00557377303376337">
                <text:p>0.00557377303376337</text:p>
              </table:table-cell>
              <table:table-cell office:value-type="float" office:value="0.00921473086072487">
                <text:p>0.00921473086072487</text:p>
              </table:table-cell>
              <table:table-cell office:value-type="float" office:value="0.0119795211586246">
                <text:p>0.0119795211586246</text:p>
              </table:table-cell>
              <table:table-cell office:value-type="float" office:value="0.0138029808405774">
                <text:p>0.0138029808405774</text:p>
              </table:table-cell>
              <table:table-cell office:value-type="float" office:value="0.0149267903887518">
                <text:p>0.0149267903887518</text:p>
              </table:table-cell>
              <table:table-cell office:value-type="float" office:value="0.0155900145363049">
                <text:p>0.0155900145363049</text:p>
              </table:table-cell>
              <table:table-cell office:value-type="float" office:value="0.0159641690297637">
                <text:p>0.0159641690297637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367472917285107">
                <text:p>0.0367472917285107</text:p>
                <draw:g>
                  <svg:desc>Simulation.C84:Simulation.J84</svg:desc>
                </draw:g>
              </table:table-cell>
              <table:table-cell office:value-type="float" office:value="0.0436637731898167">
                <text:p>0.0436637731898167</text:p>
              </table:table-cell>
              <table:table-cell office:value-type="float" office:value="0.0422524840958864">
                <text:p>0.0422524840958864</text:p>
              </table:table-cell>
              <table:table-cell office:value-type="float" office:value="0.0393086913268599">
                <text:p>0.0393086913268599</text:p>
              </table:table-cell>
              <table:table-cell office:value-type="float" office:value="0.0370119803819748">
                <text:p>0.0370119803819748</text:p>
              </table:table-cell>
              <table:table-cell office:value-type="float" office:value="0.0356267477351996">
                <text:p>0.0356267477351996</text:p>
              </table:table-cell>
              <table:table-cell office:value-type="float" office:value="0.0349521671588228">
                <text:p>0.0349521671588228</text:p>
              </table:table-cell>
              <table:table-cell office:value-type="float" office:value="0.0347490033544805">
                <text:p>0.0347490033544805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708772778703957">
                <text:p>0.0708772778703957</text:p>
                <draw:g>
                  <svg:desc>Simulation.C85:Simulation.J85</svg:desc>
                </draw:g>
              </table:table-cell>
              <table:table-cell office:value-type="float" office:value="0.0614607086915551">
                <text:p>0.0614607086915551</text:p>
              </table:table-cell>
              <table:table-cell office:value-type="float" office:value="0.0485352934787007">
                <text:p>0.0485352934787007</text:p>
              </table:table-cell>
              <table:table-cell office:value-type="float" office:value="0.0394989982776629">
                <text:p>0.0394989982776629</text:p>
              </table:table-cell>
              <table:table-cell office:value-type="float" office:value="0.0340415748492077">
                <text:p>0.0340415748492077</text:p>
              </table:table-cell>
              <table:table-cell office:value-type="float" office:value="0.0309078786763052">
                <text:p>0.0309078786763052</text:p>
              </table:table-cell>
              <table:table-cell office:value-type="float" office:value="0.0291803601475695">
                <text:p>0.0291803601475695</text:p>
              </table:table-cell>
              <table:table-cell office:value-type="float" office:value="0.0282922917568471">
                <text:p>0.0282922917568471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569151668435926">
                <text:p>0.00569151668435926</text:p>
                <draw:g>
                  <svg:desc>Simulation.C86:Simulation.J86</svg:desc>
                </draw:g>
              </table:table-cell>
              <table:table-cell office:value-type="float" office:value="0.0116822763505509">
                <text:p>0.0116822763505509</text:p>
              </table:table-cell>
              <table:table-cell office:value-type="float" office:value="0.0161149469764045">
                <text:p>0.0161149469764045</text:p>
              </table:table-cell>
              <table:table-cell office:value-type="float" office:value="0.0187090163764457">
                <text:p>0.0187090163764457</text:p>
              </table:table-cell>
              <table:table-cell office:value-type="float" office:value="0.0201323892881021">
                <text:p>0.0201323892881021</text:p>
              </table:table-cell>
              <table:table-cell office:value-type="float" office:value="0.0209280660529998">
                <text:p>0.0209280660529998</text:p>
              </table:table-cell>
              <table:table-cell office:value-type="float" office:value="0.0213968761603584">
                <text:p>0.0213968761603584</text:p>
              </table:table-cell>
              <table:table-cell office:value-type="float" office:value="0.0216895482130421">
                <text:p>0.0216895482130421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587793728836063">
                <text:p>0.00587793728836063</text:p>
                <draw:g>
                  <svg:desc>Simulation.C87:Simulation.J87</svg:desc>
                </draw:g>
              </table:table-cell>
              <table:table-cell office:value-type="float" office:value="0.0115002649795267">
                <text:p>0.0115002649795267</text:p>
              </table:table-cell>
              <table:table-cell office:value-type="float" office:value="0.0153677555845592">
                <text:p>0.0153677555845592</text:p>
              </table:table-cell>
              <table:table-cell office:value-type="float" office:value="0.0174253178298414">
                <text:p>0.0174253178298414</text:p>
              </table:table-cell>
              <table:table-cell office:value-type="float" office:value="0.0184090711848769">
                <text:p>0.0184090711848769</text:p>
              </table:table-cell>
              <table:table-cell office:value-type="float" office:value="0.0188601011899301">
                <text:p>0.0188601011899301</text:p>
              </table:table-cell>
              <table:table-cell office:value-type="float" office:value="0.0190616324035989">
                <text:p>0.0190616324035989</text:p>
              </table:table-cell>
              <table:table-cell office:value-type="float" office:value="0.0191473951218843">
                <text:p>0.0191473951218843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0226845791020823">
                <text:p>0.00226845791020823</text:p>
                <draw:g>
                  <svg:desc>Simulation.C88:Simulation.J88</svg:desc>
                </draw:g>
              </table:table-cell>
              <table:table-cell office:value-type="float" office:value="0.00589528639720765">
                <text:p>0.00589528639720765</text:p>
              </table:table-cell>
              <table:table-cell office:value-type="float" office:value="0.00944341818764619">
                <text:p>0.00944341818764619</text:p>
              </table:table-cell>
              <table:table-cell office:value-type="float" office:value="0.0119971727499406">
                <text:p>0.0119971727499406</text:p>
              </table:table-cell>
              <table:table-cell office:value-type="float" office:value="0.0135888563164137">
                <text:p>0.0135888563164137</text:p>
              </table:table-cell>
              <table:table-cell office:value-type="float" office:value="0.0145085755671592">
                <text:p>0.0145085755671592</text:p>
              </table:table-cell>
              <table:table-cell office:value-type="float" office:value="0.0150088801160177">
                <text:p>0.0150088801160177</text:p>
              </table:table-cell>
              <table:table-cell office:value-type="float" office:value="0.0152593448417965">
                <text:p>0.0152593448417965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310104681704206">
                <text:p>0.310104681704206</text:p>
                <draw:g>
                  <svg:desc>Simulation.C89:Simulation.J89</svg:desc>
                </draw:g>
              </table:table-cell>
              <table:table-cell office:value-type="float" office:value="0.183568435462032">
                <text:p>0.183568435462032</text:p>
              </table:table-cell>
              <table:table-cell office:value-type="float" office:value="0.113715038748164">
                <text:p>0.113715038748164</text:p>
              </table:table-cell>
              <table:table-cell office:value-type="float" office:value="0.0794259266307274">
                <text:p>0.0794259266307274</text:p>
              </table:table-cell>
              <table:table-cell office:value-type="float" office:value="0.0622935043751806">
                <text:p>0.0622935043751806</text:p>
              </table:table-cell>
              <table:table-cell office:value-type="float" office:value="0.0534596813362357">
                <text:p>0.0534596813362357</text:p>
              </table:table-cell>
              <table:table-cell office:value-type="float" office:value="0.04887594582628">
                <text:p>0.04887594582628</text:p>
              </table:table-cell>
              <table:table-cell office:value-type="float" office:value="0.0465936463576102">
                <text:p>0.0465936463576102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108219741767549">
                <text:p>0.108219741767549</text:p>
                <draw:g>
                  <svg:desc>Simulation.C90:Simulation.J90</svg:desc>
                </draw:g>
              </table:table-cell>
              <table:table-cell office:value-type="float" office:value="0.0887689345810164">
                <text:p>0.0887689345810164</text:p>
              </table:table-cell>
              <table:table-cell office:value-type="float" office:value="0.0678429457597562">
                <text:p>0.0678429457597562</text:p>
              </table:table-cell>
              <table:table-cell office:value-type="float" office:value="0.05408977546996">
                <text:p>0.05408977546996</text:p>
              </table:table-cell>
              <table:table-cell office:value-type="float" office:value="0.0460127687259639">
                <text:p>0.0460127687259639</text:p>
              </table:table-cell>
              <table:table-cell office:value-type="float" office:value="0.0414379993847475">
                <text:p>0.0414379993847475</text:p>
              </table:table-cell>
              <table:table-cell office:value-type="float" office:value="0.03892985765208">
                <text:p>0.03892985765208</text:p>
              </table:table-cell>
              <table:table-cell office:value-type="float" office:value="0.0376397845713104">
                <text:p>0.0376397845713104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996150614627823">
                <text:p>0.00996150614627823</text:p>
                <draw:g>
                  <svg:desc>Simulation.C91:Simulation.J91</svg:desc>
                </draw:g>
              </table:table-cell>
              <table:table-cell office:value-type="float" office:value="0.0166267481911036">
                <text:p>0.0166267481911036</text:p>
              </table:table-cell>
              <table:table-cell office:value-type="float" office:value="0.0200425231121969">
                <text:p>0.0200425231121969</text:p>
              </table:table-cell>
              <table:table-cell office:value-type="float" office:value="0.0212931071619635">
                <text:p>0.0212931071619635</text:p>
              </table:table-cell>
              <table:table-cell office:value-type="float" office:value="0.0216137689135887">
                <text:p>0.0216137689135887</text:p>
              </table:table-cell>
              <table:table-cell office:value-type="float" office:value="0.0216259204269529">
                <text:p>0.0216259204269529</text:p>
              </table:table-cell>
              <table:table-cell office:value-type="float" office:value="0.0215692634187497">
                <text:p>0.0215692634187497</text:p>
              </table:table-cell>
              <table:table-cell office:value-type="float" office:value="0.0215197778218293">
                <text:p>0.0215197778218293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120382401842337">
                <text:p>0.0120382401842337</text:p>
                <draw:g>
                  <svg:desc>Simulation.C92:Simulation.J92</svg:desc>
                </draw:g>
              </table:table-cell>
              <table:table-cell office:value-type="float" office:value="0.0200314936434223">
                <text:p>0.0200314936434223</text:p>
              </table:table-cell>
              <table:table-cell office:value-type="float" office:value="0.0241509049760163">
                <text:p>0.0241509049760163</text:p>
              </table:table-cell>
              <table:table-cell office:value-type="float" office:value="0.0257832077933788">
                <text:p>0.0257832077933788</text:p>
              </table:table-cell>
              <table:table-cell office:value-type="float" office:value="0.0263782626294842">
                <text:p>0.0263782626294842</text:p>
              </table:table-cell>
              <table:table-cell office:value-type="float" office:value="0.0266350284222204">
                <text:p>0.0266350284222204</text:p>
              </table:table-cell>
              <table:table-cell office:value-type="float" office:value="0.026810515365202">
                <text:p>0.026810515365202</text:p>
              </table:table-cell>
              <table:table-cell office:value-type="float" office:value="0.0269792635854797">
                <text:p>0.0269792635854797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302899923755406">
                <text:p>0.0302899923755406</text:p>
                <draw:g>
                  <svg:desc>Simulation.C93:Simulation.J93</svg:desc>
                </draw:g>
              </table:table-cell>
              <table:table-cell office:value-type="float" office:value="0.0359720960549382">
                <text:p>0.0359720960549382</text:p>
              </table:table-cell>
              <table:table-cell office:value-type="float" office:value="0.034593748723016">
                <text:p>0.034593748723016</text:p>
              </table:table-cell>
              <table:table-cell office:value-type="float" office:value="0.0318612802600776">
                <text:p>0.0318612802600776</text:p>
              </table:table-cell>
              <table:table-cell office:value-type="float" office:value="0.0296458877514205">
                <text:p>0.0296458877514205</text:p>
              </table:table-cell>
              <table:table-cell office:value-type="float" office:value="0.0281925879083193">
                <text:p>0.0281925879083193</text:p>
              </table:table-cell>
              <table:table-cell office:value-type="float" office:value="0.027344596349717">
                <text:p>0.027344596349717</text:p>
              </table:table-cell>
              <table:table-cell office:value-type="float" office:value="0.0269086889060065">
                <text:p>0.0269086889060065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0496767433807933">
                <text:p>0.000496767433807933</text:p>
                <draw:g>
                  <svg:desc>Simulation.C94:Simulation.J94</svg:desc>
                </draw:g>
              </table:table-cell>
              <table:table-cell office:value-type="float" office:value="0.00203708751718372">
                <text:p>0.00203708751718372</text:p>
              </table:table-cell>
              <table:table-cell office:value-type="float" office:value="0.00437003233599991">
                <text:p>0.00437003233599991</text:p>
              </table:table-cell>
              <table:table-cell office:value-type="float" office:value="0.00667163699159268">
                <text:p>0.00667163699159268</text:p>
              </table:table-cell>
              <table:table-cell office:value-type="float" office:value="0.00846006660337141">
                <text:p>0.00846006660337141</text:p>
              </table:table-cell>
              <table:table-cell office:value-type="float" office:value="0.00966029196053027">
                <text:p>0.00966029196053027</text:p>
              </table:table-cell>
              <table:table-cell office:value-type="float" office:value="0.0103813880901001">
                <text:p>0.0103813880901001</text:p>
              </table:table-cell>
              <table:table-cell office:value-type="float" office:value="0.0107672241691597">
                <text:p>0.0107672241691597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00474565910952791">
                <text:p>0.000474565910952791</text:p>
                <draw:g>
                  <svg:desc>Simulation.C95:Simulation.J95</svg:desc>
                </draw:g>
              </table:table-cell>
              <table:table-cell office:value-type="float" office:value="0.00194329860929765">
                <text:p>0.00194329860929765</text:p>
              </table:table-cell>
              <table:table-cell office:value-type="float" office:value="0.00416310056365988">
                <text:p>0.00416310056365988</text:p>
              </table:table-cell>
              <table:table-cell office:value-type="float" office:value="0.00634684686112722">
                <text:p>0.00634684686112722</text:p>
              </table:table-cell>
              <table:table-cell office:value-type="float" office:value="0.00803700467767873">
                <text:p>0.00803700467767873</text:p>
              </table:table-cell>
              <table:table-cell office:value-type="float" office:value="0.00916503893470713">
                <text:p>0.00916503893470713</text:p>
              </table:table-cell>
              <table:table-cell office:value-type="float" office:value="0.00983725121563533">
                <text:p>0.00983725121563533</text:p>
              </table:table-cell>
              <table:table-cell office:value-type="float" office:value="0.010191972103075">
                <text:p>0.010191972103075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246708550277719">
                <text:p>0.0246708550277719</text:p>
                <draw:g>
                  <svg:desc>Simulation.C96:Simulation.J96</svg:desc>
                </draw:g>
              </table:table-cell>
              <table:table-cell office:value-type="float" office:value="0.0311310908064314">
                <text:p>0.0311310908064314</text:p>
              </table:table-cell>
              <table:table-cell office:value-type="float" office:value="0.0312724148209341">
                <text:p>0.0312724148209341</text:p>
              </table:table-cell>
              <table:table-cell office:value-type="float" office:value="0.0296549378342015">
                <text:p>0.0296549378342015</text:p>
              </table:table-cell>
              <table:table-cell office:value-type="float" office:value="0.0281220013802534">
                <text:p>0.0281220013802534</text:p>
              </table:table-cell>
              <table:table-cell office:value-type="float" office:value="0.0270697749366234">
                <text:p>0.0270697749366234</text:p>
              </table:table-cell>
              <table:table-cell office:value-type="float" office:value="0.0264556692864199">
                <text:p>0.0264556692864199</text:p>
              </table:table-cell>
              <table:table-cell office:value-type="float" office:value="0.0261548139082525">
                <text:p>0.0261548139082525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0525138190668226">
                <text:p>0.000525138190668226</text:p>
                <draw:g>
                  <svg:desc>Simulation.C97:Simulation.J97</svg:desc>
                </draw:g>
              </table:table-cell>
              <table:table-cell office:value-type="float" office:value="0.00225226496085065">
                <text:p>0.00225226496085065</text:p>
              </table:table-cell>
              <table:table-cell office:value-type="float" office:value="0.00498959567700301">
                <text:p>0.00498959567700301</text:p>
              </table:table-cell>
              <table:table-cell office:value-type="float" office:value="0.00779485516214096">
                <text:p>0.00779485516214096</text:p>
              </table:table-cell>
              <table:table-cell office:value-type="float" office:value="0.010048624097675">
                <text:p>0.010048624097675</text:p>
              </table:table-cell>
              <table:table-cell office:value-type="float" office:value="0.0116108590134623">
                <text:p>0.0116108590134623</text:p>
              </table:table-cell>
              <table:table-cell office:value-type="float" office:value="0.0125845923839285">
                <text:p>0.0125845923839285</text:p>
              </table:table-cell>
              <table:table-cell office:value-type="float" office:value="0.0131334553441261">
                <text:p>0.0131334553441261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0915249149674866">
                <text:p>0.00915249149674866</text:p>
                <draw:g>
                  <svg:desc>Simulation.C98:Simulation.J98</svg:desc>
                </draw:g>
              </table:table-cell>
              <table:table-cell office:value-type="float" office:value="0.0151640803513179">
                <text:p>0.0151640803513179</text:p>
              </table:table-cell>
              <table:table-cell office:value-type="float" office:value="0.01814291134991">
                <text:p>0.01814291134991</text:p>
              </table:table-cell>
              <table:table-cell office:value-type="float" office:value="0.0191361484190786">
                <text:p>0.0191361484190786</text:p>
              </table:table-cell>
              <table:table-cell office:value-type="float" office:value="0.0192954924854434">
                <text:p>0.0192954924854434</text:p>
              </table:table-cell>
              <table:table-cell office:value-type="float" office:value="0.0191927037273797">
                <text:p>0.0191927037273797</text:p>
              </table:table-cell>
              <table:table-cell office:value-type="float" office:value="0.0190452250383224">
                <text:p>0.0190452250383224</text:p>
              </table:table-cell>
              <table:table-cell office:value-type="float" office:value="0.0189200566876555">
                <text:p>0.0189200566876555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507739380532945">
                <text:p>0.0507739380532945</text:p>
                <draw:g>
                  <svg:desc>Simulation.C99:Simulation.J99</svg:desc>
                </draw:g>
              </table:table-cell>
              <table:table-cell office:value-type="float" office:value="0.0487804507219801">
                <text:p>0.0487804507219801</text:p>
              </table:table-cell>
              <table:table-cell office:value-type="float" office:value="0.0409578988849801">
                <text:p>0.0409578988849801</text:p>
              </table:table-cell>
              <table:table-cell office:value-type="float" office:value="0.0345892551329423">
                <text:p>0.0345892551329423</text:p>
              </table:table-cell>
              <table:table-cell office:value-type="float" office:value="0.030468648419723">
                <text:p>0.030468648419723</text:p>
              </table:table-cell>
              <table:table-cell office:value-type="float" office:value="0.0280068312311698">
                <text:p>0.0280068312311698</text:p>
              </table:table-cell>
              <table:table-cell office:value-type="float" office:value="0.0266115657437983">
                <text:p>0.0266115657437983</text:p>
              </table:table-cell>
              <table:table-cell office:value-type="float" office:value="0.0258749101316932">
                <text:p>0.0258749101316932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0808313386629998">
                <text:p>0.000808313386629998</text:p>
                <draw:g>
                  <svg:desc>Simulation.C100:Simulation.J100</svg:desc>
                </draw:g>
              </table:table-cell>
              <table:table-cell office:value-type="float" office:value="0.00296484156495678">
                <text:p>0.00296484156495678</text:p>
              </table:table-cell>
              <table:table-cell office:value-type="float" office:value="0.00593457356514904">
                <text:p>0.00593457356514904</text:p>
              </table:table-cell>
              <table:table-cell office:value-type="float" office:value="0.00869397124086517">
                <text:p>0.00869397124086517</text:p>
              </table:table-cell>
              <table:table-cell office:value-type="float" office:value="0.0107717788050246">
                <text:p>0.0107717788050246</text:p>
              </table:table-cell>
              <table:table-cell office:value-type="float" office:value="0.0121549268957727">
                <text:p>0.0121549268957727</text:p>
              </table:table-cell>
              <table:table-cell office:value-type="float" office:value="0.0129973616609884">
                <text:p>0.0129973616609884</text:p>
              </table:table-cell>
              <table:table-cell office:value-type="float" office:value="0.0134673706422838">
                <text:p>0.0134673706422838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0349093744499671">
                <text:p>0.000349093744499671</text:p>
                <draw:g>
                  <svg:desc>Simulation.C101:Simulation.J101</svg:desc>
                </draw:g>
              </table:table-cell>
              <table:table-cell office:value-type="float" office:value="0.0017302906836342">
                <text:p>0.0017302906836342</text:p>
              </table:table-cell>
              <table:table-cell office:value-type="float" office:value="0.00420248252152775">
                <text:p>0.00420248252152775</text:p>
              </table:table-cell>
              <table:table-cell office:value-type="float" office:value="0.00695173125295064">
                <text:p>0.00695173125295064</text:p>
              </table:table-cell>
              <table:table-cell office:value-type="float" office:value="0.00927676231444532">
                <text:p>0.00927676231444532</text:p>
              </table:table-cell>
              <table:table-cell office:value-type="float" office:value="0.0109357998491809">
                <text:p>0.0109357998491809</text:p>
              </table:table-cell>
              <table:table-cell office:value-type="float" office:value="0.0119827240505867">
                <text:p>0.0119827240505867</text:p>
              </table:table-cell>
              <table:table-cell office:value-type="float" office:value="0.0125716558979495">
                <text:p>0.0125716558979495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15357500165858">
                <text:p>0.015357500165858</text:p>
                <draw:g>
                  <svg:desc>Simulation.C102:Simulation.J102</svg:desc>
                </draw:g>
              </table:table-cell>
              <table:table-cell office:value-type="float" office:value="0.0225605954110285">
                <text:p>0.0225605954110285</text:p>
              </table:table-cell>
              <table:table-cell office:value-type="float" office:value="0.0250117586881164">
                <text:p>0.0250117586881164</text:p>
              </table:table-cell>
              <table:table-cell office:value-type="float" office:value="0.0252383717930056">
                <text:p>0.0252383717930056</text:p>
              </table:table-cell>
              <table:table-cell office:value-type="float" office:value="0.0248616483995323">
                <text:p>0.0248616483995323</text:p>
              </table:table-cell>
              <table:table-cell office:value-type="float" office:value="0.0244750203341033">
                <text:p>0.0244750203341033</text:p>
              </table:table-cell>
              <table:table-cell office:value-type="float" office:value="0.024222553478019">
                <text:p>0.024222553478019</text:p>
              </table:table-cell>
              <table:table-cell office:value-type="float" office:value="0.0241018879548845">
                <text:p>0.0241018879548845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235420517038392">
                <text:p>0.00235420517038392</text:p>
                <draw:g>
                  <svg:desc>Simulation.C103:Simulation.J103</svg:desc>
                </draw:g>
              </table:table-cell>
              <table:table-cell office:value-type="float" office:value="0.00599207461971657">
                <text:p>0.00599207461971657</text:p>
              </table:table-cell>
              <table:table-cell office:value-type="float" office:value="0.00944747606693466">
                <text:p>0.00944747606693466</text:p>
              </table:table-cell>
              <table:table-cell office:value-type="float" office:value="0.0118542210206437">
                <text:p>0.0118542210206437</text:p>
              </table:table-cell>
              <table:table-cell office:value-type="float" office:value="0.0132957568404192">
                <text:p>0.0132957568404192</text:p>
              </table:table-cell>
              <table:table-cell office:value-type="float" office:value="0.0140859256163976">
                <text:p>0.0140859256163976</text:p>
              </table:table-cell>
              <table:table-cell office:value-type="float" office:value="0.0144829951249888">
                <text:p>0.0144829951249888</text:p>
              </table:table-cell>
              <table:table-cell office:value-type="float" office:value="0.0146545643684953">
                <text:p>0.0146545643684953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647350759722404">
                <text:p>0.0647350759722404</text:p>
                <draw:g>
                  <svg:desc>Simulation.C104:Simulation.J104</svg:desc>
                </draw:g>
              </table:table-cell>
              <table:table-cell office:value-type="float" office:value="0.059658357189374">
                <text:p>0.059658357189374</text:p>
              </table:table-cell>
              <table:table-cell office:value-type="float" office:value="0.0490203865107085">
                <text:p>0.0490203865107085</text:p>
              </table:table-cell>
              <table:table-cell office:value-type="float" office:value="0.0409313966196218">
                <text:p>0.0409313966196218</text:p>
              </table:table-cell>
              <table:table-cell office:value-type="float" office:value="0.0358610394178933">
                <text:p>0.0358610394178933</text:p>
              </table:table-cell>
              <table:table-cell office:value-type="float" office:value="0.0329005052530962">
                <text:p>0.0329005052530962</text:p>
              </table:table-cell>
              <table:table-cell office:value-type="float" office:value="0.0312636997935267">
                <text:p>0.0312636997935267</text:p>
              </table:table-cell>
              <table:table-cell office:value-type="float" office:value="0.0304325289130299">
                <text:p>0.0304325289130299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0172250215615582">
                <text:p>0.00172250215615582</text:p>
                <draw:g>
                  <svg:desc>Simulation.C105:Simulation.J105</svg:desc>
                </draw:g>
              </table:table-cell>
              <table:table-cell office:value-type="float" office:value="0.00528899581892887">
                <text:p>0.00528899581892887</text:p>
              </table:table-cell>
              <table:table-cell office:value-type="float" office:value="0.00947552624450102">
                <text:p>0.00947552624450102</text:p>
              </table:table-cell>
              <table:table-cell office:value-type="float" office:value="0.0129731852744497">
                <text:p>0.0129731852744497</text:p>
              </table:table-cell>
              <table:table-cell office:value-type="float" office:value="0.0154446295017213">
                <text:p>0.0154446295017213</text:p>
              </table:table-cell>
              <table:table-cell office:value-type="float" office:value="0.017042876789013">
                <text:p>0.017042876789013</text:p>
              </table:table-cell>
              <table:table-cell office:value-type="float" office:value="0.0180177692448635">
                <text:p>0.0180177692448635</text:p>
              </table:table-cell>
              <table:table-cell office:value-type="float" office:value="0.0185808793675016">
                <text:p>0.0185808793675016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126036869076741">
                <text:p>0.0126036869076741</text:p>
                <draw:g>
                  <svg:desc>Simulation.C106:Simulation.J106</svg:desc>
                </draw:g>
              </table:table-cell>
              <table:table-cell office:value-type="float" office:value="0.0177880911362685">
                <text:p>0.0177880911362685</text:p>
              </table:table-cell>
              <table:table-cell office:value-type="float" office:value="0.0191958712156185">
                <text:p>0.0191958712156185</text:p>
              </table:table-cell>
              <table:table-cell office:value-type="float" office:value="0.0189596976676612">
                <text:p>0.0189596976676612</text:p>
              </table:table-cell>
              <table:table-cell office:value-type="float" office:value="0.0183457921407426">
                <text:p>0.0183457921407426</text:p>
              </table:table-cell>
              <table:table-cell office:value-type="float" office:value="0.0177913404886302">
                <text:p>0.0177913404886302</text:p>
              </table:table-cell>
              <table:table-cell office:value-type="float" office:value="0.0173888552637982">
                <text:p>0.0173888552637982</text:p>
              </table:table-cell>
              <table:table-cell office:value-type="float" office:value="0.0171244883572725">
                <text:p>0.0171244883572725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0469412811052346">
                <text:p>0.000469412811052346</text:p>
                <draw:g>
                  <svg:desc>Simulation.C107:Simulation.J107</svg:desc>
                </draw:g>
              </table:table-cell>
              <table:table-cell office:value-type="float" office:value="0.00194571269533382">
                <text:p>0.00194571269533382</text:p>
              </table:table-cell>
              <table:table-cell office:value-type="float" office:value="0.0042013913163503">
                <text:p>0.0042013913163503</text:p>
              </table:table-cell>
              <table:table-cell office:value-type="float" office:value="0.00643796659487175">
                <text:p>0.00643796659487175</text:p>
              </table:table-cell>
              <table:table-cell office:value-type="float" office:value="0.00817903400629199">
                <text:p>0.00817903400629199</text:p>
              </table:table-cell>
              <table:table-cell office:value-type="float" office:value="0.00934632857767032">
                <text:p>0.00934632857767032</text:p>
              </table:table-cell>
              <table:table-cell office:value-type="float" office:value="0.0100448643999199">
                <text:p>0.0100448643999199</text:p>
              </table:table-cell>
              <table:table-cell office:value-type="float" office:value="0.0104154190895698">
                <text:p>0.0104154190895698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0979822427170428">
                <text:p>0.000979822427170428</text:p>
                <draw:g>
                  <svg:desc>Simulation.C108:Simulation.J108</svg:desc>
                </draw:g>
              </table:table-cell>
              <table:table-cell office:value-type="float" office:value="0.00363580185757099">
                <text:p>0.00363580185757099</text:p>
              </table:table-cell>
              <table:table-cell office:value-type="float" office:value="0.0073785946273492">
                <text:p>0.0073785946273492</text:p>
              </table:table-cell>
              <table:table-cell office:value-type="float" office:value="0.0109637083298893">
                <text:p>0.0109637083298893</text:p>
              </table:table-cell>
              <table:table-cell office:value-type="float" office:value="0.0137673735180449">
                <text:p>0.0137673735180449</text:p>
              </table:table-cell>
              <table:table-cell office:value-type="float" office:value="0.0157236855647152">
                <text:p>0.0157236855647152</text:p>
              </table:table-cell>
              <table:table-cell office:value-type="float" office:value="0.0169907077996413">
                <text:p>0.0169907077996413</text:p>
              </table:table-cell>
              <table:table-cell office:value-type="float" office:value="0.0177625525468075">
                <text:p>0.0177625525468075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260965105021499">
                <text:p>0.0260965105021499</text:p>
                <draw:g>
                  <svg:desc>Simulation.C109:Simulation.J109</svg:desc>
                </draw:g>
              </table:table-cell>
              <table:table-cell office:value-type="float" office:value="0.0331838579243657">
                <text:p>0.0331838579243657</text:p>
              </table:table-cell>
              <table:table-cell office:value-type="float" office:value="0.0336641471213111">
                <text:p>0.0336641471213111</text:p>
              </table:table-cell>
              <table:table-cell office:value-type="float" office:value="0.0321602373222219">
                <text:p>0.0321602373222219</text:p>
              </table:table-cell>
              <table:table-cell office:value-type="float" office:value="0.0306480432050999">
                <text:p>0.0306480432050999</text:p>
              </table:table-cell>
              <table:table-cell office:value-type="float" office:value="0.0295928348127774">
                <text:p>0.0295928348127774</text:p>
              </table:table-cell>
              <table:table-cell office:value-type="float" office:value="0.0289762960893545">
                <text:p>0.0289762960893545</text:p>
              </table:table-cell>
              <table:table-cell office:value-type="float" office:value="0.0286791351385597">
                <text:p>0.0286791351385597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172168344901243">
                <text:p>0.00172168344901243</text:p>
                <draw:g>
                  <svg:desc>Simulation.C110:Simulation.J110</svg:desc>
                </draw:g>
              </table:table-cell>
              <table:table-cell office:value-type="float" office:value="0.00526556037705039">
                <text:p>0.00526556037705039</text:p>
              </table:table-cell>
              <table:table-cell office:value-type="float" office:value="0.0094137174711618">
                <text:p>0.0094137174711618</text:p>
              </table:table-cell>
              <table:table-cell office:value-type="float" office:value="0.0128815693581778">
                <text:p>0.0128815693581778</text:p>
              </table:table-cell>
              <table:table-cell office:value-type="float" office:value="0.0153422811115698">
                <text:p>0.0153422811115698</text:p>
              </table:table-cell>
              <table:table-cell office:value-type="float" office:value="0.0169460095391709">
                <text:p>0.0169460095391709</text:p>
              </table:table-cell>
              <table:table-cell office:value-type="float" office:value="0.0179359439098714">
                <text:p>0.0179359439098714</text:p>
              </table:table-cell>
              <table:table-cell office:value-type="float" office:value="0.0185180005107991">
                <text:p>0.0185180005107991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229619937747245">
                <text:p>0.00229619937747245</text:p>
                <draw:g>
                  <svg:desc>Simulation.C111:Simulation.J111</svg:desc>
                </draw:g>
              </table:table-cell>
              <table:table-cell office:value-type="float" office:value="0.00617506585188247">
                <text:p>0.00617506585188247</text:p>
              </table:table-cell>
              <table:table-cell office:value-type="float" office:value="0.0101349090020774">
                <text:p>0.0101349090020774</text:p>
              </table:table-cell>
              <table:table-cell office:value-type="float" office:value="0.013099802117813">
                <text:p>0.013099802117813</text:p>
              </table:table-cell>
              <table:table-cell office:value-type="float" office:value="0.015020965802285">
                <text:p>0.015020965802285</text:p>
              </table:table-cell>
              <table:table-cell office:value-type="float" office:value="0.0161785393103438">
                <text:p>0.0161785393103438</text:p>
              </table:table-cell>
              <table:table-cell office:value-type="float" office:value="0.0168415604933395">
                <text:p>0.0168415604933395</text:p>
              </table:table-cell>
              <table:table-cell office:value-type="float" office:value="0.0171998994584249">
                <text:p>0.0171998994584249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0527130249548193">
                <text:p>0.00527130249548193</text:p>
                <draw:g>
                  <svg:desc>Simulation.C112:Simulation.J112</svg:desc>
                </draw:g>
              </table:table-cell>
              <table:table-cell office:value-type="float" office:value="0.0104116673902524">
                <text:p>0.0104116673902524</text:p>
              </table:table-cell>
              <table:table-cell office:value-type="float" office:value="0.0139645888441726">
                <text:p>0.0139645888441726</text:p>
              </table:table-cell>
              <table:table-cell office:value-type="float" office:value="0.0158524049788209">
                <text:p>0.0158524049788209</text:p>
              </table:table-cell>
              <table:table-cell office:value-type="float" office:value="0.0167469377338054">
                <text:p>0.0167469377338054</text:p>
              </table:table-cell>
              <table:table-cell office:value-type="float" office:value="0.0171474805883747">
                <text:p>0.0171474805883747</text:p>
              </table:table-cell>
              <table:table-cell office:value-type="float" office:value="0.017316823259923">
                <text:p>0.017316823259923</text:p>
              </table:table-cell>
              <table:table-cell office:value-type="float" office:value="0.0173796284259397">
                <text:p>0.0173796284259397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194322912305541">
                <text:p>0.194322912305541</text:p>
                <draw:g>
                  <svg:desc>Simulation.C113:Simulation.J113</svg:desc>
                </draw:g>
              </table:table-cell>
              <table:table-cell office:value-type="float" office:value="0.151405381230858">
                <text:p>0.151405381230858</text:p>
              </table:table-cell>
              <table:table-cell office:value-type="float" office:value="0.110935439964107">
                <text:p>0.110935439964107</text:p>
              </table:table-cell>
              <table:table-cell office:value-type="float" office:value="0.0866268617526414">
                <text:p>0.0866268617526414</text:p>
              </table:table-cell>
              <table:table-cell office:value-type="float" office:value="0.0733589656214863">
                <text:p>0.0733589656214863</text:p>
              </table:table-cell>
              <table:table-cell office:value-type="float" office:value="0.0664212068078169">
                <text:p>0.0664212068078169</text:p>
              </table:table-cell>
              <table:table-cell office:value-type="float" office:value="0.0630598328992337">
                <text:p>0.0630598328992337</text:p>
              </table:table-cell>
              <table:table-cell office:value-type="float" office:value="0.0617406011732093">
                <text:p>0.0617406011732093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0181477168094799">
                <text:p>0.00181477168094799</text:p>
                <draw:g>
                  <svg:desc>Simulation.C114:Simulation.J114</svg:desc>
                </draw:g>
              </table:table-cell>
              <table:table-cell office:value-type="float" office:value="0.00509776450484642">
                <text:p>0.00509776450484642</text:p>
              </table:table-cell>
              <table:table-cell office:value-type="float" office:value="0.00861191698900982">
                <text:p>0.00861191698900982</text:p>
              </table:table-cell>
              <table:table-cell office:value-type="float" office:value="0.011349992206784">
                <text:p>0.011349992206784</text:p>
              </table:table-cell>
              <table:table-cell office:value-type="float" office:value="0.0131870910280357">
                <text:p>0.0131870910280357</text:p>
              </table:table-cell>
              <table:table-cell office:value-type="float" office:value="0.0143301889452301">
                <text:p>0.0143301889452301</text:p>
              </table:table-cell>
              <table:table-cell office:value-type="float" office:value="0.0150066060361497">
                <text:p>0.0150066060361497</text:p>
              </table:table-cell>
              <table:table-cell office:value-type="float" office:value="0.0153865081068366">
                <text:p>0.0153865081068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Swaptions.M9:Swaptions.M9 Swaptions.M11:Swaptions.M49 Swaptions.O9:Swaptions.O9 Swaptions.O11:Swaptions.O49" chart:data-source-has-labels="row" svg:x="1.318cm" svg:y="2.323cm" svg:width="14.042cm" svg:height="4.764cm">
          <chartooo:coordinate-region svg:x="2.26cm" svg:y="2.513cm" svg:width="12.898cm" svg:height="3.565cm"/>
          <chart:axis chart:dimension="x" chart:name="primary-x" chart:style-name="ch6">
            <chart:title svg:x="7.624cm" svg:y="7.268cm" chart:style-name="ch7">
              <text:p>Swaption</text:p>
            </chart:title>
          </chart:axis>
          <chart:axis chart:dimension="y" chart:name="primary-y" chart:style-name="ch6">
            <chart:title svg:x="0.451cm" svg:y="5.899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M11:Swaptions.M49" chart:label-cell-address="Swaptions.M9:Swaptions.M9" chart:class="chart:line">
            <chart:data-point chart:repeated="39"/>
          </chart:series>
          <chart:series chart:style-name="ch11" chart:values-cell-range-address="Swaptions.O11:Swaptions.O49" chart:label-cell-address="Swaptions.O9:Swaptions.O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2079602266395">
                <text:p>0.372079602266395</text:p>
                <draw:g>
                  <svg:desc>Swaptions.M11:Swaptions.M49</svg:desc>
                </draw:g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988064284445">
                <text:p>0.34298806428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2849612226597">
                <text:p>0.312849612226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8832423326229">
                <text:p>0.298832423326229</text:p>
              </table:table-cell>
              <table:table-cell office:value-type="float" office:value="0.33066">
                <text:p>0.33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0449649724442">
                <text:p>0.28044964972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58752636729">
                <text:p>0.27558752636729</text:p>
              </table:table-cell>
              <table:table-cell office:value-type="float" office:value="0.30294">
                <text:p>0.30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1936814365503">
                <text:p>0.271936814365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057982949408">
                <text:p>0.264057982949408</text:p>
              </table:table-cell>
              <table:table-cell office:value-type="float" office:value="0.28215">
                <text:p>0.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716371122466">
                <text:p>0.25371637112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9895674054785">
                <text:p>0.249895674054785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991054338763">
                <text:p>0.24991054338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7128456986917">
                <text:p>0.247128456986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1067275660865">
                <text:p>0.251067275660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898742178015">
                <text:p>0.24898742178015</text:p>
              </table:table-cell>
              <table:table-cell office:value-type="float" office:value="0.24453">
                <text:p>0.24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8306476552632">
                <text:p>0.248306476552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8247264574799">
                <text:p>0.248247264574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869244444151">
                <text:p>0.244869244444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48391745646">
                <text:p>0.2448391745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1157892473015">
                <text:p>0.24115789247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2916480588174">
                <text:p>0.242916480588174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025364947567">
                <text:p>0.24025364947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1230997908513">
                <text:p>0.241230997908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4389517733391">
                <text:p>0.244389517733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3422449093993">
                <text:p>0.24342244909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2829772589242">
                <text:p>0.24282977258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0362086839623">
                <text:p>0.240362086839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8199616041049">
                <text:p>0.23819961604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7212739536103">
                <text:p>0.237212739536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5731490213973">
                <text:p>0.235731490213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4274632833842">
                <text:p>0.234274632833842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